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lation" table:style-name="ta1">
        <table:shapes>
          <draw:frame draw:z-index="0" draw:style-name="gr1" draw:text-style-name="P1" svg:width="15.999cm" svg:height="8.999cm" svg:x="7.312cm" svg:y="0.1cm">
            <draw:object draw:notify-on-update-of-ranges="translation.A1:translation.A1 translation.A2:translation.A931 translation.B1:translation.B1 translation.B2:translation.B931 translation.C1:translation.C1 translation.C2:translation.C9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0.0242546730646643" calcext:value-type="float">
            <text:p>0.0242546730646643</text:p>
          </table:table-cell>
          <table:table-cell office:value-type="float" office:value="0.0445469137821863" calcext:value-type="float">
            <text:p>0.0445469137821863</text:p>
          </table:table-cell>
          <table:table-cell office:value-type="float" office:value="1.14722377412637" calcext:value-type="float">
            <text:p>1.14722377412637</text:p>
          </table:table-cell>
        </table:table-row>
        <table:table-row table:style-name="ro1">
          <table:table-cell office:value-type="float" office:value="0.0239939312637683" calcext:value-type="float">
            <text:p>0.0239939312637683</text:p>
          </table:table-cell>
          <table:table-cell office:value-type="float" office:value="0.0446355029369932" calcext:value-type="float">
            <text:p>0.0446355029369932</text:p>
          </table:table-cell>
          <table:table-cell office:value-type="float" office:value="1.14704950824082" calcext:value-type="float">
            <text:p>1.14704950824082</text:p>
          </table:table-cell>
        </table:table-row>
        <table:table-row table:style-name="ro1">
          <table:table-cell office:value-type="float" office:value="0.0237370836550673" calcext:value-type="float">
            <text:p>0.0237370836550673</text:p>
          </table:table-cell>
          <table:table-cell office:value-type="float" office:value="0.0446301659830118" calcext:value-type="float">
            <text:p>0.0446301659830118</text:p>
          </table:table-cell>
          <table:table-cell office:value-type="float" office:value="1.1473027853119" calcext:value-type="float">
            <text:p>1.1473027853119</text:p>
          </table:table-cell>
        </table:table-row>
        <table:table-row table:style-name="ro1">
          <table:table-cell office:value-type="float" office:value="0.0234988316872923" calcext:value-type="float">
            <text:p>0.0234988316872923</text:p>
          </table:table-cell>
          <table:table-cell office:value-type="float" office:value="0.0447074730978441" calcext:value-type="float">
            <text:p>0.0447074730978441</text:p>
          </table:table-cell>
          <table:table-cell office:value-type="float" office:value="1.14685438977911" calcext:value-type="float">
            <text:p>1.14685438977911</text:p>
          </table:table-cell>
        </table:table-row>
        <table:table-row table:style-name="ro1">
          <table:table-cell office:value-type="float" office:value="0.0232294560765987" calcext:value-type="float">
            <text:p>0.0232294560765987</text:p>
          </table:table-cell>
          <table:table-cell office:value-type="float" office:value="0.044854701817108" calcext:value-type="float">
            <text:p>0.044854701817108</text:p>
          </table:table-cell>
          <table:table-cell office:value-type="float" office:value="1.14622520668607" calcext:value-type="float">
            <text:p>1.14622520668607</text:p>
          </table:table-cell>
        </table:table-row>
        <table:table-row table:style-name="ro1">
          <table:table-cell office:value-type="float" office:value="0.0228957579815987" calcext:value-type="float">
            <text:p>0.0228957579815987</text:p>
          </table:table-cell>
          <table:table-cell office:value-type="float" office:value="0.0450367152886965" calcext:value-type="float">
            <text:p>0.0450367152886965</text:p>
          </table:table-cell>
          <table:table-cell office:value-type="float" office:value="1.14707599649246" calcext:value-type="float">
            <text:p>1.14707599649246</text:p>
          </table:table-cell>
        </table:table-row>
        <table:table-row table:style-name="ro1">
          <table:table-cell office:value-type="float" office:value="0.0224712094028994" calcext:value-type="float">
            <text:p>0.0224712094028994</text:p>
          </table:table-cell>
          <table:table-cell office:value-type="float" office:value="0.0452979509104707" calcext:value-type="float">
            <text:p>0.0452979509104707</text:p>
          </table:table-cell>
          <table:table-cell office:value-type="float" office:value="1.14667889332158" calcext:value-type="float">
            <text:p>1.14667889332158</text:p>
          </table:table-cell>
        </table:table-row>
        <table:table-row table:style-name="ro1">
          <table:table-cell office:value-type="float" office:value="0.0219127209808013" calcext:value-type="float">
            <text:p>0.0219127209808013</text:p>
          </table:table-cell>
          <table:table-cell office:value-type="float" office:value="0.0454389517933193" calcext:value-type="float">
            <text:p>0.0454389517933193</text:p>
          </table:table-cell>
          <table:table-cell office:value-type="float" office:value="1.14693058094331" calcext:value-type="float">
            <text:p>1.14693058094331</text:p>
          </table:table-cell>
        </table:table-row>
        <table:table-row table:style-name="ro1">
          <table:table-cell office:value-type="float" office:value="0.0213888475946215" calcext:value-type="float">
            <text:p>0.0213888475946215</text:p>
          </table:table-cell>
          <table:table-cell office:value-type="float" office:value="0.0457442513802965" calcext:value-type="float">
            <text:p>0.0457442513802965</text:p>
          </table:table-cell>
          <table:table-cell office:value-type="float" office:value="1.1485589857911" calcext:value-type="float">
            <text:p>1.1485589857911</text:p>
          </table:table-cell>
        </table:table-row>
        <table:table-row table:style-name="ro1">
          <table:table-cell office:value-type="float" office:value="0.0208261240966151" calcext:value-type="float">
            <text:p>0.0208261240966151</text:p>
          </table:table-cell>
          <table:table-cell office:value-type="float" office:value="0.0459519863242563" calcext:value-type="float">
            <text:p>0.0459519863242563</text:p>
          </table:table-cell>
          <table:table-cell office:value-type="float" office:value="1.14819162432449" calcext:value-type="float">
            <text:p>1.14819162432449</text:p>
          </table:table-cell>
        </table:table-row>
        <table:table-row table:style-name="ro1">
          <table:table-cell office:value-type="float" office:value="0.0203016142182694" calcext:value-type="float">
            <text:p>0.0203016142182694</text:p>
          </table:table-cell>
          <table:table-cell office:value-type="float" office:value="0.0462386145398073" calcext:value-type="float">
            <text:p>0.0462386145398073</text:p>
          </table:table-cell>
          <table:table-cell office:value-type="float" office:value="1.14892906656929" calcext:value-type="float">
            <text:p>1.14892906656929</text:p>
          </table:table-cell>
        </table:table-row>
        <table:table-row table:style-name="ro1">
          <table:table-cell office:value-type="float" office:value="0.0196561644333229" calcext:value-type="float">
            <text:p>0.0196561644333229</text:p>
          </table:table-cell>
          <table:table-cell office:value-type="float" office:value="0.0463647794380912" calcext:value-type="float">
            <text:p>0.0463647794380912</text:p>
          </table:table-cell>
          <table:table-cell office:value-type="float" office:value="1.14841408670531" calcext:value-type="float">
            <text:p>1.14841408670531</text:p>
          </table:table-cell>
        </table:table-row>
        <table:table-row table:style-name="ro1">
          <table:table-cell office:value-type="float" office:value="0.0191077210704102" calcext:value-type="float">
            <text:p>0.0191077210704102</text:p>
          </table:table-cell>
          <table:table-cell office:value-type="float" office:value="0.0465515214843111" calcext:value-type="float">
            <text:p>0.0465515214843111</text:p>
          </table:table-cell>
          <table:table-cell office:value-type="float" office:value="1.14950262603583" calcext:value-type="float">
            <text:p>1.14950262603583</text:p>
          </table:table-cell>
        </table:table-row>
        <table:table-row table:style-name="ro1">
          <table:table-cell office:value-type="float" office:value="0.0184821569718602" calcext:value-type="float">
            <text:p>0.0184821569718602</text:p>
          </table:table-cell>
          <table:table-cell office:value-type="float" office:value="0.0467360770608611" calcext:value-type="float">
            <text:p>0.0467360770608611</text:p>
          </table:table-cell>
          <table:table-cell office:value-type="float" office:value="1.14928006820792" calcext:value-type="float">
            <text:p>1.14928006820792</text:p>
          </table:table-cell>
        </table:table-row>
        <table:table-row table:style-name="ro1">
          <table:table-cell office:value-type="float" office:value="0.0177109365363743" calcext:value-type="float">
            <text:p>0.0177109365363743</text:p>
          </table:table-cell>
          <table:table-cell office:value-type="float" office:value="0.0470466374053454" calcext:value-type="float">
            <text:p>0.0470466374053454</text:p>
          </table:table-cell>
          <table:table-cell office:value-type="float" office:value="1.14908193146299" calcext:value-type="float">
            <text:p>1.14908193146299</text:p>
          </table:table-cell>
        </table:table-row>
        <table:table-row table:style-name="ro1">
          <table:table-cell office:value-type="float" office:value="0.0169104992215415" calcext:value-type="float">
            <text:p>0.0169104992215415</text:p>
          </table:table-cell>
          <table:table-cell office:value-type="float" office:value="0.0474028550331085" calcext:value-type="float">
            <text:p>0.0474028550331085</text:p>
          </table:table-cell>
          <table:table-cell office:value-type="float" office:value="1.14961600023392" calcext:value-type="float">
            <text:p>1.14961600023392</text:p>
          </table:table-cell>
        </table:table-row>
        <table:table-row table:style-name="ro1">
          <table:table-cell office:value-type="float" office:value="0.0160705973983025" calcext:value-type="float">
            <text:p>0.0160705973983025</text:p>
          </table:table-cell>
          <table:table-cell office:value-type="float" office:value="0.0477268536056661" calcext:value-type="float">
            <text:p>0.0477268536056661</text:p>
          </table:table-cell>
          <table:table-cell office:value-type="float" office:value="1.15039120419353" calcext:value-type="float">
            <text:p>1.15039120419353</text:p>
          </table:table-cell>
        </table:table-row>
        <table:table-row table:style-name="ro1">
          <table:table-cell office:value-type="float" office:value="0.0152371705373158" calcext:value-type="float">
            <text:p>0.0152371705373158</text:p>
          </table:table-cell>
          <table:table-cell office:value-type="float" office:value="0.0481518175068565" calcext:value-type="float">
            <text:p>0.0481518175068565</text:p>
          </table:table-cell>
          <table:table-cell office:value-type="float" office:value="1.15056512201374" calcext:value-type="float">
            <text:p>1.15056512201374</text:p>
          </table:table-cell>
        </table:table-row>
        <table:table-row table:style-name="ro1">
          <table:table-cell office:value-type="float" office:value="0.014370226230069" calcext:value-type="float">
            <text:p>0.014370226230069</text:p>
          </table:table-cell>
          <table:table-cell office:value-type="float" office:value="0.0486103468372637" calcext:value-type="float">
            <text:p>0.0486103468372637</text:p>
          </table:table-cell>
          <table:table-cell office:value-type="float" office:value="1.15074776748767" calcext:value-type="float">
            <text:p>1.15074776748767</text:p>
          </table:table-cell>
        </table:table-row>
        <table:table-row table:style-name="ro1">
          <table:table-cell office:value-type="float" office:value="0.0134395588770895" calcext:value-type="float">
            <text:p>0.0134395588770895</text:p>
          </table:table-cell>
          <table:table-cell office:value-type="float" office:value="0.0491573917405601" calcext:value-type="float">
            <text:p>0.0491573917405601</text:p>
          </table:table-cell>
          <table:table-cell office:value-type="float" office:value="1.15137008810552" calcext:value-type="float">
            <text:p>1.15137008810552</text:p>
          </table:table-cell>
        </table:table-row>
        <table:table-row table:style-name="ro1">
          <table:table-cell office:value-type="float" office:value="0.0124791794543203" calcext:value-type="float">
            <text:p>0.0124791794543203</text:p>
          </table:table-cell>
          <table:table-cell office:value-type="float" office:value="0.0496007563404611" calcext:value-type="float">
            <text:p>0.0496007563404611</text:p>
          </table:table-cell>
          <table:table-cell office:value-type="float" office:value="1.15138881878502" calcext:value-type="float">
            <text:p>1.15138881878502</text:p>
          </table:table-cell>
        </table:table-row>
        <table:table-row table:style-name="ro1">
          <table:table-cell office:value-type="float" office:value="0.0113624409812704" calcext:value-type="float">
            <text:p>0.0113624409812704</text:p>
          </table:table-cell>
          <table:table-cell office:value-type="float" office:value="0.0503490520870122" calcext:value-type="float">
            <text:p>0.0503490520870122</text:p>
          </table:table-cell>
          <table:table-cell office:value-type="float" office:value="1.15212953151752" calcext:value-type="float">
            <text:p>1.15212953151752</text:p>
          </table:table-cell>
        </table:table-row>
        <table:table-row table:style-name="ro1">
          <table:table-cell office:value-type="float" office:value="0.0104629542885954" calcext:value-type="float">
            <text:p>0.0104629542885954</text:p>
          </table:table-cell>
          <table:table-cell office:value-type="float" office:value="0.0508466173742807" calcext:value-type="float">
            <text:p>0.0508466173742807</text:p>
          </table:table-cell>
          <table:table-cell office:value-type="float" office:value="1.15278942538964" calcext:value-type="float">
            <text:p>1.15278942538964</text:p>
          </table:table-cell>
        </table:table-row>
        <table:table-row table:style-name="ro1">
          <table:table-cell office:value-type="float" office:value="0.00951092354608607" calcext:value-type="float">
            <text:p>0.00951092354608607</text:p>
          </table:table-cell>
          <table:table-cell office:value-type="float" office:value="0.0513088245888075" calcext:value-type="float">
            <text:p>0.0513088245888075</text:p>
          </table:table-cell>
          <table:table-cell office:value-type="float" office:value="1.1529879216546" calcext:value-type="float">
            <text:p>1.1529879216546</text:p>
          </table:table-cell>
        </table:table-row>
        <table:table-row table:style-name="ro1">
          <table:table-cell office:value-type="float" office:value="0.00871457234984727" calcext:value-type="float">
            <text:p>0.00871457234984727</text:p>
          </table:table-cell>
          <table:table-cell office:value-type="float" office:value="0.0517630960481607" calcext:value-type="float">
            <text:p>0.0517630960481607</text:p>
          </table:table-cell>
          <table:table-cell office:value-type="float" office:value="1.1528638146057" calcext:value-type="float">
            <text:p>1.1528638146057</text:p>
          </table:table-cell>
        </table:table-row>
        <table:table-row table:style-name="ro1">
          <table:table-cell office:value-type="float" office:value="0.00762014810148452" calcext:value-type="float">
            <text:p>0.00762014810148452</text:p>
          </table:table-cell>
          <table:table-cell office:value-type="float" office:value="0.0523250508815913" calcext:value-type="float">
            <text:p>0.0523250508815913</text:p>
          </table:table-cell>
          <table:table-cell office:value-type="float" office:value="1.15400446041999" calcext:value-type="float">
            <text:p>1.15400446041999</text:p>
          </table:table-cell>
        </table:table-row>
        <table:table-row table:style-name="ro1">
          <table:table-cell office:value-type="float" office:value="0.00686770917184272" calcext:value-type="float">
            <text:p>0.00686770917184272</text:p>
          </table:table-cell>
          <table:table-cell office:value-type="float" office:value="0.0529152595888081" calcext:value-type="float">
            <text:p>0.0529152595888081</text:p>
          </table:table-cell>
          <table:table-cell office:value-type="float" office:value="1.15451420774291" calcext:value-type="float">
            <text:p>1.15451420774291</text:p>
          </table:table-cell>
        </table:table-row>
        <table:table-row table:style-name="ro1">
          <table:table-cell office:value-type="float" office:value="0.00607900581488497" calcext:value-type="float">
            <text:p>0.00607900581488497</text:p>
          </table:table-cell>
          <table:table-cell office:value-type="float" office:value="0.0533847365672697" calcext:value-type="float">
            <text:p>0.0533847365672697</text:p>
          </table:table-cell>
          <table:table-cell office:value-type="float" office:value="1.15503631621723" calcext:value-type="float">
            <text:p>1.15503631621723</text:p>
          </table:table-cell>
        </table:table-row>
        <table:table-row table:style-name="ro1">
          <table:table-cell office:value-type="float" office:value="0.00543439771769432" calcext:value-type="float">
            <text:p>0.00543439771769432</text:p>
          </table:table-cell>
          <table:table-cell office:value-type="float" office:value="0.0539459537085139" calcext:value-type="float">
            <text:p>0.0539459537085139</text:p>
          </table:table-cell>
          <table:table-cell office:value-type="float" office:value="1.15667394622006" calcext:value-type="float">
            <text:p>1.15667394622006</text:p>
          </table:table-cell>
        </table:table-row>
        <table:table-row table:style-name="ro1">
          <table:table-cell office:value-type="float" office:value="0.0045967997308283" calcext:value-type="float">
            <text:p>0.0045967997308283</text:p>
          </table:table-cell>
          <table:table-cell office:value-type="float" office:value="0.0546756423518762" calcext:value-type="float">
            <text:p>0.0546756423518762</text:p>
          </table:table-cell>
          <table:table-cell office:value-type="float" office:value="1.15672109115517" calcext:value-type="float">
            <text:p>1.15672109115517</text:p>
          </table:table-cell>
        </table:table-row>
        <table:table-row table:style-name="ro1">
          <table:table-cell office:value-type="float" office:value="0.00352167718092145" calcext:value-type="float">
            <text:p>0.00352167718092145</text:p>
          </table:table-cell>
          <table:table-cell office:value-type="float" office:value="0.0552867654429636" calcext:value-type="float">
            <text:p>0.0552867654429636</text:p>
          </table:table-cell>
          <table:table-cell office:value-type="float" office:value="1.15699202223239" calcext:value-type="float">
            <text:p>1.15699202223239</text:p>
          </table:table-cell>
        </table:table-row>
        <table:table-row table:style-name="ro1">
          <table:table-cell office:value-type="float" office:value="0.00237868218529059" calcext:value-type="float">
            <text:p>0.00237868218529059</text:p>
          </table:table-cell>
          <table:table-cell office:value-type="float" office:value="0.0558756749318421" calcext:value-type="float">
            <text:p>0.0558756749318421</text:p>
          </table:table-cell>
          <table:table-cell office:value-type="float" office:value="1.15753409843443" calcext:value-type="float">
            <text:p>1.15753409843443</text:p>
          </table:table-cell>
        </table:table-row>
        <table:table-row table:style-name="ro1">
          <table:table-cell office:value-type="float" office:value="0.00177901677307982" calcext:value-type="float">
            <text:p>0.00177901677307982</text:p>
          </table:table-cell>
          <table:table-cell office:value-type="float" office:value="0.0559186485827115" calcext:value-type="float">
            <text:p>0.0559186485827115</text:p>
          </table:table-cell>
          <table:table-cell office:value-type="float" office:value="1.15788427697947" calcext:value-type="float">
            <text:p>1.15788427697947</text:p>
          </table:table-cell>
        </table:table-row>
        <table:table-row table:style-name="ro1">
          <table:table-cell office:value-type="float" office:value="0.00151969316014606" calcext:value-type="float">
            <text:p>0.00151969316014606</text:p>
          </table:table-cell>
          <table:table-cell office:value-type="float" office:value="0.0561882631571924" calcext:value-type="float">
            <text:p>0.0561882631571924</text:p>
          </table:table-cell>
          <table:table-cell office:value-type="float" office:value="1.15807598797493" calcext:value-type="float">
            <text:p>1.15807598797493</text:p>
          </table:table-cell>
        </table:table-row>
        <table:table-row table:style-name="ro1">
          <table:table-cell office:value-type="float" office:value="0.00129909277082095" calcext:value-type="float">
            <text:p>0.00129909277082095</text:p>
          </table:table-cell>
          <table:table-cell office:value-type="float" office:value="0.056355796452882" calcext:value-type="float">
            <text:p>0.056355796452882</text:p>
          </table:table-cell>
          <table:table-cell office:value-type="float" office:value="1.15840887899595" calcext:value-type="float">
            <text:p>1.15840887899595</text:p>
          </table:table-cell>
        </table:table-row>
        <table:table-row table:style-name="ro1">
          <table:table-cell office:value-type="float" office:value="0.00100484315786478" calcext:value-type="float">
            <text:p>0.00100484315786478</text:p>
          </table:table-cell>
          <table:table-cell office:value-type="float" office:value="0.0566194097444583" calcext:value-type="float">
            <text:p>0.0566194097444583</text:p>
          </table:table-cell>
          <table:table-cell office:value-type="float" office:value="1.1610425538078" calcext:value-type="float">
            <text:p>1.1610425538078</text:p>
          </table:table-cell>
        </table:table-row>
        <table:table-row table:style-name="ro1">
          <table:table-cell office:value-type="float" office:value="0.00068794804801787" calcext:value-type="float">
            <text:p>0.00068794804801787</text:p>
          </table:table-cell>
          <table:table-cell office:value-type="float" office:value="0.0571986746142417" calcext:value-type="float">
            <text:p>0.0571986746142417</text:p>
          </table:table-cell>
          <table:table-cell office:value-type="float" office:value="1.16218311301404" calcext:value-type="float">
            <text:p>1.16218311301404</text:p>
          </table:table-cell>
        </table:table-row>
        <table:table-row table:style-name="ro1">
          <table:table-cell office:value-type="float" office:value="0.000223091098969136" calcext:value-type="float">
            <text:p>0.000223091098969136</text:p>
          </table:table-cell>
          <table:table-cell office:value-type="float" office:value="0.0577869473150418" calcext:value-type="float">
            <text:p>0.0577869473150418</text:p>
          </table:table-cell>
          <table:table-cell office:value-type="float" office:value="1.16319093264443" calcext:value-type="float">
            <text:p>1.16319093264443</text:p>
          </table:table-cell>
        </table:table-row>
        <table:table-row table:style-name="ro1">
          <table:table-cell office:value-type="float" office:value="-0.000712921416728834" calcext:value-type="float">
            <text:p>-0.000712921416728834</text:p>
          </table:table-cell>
          <table:table-cell office:value-type="float" office:value="0.0587596738201099" calcext:value-type="float">
            <text:p>0.0587596738201099</text:p>
          </table:table-cell>
          <table:table-cell office:value-type="float" office:value="1.165416827841" calcext:value-type="float">
            <text:p>1.165416827841</text:p>
          </table:table-cell>
        </table:table-row>
        <table:table-row table:style-name="ro1">
          <table:table-cell office:value-type="float" office:value="-0.00159779016680663" calcext:value-type="float">
            <text:p>-0.00159779016680663</text:p>
          </table:table-cell>
          <table:table-cell office:value-type="float" office:value="0.0598832370656614" calcext:value-type="float">
            <text:p>0.0598832370656614</text:p>
          </table:table-cell>
          <table:table-cell office:value-type="float" office:value="1.16688976901129" calcext:value-type="float">
            <text:p>1.16688976901129</text:p>
          </table:table-cell>
        </table:table-row>
        <table:table-row table:style-name="ro1">
          <table:table-cell office:value-type="float" office:value="-0.00298921514613525" calcext:value-type="float">
            <text:p>-0.00298921514613525</text:p>
          </table:table-cell>
          <table:table-cell office:value-type="float" office:value="0.0613465145341494" calcext:value-type="float">
            <text:p>0.0613465145341494</text:p>
          </table:table-cell>
          <table:table-cell office:value-type="float" office:value="1.16708985194935" calcext:value-type="float">
            <text:p>1.16708985194935</text:p>
          </table:table-cell>
        </table:table-row>
        <table:table-row table:style-name="ro1">
          <table:table-cell office:value-type="float" office:value="-0.0044211501469551" calcext:value-type="float">
            <text:p>-0.0044211501469551</text:p>
          </table:table-cell>
          <table:table-cell office:value-type="float" office:value="0.0629310349875133" calcext:value-type="float">
            <text:p>0.0629310349875133</text:p>
          </table:table-cell>
          <table:table-cell office:value-type="float" office:value="1.16763658882459" calcext:value-type="float">
            <text:p>1.16763658882459</text:p>
          </table:table-cell>
        </table:table-row>
        <table:table-row table:style-name="ro1">
          <table:table-cell office:value-type="float" office:value="-0.00581517316150102" calcext:value-type="float">
            <text:p>-0.00581517316150102</text:p>
          </table:table-cell>
          <table:table-cell office:value-type="float" office:value="0.0645652685441926" calcext:value-type="float">
            <text:p>0.0645652685441926</text:p>
          </table:table-cell>
          <table:table-cell office:value-type="float" office:value="1.1676255394926" calcext:value-type="float">
            <text:p>1.1676255394926</text:p>
          </table:table-cell>
        </table:table-row>
        <table:table-row table:style-name="ro1">
          <table:table-cell office:value-type="float" office:value="-0.00739459182428702" calcext:value-type="float">
            <text:p>-0.00739459182428702</text:p>
          </table:table-cell>
          <table:table-cell office:value-type="float" office:value="0.0658237351487069" calcext:value-type="float">
            <text:p>0.0658237351487069</text:p>
          </table:table-cell>
          <table:table-cell office:value-type="float" office:value="1.16956243663311" calcext:value-type="float">
            <text:p>1.16956243663311</text:p>
          </table:table-cell>
        </table:table-row>
        <table:table-row table:style-name="ro1">
          <table:table-cell office:value-type="float" office:value="-0.00926111328157349" calcext:value-type="float">
            <text:p>-0.00926111328157349</text:p>
          </table:table-cell>
          <table:table-cell office:value-type="float" office:value="0.0673235702241826" calcext:value-type="float">
            <text:p>0.0673235702241826</text:p>
          </table:table-cell>
          <table:table-cell office:value-type="float" office:value="1.17071354358028" calcext:value-type="float">
            <text:p>1.17071354358028</text:p>
          </table:table-cell>
        </table:table-row>
        <table:table-row table:style-name="ro1">
          <table:table-cell office:value-type="float" office:value="-0.0112625119222252" calcext:value-type="float">
            <text:p>-0.0112625119222252</text:p>
          </table:table-cell>
          <table:table-cell office:value-type="float" office:value="0.068850486045731" calcext:value-type="float">
            <text:p>0.068850486045731</text:p>
          </table:table-cell>
          <table:table-cell office:value-type="float" office:value="1.17329889898746" calcext:value-type="float">
            <text:p>1.17329889898746</text:p>
          </table:table-cell>
        </table:table-row>
        <table:table-row table:style-name="ro1">
          <table:table-cell office:value-type="float" office:value="-0.013403690998322" calcext:value-type="float">
            <text:p>-0.013403690998322</text:p>
          </table:table-cell>
          <table:table-cell office:value-type="float" office:value="0.0698762773167592" calcext:value-type="float">
            <text:p>0.0698762773167592</text:p>
          </table:table-cell>
          <table:table-cell office:value-type="float" office:value="1.17395650089463" calcext:value-type="float">
            <text:p>1.17395650089463</text:p>
          </table:table-cell>
        </table:table-row>
        <table:table-row table:style-name="ro1">
          <table:table-cell office:value-type="float" office:value="-0.0159518625397961" calcext:value-type="float">
            <text:p>-0.0159518625397961</text:p>
          </table:table-cell>
          <table:table-cell office:value-type="float" office:value="0.0706647078159536" calcext:value-type="float">
            <text:p>0.0706647078159536</text:p>
          </table:table-cell>
          <table:table-cell office:value-type="float" office:value="1.17394230383652" calcext:value-type="float">
            <text:p>1.17394230383652</text:p>
          </table:table-cell>
        </table:table-row>
        <table:table-row table:style-name="ro1">
          <table:table-cell office:value-type="float" office:value="-0.0187327119091954" calcext:value-type="float">
            <text:p>-0.0187327119091954</text:p>
          </table:table-cell>
          <table:table-cell office:value-type="float" office:value="0.0711529511577096" calcext:value-type="float">
            <text:p>0.0711529511577096</text:p>
          </table:table-cell>
          <table:table-cell office:value-type="float" office:value="1.17409297999516" calcext:value-type="float">
            <text:p>1.17409297999516</text:p>
          </table:table-cell>
        </table:table-row>
        <table:table-row table:style-name="ro1">
          <table:table-cell office:value-type="float" office:value="-0.021347348926513" calcext:value-type="float">
            <text:p>-0.021347348926513</text:p>
          </table:table-cell>
          <table:table-cell office:value-type="float" office:value="0.0715106588679444" calcext:value-type="float">
            <text:p>0.0715106588679444</text:p>
          </table:table-cell>
          <table:table-cell office:value-type="float" office:value="1.17553144739195" calcext:value-type="float">
            <text:p>1.17553144739195</text:p>
          </table:table-cell>
        </table:table-row>
        <table:table-row table:style-name="ro1">
          <table:table-cell office:value-type="float" office:value="-0.0235025675902886" calcext:value-type="float">
            <text:p>-0.0235025675902886</text:p>
          </table:table-cell>
          <table:table-cell office:value-type="float" office:value="0.0705779102306204" calcext:value-type="float">
            <text:p>0.0705779102306204</text:p>
          </table:table-cell>
          <table:table-cell office:value-type="float" office:value="1.17456943716681" calcext:value-type="float">
            <text:p>1.17456943716681</text:p>
          </table:table-cell>
        </table:table-row>
        <table:table-row table:style-name="ro1">
          <table:table-cell office:value-type="float" office:value="-0.0252154210857441" calcext:value-type="float">
            <text:p>-0.0252154210857441</text:p>
          </table:table-cell>
          <table:table-cell office:value-type="float" office:value="0.0692234285831969" calcext:value-type="float">
            <text:p>0.0692234285831969</text:p>
          </table:table-cell>
          <table:table-cell office:value-type="float" office:value="1.1745196028815" calcext:value-type="float">
            <text:p>1.1745196028815</text:p>
          </table:table-cell>
        </table:table-row>
        <table:table-row table:style-name="ro1">
          <table:table-cell office:value-type="float" office:value="-0.0267668524772164" calcext:value-type="float">
            <text:p>-0.0267668524772164</text:p>
          </table:table-cell>
          <table:table-cell office:value-type="float" office:value="0.0679390520358505" calcext:value-type="float">
            <text:p>0.0679390520358505</text:p>
          </table:table-cell>
          <table:table-cell office:value-type="float" office:value="1.17682353482799" calcext:value-type="float">
            <text:p>1.17682353482799</text:p>
          </table:table-cell>
        </table:table-row>
        <table:table-row table:style-name="ro1">
          <table:table-cell office:value-type="float" office:value="-0.0280600414230486" calcext:value-type="float">
            <text:p>-0.0280600414230486</text:p>
          </table:table-cell>
          <table:table-cell office:value-type="float" office:value="0.0663626725448354" calcext:value-type="float">
            <text:p>0.0663626725448354</text:p>
          </table:table-cell>
          <table:table-cell office:value-type="float" office:value="1.17732641770501" calcext:value-type="float">
            <text:p>1.17732641770501</text:p>
          </table:table-cell>
        </table:table-row>
        <table:table-row table:style-name="ro1">
          <table:table-cell office:value-type="float" office:value="-0.0293388414712253" calcext:value-type="float">
            <text:p>-0.0293388414712253</text:p>
          </table:table-cell>
          <table:table-cell office:value-type="float" office:value="0.064163923453029" calcext:value-type="float">
            <text:p>0.064163923453029</text:p>
          </table:table-cell>
          <table:table-cell office:value-type="float" office:value="1.17539847012604" calcext:value-type="float">
            <text:p>1.17539847012604</text:p>
          </table:table-cell>
        </table:table-row>
        <table:table-row table:style-name="ro1">
          <table:table-cell office:value-type="float" office:value="-0.0301367587524547" calcext:value-type="float">
            <text:p>-0.0301367587524547</text:p>
          </table:table-cell>
          <table:table-cell office:value-type="float" office:value="0.0621283476515119" calcext:value-type="float">
            <text:p>0.0621283476515119</text:p>
          </table:table-cell>
          <table:table-cell office:value-type="float" office:value="1.17485780506014" calcext:value-type="float">
            <text:p>1.17485780506014</text:p>
          </table:table-cell>
        </table:table-row>
        <table:table-row table:style-name="ro1">
          <table:table-cell office:value-type="float" office:value="-0.0310592437398087" calcext:value-type="float">
            <text:p>-0.0310592437398087</text:p>
          </table:table-cell>
          <table:table-cell office:value-type="float" office:value="0.0600629918131377" calcext:value-type="float">
            <text:p>0.0600629918131377</text:p>
          </table:table-cell>
          <table:table-cell office:value-type="float" office:value="1.17566606241136" calcext:value-type="float">
            <text:p>1.17566606241136</text:p>
          </table:table-cell>
        </table:table-row>
        <table:table-row table:style-name="ro1">
          <table:table-cell office:value-type="float" office:value="-0.0320545829506952" calcext:value-type="float">
            <text:p>-0.0320545829506952</text:p>
          </table:table-cell>
          <table:table-cell office:value-type="float" office:value="0.058032017990464" calcext:value-type="float">
            <text:p>0.058032017990464</text:p>
          </table:table-cell>
          <table:table-cell office:value-type="float" office:value="1.17606795424847" calcext:value-type="float">
            <text:p>1.17606795424847</text:p>
          </table:table-cell>
        </table:table-row>
        <table:table-row table:style-name="ro1">
          <table:table-cell office:value-type="float" office:value="-0.0330497062356279" calcext:value-type="float">
            <text:p>-0.0330497062356279</text:p>
          </table:table-cell>
          <table:table-cell office:value-type="float" office:value="0.0559438044033139" calcext:value-type="float">
            <text:p>0.0559438044033139</text:p>
          </table:table-cell>
          <table:table-cell office:value-type="float" office:value="1.17736793283815" calcext:value-type="float">
            <text:p>1.17736793283815</text:p>
          </table:table-cell>
        </table:table-row>
        <table:table-row table:style-name="ro1">
          <table:table-cell office:value-type="float" office:value="-0.0338798682189999" calcext:value-type="float">
            <text:p>-0.0338798682189999</text:p>
          </table:table-cell>
          <table:table-cell office:value-type="float" office:value="0.0540003098088046" calcext:value-type="float">
            <text:p>0.0540003098088046</text:p>
          </table:table-cell>
          <table:table-cell office:value-type="float" office:value="1.17786201095095" calcext:value-type="float">
            <text:p>1.17786201095095</text:p>
          </table:table-cell>
        </table:table-row>
        <table:table-row table:style-name="ro1">
          <table:table-cell office:value-type="float" office:value="-0.0347340926771857" calcext:value-type="float">
            <text:p>-0.0347340926771857</text:p>
          </table:table-cell>
          <table:table-cell office:value-type="float" office:value="0.0525259587745212" calcext:value-type="float">
            <text:p>0.0525259587745212</text:p>
          </table:table-cell>
          <table:table-cell office:value-type="float" office:value="1.17878750826152" calcext:value-type="float">
            <text:p>1.17878750826152</text:p>
          </table:table-cell>
        </table:table-row>
        <table:table-row table:style-name="ro1">
          <table:table-cell office:value-type="float" office:value="-0.0349806851227898" calcext:value-type="float">
            <text:p>-0.0349806851227898</text:p>
          </table:table-cell>
          <table:table-cell office:value-type="float" office:value="0.0515137180789576" calcext:value-type="float">
            <text:p>0.0515137180789576</text:p>
          </table:table-cell>
          <table:table-cell office:value-type="float" office:value="1.17948797919979" calcext:value-type="float">
            <text:p>1.17948797919979</text:p>
          </table:table-cell>
        </table:table-row>
        <table:table-row table:style-name="ro1">
          <table:table-cell office:value-type="float" office:value="-0.0348151583437704" calcext:value-type="float">
            <text:p>-0.0348151583437704</text:p>
          </table:table-cell>
          <table:table-cell office:value-type="float" office:value="0.0504036236463334" calcext:value-type="float">
            <text:p>0.0504036236463334</text:p>
          </table:table-cell>
          <table:table-cell office:value-type="float" office:value="1.17789333382269" calcext:value-type="float">
            <text:p>1.17789333382269</text:p>
          </table:table-cell>
        </table:table-row>
        <table:table-row table:style-name="ro1">
          <table:table-cell office:value-type="float" office:value="-0.0347494356305632" calcext:value-type="float">
            <text:p>-0.0347494356305632</text:p>
          </table:table-cell>
          <table:table-cell office:value-type="float" office:value="0.049818444306066" calcext:value-type="float">
            <text:p>0.049818444306066</text:p>
          </table:table-cell>
          <table:table-cell office:value-type="float" office:value="1.17921480479297" calcext:value-type="float">
            <text:p>1.17921480479297</text:p>
          </table:table-cell>
        </table:table-row>
        <table:table-row table:style-name="ro1">
          <table:table-cell office:value-type="float" office:value="-0.0337274260289032" calcext:value-type="float">
            <text:p>-0.0337274260289032</text:p>
          </table:table-cell>
          <table:table-cell office:value-type="float" office:value="0.0497445290935681" calcext:value-type="float">
            <text:p>0.0497445290935681</text:p>
          </table:table-cell>
          <table:table-cell office:value-type="float" office:value="1.17943301323131" calcext:value-type="float">
            <text:p>1.17943301323131</text:p>
          </table:table-cell>
        </table:table-row>
        <table:table-row table:style-name="ro1">
          <table:table-cell office:value-type="float" office:value="-0.0325514879679258" calcext:value-type="float">
            <text:p>-0.0325514879679258</text:p>
          </table:table-cell>
          <table:table-cell office:value-type="float" office:value="0.050229788048427" calcext:value-type="float">
            <text:p>0.050229788048427</text:p>
          </table:table-cell>
          <table:table-cell office:value-type="float" office:value="1.18009233531518" calcext:value-type="float">
            <text:p>1.18009233531518</text:p>
          </table:table-cell>
        </table:table-row>
        <table:table-row table:style-name="ro1">
          <table:table-cell office:value-type="float" office:value="-0.0312055283811132" calcext:value-type="float">
            <text:p>-0.0312055283811132</text:p>
          </table:table-cell>
          <table:table-cell office:value-type="float" office:value="0.0504603598245766" calcext:value-type="float">
            <text:p>0.0504603598245766</text:p>
          </table:table-cell>
          <table:table-cell office:value-type="float" office:value="1.17879537180098" calcext:value-type="float">
            <text:p>1.17879537180098</text:p>
          </table:table-cell>
        </table:table-row>
        <table:table-row table:style-name="ro1">
          <table:table-cell office:value-type="float" office:value="-0.0298241704046685" calcext:value-type="float">
            <text:p>-0.0298241704046685</text:p>
          </table:table-cell>
          <table:table-cell office:value-type="float" office:value="0.0507106034481324" calcext:value-type="float">
            <text:p>0.0507106034481324</text:p>
          </table:table-cell>
          <table:table-cell office:value-type="float" office:value="1.17705521128315" calcext:value-type="float">
            <text:p>1.17705521128315</text:p>
          </table:table-cell>
        </table:table-row>
        <table:table-row table:style-name="ro1">
          <table:table-cell office:value-type="float" office:value="-0.0277753611640591" calcext:value-type="float">
            <text:p>-0.0277753611640591</text:p>
          </table:table-cell>
          <table:table-cell office:value-type="float" office:value="0.0512023985259076" calcext:value-type="float">
            <text:p>0.0512023985259076</text:p>
          </table:table-cell>
          <table:table-cell office:value-type="float" office:value="1.17626384297589" calcext:value-type="float">
            <text:p>1.17626384297589</text:p>
          </table:table-cell>
        </table:table-row>
        <table:table-row table:style-name="ro1">
          <table:table-cell office:value-type="float" office:value="-0.0255464157561714" calcext:value-type="float">
            <text:p>-0.0255464157561714</text:p>
          </table:table-cell>
          <table:table-cell office:value-type="float" office:value="0.0514414073195657" calcext:value-type="float">
            <text:p>0.0514414073195657</text:p>
          </table:table-cell>
          <table:table-cell office:value-type="float" office:value="1.1767965261181" calcext:value-type="float">
            <text:p>1.1767965261181</text:p>
          </table:table-cell>
        </table:table-row>
        <table:table-row table:style-name="ro1">
          <table:table-cell office:value-type="float" office:value="-0.0227383583171932" calcext:value-type="float">
            <text:p>-0.0227383583171932</text:p>
          </table:table-cell>
          <table:table-cell office:value-type="float" office:value="0.0514271188297501" calcext:value-type="float">
            <text:p>0.0514271188297501</text:p>
          </table:table-cell>
          <table:table-cell office:value-type="float" office:value="1.17486738922148" calcext:value-type="float">
            <text:p>1.17486738922148</text:p>
          </table:table-cell>
        </table:table-row>
        <table:table-row table:style-name="ro1">
          <table:table-cell office:value-type="float" office:value="-0.0197160656553006" calcext:value-type="float">
            <text:p>-0.0197160656553006</text:p>
          </table:table-cell>
          <table:table-cell office:value-type="float" office:value="0.0507376986913872" calcext:value-type="float">
            <text:p>0.0507376986913872</text:p>
          </table:table-cell>
          <table:table-cell office:value-type="float" office:value="1.1750022727886" calcext:value-type="float">
            <text:p>1.1750022727886</text:p>
          </table:table-cell>
        </table:table-row>
        <table:table-row table:style-name="ro1">
          <table:table-cell office:value-type="float" office:value="-0.0162381830050586" calcext:value-type="float">
            <text:p>-0.0162381830050586</text:p>
          </table:table-cell>
          <table:table-cell office:value-type="float" office:value="0.0492043226395492" calcext:value-type="float">
            <text:p>0.0492043226395492</text:p>
          </table:table-cell>
          <table:table-cell office:value-type="float" office:value="1.17466252617948" calcext:value-type="float">
            <text:p>1.17466252617948</text:p>
          </table:table-cell>
        </table:table-row>
        <table:table-row table:style-name="ro1">
          <table:table-cell office:value-type="float" office:value="-0.0132169727800456" calcext:value-type="float">
            <text:p>-0.0132169727800456</text:p>
          </table:table-cell>
          <table:table-cell office:value-type="float" office:value="0.0474994479231429" calcext:value-type="float">
            <text:p>0.0474994479231429</text:p>
          </table:table-cell>
          <table:table-cell office:value-type="float" office:value="1.17755382428023" calcext:value-type="float">
            <text:p>1.17755382428023</text:p>
          </table:table-cell>
        </table:table-row>
        <table:table-row table:style-name="ro1">
          <table:table-cell office:value-type="float" office:value="-0.010573252834195" calcext:value-type="float">
            <text:p>-0.010573252834195</text:p>
          </table:table-cell>
          <table:table-cell office:value-type="float" office:value="0.0440287230978346" calcext:value-type="float">
            <text:p>0.0440287230978346</text:p>
          </table:table-cell>
          <table:table-cell office:value-type="float" office:value="1.17612582191142" calcext:value-type="float">
            <text:p>1.17612582191142</text:p>
          </table:table-cell>
        </table:table-row>
        <table:table-row table:style-name="ro1">
          <table:table-cell office:value-type="float" office:value="-0.00824538301701199" calcext:value-type="float">
            <text:p>-0.00824538301701199</text:p>
          </table:table-cell>
          <table:table-cell office:value-type="float" office:value="0.0392977969668814" calcext:value-type="float">
            <text:p>0.0392977969668814</text:p>
          </table:table-cell>
          <table:table-cell office:value-type="float" office:value="1.16618263348392" calcext:value-type="float">
            <text:p>1.16618263348392</text:p>
          </table:table-cell>
        </table:table-row>
        <table:table-row table:style-name="ro1">
          <table:table-cell office:value-type="float" office:value="-0.0059949911981517" calcext:value-type="float">
            <text:p>-0.0059949911981517</text:p>
          </table:table-cell>
          <table:table-cell office:value-type="float" office:value="0.0336007623346137" calcext:value-type="float">
            <text:p>0.0336007623346137</text:p>
          </table:table-cell>
          <table:table-cell office:value-type="float" office:value="1.16329241553012" calcext:value-type="float">
            <text:p>1.16329241553012</text:p>
          </table:table-cell>
        </table:table-row>
        <table:table-row table:style-name="ro1">
          <table:table-cell office:value-type="float" office:value="-0.00422244123353686" calcext:value-type="float">
            <text:p>-0.00422244123353686</text:p>
          </table:table-cell>
          <table:table-cell office:value-type="float" office:value="0.028852433322778" calcext:value-type="float">
            <text:p>0.028852433322778</text:p>
          </table:table-cell>
          <table:table-cell office:value-type="float" office:value="1.17502179418323" calcext:value-type="float">
            <text:p>1.17502179418323</text:p>
          </table:table-cell>
        </table:table-row>
        <table:table-row table:style-name="ro1">
          <table:table-cell office:value-type="float" office:value="-0.00349267185568439" calcext:value-type="float">
            <text:p>-0.00349267185568439</text:p>
          </table:table-cell>
          <table:table-cell office:value-type="float" office:value="0.0231468835741371" calcext:value-type="float">
            <text:p>0.0231468835741371</text:p>
          </table:table-cell>
          <table:table-cell office:value-type="float" office:value="1.1759267675032" calcext:value-type="float">
            <text:p>1.1759267675032</text:p>
          </table:table-cell>
        </table:table-row>
        <table:table-row table:style-name="ro1">
          <table:table-cell office:value-type="float" office:value="-0.00350435874278982" calcext:value-type="float">
            <text:p>-0.00350435874278982</text:p>
          </table:table-cell>
          <table:table-cell office:value-type="float" office:value="0.0170972390972166" calcext:value-type="float">
            <text:p>0.0170972390972166</text:p>
          </table:table-cell>
          <table:table-cell office:value-type="float" office:value="1.17574262559158" calcext:value-type="float">
            <text:p>1.17574262559158</text:p>
          </table:table-cell>
        </table:table-row>
        <table:table-row table:style-name="ro1">
          <table:table-cell office:value-type="float" office:value="-0.00356874463828071" calcext:value-type="float">
            <text:p>-0.00356874463828071</text:p>
          </table:table-cell>
          <table:table-cell office:value-type="float" office:value="0.0119689163635792" calcext:value-type="float">
            <text:p>0.0119689163635792</text:p>
          </table:table-cell>
          <table:table-cell office:value-type="float" office:value="1.17664793631505" calcext:value-type="float">
            <text:p>1.17664793631505</text:p>
          </table:table-cell>
        </table:table-row>
        <table:table-row table:style-name="ro1">
          <table:table-cell office:value-type="float" office:value="-0.0039486836000089" calcext:value-type="float">
            <text:p>-0.0039486836000089</text:p>
          </table:table-cell>
          <table:table-cell office:value-type="float" office:value="0.00733252120053641" calcext:value-type="float">
            <text:p>0.00733252120053641</text:p>
          </table:table-cell>
          <table:table-cell office:value-type="float" office:value="1.17471188855534" calcext:value-type="float">
            <text:p>1.17471188855534</text:p>
          </table:table-cell>
        </table:table-row>
        <table:table-row table:style-name="ro1">
          <table:table-cell office:value-type="float" office:value="-0.00461342434592625" calcext:value-type="float">
            <text:p>-0.00461342434592625</text:p>
          </table:table-cell>
          <table:table-cell office:value-type="float" office:value="0.00318442747968439" calcext:value-type="float">
            <text:p>0.00318442747968439</text:p>
          </table:table-cell>
          <table:table-cell office:value-type="float" office:value="1.17396294235746" calcext:value-type="float">
            <text:p>1.17396294235746</text:p>
          </table:table-cell>
        </table:table-row>
        <table:table-row table:style-name="ro1">
          <table:table-cell office:value-type="float" office:value="-0.00556374985930127" calcext:value-type="float">
            <text:p>-0.00556374985930127</text:p>
          </table:table-cell>
          <table:table-cell office:value-type="float" office:value="0.0000902370289366555" calcext:value-type="float">
            <text:p>9.02370289366555E-05</text:p>
          </table:table-cell>
          <table:table-cell office:value-type="float" office:value="1.17262067477467" calcext:value-type="float">
            <text:p>1.17262067477467</text:p>
          </table:table-cell>
        </table:table-row>
        <table:table-row table:style-name="ro1">
          <table:table-cell office:value-type="float" office:value="-0.00666547826089421" calcext:value-type="float">
            <text:p>-0.00666547826089421</text:p>
          </table:table-cell>
          <table:table-cell office:value-type="float" office:value="-0.00242045699640612" calcext:value-type="float">
            <text:p>-0.00242045699640612</text:p>
          </table:table-cell>
          <table:table-cell office:value-type="float" office:value="1.17287846382695" calcext:value-type="float">
            <text:p>1.17287846382695</text:p>
          </table:table-cell>
        </table:table-row>
        <table:table-row table:style-name="ro1">
          <table:table-cell office:value-type="float" office:value="-0.00791643784559122" calcext:value-type="float">
            <text:p>-0.00791643784559122</text:p>
          </table:table-cell>
          <table:table-cell office:value-type="float" office:value="-0.00419485981988064" calcext:value-type="float">
            <text:p>-0.00419485981988064</text:p>
          </table:table-cell>
          <table:table-cell office:value-type="float" office:value="1.17150304960401" calcext:value-type="float">
            <text:p>1.17150304960401</text:p>
          </table:table-cell>
        </table:table-row>
        <table:table-row table:style-name="ro1">
          <table:table-cell office:value-type="float" office:value="-0.00894359797451847" calcext:value-type="float">
            <text:p>-0.00894359797451847</text:p>
          </table:table-cell>
          <table:table-cell office:value-type="float" office:value="-0.00538328162465648" calcext:value-type="float">
            <text:p>-0.00538328162465648</text:p>
          </table:table-cell>
          <table:table-cell office:value-type="float" office:value="1.17278617441208" calcext:value-type="float">
            <text:p>1.17278617441208</text:p>
          </table:table-cell>
        </table:table-row>
        <table:table-row table:style-name="ro1">
          <table:table-cell office:value-type="float" office:value="-0.0103025453095968" calcext:value-type="float">
            <text:p>-0.0103025453095968</text:p>
          </table:table-cell>
          <table:table-cell office:value-type="float" office:value="-0.00631451287333932" calcext:value-type="float">
            <text:p>-0.00631451287333932</text:p>
          </table:table-cell>
          <table:table-cell office:value-type="float" office:value="1.17369523866908" calcext:value-type="float">
            <text:p>1.17369523866908</text:p>
          </table:table-cell>
        </table:table-row>
        <table:table-row table:style-name="ro1">
          <table:table-cell office:value-type="float" office:value="-0.0116906014847908" calcext:value-type="float">
            <text:p>-0.0116906014847908</text:p>
          </table:table-cell>
          <table:table-cell office:value-type="float" office:value="-0.00703354145555566" calcext:value-type="float">
            <text:p>-0.00703354145555566</text:p>
          </table:table-cell>
          <table:table-cell office:value-type="float" office:value="1.17277951109788" calcext:value-type="float">
            <text:p>1.17277951109788</text:p>
          </table:table-cell>
        </table:table-row>
        <table:table-row table:style-name="ro1">
          <table:table-cell office:value-type="float" office:value="-0.0130468072617725" calcext:value-type="float">
            <text:p>-0.0130468072617725</text:p>
          </table:table-cell>
          <table:table-cell office:value-type="float" office:value="-0.00725170078763522" calcext:value-type="float">
            <text:p>-0.00725170078763522</text:p>
          </table:table-cell>
          <table:table-cell office:value-type="float" office:value="1.17375479258965" calcext:value-type="float">
            <text:p>1.17375479258965</text:p>
          </table:table-cell>
        </table:table-row>
        <table:table-row table:style-name="ro1">
          <table:table-cell office:value-type="float" office:value="-0.0143544757597648" calcext:value-type="float">
            <text:p>-0.0143544757597648</text:p>
          </table:table-cell>
          <table:table-cell office:value-type="float" office:value="-0.00721163623993375" calcext:value-type="float">
            <text:p>-0.00721163623993375</text:p>
          </table:table-cell>
          <table:table-cell office:value-type="float" office:value="1.17322279161125" calcext:value-type="float">
            <text:p>1.17322279161125</text:p>
          </table:table-cell>
        </table:table-row>
        <table:table-row table:style-name="ro1">
          <table:table-cell office:value-type="float" office:value="-0.015735735649596" calcext:value-type="float">
            <text:p>-0.015735735649596</text:p>
          </table:table-cell>
          <table:table-cell office:value-type="float" office:value="-0.00718585900568917" calcext:value-type="float">
            <text:p>-0.00718585900568917</text:p>
          </table:table-cell>
          <table:table-cell office:value-type="float" office:value="1.17374436454253" calcext:value-type="float">
            <text:p>1.17374436454253</text:p>
          </table:table-cell>
        </table:table-row>
        <table:table-row table:style-name="ro1">
          <table:table-cell office:value-type="float" office:value="-0.0169257726275057" calcext:value-type="float">
            <text:p>-0.0169257726275057</text:p>
          </table:table-cell>
          <table:table-cell office:value-type="float" office:value="-0.00690420551533471" calcext:value-type="float">
            <text:p>-0.00690420551533471</text:p>
          </table:table-cell>
          <table:table-cell office:value-type="float" office:value="1.17445239163065" calcext:value-type="float">
            <text:p>1.17445239163065</text:p>
          </table:table-cell>
        </table:table-row>
        <table:table-row table:style-name="ro1">
          <table:table-cell office:value-type="float" office:value="-0.0179705231833039" calcext:value-type="float">
            <text:p>-0.0179705231833039</text:p>
          </table:table-cell>
          <table:table-cell office:value-type="float" office:value="-0.00659287757599003" calcext:value-type="float">
            <text:p>-0.00659287757599003</text:p>
          </table:table-cell>
          <table:table-cell office:value-type="float" office:value="1.175664641844" calcext:value-type="float">
            <text:p>1.175664641844</text:p>
          </table:table-cell>
        </table:table-row>
        <table:table-row table:style-name="ro1">
          <table:table-cell office:value-type="float" office:value="-0.0190084730541997" calcext:value-type="float">
            <text:p>-0.0190084730541997</text:p>
          </table:table-cell>
          <table:table-cell office:value-type="float" office:value="-0.0064124690079821" calcext:value-type="float">
            <text:p>-0.0064124690079821</text:p>
          </table:table-cell>
          <table:table-cell office:value-type="float" office:value="1.17509459351186" calcext:value-type="float">
            <text:p>1.17509459351186</text:p>
          </table:table-cell>
        </table:table-row>
        <table:table-row table:style-name="ro1">
          <table:table-cell office:value-type="float" office:value="-0.0198230445243516" calcext:value-type="float">
            <text:p>-0.0198230445243516</text:p>
          </table:table-cell>
          <table:table-cell office:value-type="float" office:value="-0.0061786009422017" calcext:value-type="float">
            <text:p>-0.0061786009422017</text:p>
          </table:table-cell>
          <table:table-cell office:value-type="float" office:value="1.17461537696875" calcext:value-type="float">
            <text:p>1.17461537696875</text:p>
          </table:table-cell>
        </table:table-row>
        <table:table-row table:style-name="ro1">
          <table:table-cell office:value-type="float" office:value="-0.0204362770788537" calcext:value-type="float">
            <text:p>-0.0204362770788537</text:p>
          </table:table-cell>
          <table:table-cell office:value-type="float" office:value="-0.00616046930504826" calcext:value-type="float">
            <text:p>-0.00616046930504826</text:p>
          </table:table-cell>
          <table:table-cell office:value-type="float" office:value="1.17489272086772" calcext:value-type="float">
            <text:p>1.17489272086772</text:p>
          </table:table-cell>
        </table:table-row>
        <table:table-row table:style-name="ro1">
          <table:table-cell office:value-type="float" office:value="-0.0211857636906351" calcext:value-type="float">
            <text:p>-0.0211857636906351</text:p>
          </table:table-cell>
          <table:table-cell office:value-type="float" office:value="-0.00614091288669944" calcext:value-type="float">
            <text:p>-0.00614091288669944</text:p>
          </table:table-cell>
          <table:table-cell office:value-type="float" office:value="1.17551867102883" calcext:value-type="float">
            <text:p>1.17551867102883</text:p>
          </table:table-cell>
        </table:table-row>
        <table:table-row table:style-name="ro1">
          <table:table-cell office:value-type="float" office:value="-0.0216997205319301" calcext:value-type="float">
            <text:p>-0.0216997205319301</text:p>
          </table:table-cell>
          <table:table-cell office:value-type="float" office:value="-0.00594682250184128" calcext:value-type="float">
            <text:p>-0.00594682250184128</text:p>
          </table:table-cell>
          <table:table-cell office:value-type="float" office:value="1.17475709118605" calcext:value-type="float">
            <text:p>1.17475709118605</text:p>
          </table:table-cell>
        </table:table-row>
        <table:table-row table:style-name="ro1">
          <table:table-cell office:value-type="float" office:value="-0.0221292202329148" calcext:value-type="float">
            <text:p>-0.0221292202329148</text:p>
          </table:table-cell>
          <table:table-cell office:value-type="float" office:value="-0.0057860208643484" calcext:value-type="float">
            <text:p>-0.0057860208643484</text:p>
          </table:table-cell>
          <table:table-cell office:value-type="float" office:value="1.17482195602374" calcext:value-type="float">
            <text:p>1.17482195602374</text:p>
          </table:table-cell>
        </table:table-row>
        <table:table-row table:style-name="ro1">
          <table:table-cell office:value-type="float" office:value="-0.0225242276885221" calcext:value-type="float">
            <text:p>-0.0225242276885221</text:p>
          </table:table-cell>
          <table:table-cell office:value-type="float" office:value="-0.00567280085542106" calcext:value-type="float">
            <text:p>-0.00567280085542106</text:p>
          </table:table-cell>
          <table:table-cell office:value-type="float" office:value="1.17336562715251" calcext:value-type="float">
            <text:p>1.17336562715251</text:p>
          </table:table-cell>
        </table:table-row>
        <table:table-row table:style-name="ro1">
          <table:table-cell office:value-type="float" office:value="-0.0227981235322844" calcext:value-type="float">
            <text:p>-0.0227981235322844</text:p>
          </table:table-cell>
          <table:table-cell office:value-type="float" office:value="-0.00532205527864808" calcext:value-type="float">
            <text:p>-0.00532205527864808</text:p>
          </table:table-cell>
          <table:table-cell office:value-type="float" office:value="1.17260660012241" calcext:value-type="float">
            <text:p>1.17260660012241</text:p>
          </table:table-cell>
        </table:table-row>
        <table:table-row table:style-name="ro1">
          <table:table-cell office:value-type="float" office:value="-0.023020260279427" calcext:value-type="float">
            <text:p>-0.023020260279427</text:p>
          </table:table-cell>
          <table:table-cell office:value-type="float" office:value="-0.00496337982277904" calcext:value-type="float">
            <text:p>-0.00496337982277904</text:p>
          </table:table-cell>
          <table:table-cell office:value-type="float" office:value="1.17203923062786" calcext:value-type="float">
            <text:p>1.17203923062786</text:p>
          </table:table-cell>
        </table:table-row>
        <table:table-row table:style-name="ro1">
          <table:table-cell office:value-type="float" office:value="-0.0235020461028689" calcext:value-type="float">
            <text:p>-0.0235020461028689</text:p>
          </table:table-cell>
          <table:table-cell office:value-type="float" office:value="-0.00460215800432402" calcext:value-type="float">
            <text:p>-0.00460215800432402</text:p>
          </table:table-cell>
          <table:table-cell office:value-type="float" office:value="1.17159822594217" calcext:value-type="float">
            <text:p>1.17159822594217</text:p>
          </table:table-cell>
        </table:table-row>
        <table:table-row table:style-name="ro1">
          <table:table-cell office:value-type="float" office:value="-0.0241805790376868" calcext:value-type="float">
            <text:p>-0.0241805790376868</text:p>
          </table:table-cell>
          <table:table-cell office:value-type="float" office:value="-0.00430601987406222" calcext:value-type="float">
            <text:p>-0.00430601987406222</text:p>
          </table:table-cell>
          <table:table-cell office:value-type="float" office:value="1.16899522337783" calcext:value-type="float">
            <text:p>1.16899522337783</text:p>
          </table:table-cell>
        </table:table-row>
        <table:table-row table:style-name="ro1">
          <table:table-cell office:value-type="float" office:value="-0.0248482121552983" calcext:value-type="float">
            <text:p>-0.0248482121552983</text:p>
          </table:table-cell>
          <table:table-cell office:value-type="float" office:value="-0.00429359436037916" calcext:value-type="float">
            <text:p>-0.00429359436037916</text:p>
          </table:table-cell>
          <table:table-cell office:value-type="float" office:value="1.16667275762144" calcext:value-type="float">
            <text:p>1.16667275762144</text:p>
          </table:table-cell>
        </table:table-row>
        <table:table-row table:style-name="ro1">
          <table:table-cell office:value-type="float" office:value="-0.0259366137393632" calcext:value-type="float">
            <text:p>-0.0259366137393632</text:p>
          </table:table-cell>
          <table:table-cell office:value-type="float" office:value="-0.00442856941804155" calcext:value-type="float">
            <text:p>-0.00442856941804155</text:p>
          </table:table-cell>
          <table:table-cell office:value-type="float" office:value="1.16451816304304" calcext:value-type="float">
            <text:p>1.16451816304304</text:p>
          </table:table-cell>
        </table:table-row>
        <table:table-row table:style-name="ro1">
          <table:table-cell office:value-type="float" office:value="-0.0268925230878539" calcext:value-type="float">
            <text:p>-0.0268925230878539</text:p>
          </table:table-cell>
          <table:table-cell office:value-type="float" office:value="-0.00442852123417588" calcext:value-type="float">
            <text:p>-0.00442852123417588</text:p>
          </table:table-cell>
          <table:table-cell office:value-type="float" office:value="1.16198485952348" calcext:value-type="float">
            <text:p>1.16198485952348</text:p>
          </table:table-cell>
        </table:table-row>
        <table:table-row table:style-name="ro1">
          <table:table-cell office:value-type="float" office:value="-0.0276230783646731" calcext:value-type="float">
            <text:p>-0.0276230783646731</text:p>
          </table:table-cell>
          <table:table-cell office:value-type="float" office:value="-0.004185504318004" calcext:value-type="float">
            <text:p>-0.004185504318004</text:p>
          </table:table-cell>
          <table:table-cell office:value-type="float" office:value="1.15963544317645" calcext:value-type="float">
            <text:p>1.15963544317645</text:p>
          </table:table-cell>
        </table:table-row>
        <table:table-row table:style-name="ro1">
          <table:table-cell office:value-type="float" office:value="-0.028378399647441" calcext:value-type="float">
            <text:p>-0.028378399647441</text:p>
          </table:table-cell>
          <table:table-cell office:value-type="float" office:value="-0.00418832576880258" calcext:value-type="float">
            <text:p>-0.00418832576880258</text:p>
          </table:table-cell>
          <table:table-cell office:value-type="float" office:value="1.15661951994713" calcext:value-type="float">
            <text:p>1.15661951994713</text:p>
          </table:table-cell>
        </table:table-row>
        <table:table-row table:style-name="ro1">
          <table:table-cell office:value-type="float" office:value="-0.0291182704583778" calcext:value-type="float">
            <text:p>-0.0291182704583778</text:p>
          </table:table-cell>
          <table:table-cell office:value-type="float" office:value="-0.00390133925748173" calcext:value-type="float">
            <text:p>-0.00390133925748173</text:p>
          </table:table-cell>
          <table:table-cell office:value-type="float" office:value="1.15461041174453" calcext:value-type="float">
            <text:p>1.15461041174453</text:p>
          </table:table-cell>
        </table:table-row>
        <table:table-row table:style-name="ro1">
          <table:table-cell office:value-type="float" office:value="-0.0301539102825428" calcext:value-type="float">
            <text:p>-0.0301539102825428</text:p>
          </table:table-cell>
          <table:table-cell office:value-type="float" office:value="-0.003713620915877" calcext:value-type="float">
            <text:p>-0.003713620915877</text:p>
          </table:table-cell>
          <table:table-cell office:value-type="float" office:value="1.15122432535368" calcext:value-type="float">
            <text:p>1.15122432535368</text:p>
          </table:table-cell>
        </table:table-row>
        <table:table-row table:style-name="ro1">
          <table:table-cell office:value-type="float" office:value="-0.0314475176952372" calcext:value-type="float">
            <text:p>-0.0314475176952372</text:p>
          </table:table-cell>
          <table:table-cell office:value-type="float" office:value="-0.00349510358132355" calcext:value-type="float">
            <text:p>-0.00349510358132355</text:p>
          </table:table-cell>
          <table:table-cell office:value-type="float" office:value="1.14843944188306" calcext:value-type="float">
            <text:p>1.14843944188306</text:p>
          </table:table-cell>
        </table:table-row>
        <table:table-row table:style-name="ro1">
          <table:table-cell office:value-type="float" office:value="-0.032791727401562" calcext:value-type="float">
            <text:p>-0.032791727401562</text:p>
          </table:table-cell>
          <table:table-cell office:value-type="float" office:value="-0.00352898031578812" calcext:value-type="float">
            <text:p>-0.00352898031578812</text:p>
          </table:table-cell>
          <table:table-cell office:value-type="float" office:value="1.14586600998765" calcext:value-type="float">
            <text:p>1.14586600998765</text:p>
          </table:table-cell>
        </table:table-row>
        <table:table-row table:style-name="ro1">
          <table:table-cell office:value-type="float" office:value="-0.0340933724893618" calcext:value-type="float">
            <text:p>-0.0340933724893618</text:p>
          </table:table-cell>
          <table:table-cell office:value-type="float" office:value="-0.00344445721466273" calcext:value-type="float">
            <text:p>-0.00344445721466273</text:p>
          </table:table-cell>
          <table:table-cell office:value-type="float" office:value="1.14192447004632" calcext:value-type="float">
            <text:p>1.14192447004632</text:p>
          </table:table-cell>
        </table:table-row>
        <table:table-row table:style-name="ro1">
          <table:table-cell office:value-type="float" office:value="-0.034977345711737" calcext:value-type="float">
            <text:p>-0.034977345711737</text:p>
          </table:table-cell>
          <table:table-cell office:value-type="float" office:value="-0.00357329063246753" calcext:value-type="float">
            <text:p>-0.00357329063246753</text:p>
          </table:table-cell>
          <table:table-cell office:value-type="float" office:value="1.13832195372444" calcext:value-type="float">
            <text:p>1.13832195372444</text:p>
          </table:table-cell>
        </table:table-row>
        <table:table-row table:style-name="ro1">
          <table:table-cell office:value-type="float" office:value="-0.0360520331001255" calcext:value-type="float">
            <text:p>-0.0360520331001255</text:p>
          </table:table-cell>
          <table:table-cell office:value-type="float" office:value="-0.00363348975444313" calcext:value-type="float">
            <text:p>-0.00363348975444313</text:p>
          </table:table-cell>
          <table:table-cell office:value-type="float" office:value="1.13539620234696" calcext:value-type="float">
            <text:p>1.13539620234696</text:p>
          </table:table-cell>
        </table:table-row>
        <table:table-row table:style-name="ro1">
          <table:table-cell office:value-type="float" office:value="-0.0367939556837066" calcext:value-type="float">
            <text:p>-0.0367939556837066</text:p>
          </table:table-cell>
          <table:table-cell office:value-type="float" office:value="-0.00396685953397712" calcext:value-type="float">
            <text:p>-0.00396685953397712</text:p>
          </table:table-cell>
          <table:table-cell office:value-type="float" office:value="1.13161050448705" calcext:value-type="float">
            <text:p>1.13161050448705</text:p>
          </table:table-cell>
        </table:table-row>
        <table:table-row table:style-name="ro1">
          <table:table-cell office:value-type="float" office:value="-0.0373444533425538" calcext:value-type="float">
            <text:p>-0.0373444533425538</text:p>
          </table:table-cell>
          <table:table-cell office:value-type="float" office:value="-0.00418176125705012" calcext:value-type="float">
            <text:p>-0.00418176125705012</text:p>
          </table:table-cell>
          <table:table-cell office:value-type="float" office:value="1.1282172862249" calcext:value-type="float">
            <text:p>1.1282172862249</text:p>
          </table:table-cell>
        </table:table-row>
        <table:table-row table:style-name="ro1">
          <table:table-cell office:value-type="float" office:value="-0.037794666527339" calcext:value-type="float">
            <text:p>-0.037794666527339</text:p>
          </table:table-cell>
          <table:table-cell office:value-type="float" office:value="-0.00450144557863816" calcext:value-type="float">
            <text:p>-0.00450144557863816</text:p>
          </table:table-cell>
          <table:table-cell office:value-type="float" office:value="1.12438571833503" calcext:value-type="float">
            <text:p>1.12438571833503</text:p>
          </table:table-cell>
        </table:table-row>
        <table:table-row table:style-name="ro1">
          <table:table-cell office:value-type="float" office:value="-0.0381674846740678" calcext:value-type="float">
            <text:p>-0.0381674846740678</text:p>
          </table:table-cell>
          <table:table-cell office:value-type="float" office:value="-0.00466146664059049" calcext:value-type="float">
            <text:p>-0.00466146664059049</text:p>
          </table:table-cell>
          <table:table-cell office:value-type="float" office:value="1.12089769054836" calcext:value-type="float">
            <text:p>1.12089769054836</text:p>
          </table:table-cell>
        </table:table-row>
        <table:table-row table:style-name="ro1">
          <table:table-cell office:value-type="float" office:value="-0.0384659872305951" calcext:value-type="float">
            <text:p>-0.0384659872305951</text:p>
          </table:table-cell>
          <table:table-cell office:value-type="float" office:value="-0.0046890386076118" calcext:value-type="float">
            <text:p>-0.0046890386076118</text:p>
          </table:table-cell>
          <table:table-cell office:value-type="float" office:value="1.1169550788544" calcext:value-type="float">
            <text:p>1.1169550788544</text:p>
          </table:table-cell>
        </table:table-row>
        <table:table-row table:style-name="ro1">
          <table:table-cell office:value-type="float" office:value="-0.0388017030477378" calcext:value-type="float">
            <text:p>-0.0388017030477378</text:p>
          </table:table-cell>
          <table:table-cell office:value-type="float" office:value="-0.00453312911182518" calcext:value-type="float">
            <text:p>-0.00453312911182518</text:p>
          </table:table-cell>
          <table:table-cell office:value-type="float" office:value="1.11297048196274" calcext:value-type="float">
            <text:p>1.11297048196274</text:p>
          </table:table-cell>
        </table:table-row>
        <table:table-row table:style-name="ro1">
          <table:table-cell office:value-type="float" office:value="-0.0393246148065373" calcext:value-type="float">
            <text:p>-0.0393246148065373</text:p>
          </table:table-cell>
          <table:table-cell office:value-type="float" office:value="-0.00441963541918849" calcext:value-type="float">
            <text:p>-0.00441963541918849</text:p>
          </table:table-cell>
          <table:table-cell office:value-type="float" office:value="1.11005538209327" calcext:value-type="float">
            <text:p>1.11005538209327</text:p>
          </table:table-cell>
        </table:table-row>
        <table:table-row table:style-name="ro1">
          <table:table-cell office:value-type="float" office:value="-0.0399193240336471" calcext:value-type="float">
            <text:p>-0.0399193240336471</text:p>
          </table:table-cell>
          <table:table-cell office:value-type="float" office:value="-0.00437375916674931" calcext:value-type="float">
            <text:p>-0.00437375916674931</text:p>
          </table:table-cell>
          <table:table-cell office:value-type="float" office:value="1.1070946317812" calcext:value-type="float">
            <text:p>1.1070946317812</text:p>
          </table:table-cell>
        </table:table-row>
        <table:table-row table:style-name="ro1">
          <table:table-cell office:value-type="float" office:value="-0.0408709306416441" calcext:value-type="float">
            <text:p>-0.0408709306416441</text:p>
          </table:table-cell>
          <table:table-cell office:value-type="float" office:value="-0.00449365106445631" calcext:value-type="float">
            <text:p>-0.00449365106445631</text:p>
          </table:table-cell>
          <table:table-cell office:value-type="float" office:value="1.1044697119335" calcext:value-type="float">
            <text:p>1.1044697119335</text:p>
          </table:table-cell>
        </table:table-row>
        <table:table-row table:style-name="ro1">
          <table:table-cell office:value-type="float" office:value="-0.0418251487786018" calcext:value-type="float">
            <text:p>-0.0418251487786018</text:p>
          </table:table-cell>
          <table:table-cell office:value-type="float" office:value="-0.004284293963461" calcext:value-type="float">
            <text:p>-0.004284293963461</text:p>
          </table:table-cell>
          <table:table-cell office:value-type="float" office:value="1.10195237350829" calcext:value-type="float">
            <text:p>1.10195237350829</text:p>
          </table:table-cell>
        </table:table-row>
        <table:table-row table:style-name="ro1">
          <table:table-cell office:value-type="float" office:value="-0.0427734895722885" calcext:value-type="float">
            <text:p>-0.0427734895722885</text:p>
          </table:table-cell>
          <table:table-cell office:value-type="float" office:value="-0.00366845052528257" calcext:value-type="float">
            <text:p>-0.00366845052528257</text:p>
          </table:table-cell>
          <table:table-cell office:value-type="float" office:value="1.09972814115363" calcext:value-type="float">
            <text:p>1.09972814115363</text:p>
          </table:table-cell>
        </table:table-row>
        <table:table-row table:style-name="ro1">
          <table:table-cell office:value-type="float" office:value="-0.0436073764449789" calcext:value-type="float">
            <text:p>-0.0436073764449789</text:p>
          </table:table-cell>
          <table:table-cell office:value-type="float" office:value="-0.00285414550838828" calcext:value-type="float">
            <text:p>-0.00285414550838828</text:p>
          </table:table-cell>
          <table:table-cell office:value-type="float" office:value="1.09736116066949" calcext:value-type="float">
            <text:p>1.09736116066949</text:p>
          </table:table-cell>
        </table:table-row>
        <table:table-row table:style-name="ro1">
          <table:table-cell office:value-type="float" office:value="-0.0444014738571019" calcext:value-type="float">
            <text:p>-0.0444014738571019</text:p>
          </table:table-cell>
          <table:table-cell office:value-type="float" office:value="-0.00205909841224552" calcext:value-type="float">
            <text:p>-0.00205909841224552</text:p>
          </table:table-cell>
          <table:table-cell office:value-type="float" office:value="1.09684357463815" calcext:value-type="float">
            <text:p>1.09684357463815</text:p>
          </table:table-cell>
        </table:table-row>
        <table:table-row table:style-name="ro1">
          <table:table-cell office:value-type="float" office:value="-0.0453332385854801" calcext:value-type="float">
            <text:p>-0.0453332385854801</text:p>
          </table:table-cell>
          <table:table-cell office:value-type="float" office:value="-0.0013065762517441" calcext:value-type="float">
            <text:p>-0.0013065762517441</text:p>
          </table:table-cell>
          <table:table-cell office:value-type="float" office:value="1.09605021378492" calcext:value-type="float">
            <text:p>1.09605021378492</text:p>
          </table:table-cell>
        </table:table-row>
        <table:table-row table:style-name="ro1">
          <table:table-cell office:value-type="float" office:value="-0.0462362959995391" calcext:value-type="float">
            <text:p>-0.0462362959995391</text:p>
          </table:table-cell>
          <table:table-cell office:value-type="float" office:value="-0.000765035255139846" calcext:value-type="float">
            <text:p>-0.000765035255139846</text:p>
          </table:table-cell>
          <table:table-cell office:value-type="float" office:value="1.09415744836749" calcext:value-type="float">
            <text:p>1.09415744836749</text:p>
          </table:table-cell>
        </table:table-row>
        <table:table-row table:style-name="ro1">
          <table:table-cell office:value-type="float" office:value="-0.0472187001387377" calcext:value-type="float">
            <text:p>-0.0472187001387377</text:p>
          </table:table-cell>
          <table:table-cell office:value-type="float" office:value="0.0000902432630607091" calcext:value-type="float">
            <text:p>9.02432630607091E-05</text:p>
          </table:table-cell>
          <table:table-cell office:value-type="float" office:value="1.09353422985242" calcext:value-type="float">
            <text:p>1.09353422985242</text:p>
          </table:table-cell>
        </table:table-row>
        <table:table-row table:style-name="ro1">
          <table:table-cell office:value-type="float" office:value="-0.0479996760475116" calcext:value-type="float">
            <text:p>-0.0479996760475116</text:p>
          </table:table-cell>
          <table:table-cell office:value-type="float" office:value="0.000819354974176745" calcext:value-type="float">
            <text:p>0.000819354974176745</text:p>
          </table:table-cell>
          <table:table-cell office:value-type="float" office:value="1.09271166174761" calcext:value-type="float">
            <text:p>1.09271166174761</text:p>
          </table:table-cell>
        </table:table-row>
        <table:table-row table:style-name="ro1">
          <table:table-cell office:value-type="float" office:value="-0.0484433420294222" calcext:value-type="float">
            <text:p>-0.0484433420294222</text:p>
          </table:table-cell>
          <table:table-cell office:value-type="float" office:value="0.00135806354817738" calcext:value-type="float">
            <text:p>0.00135806354817738</text:p>
          </table:table-cell>
          <table:table-cell office:value-type="float" office:value="1.09231437901973" calcext:value-type="float">
            <text:p>1.09231437901973</text:p>
          </table:table-cell>
        </table:table-row>
        <table:table-row table:style-name="ro1">
          <table:table-cell office:value-type="float" office:value="-0.0483426562580304" calcext:value-type="float">
            <text:p>-0.0483426562580304</text:p>
          </table:table-cell>
          <table:table-cell office:value-type="float" office:value="0.00168724847682841" calcext:value-type="float">
            <text:p>0.00168724847682841</text:p>
          </table:table-cell>
          <table:table-cell office:value-type="float" office:value="1.09198607402057" calcext:value-type="float">
            <text:p>1.09198607402057</text:p>
          </table:table-cell>
        </table:table-row>
        <table:table-row table:style-name="ro1">
          <table:table-cell office:value-type="float" office:value="-0.047819398601286" calcext:value-type="float">
            <text:p>-0.047819398601286</text:p>
          </table:table-cell>
          <table:table-cell office:value-type="float" office:value="0.00155265612929832" calcext:value-type="float">
            <text:p>0.00155265612929832</text:p>
          </table:table-cell>
          <table:table-cell office:value-type="float" office:value="1.09137328193834" calcext:value-type="float">
            <text:p>1.09137328193834</text:p>
          </table:table-cell>
        </table:table-row>
        <table:table-row table:style-name="ro1">
          <table:table-cell office:value-type="float" office:value="-0.0469383608799072" calcext:value-type="float">
            <text:p>-0.0469383608799072</text:p>
          </table:table-cell>
          <table:table-cell office:value-type="float" office:value="0.00129814039893061" calcext:value-type="float">
            <text:p>0.00129814039893061</text:p>
          </table:table-cell>
          <table:table-cell office:value-type="float" office:value="1.09146004352673" calcext:value-type="float">
            <text:p>1.09146004352673</text:p>
          </table:table-cell>
        </table:table-row>
        <table:table-row table:style-name="ro1">
          <table:table-cell office:value-type="float" office:value="-0.0454919181579397" calcext:value-type="float">
            <text:p>-0.0454919181579397</text:p>
          </table:table-cell>
          <table:table-cell office:value-type="float" office:value="0.0011187197080417" calcext:value-type="float">
            <text:p>0.0011187197080417</text:p>
          </table:table-cell>
          <table:table-cell office:value-type="float" office:value="1.09232045556366" calcext:value-type="float">
            <text:p>1.09232045556366</text:p>
          </table:table-cell>
        </table:table-row>
        <table:table-row table:style-name="ro1">
          <table:table-cell office:value-type="float" office:value="-0.0435083975435978" calcext:value-type="float">
            <text:p>-0.0435083975435978</text:p>
          </table:table-cell>
          <table:table-cell office:value-type="float" office:value="0.00106067248119793" calcext:value-type="float">
            <text:p>0.00106067248119793</text:p>
          </table:table-cell>
          <table:table-cell office:value-type="float" office:value="1.09304960034557" calcext:value-type="float">
            <text:p>1.09304960034557</text:p>
          </table:table-cell>
        </table:table-row>
        <table:table-row table:style-name="ro1">
          <table:table-cell office:value-type="float" office:value="-0.0411548240917179" calcext:value-type="float">
            <text:p>-0.0411548240917179</text:p>
          </table:table-cell>
          <table:table-cell office:value-type="float" office:value="0.00090857034422352" calcext:value-type="float">
            <text:p>0.00090857034422352</text:p>
          </table:table-cell>
          <table:table-cell office:value-type="float" office:value="1.09417263358068" calcext:value-type="float">
            <text:p>1.09417263358068</text:p>
          </table:table-cell>
        </table:table-row>
        <table:table-row table:style-name="ro1">
          <table:table-cell office:value-type="float" office:value="-0.0381943236012193" calcext:value-type="float">
            <text:p>-0.0381943236012193</text:p>
          </table:table-cell>
          <table:table-cell office:value-type="float" office:value="0.00043779171668347" calcext:value-type="float">
            <text:p>0.00043779171668347</text:p>
          </table:table-cell>
          <table:table-cell office:value-type="float" office:value="1.09463244572731" calcext:value-type="float">
            <text:p>1.09463244572731</text:p>
          </table:table-cell>
        </table:table-row>
        <table:table-row table:style-name="ro1">
          <table:table-cell office:value-type="float" office:value="-0.0347714273252391" calcext:value-type="float">
            <text:p>-0.0347714273252391</text:p>
          </table:table-cell>
          <table:table-cell office:value-type="float" office:value="0.00010659098533339" calcext:value-type="float">
            <text:p>0.00010659098533339</text:p>
          </table:table-cell>
          <table:table-cell office:value-type="float" office:value="1.09727327669518" calcext:value-type="float">
            <text:p>1.09727327669518</text:p>
          </table:table-cell>
        </table:table-row>
        <table:table-row table:style-name="ro1">
          <table:table-cell office:value-type="float" office:value="-0.0305301383719642" calcext:value-type="float">
            <text:p>-0.0305301383719642</text:p>
          </table:table-cell>
          <table:table-cell office:value-type="float" office:value="-0.00016417655398797" calcext:value-type="float">
            <text:p>-0.00016417655398797</text:p>
          </table:table-cell>
          <table:table-cell office:value-type="float" office:value="1.09835567861327" calcext:value-type="float">
            <text:p>1.09835567861327</text:p>
          </table:table-cell>
        </table:table-row>
        <table:table-row table:style-name="ro1">
          <table:table-cell office:value-type="float" office:value="-0.0264679161590673" calcext:value-type="float">
            <text:p>-0.0264679161590673</text:p>
          </table:table-cell>
          <table:table-cell office:value-type="float" office:value="-0.000324251225946038" calcext:value-type="float">
            <text:p>-0.000324251225946038</text:p>
          </table:table-cell>
          <table:table-cell office:value-type="float" office:value="1.10008851106453" calcext:value-type="float">
            <text:p>1.10008851106453</text:p>
          </table:table-cell>
        </table:table-row>
        <table:table-row table:style-name="ro1">
          <table:table-cell office:value-type="float" office:value="-0.0221562352450461" calcext:value-type="float">
            <text:p>-0.0221562352450461</text:p>
          </table:table-cell>
          <table:table-cell office:value-type="float" office:value="-0.000238165940101653" calcext:value-type="float">
            <text:p>-0.000238165940101653</text:p>
          </table:table-cell>
          <table:table-cell office:value-type="float" office:value="1.10153861102983" calcext:value-type="float">
            <text:p>1.10153861102983</text:p>
          </table:table-cell>
        </table:table-row>
        <table:table-row table:style-name="ro1">
          <table:table-cell office:value-type="float" office:value="-0.0178479366287931" calcext:value-type="float">
            <text:p>-0.0178479366287931</text:p>
          </table:table-cell>
          <table:table-cell office:value-type="float" office:value="-0.00016353625582022" calcext:value-type="float">
            <text:p>-0.00016353625582022</text:p>
          </table:table-cell>
          <table:table-cell office:value-type="float" office:value="1.10348499993041" calcext:value-type="float">
            <text:p>1.10348499993041</text:p>
          </table:table-cell>
        </table:table-row>
        <table:table-row table:style-name="ro1">
          <table:table-cell office:value-type="float" office:value="-0.0130805839816659" calcext:value-type="float">
            <text:p>-0.0130805839816659</text:p>
          </table:table-cell>
          <table:table-cell office:value-type="float" office:value="0.0000495904187726663" calcext:value-type="float">
            <text:p>4.95904187726663E-05</text:p>
          </table:table-cell>
          <table:table-cell office:value-type="float" office:value="1.10449732869775" calcext:value-type="float">
            <text:p>1.10449732869775</text:p>
          </table:table-cell>
        </table:table-row>
        <table:table-row table:style-name="ro1">
          <table:table-cell office:value-type="float" office:value="-0.00780579315797372" calcext:value-type="float">
            <text:p>-0.00780579315797372</text:p>
          </table:table-cell>
          <table:table-cell office:value-type="float" office:value="0.000279484443467527" calcext:value-type="float">
            <text:p>0.000279484443467527</text:p>
          </table:table-cell>
          <table:table-cell office:value-type="float" office:value="1.1063310929437" calcext:value-type="float">
            <text:p>1.1063310929437</text:p>
          </table:table-cell>
        </table:table-row>
        <table:table-row table:style-name="ro1">
          <table:table-cell office:value-type="float" office:value="-0.00207848137711744" calcext:value-type="float">
            <text:p>-0.00207848137711744</text:p>
          </table:table-cell>
          <table:table-cell office:value-type="float" office:value="0.000640822056686005" calcext:value-type="float">
            <text:p>0.000640822056686005</text:p>
          </table:table-cell>
          <table:table-cell office:value-type="float" office:value="1.10637839237193" calcext:value-type="float">
            <text:p>1.10637839237193</text:p>
          </table:table-cell>
        </table:table-row>
        <table:table-row table:style-name="ro1">
          <table:table-cell office:value-type="float" office:value="0.00392358457969531" calcext:value-type="float">
            <text:p>0.00392358457969531</text:p>
          </table:table-cell>
          <table:table-cell office:value-type="float" office:value="0.0010051487642586" calcext:value-type="float">
            <text:p>0.0010051487642586</text:p>
          </table:table-cell>
          <table:table-cell office:value-type="float" office:value="1.10927664096388" calcext:value-type="float">
            <text:p>1.10927664096388</text:p>
          </table:table-cell>
        </table:table-row>
        <table:table-row table:style-name="ro1">
          <table:table-cell office:value-type="float" office:value="0.0105468911648826" calcext:value-type="float">
            <text:p>0.0105468911648826</text:p>
          </table:table-cell>
          <table:table-cell office:value-type="float" office:value="0.00154502796460645" calcext:value-type="float">
            <text:p>0.00154502796460645</text:p>
          </table:table-cell>
          <table:table-cell office:value-type="float" office:value="1.11216389372109" calcext:value-type="float">
            <text:p>1.11216389372109</text:p>
          </table:table-cell>
        </table:table-row>
        <table:table-row table:style-name="ro1">
          <table:table-cell office:value-type="float" office:value="0.0177586884751415" calcext:value-type="float">
            <text:p>0.0177586884751415</text:p>
          </table:table-cell>
          <table:table-cell office:value-type="float" office:value="0.00206232815018245" calcext:value-type="float">
            <text:p>0.00206232815018245</text:p>
          </table:table-cell>
          <table:table-cell office:value-type="float" office:value="1.11539320965331" calcext:value-type="float">
            <text:p>1.11539320965331</text:p>
          </table:table-cell>
        </table:table-row>
        <table:table-row table:style-name="ro1">
          <table:table-cell office:value-type="float" office:value="0.0252641337351463" calcext:value-type="float">
            <text:p>0.0252641337351463</text:p>
          </table:table-cell>
          <table:table-cell office:value-type="float" office:value="0.00232139029762869" calcext:value-type="float">
            <text:p>0.00232139029762869</text:p>
          </table:table-cell>
          <table:table-cell office:value-type="float" office:value="1.11799349933757" calcext:value-type="float">
            <text:p>1.11799349933757</text:p>
          </table:table-cell>
        </table:table-row>
        <table:table-row table:style-name="ro1">
          <table:table-cell office:value-type="float" office:value="0.032958533243149" calcext:value-type="float">
            <text:p>0.032958533243149</text:p>
          </table:table-cell>
          <table:table-cell office:value-type="float" office:value="0.00231721583423227" calcext:value-type="float">
            <text:p>0.00231721583423227</text:p>
          </table:table-cell>
          <table:table-cell office:value-type="float" office:value="1.11957925778966" calcext:value-type="float">
            <text:p>1.11957925778966</text:p>
          </table:table-cell>
        </table:table-row>
        <table:table-row table:style-name="ro1">
          <table:table-cell office:value-type="float" office:value="0.0408541190716541" calcext:value-type="float">
            <text:p>0.0408541190716541</text:p>
          </table:table-cell>
          <table:table-cell office:value-type="float" office:value="0.00234983036573167" calcext:value-type="float">
            <text:p>0.00234983036573167</text:p>
          </table:table-cell>
          <table:table-cell office:value-type="float" office:value="1.12257416146056" calcext:value-type="float">
            <text:p>1.12257416146056</text:p>
          </table:table-cell>
        </table:table-row>
        <table:table-row table:style-name="ro1">
          <table:table-cell office:value-type="float" office:value="0.0484077071487905" calcext:value-type="float">
            <text:p>0.0484077071487905</text:p>
          </table:table-cell>
          <table:table-cell office:value-type="float" office:value="0.00212783445922769" calcext:value-type="float">
            <text:p>0.00212783445922769</text:p>
          </table:table-cell>
          <table:table-cell office:value-type="float" office:value="1.1241723227558" calcext:value-type="float">
            <text:p>1.1241723227558</text:p>
          </table:table-cell>
        </table:table-row>
        <table:table-row table:style-name="ro1">
          <table:table-cell office:value-type="float" office:value="0.0557853087677928" calcext:value-type="float">
            <text:p>0.0557853087677928</text:p>
          </table:table-cell>
          <table:table-cell office:value-type="float" office:value="0.00187237491849575" calcext:value-type="float">
            <text:p>0.00187237491849575</text:p>
          </table:table-cell>
          <table:table-cell office:value-type="float" office:value="1.12583509012926" calcext:value-type="float">
            <text:p>1.12583509012926</text:p>
          </table:table-cell>
        </table:table-row>
        <table:table-row table:style-name="ro1">
          <table:table-cell office:value-type="float" office:value="0.0623976293632873" calcext:value-type="float">
            <text:p>0.0623976293632873</text:p>
          </table:table-cell>
          <table:table-cell office:value-type="float" office:value="0.00191577611039241" calcext:value-type="float">
            <text:p>0.00191577611039241</text:p>
          </table:table-cell>
          <table:table-cell office:value-type="float" office:value="1.12872734723008" calcext:value-type="float">
            <text:p>1.12872734723008</text:p>
          </table:table-cell>
        </table:table-row>
        <table:table-row table:style-name="ro1">
          <table:table-cell office:value-type="float" office:value="0.0683001731279179" calcext:value-type="float">
            <text:p>0.0683001731279179</text:p>
          </table:table-cell>
          <table:table-cell office:value-type="float" office:value="0.00184940763290511" calcext:value-type="float">
            <text:p>0.00184940763290511</text:p>
          </table:table-cell>
          <table:table-cell office:value-type="float" office:value="1.13016887561732" calcext:value-type="float">
            <text:p>1.13016887561732</text:p>
          </table:table-cell>
        </table:table-row>
        <table:table-row table:style-name="ro1">
          <table:table-cell office:value-type="float" office:value="0.0733029918549764" calcext:value-type="float">
            <text:p>0.0733029918549764</text:p>
          </table:table-cell>
          <table:table-cell office:value-type="float" office:value="0.00200638687406617" calcext:value-type="float">
            <text:p>0.00200638687406617</text:p>
          </table:table-cell>
          <table:table-cell office:value-type="float" office:value="1.13247125449805" calcext:value-type="float">
            <text:p>1.13247125449805</text:p>
          </table:table-cell>
        </table:table-row>
        <table:table-row table:style-name="ro1">
          <table:table-cell office:value-type="float" office:value="0.0774313723261924" calcext:value-type="float">
            <text:p>0.0774313723261924</text:p>
          </table:table-cell>
          <table:table-cell office:value-type="float" office:value="0.0020169002505932" calcext:value-type="float">
            <text:p>0.0020169002505932</text:p>
          </table:table-cell>
          <table:table-cell office:value-type="float" office:value="1.13445217636002" calcext:value-type="float">
            <text:p>1.13445217636002</text:p>
          </table:table-cell>
        </table:table-row>
        <table:table-row table:style-name="ro1">
          <table:table-cell office:value-type="float" office:value="0.0808304912104223" calcext:value-type="float">
            <text:p>0.0808304912104223</text:p>
          </table:table-cell>
          <table:table-cell office:value-type="float" office:value="0.00208368286685707" calcext:value-type="float">
            <text:p>0.00208368286685707</text:p>
          </table:table-cell>
          <table:table-cell office:value-type="float" office:value="1.13677990831701" calcext:value-type="float">
            <text:p>1.13677990831701</text:p>
          </table:table-cell>
        </table:table-row>
        <table:table-row table:style-name="ro1">
          <table:table-cell office:value-type="float" office:value="0.0834121321951643" calcext:value-type="float">
            <text:p>0.0834121321951643</text:p>
          </table:table-cell>
          <table:table-cell office:value-type="float" office:value="0.00201373020216457" calcext:value-type="float">
            <text:p>0.00201373020216457</text:p>
          </table:table-cell>
          <table:table-cell office:value-type="float" office:value="1.13875437695877" calcext:value-type="float">
            <text:p>1.13875437695877</text:p>
          </table:table-cell>
        </table:table-row>
        <table:table-row table:style-name="ro1">
          <table:table-cell office:value-type="float" office:value="0.0856672673923669" calcext:value-type="float">
            <text:p>0.0856672673923669</text:p>
          </table:table-cell>
          <table:table-cell office:value-type="float" office:value="0.00216206518406498" calcext:value-type="float">
            <text:p>0.00216206518406498</text:p>
          </table:table-cell>
          <table:table-cell office:value-type="float" office:value="1.14004830411174" calcext:value-type="float">
            <text:p>1.14004830411174</text:p>
          </table:table-cell>
        </table:table-row>
        <table:table-row table:style-name="ro1">
          <table:table-cell office:value-type="float" office:value="0.0873938123666377" calcext:value-type="float">
            <text:p>0.0873938123666377</text:p>
          </table:table-cell>
          <table:table-cell office:value-type="float" office:value="0.00211044631134252" calcext:value-type="float">
            <text:p>0.00211044631134252</text:p>
          </table:table-cell>
          <table:table-cell office:value-type="float" office:value="1.14277014125102" calcext:value-type="float">
            <text:p>1.14277014125102</text:p>
          </table:table-cell>
        </table:table-row>
        <table:table-row table:style-name="ro1">
          <table:table-cell office:value-type="float" office:value="0.0882964154940072" calcext:value-type="float">
            <text:p>0.0882964154940072</text:p>
          </table:table-cell>
          <table:table-cell office:value-type="float" office:value="0.00200279668333593" calcext:value-type="float">
            <text:p>0.00200279668333593</text:p>
          </table:table-cell>
          <table:table-cell office:value-type="float" office:value="1.14491436537586" calcext:value-type="float">
            <text:p>1.14491436537586</text:p>
          </table:table-cell>
        </table:table-row>
        <table:table-row table:style-name="ro1">
          <table:table-cell office:value-type="float" office:value="0.0885362071833308" calcext:value-type="float">
            <text:p>0.0885362071833308</text:p>
          </table:table-cell>
          <table:table-cell office:value-type="float" office:value="0.00178003362781214" calcext:value-type="float">
            <text:p>0.00178003362781214</text:p>
          </table:table-cell>
          <table:table-cell office:value-type="float" office:value="1.14503398932865" calcext:value-type="float">
            <text:p>1.14503398932865</text:p>
          </table:table-cell>
        </table:table-row>
        <table:table-row table:style-name="ro1">
          <table:table-cell office:value-type="float" office:value="0.0882239175387851" calcext:value-type="float">
            <text:p>0.0882239175387851</text:p>
          </table:table-cell>
          <table:table-cell office:value-type="float" office:value="0.00141229764962691" calcext:value-type="float">
            <text:p>0.00141229764962691</text:p>
          </table:table-cell>
          <table:table-cell office:value-type="float" office:value="1.14667940897343" calcext:value-type="float">
            <text:p>1.14667940897343</text:p>
          </table:table-cell>
        </table:table-row>
        <table:table-row table:style-name="ro1">
          <table:table-cell office:value-type="float" office:value="0.0872569970407298" calcext:value-type="float">
            <text:p>0.0872569970407298</text:p>
          </table:table-cell>
          <table:table-cell office:value-type="float" office:value="0.00084026615089998" calcext:value-type="float">
            <text:p>0.00084026615089998</text:p>
          </table:table-cell>
          <table:table-cell office:value-type="float" office:value="1.14787422552343" calcext:value-type="float">
            <text:p>1.14787422552343</text:p>
          </table:table-cell>
        </table:table-row>
        <table:table-row table:style-name="ro1">
          <table:table-cell office:value-type="float" office:value="0.0857956403677502" calcext:value-type="float">
            <text:p>0.0857956403677502</text:p>
          </table:table-cell>
          <table:table-cell office:value-type="float" office:value="0.000347628348519203" calcext:value-type="float">
            <text:p>0.000347628348519203</text:p>
          </table:table-cell>
          <table:table-cell office:value-type="float" office:value="1.14893507737325" calcext:value-type="float">
            <text:p>1.14893507737325</text:p>
          </table:table-cell>
        </table:table-row>
        <table:table-row table:style-name="ro1">
          <table:table-cell office:value-type="float" office:value="0.0837679709380461" calcext:value-type="float">
            <text:p>0.0837679709380461</text:p>
          </table:table-cell>
          <table:table-cell office:value-type="float" office:value="-0.000112066919082963" calcext:value-type="float">
            <text:p>-0.000112066919082963</text:p>
          </table:table-cell>
          <table:table-cell office:value-type="float" office:value="1.15072241390671" calcext:value-type="float">
            <text:p>1.15072241390671</text:p>
          </table:table-cell>
        </table:table-row>
        <table:table-row table:style-name="ro1">
          <table:table-cell office:value-type="float" office:value="0.0811008405418153" calcext:value-type="float">
            <text:p>0.0811008405418153</text:p>
          </table:table-cell>
          <table:table-cell office:value-type="float" office:value="-0.000608211942916523" calcext:value-type="float">
            <text:p>-0.000608211942916523</text:p>
          </table:table-cell>
          <table:table-cell office:value-type="float" office:value="1.15136799163956" calcext:value-type="float">
            <text:p>1.15136799163956</text:p>
          </table:table-cell>
        </table:table-row>
        <table:table-row table:style-name="ro1">
          <table:table-cell office:value-type="float" office:value="0.0776123760817196" calcext:value-type="float">
            <text:p>0.0776123760817196</text:p>
          </table:table-cell>
          <table:table-cell office:value-type="float" office:value="-0.00101816394924391" calcext:value-type="float">
            <text:p>-0.00101816394924391</text:p>
          </table:table-cell>
          <table:table-cell office:value-type="float" office:value="1.15241035911326" calcext:value-type="float">
            <text:p>1.15241035911326</text:p>
          </table:table-cell>
        </table:table-row>
        <table:table-row table:style-name="ro1">
          <table:table-cell office:value-type="float" office:value="0.0736359949516089" calcext:value-type="float">
            <text:p>0.0736359949516089</text:p>
          </table:table-cell>
          <table:table-cell office:value-type="float" office:value="-0.00134215497855016" calcext:value-type="float">
            <text:p>-0.00134215497855016</text:p>
          </table:table-cell>
          <table:table-cell office:value-type="float" office:value="1.15541192834402" calcext:value-type="float">
            <text:p>1.15541192834402</text:p>
          </table:table-cell>
        </table:table-row>
        <table:table-row table:style-name="ro1">
          <table:table-cell office:value-type="float" office:value="0.0686570229183907" calcext:value-type="float">
            <text:p>0.0686570229183907</text:p>
          </table:table-cell>
          <table:table-cell office:value-type="float" office:value="-0.00159494711762704" calcext:value-type="float">
            <text:p>-0.00159494711762704</text:p>
          </table:table-cell>
          <table:table-cell office:value-type="float" office:value="1.15769114348098" calcext:value-type="float">
            <text:p>1.15769114348098</text:p>
          </table:table-cell>
        </table:table-row>
        <table:table-row table:style-name="ro1">
          <table:table-cell office:value-type="float" office:value="0.0631578688242938" calcext:value-type="float">
            <text:p>0.0631578688242938</text:p>
          </table:table-cell>
          <table:table-cell office:value-type="float" office:value="-0.00199193031897098" calcext:value-type="float">
            <text:p>-0.00199193031897098</text:p>
          </table:table-cell>
          <table:table-cell office:value-type="float" office:value="1.15994119103136" calcext:value-type="float">
            <text:p>1.15994119103136</text:p>
          </table:table-cell>
        </table:table-row>
        <table:table-row table:style-name="ro1">
          <table:table-cell office:value-type="float" office:value="0.0570928145694686" calcext:value-type="float">
            <text:p>0.0570928145694686</text:p>
          </table:table-cell>
          <table:table-cell office:value-type="float" office:value="-0.00230015307440594" calcext:value-type="float">
            <text:p>-0.00230015307440594</text:p>
          </table:table-cell>
          <table:table-cell office:value-type="float" office:value="1.16203749708219" calcext:value-type="float">
            <text:p>1.16203749708219</text:p>
          </table:table-cell>
        </table:table-row>
        <table:table-row table:style-name="ro1">
          <table:table-cell office:value-type="float" office:value="0.0504513572648957" calcext:value-type="float">
            <text:p>0.0504513572648957</text:p>
          </table:table-cell>
          <table:table-cell office:value-type="float" office:value="-0.00244046763964397" calcext:value-type="float">
            <text:p>-0.00244046763964397</text:p>
          </table:table-cell>
          <table:table-cell office:value-type="float" office:value="1.16278980678542" calcext:value-type="float">
            <text:p>1.16278980678542</text:p>
          </table:table-cell>
        </table:table-row>
        <table:table-row table:style-name="ro1">
          <table:table-cell office:value-type="float" office:value="0.0434703056677342" calcext:value-type="float">
            <text:p>0.0434703056677342</text:p>
          </table:table-cell>
          <table:table-cell office:value-type="float" office:value="-0.00257624633810761" calcext:value-type="float">
            <text:p>-0.00257624633810761</text:p>
          </table:table-cell>
          <table:table-cell office:value-type="float" office:value="1.1659989824718" calcext:value-type="float">
            <text:p>1.1659989824718</text:p>
          </table:table-cell>
        </table:table-row>
        <table:table-row table:style-name="ro1">
          <table:table-cell office:value-type="float" office:value="0.035483113866689" calcext:value-type="float">
            <text:p>0.035483113866689</text:p>
          </table:table-cell>
          <table:table-cell office:value-type="float" office:value="-0.0029372573176637" calcext:value-type="float">
            <text:p>-0.0029372573176637</text:p>
          </table:table-cell>
          <table:table-cell office:value-type="float" office:value="1.16812386429155" calcext:value-type="float">
            <text:p>1.16812386429155</text:p>
          </table:table-cell>
        </table:table-row>
        <table:table-row table:style-name="ro1">
          <table:table-cell office:value-type="float" office:value="0.0268322769235125" calcext:value-type="float">
            <text:p>0.0268322769235125</text:p>
          </table:table-cell>
          <table:table-cell office:value-type="float" office:value="-0.00359985942780055" calcext:value-type="float">
            <text:p>-0.00359985942780055</text:p>
          </table:table-cell>
          <table:table-cell office:value-type="float" office:value="1.1725480537" calcext:value-type="float">
            <text:p>1.1725480537</text:p>
          </table:table-cell>
        </table:table-row>
        <table:table-row table:style-name="ro1">
          <table:table-cell office:value-type="float" office:value="0.0175285515833376" calcext:value-type="float">
            <text:p>0.0175285515833376</text:p>
          </table:table-cell>
          <table:table-cell office:value-type="float" office:value="-0.00446041963834357" calcext:value-type="float">
            <text:p>-0.00446041963834357</text:p>
          </table:table-cell>
          <table:table-cell office:value-type="float" office:value="1.17374284228692" calcext:value-type="float">
            <text:p>1.17374284228692</text:p>
          </table:table-cell>
        </table:table-row>
        <table:table-row table:style-name="ro1">
          <table:table-cell office:value-type="float" office:value="0.00731517592254614" calcext:value-type="float">
            <text:p>0.00731517592254614</text:p>
          </table:table-cell>
          <table:table-cell office:value-type="float" office:value="-0.00549807496018055" calcext:value-type="float">
            <text:p>-0.00549807496018055</text:p>
          </table:table-cell>
          <table:table-cell office:value-type="float" office:value="1.17421080646299" calcext:value-type="float">
            <text:p>1.17421080646299</text:p>
          </table:table-cell>
        </table:table-row>
        <table:table-row table:style-name="ro1">
          <table:table-cell office:value-type="float" office:value="-0.00380075176096647" calcext:value-type="float">
            <text:p>-0.00380075176096647</text:p>
          </table:table-cell>
          <table:table-cell office:value-type="float" office:value="-0.00671840772568625" calcext:value-type="float">
            <text:p>-0.00671840772568625</text:p>
          </table:table-cell>
          <table:table-cell office:value-type="float" office:value="1.17905539352485" calcext:value-type="float">
            <text:p>1.17905539352485</text:p>
          </table:table-cell>
        </table:table-row>
        <table:table-row table:style-name="ro1">
          <table:table-cell office:value-type="float" office:value="-0.0153902953354161" calcext:value-type="float">
            <text:p>-0.0153902953354161</text:p>
          </table:table-cell>
          <table:table-cell office:value-type="float" office:value="-0.00793844449538818" calcext:value-type="float">
            <text:p>-0.00793844449538818</text:p>
          </table:table-cell>
          <table:table-cell office:value-type="float" office:value="1.18091207900533" calcext:value-type="float">
            <text:p>1.18091207900533</text:p>
          </table:table-cell>
        </table:table-row>
        <table:table-row table:style-name="ro1">
          <table:table-cell office:value-type="float" office:value="-0.0275164178836999" calcext:value-type="float">
            <text:p>-0.0275164178836999</text:p>
          </table:table-cell>
          <table:table-cell office:value-type="float" office:value="-0.00922560771417604" calcext:value-type="float">
            <text:p>-0.00922560771417604</text:p>
          </table:table-cell>
          <table:table-cell office:value-type="float" office:value="1.1843121092769" calcext:value-type="float">
            <text:p>1.1843121092769</text:p>
          </table:table-cell>
        </table:table-row>
        <table:table-row table:style-name="ro1">
          <table:table-cell office:value-type="float" office:value="-0.0400951774032281" calcext:value-type="float">
            <text:p>-0.0400951774032281</text:p>
          </table:table-cell>
          <table:table-cell office:value-type="float" office:value="-0.0105786591136701" calcext:value-type="float">
            <text:p>-0.0105786591136701</text:p>
          </table:table-cell>
          <table:table-cell office:value-type="float" office:value="1.18758802826163" calcext:value-type="float">
            <text:p>1.18758802826163</text:p>
          </table:table-cell>
        </table:table-row>
        <table:table-row table:style-name="ro1">
          <table:table-cell office:value-type="float" office:value="-0.0527706699859426" calcext:value-type="float">
            <text:p>-0.0527706699859426</text:p>
          </table:table-cell>
          <table:table-cell office:value-type="float" office:value="-0.0121265039763414" calcext:value-type="float">
            <text:p>-0.0121265039763414</text:p>
          </table:table-cell>
          <table:table-cell office:value-type="float" office:value="1.19070865900382" calcext:value-type="float">
            <text:p>1.19070865900382</text:p>
          </table:table-cell>
        </table:table-row>
        <table:table-row table:style-name="ro1">
          <table:table-cell office:value-type="float" office:value="-0.0658087564443635" calcext:value-type="float">
            <text:p>-0.0658087564443635</text:p>
          </table:table-cell>
          <table:table-cell office:value-type="float" office:value="-0.0139923975049822" calcext:value-type="float">
            <text:p>-0.0139923975049822</text:p>
          </table:table-cell>
          <table:table-cell office:value-type="float" office:value="1.19238108628214" calcext:value-type="float">
            <text:p>1.19238108628214</text:p>
          </table:table-cell>
        </table:table-row>
        <table:table-row table:style-name="ro1">
          <table:table-cell office:value-type="float" office:value="-0.0792517663562664" calcext:value-type="float">
            <text:p>-0.0792517663562664</text:p>
          </table:table-cell>
          <table:table-cell office:value-type="float" office:value="-0.0162418338000343" calcext:value-type="float">
            <text:p>-0.0162418338000343</text:p>
          </table:table-cell>
          <table:table-cell office:value-type="float" office:value="1.19546862385404" calcext:value-type="float">
            <text:p>1.19546862385404</text:p>
          </table:table-cell>
        </table:table-row>
        <table:table-row table:style-name="ro1">
          <table:table-cell office:value-type="float" office:value="-0.0925524703311663" calcext:value-type="float">
            <text:p>-0.0925524703311663</text:p>
          </table:table-cell>
          <table:table-cell office:value-type="float" office:value="-0.0186427382297016" calcext:value-type="float">
            <text:p>-0.0186427382297016</text:p>
          </table:table-cell>
          <table:table-cell office:value-type="float" office:value="1.19731319357659" calcext:value-type="float">
            <text:p>1.19731319357659</text:p>
          </table:table-cell>
        </table:table-row>
        <table:table-row table:style-name="ro1">
          <table:table-cell office:value-type="float" office:value="-0.105739458738047" calcext:value-type="float">
            <text:p>-0.105739458738047</text:p>
          </table:table-cell>
          <table:table-cell office:value-type="float" office:value="-0.0211207254963693" calcext:value-type="float">
            <text:p>-0.0211207254963693</text:p>
          </table:table-cell>
          <table:table-cell office:value-type="float" office:value="1.20258412213014" calcext:value-type="float">
            <text:p>1.20258412213014</text:p>
          </table:table-cell>
        </table:table-row>
        <table:table-row table:style-name="ro1">
          <table:table-cell office:value-type="float" office:value="-0.118546463691871" calcext:value-type="float">
            <text:p>-0.118546463691871</text:p>
          </table:table-cell>
          <table:table-cell office:value-type="float" office:value="-0.0233085010583055" calcext:value-type="float">
            <text:p>-0.0233085010583055</text:p>
          </table:table-cell>
          <table:table-cell office:value-type="float" office:value="1.20675083005491" calcext:value-type="float">
            <text:p>1.20675083005491</text:p>
          </table:table-cell>
        </table:table-row>
        <table:table-row table:style-name="ro1">
          <table:table-cell office:value-type="float" office:value="-0.130910102681224" calcext:value-type="float">
            <text:p>-0.130910102681224</text:p>
          </table:table-cell>
          <table:table-cell office:value-type="float" office:value="-0.0253836040020883" calcext:value-type="float">
            <text:p>-0.0253836040020883</text:p>
          </table:table-cell>
          <table:table-cell office:value-type="float" office:value="1.21186153887441" calcext:value-type="float">
            <text:p>1.21186153887441</text:p>
          </table:table-cell>
        </table:table-row>
        <table:table-row table:style-name="ro1">
          <table:table-cell office:value-type="float" office:value="-0.142366756608146" calcext:value-type="float">
            <text:p>-0.142366756608146</text:p>
          </table:table-cell>
          <table:table-cell office:value-type="float" office:value="-0.0267830542836877" calcext:value-type="float">
            <text:p>-0.0267830542836877</text:p>
          </table:table-cell>
          <table:table-cell office:value-type="float" office:value="1.21671632178546" calcext:value-type="float">
            <text:p>1.21671632178546</text:p>
          </table:table-cell>
        </table:table-row>
        <table:table-row table:style-name="ro1">
          <table:table-cell office:value-type="float" office:value="-0.153124607107129" calcext:value-type="float">
            <text:p>-0.153124607107129</text:p>
          </table:table-cell>
          <table:table-cell office:value-type="float" office:value="-0.0281753927877096" calcext:value-type="float">
            <text:p>-0.0281753927877096</text:p>
          </table:table-cell>
          <table:table-cell office:value-type="float" office:value="1.22178313789005" calcext:value-type="float">
            <text:p>1.22178313789005</text:p>
          </table:table-cell>
        </table:table-row>
        <table:table-row table:style-name="ro1">
          <table:table-cell office:value-type="float" office:value="-0.163105551545544" calcext:value-type="float">
            <text:p>-0.163105551545544</text:p>
          </table:table-cell>
          <table:table-cell office:value-type="float" office:value="-0.0291522270113209" calcext:value-type="float">
            <text:p>-0.0291522270113209</text:p>
          </table:table-cell>
          <table:table-cell office:value-type="float" office:value="1.22418963189883" calcext:value-type="float">
            <text:p>1.22418963189883</text:p>
          </table:table-cell>
        </table:table-row>
        <table:table-row table:style-name="ro1">
          <table:table-cell office:value-type="float" office:value="-0.172883022221993" calcext:value-type="float">
            <text:p>-0.172883022221993</text:p>
          </table:table-cell>
          <table:table-cell office:value-type="float" office:value="-0.0299722723628853" calcext:value-type="float">
            <text:p>-0.0299722723628853</text:p>
          </table:table-cell>
          <table:table-cell office:value-type="float" office:value="1.22764656140844" calcext:value-type="float">
            <text:p>1.22764656140844</text:p>
          </table:table-cell>
        </table:table-row>
        <table:table-row table:style-name="ro1">
          <table:table-cell office:value-type="float" office:value="-0.181944801805773" calcext:value-type="float">
            <text:p>-0.181944801805773</text:p>
          </table:table-cell>
          <table:table-cell office:value-type="float" office:value="-0.030425497718543" calcext:value-type="float">
            <text:p>-0.030425497718543</text:p>
          </table:table-cell>
          <table:table-cell office:value-type="float" office:value="1.22861714083694" calcext:value-type="float">
            <text:p>1.22861714083694</text:p>
          </table:table-cell>
        </table:table-row>
        <table:table-row table:style-name="ro1">
          <table:table-cell office:value-type="float" office:value="-0.191695919873121" calcext:value-type="float">
            <text:p>-0.191695919873121</text:p>
          </table:table-cell>
          <table:table-cell office:value-type="float" office:value="-0.0311815454116455" calcext:value-type="float">
            <text:p>-0.0311815454116455</text:p>
          </table:table-cell>
          <table:table-cell office:value-type="float" office:value="1.23475886190914" calcext:value-type="float">
            <text:p>1.23475886190914</text:p>
          </table:table-cell>
        </table:table-row>
        <table:table-row table:style-name="ro1">
          <table:table-cell office:value-type="float" office:value="-0.200723973881062" calcext:value-type="float">
            <text:p>-0.200723973881062</text:p>
          </table:table-cell>
          <table:table-cell office:value-type="float" office:value="-0.0316679688801367" calcext:value-type="float">
            <text:p>-0.0316679688801367</text:p>
          </table:table-cell>
          <table:table-cell office:value-type="float" office:value="1.23719288575841" calcext:value-type="float">
            <text:p>1.23719288575841</text:p>
          </table:table-cell>
        </table:table-row>
        <table:table-row table:style-name="ro1">
          <table:table-cell office:value-type="float" office:value="-0.209308856608643" calcext:value-type="float">
            <text:p>-0.209308856608643</text:p>
          </table:table-cell>
          <table:table-cell office:value-type="float" office:value="-0.0321373961873784" calcext:value-type="float">
            <text:p>-0.0321373961873784</text:p>
          </table:table-cell>
          <table:table-cell office:value-type="float" office:value="1.23966582185993" calcext:value-type="float">
            <text:p>1.23966582185993</text:p>
          </table:table-cell>
        </table:table-row>
        <table:table-row table:style-name="ro1">
          <table:table-cell office:value-type="float" office:value="-0.217501014113969" calcext:value-type="float">
            <text:p>-0.217501014113969</text:p>
          </table:table-cell>
          <table:table-cell office:value-type="float" office:value="-0.0327851502310349" calcext:value-type="float">
            <text:p>-0.0327851502310349</text:p>
          </table:table-cell>
          <table:table-cell office:value-type="float" office:value="1.24179095756568" calcext:value-type="float">
            <text:p>1.24179095756568</text:p>
          </table:table-cell>
        </table:table-row>
        <table:table-row table:style-name="ro1">
          <table:table-cell office:value-type="float" office:value="-0.225891909093011" calcext:value-type="float">
            <text:p>-0.225891909093011</text:p>
          </table:table-cell>
          <table:table-cell office:value-type="float" office:value="-0.0333090736580058" calcext:value-type="float">
            <text:p>-0.0333090736580058</text:p>
          </table:table-cell>
          <table:table-cell office:value-type="float" office:value="1.2459338461346" calcext:value-type="float">
            <text:p>1.2459338461346</text:p>
          </table:table-cell>
        </table:table-row>
        <table:table-row table:style-name="ro1">
          <table:table-cell office:value-type="float" office:value="-0.233537499145026" calcext:value-type="float">
            <text:p>-0.233537499145026</text:p>
          </table:table-cell>
          <table:table-cell office:value-type="float" office:value="-0.033336730094626" calcext:value-type="float">
            <text:p>-0.033336730094626</text:p>
          </table:table-cell>
          <table:table-cell office:value-type="float" office:value="1.24620460069672" calcext:value-type="float">
            <text:p>1.24620460069672</text:p>
          </table:table-cell>
        </table:table-row>
        <table:table-row table:style-name="ro1">
          <table:table-cell office:value-type="float" office:value="-0.240821026285609" calcext:value-type="float">
            <text:p>-0.240821026285609</text:p>
          </table:table-cell>
          <table:table-cell office:value-type="float" office:value="-0.0332196603853511" calcext:value-type="float">
            <text:p>-0.0332196603853511</text:p>
          </table:table-cell>
          <table:table-cell office:value-type="float" office:value="1.24558797350319" calcext:value-type="float">
            <text:p>1.24558797350319</text:p>
          </table:table-cell>
        </table:table-row>
        <table:table-row table:style-name="ro1">
          <table:table-cell office:value-type="float" office:value="-0.24840806610019" calcext:value-type="float">
            <text:p>-0.24840806610019</text:p>
          </table:table-cell>
          <table:table-cell office:value-type="float" office:value="-0.0330256332396808" calcext:value-type="float">
            <text:p>-0.0330256332396808</text:p>
          </table:table-cell>
          <table:table-cell office:value-type="float" office:value="1.24623669834814" calcext:value-type="float">
            <text:p>1.24623669834814</text:p>
          </table:table-cell>
        </table:table-row>
        <table:table-row table:style-name="ro1">
          <table:table-cell office:value-type="float" office:value="-0.256428810401438" calcext:value-type="float">
            <text:p>-0.256428810401438</text:p>
          </table:table-cell>
          <table:table-cell office:value-type="float" office:value="-0.0330442994989805" calcext:value-type="float">
            <text:p>-0.0330442994989805</text:p>
          </table:table-cell>
          <table:table-cell office:value-type="float" office:value="1.2475792933656" calcext:value-type="float">
            <text:p>1.2475792933656</text:p>
          </table:table-cell>
        </table:table-row>
        <table:table-row table:style-name="ro1">
          <table:table-cell office:value-type="float" office:value="-0.264077575597883" calcext:value-type="float">
            <text:p>-0.264077575597883</text:p>
          </table:table-cell>
          <table:table-cell office:value-type="float" office:value="-0.0331092566526148" calcext:value-type="float">
            <text:p>-0.0331092566526148</text:p>
          </table:table-cell>
          <table:table-cell office:value-type="float" office:value="1.2481885904821" calcext:value-type="float">
            <text:p>1.2481885904821</text:p>
          </table:table-cell>
        </table:table-row>
        <table:table-row table:style-name="ro1">
          <table:table-cell office:value-type="float" office:value="-0.271382424227475" calcext:value-type="float">
            <text:p>-0.271382424227475</text:p>
          </table:table-cell>
          <table:table-cell office:value-type="float" office:value="-0.0336246224204523" calcext:value-type="float">
            <text:p>-0.0336246224204523</text:p>
          </table:table-cell>
          <table:table-cell office:value-type="float" office:value="1.25006848571627" calcext:value-type="float">
            <text:p>1.25006848571627</text:p>
          </table:table-cell>
        </table:table-row>
        <table:table-row table:style-name="ro1">
          <table:table-cell office:value-type="float" office:value="-0.277975234590176" calcext:value-type="float">
            <text:p>-0.277975234590176</text:p>
          </table:table-cell>
          <table:table-cell office:value-type="float" office:value="-0.0341205392557153" calcext:value-type="float">
            <text:p>-0.0341205392557153</text:p>
          </table:table-cell>
          <table:table-cell office:value-type="float" office:value="1.24961972718978" calcext:value-type="float">
            <text:p>1.24961972718978</text:p>
          </table:table-cell>
        </table:table-row>
        <table:table-row table:style-name="ro1">
          <table:table-cell office:value-type="float" office:value="-0.284580537539847" calcext:value-type="float">
            <text:p>-0.284580537539847</text:p>
          </table:table-cell>
          <table:table-cell office:value-type="float" office:value="-0.034891161551842" calcext:value-type="float">
            <text:p>-0.034891161551842</text:p>
          </table:table-cell>
          <table:table-cell office:value-type="float" office:value="1.25068646103559" calcext:value-type="float">
            <text:p>1.25068646103559</text:p>
          </table:table-cell>
        </table:table-row>
        <table:table-row table:style-name="ro1">
          <table:table-cell office:value-type="float" office:value="-0.290329492615826" calcext:value-type="float">
            <text:p>-0.290329492615826</text:p>
          </table:table-cell>
          <table:table-cell office:value-type="float" office:value="-0.0355033975099163" calcext:value-type="float">
            <text:p>-0.0355033975099163</text:p>
          </table:table-cell>
          <table:table-cell office:value-type="float" office:value="1.24892360782504" calcext:value-type="float">
            <text:p>1.24892360782504</text:p>
          </table:table-cell>
        </table:table-row>
        <table:table-row table:style-name="ro1">
          <table:table-cell office:value-type="float" office:value="-0.296269475319272" calcext:value-type="float">
            <text:p>-0.296269475319272</text:p>
          </table:table-cell>
          <table:table-cell office:value-type="float" office:value="-0.0360429584968733" calcext:value-type="float">
            <text:p>-0.0360429584968733</text:p>
          </table:table-cell>
          <table:table-cell office:value-type="float" office:value="1.25098330252368" calcext:value-type="float">
            <text:p>1.25098330252368</text:p>
          </table:table-cell>
        </table:table-row>
        <table:table-row table:style-name="ro1">
          <table:table-cell office:value-type="float" office:value="-0.300830579848899" calcext:value-type="float">
            <text:p>-0.300830579848899</text:p>
          </table:table-cell>
          <table:table-cell office:value-type="float" office:value="-0.0365382676221866" calcext:value-type="float">
            <text:p>-0.0365382676221866</text:p>
          </table:table-cell>
          <table:table-cell office:value-type="float" office:value="1.25067932105456" calcext:value-type="float">
            <text:p>1.25067932105456</text:p>
          </table:table-cell>
        </table:table-row>
        <table:table-row table:style-name="ro1">
          <table:table-cell office:value-type="float" office:value="-0.305385634814607" calcext:value-type="float">
            <text:p>-0.305385634814607</text:p>
          </table:table-cell>
          <table:table-cell office:value-type="float" office:value="-0.0371381399147615" calcext:value-type="float">
            <text:p>-0.0371381399147615</text:p>
          </table:table-cell>
          <table:table-cell office:value-type="float" office:value="1.25095764564064" calcext:value-type="float">
            <text:p>1.25095764564064</text:p>
          </table:table-cell>
        </table:table-row>
        <table:table-row table:style-name="ro1">
          <table:table-cell office:value-type="float" office:value="-0.309768805716567" calcext:value-type="float">
            <text:p>-0.309768805716567</text:p>
          </table:table-cell>
          <table:table-cell office:value-type="float" office:value="-0.0375896606041534" calcext:value-type="float">
            <text:p>-0.0375896606041534</text:p>
          </table:table-cell>
          <table:table-cell office:value-type="float" office:value="1.25136673047606" calcext:value-type="float">
            <text:p>1.25136673047606</text:p>
          </table:table-cell>
        </table:table-row>
        <table:table-row table:style-name="ro1">
          <table:table-cell office:value-type="float" office:value="-0.314385857244072" calcext:value-type="float">
            <text:p>-0.314385857244072</text:p>
          </table:table-cell>
          <table:table-cell office:value-type="float" office:value="-0.0380088714314349" calcext:value-type="float">
            <text:p>-0.0380088714314349</text:p>
          </table:table-cell>
          <table:table-cell office:value-type="float" office:value="1.25197861816005" calcext:value-type="float">
            <text:p>1.25197861816005</text:p>
          </table:table-cell>
        </table:table-row>
        <table:table-row table:style-name="ro1">
          <table:table-cell office:value-type="float" office:value="-0.318836558839226" calcext:value-type="float">
            <text:p>-0.318836558839226</text:p>
          </table:table-cell>
          <table:table-cell office:value-type="float" office:value="-0.0385938586276642" calcext:value-type="float">
            <text:p>-0.0385938586276642</text:p>
          </table:table-cell>
          <table:table-cell office:value-type="float" office:value="1.25267149825404" calcext:value-type="float">
            <text:p>1.25267149825404</text:p>
          </table:table-cell>
        </table:table-row>
        <table:table-row table:style-name="ro1">
          <table:table-cell office:value-type="float" office:value="-0.323315995465272" calcext:value-type="float">
            <text:p>-0.323315995465272</text:p>
          </table:table-cell>
          <table:table-cell office:value-type="float" office:value="-0.0393257232092523" calcext:value-type="float">
            <text:p>-0.0393257232092523</text:p>
          </table:table-cell>
          <table:table-cell office:value-type="float" office:value="1.25632665142436" calcext:value-type="float">
            <text:p>1.25632665142436</text:p>
          </table:table-cell>
        </table:table-row>
        <table:table-row table:style-name="ro1">
          <table:table-cell office:value-type="float" office:value="-0.326236338018422" calcext:value-type="float">
            <text:p>-0.326236338018422</text:p>
          </table:table-cell>
          <table:table-cell office:value-type="float" office:value="-0.0397346172479113" calcext:value-type="float">
            <text:p>-0.0397346172479113</text:p>
          </table:table-cell>
          <table:table-cell office:value-type="float" office:value="1.25773912951651" calcext:value-type="float">
            <text:p>1.25773912951651</text:p>
          </table:table-cell>
        </table:table-row>
        <table:table-row table:style-name="ro1">
          <table:table-cell office:value-type="float" office:value="-0.32846179189409" calcext:value-type="float">
            <text:p>-0.32846179189409</text:p>
          </table:table-cell>
          <table:table-cell office:value-type="float" office:value="-0.0399686667994507" calcext:value-type="float">
            <text:p>-0.0399686667994507</text:p>
          </table:table-cell>
          <table:table-cell office:value-type="float" office:value="1.26058153843654" calcext:value-type="float">
            <text:p>1.26058153843654</text:p>
          </table:table-cell>
        </table:table-row>
        <table:table-row table:style-name="ro1">
          <table:table-cell office:value-type="float" office:value="-0.33102975548398" calcext:value-type="float">
            <text:p>-0.33102975548398</text:p>
          </table:table-cell>
          <table:table-cell office:value-type="float" office:value="-0.040241511629248" calcext:value-type="float">
            <text:p>-0.040241511629248</text:p>
          </table:table-cell>
          <table:table-cell office:value-type="float" office:value="1.26492001917999" calcext:value-type="float">
            <text:p>1.26492001917999</text:p>
          </table:table-cell>
        </table:table-row>
        <table:table-row table:style-name="ro1">
          <table:table-cell office:value-type="float" office:value="-0.332328934691989" calcext:value-type="float">
            <text:p>-0.332328934691989</text:p>
          </table:table-cell>
          <table:table-cell office:value-type="float" office:value="-0.0403230587431775" calcext:value-type="float">
            <text:p>-0.0403230587431775</text:p>
          </table:table-cell>
          <table:table-cell office:value-type="float" office:value="1.26848346450314" calcext:value-type="float">
            <text:p>1.26848346450314</text:p>
          </table:table-cell>
        </table:table-row>
        <table:table-row table:style-name="ro1">
          <table:table-cell office:value-type="float" office:value="-0.333716451617574" calcext:value-type="float">
            <text:p>-0.333716451617574</text:p>
          </table:table-cell>
          <table:table-cell office:value-type="float" office:value="-0.0402981896438368" calcext:value-type="float">
            <text:p>-0.0402981896438368</text:p>
          </table:table-cell>
          <table:table-cell office:value-type="float" office:value="1.27290745535804" calcext:value-type="float">
            <text:p>1.27290745535804</text:p>
          </table:table-cell>
        </table:table-row>
        <table:table-row table:style-name="ro1">
          <table:table-cell office:value-type="float" office:value="-0.336202439148251" calcext:value-type="float">
            <text:p>-0.336202439148251</text:p>
          </table:table-cell>
          <table:table-cell office:value-type="float" office:value="-0.0400842413502452" calcext:value-type="float">
            <text:p>-0.0400842413502452</text:p>
          </table:table-cell>
          <table:table-cell office:value-type="float" office:value="1.27984329598095" calcext:value-type="float">
            <text:p>1.27984329598095</text:p>
          </table:table-cell>
        </table:table-row>
        <table:table-row table:style-name="ro1">
          <table:table-cell office:value-type="float" office:value="-0.339238735720539" calcext:value-type="float">
            <text:p>-0.339238735720539</text:p>
          </table:table-cell>
          <table:table-cell office:value-type="float" office:value="-0.0400286214627121" calcext:value-type="float">
            <text:p>-0.0400286214627121</text:p>
          </table:table-cell>
          <table:table-cell office:value-type="float" office:value="1.28814149033494" calcext:value-type="float">
            <text:p>1.28814149033494</text:p>
          </table:table-cell>
        </table:table-row>
        <table:table-row table:style-name="ro1">
          <table:table-cell office:value-type="float" office:value="-0.343229639304057" calcext:value-type="float">
            <text:p>-0.343229639304057</text:p>
          </table:table-cell>
          <table:table-cell office:value-type="float" office:value="-0.0397223218862772" calcext:value-type="float">
            <text:p>-0.0397223218862772</text:p>
          </table:table-cell>
          <table:table-cell office:value-type="float" office:value="1.29742317334739" calcext:value-type="float">
            <text:p>1.29742317334739</text:p>
          </table:table-cell>
        </table:table-row>
        <table:table-row table:style-name="ro1">
          <table:table-cell office:value-type="float" office:value="-0.348475567822401" calcext:value-type="float">
            <text:p>-0.348475567822401</text:p>
          </table:table-cell>
          <table:table-cell office:value-type="float" office:value="-0.0394308734946803" calcext:value-type="float">
            <text:p>-0.0394308734946803</text:p>
          </table:table-cell>
          <table:table-cell office:value-type="float" office:value="1.30823778993707" calcext:value-type="float">
            <text:p>1.30823778993707</text:p>
          </table:table-cell>
        </table:table-row>
        <table:table-row table:style-name="ro1">
          <table:table-cell office:value-type="float" office:value="-0.353772084190743" calcext:value-type="float">
            <text:p>-0.353772084190743</text:p>
          </table:table-cell>
          <table:table-cell office:value-type="float" office:value="-0.0392061720482206" calcext:value-type="float">
            <text:p>-0.0392061720482206</text:p>
          </table:table-cell>
          <table:table-cell office:value-type="float" office:value="1.31922484734521" calcext:value-type="float">
            <text:p>1.31922484734521</text:p>
          </table:table-cell>
        </table:table-row>
        <table:table-row table:style-name="ro1">
          <table:table-cell office:value-type="float" office:value="-0.358897539779109" calcext:value-type="float">
            <text:p>-0.358897539779109</text:p>
          </table:table-cell>
          <table:table-cell office:value-type="float" office:value="-0.0392047918456835" calcext:value-type="float">
            <text:p>-0.0392047918456835</text:p>
          </table:table-cell>
          <table:table-cell office:value-type="float" office:value="1.3290406415343" calcext:value-type="float">
            <text:p>1.3290406415343</text:p>
          </table:table-cell>
        </table:table-row>
        <table:table-row table:style-name="ro1">
          <table:table-cell office:value-type="float" office:value="-0.364228587119488" calcext:value-type="float">
            <text:p>-0.364228587119488</text:p>
          </table:table-cell>
          <table:table-cell office:value-type="float" office:value="-0.0395117277779293" calcext:value-type="float">
            <text:p>-0.0395117277779293</text:p>
          </table:table-cell>
          <table:table-cell office:value-type="float" office:value="1.34027335873612" calcext:value-type="float">
            <text:p>1.34027335873612</text:p>
          </table:table-cell>
        </table:table-row>
        <table:table-row table:style-name="ro1">
          <table:table-cell office:value-type="float" office:value="-0.368778407043124" calcext:value-type="float">
            <text:p>-0.368778407043124</text:p>
          </table:table-cell>
          <table:table-cell office:value-type="float" office:value="-0.0401264330165807" calcext:value-type="float">
            <text:p>-0.0401264330165807</text:p>
          </table:table-cell>
          <table:table-cell office:value-type="float" office:value="1.35038975972074" calcext:value-type="float">
            <text:p>1.35038975972074</text:p>
          </table:table-cell>
        </table:table-row>
        <table:table-row table:style-name="ro1">
          <table:table-cell office:value-type="float" office:value="-0.372962457452146" calcext:value-type="float">
            <text:p>-0.372962457452146</text:p>
          </table:table-cell>
          <table:table-cell office:value-type="float" office:value="-0.0408910596606224" calcext:value-type="float">
            <text:p>-0.0408910596606224</text:p>
          </table:table-cell>
          <table:table-cell office:value-type="float" office:value="1.35994130880336" calcext:value-type="float">
            <text:p>1.35994130880336</text:p>
          </table:table-cell>
        </table:table-row>
        <table:table-row table:style-name="ro1">
          <table:table-cell office:value-type="float" office:value="-0.378441364049468" calcext:value-type="float">
            <text:p>-0.378441364049468</text:p>
          </table:table-cell>
          <table:table-cell office:value-type="float" office:value="-0.041895025922258" calcext:value-type="float">
            <text:p>-0.041895025922258</text:p>
          </table:table-cell>
          <table:table-cell office:value-type="float" office:value="1.37544909818532" calcext:value-type="float">
            <text:p>1.37544909818532</text:p>
          </table:table-cell>
        </table:table-row>
        <table:table-row table:style-name="ro1">
          <table:table-cell office:value-type="float" office:value="-0.382575647681203" calcext:value-type="float">
            <text:p>-0.382575647681203</text:p>
          </table:table-cell>
          <table:table-cell office:value-type="float" office:value="-0.042889215789798" calcext:value-type="float">
            <text:p>-0.042889215789798</text:p>
          </table:table-cell>
          <table:table-cell office:value-type="float" office:value="1.38756001871251" calcext:value-type="float">
            <text:p>1.38756001871251</text:p>
          </table:table-cell>
        </table:table-row>
        <table:table-row table:style-name="ro1">
          <table:table-cell office:value-type="float" office:value="-0.386547457114845" calcext:value-type="float">
            <text:p>-0.386547457114845</text:p>
          </table:table-cell>
          <table:table-cell office:value-type="float" office:value="-0.0438019747052428" calcext:value-type="float">
            <text:p>-0.0438019747052428</text:p>
          </table:table-cell>
          <table:table-cell office:value-type="float" office:value="1.40019999728531" calcext:value-type="float">
            <text:p>1.40019999728531</text:p>
          </table:table-cell>
        </table:table-row>
        <table:table-row table:style-name="ro1">
          <table:table-cell office:value-type="float" office:value="-0.390690914932288" calcext:value-type="float">
            <text:p>-0.390690914932288</text:p>
          </table:table-cell>
          <table:table-cell office:value-type="float" office:value="-0.0450616493886434" calcext:value-type="float">
            <text:p>-0.0450616493886434</text:p>
          </table:table-cell>
          <table:table-cell office:value-type="float" office:value="1.41471632947769" calcext:value-type="float">
            <text:p>1.41471632947769</text:p>
          </table:table-cell>
        </table:table-row>
        <table:table-row table:style-name="ro1">
          <table:table-cell office:value-type="float" office:value="-0.392912967955889" calcext:value-type="float">
            <text:p>-0.392912967955889</text:p>
          </table:table-cell>
          <table:table-cell office:value-type="float" office:value="-0.0459699737823229" calcext:value-type="float">
            <text:p>-0.0459699737823229</text:p>
          </table:table-cell>
          <table:table-cell office:value-type="float" office:value="1.42734297259437" calcext:value-type="float">
            <text:p>1.42734297259437</text:p>
          </table:table-cell>
        </table:table-row>
        <table:table-row table:style-name="ro1">
          <table:table-cell office:value-type="float" office:value="-0.395108370551766" calcext:value-type="float">
            <text:p>-0.395108370551766</text:p>
          </table:table-cell>
          <table:table-cell office:value-type="float" office:value="-0.0469986559888922" calcext:value-type="float">
            <text:p>-0.0469986559888922</text:p>
          </table:table-cell>
          <table:table-cell office:value-type="float" office:value="1.44133430137128" calcext:value-type="float">
            <text:p>1.44133430137128</text:p>
          </table:table-cell>
        </table:table-row>
        <table:table-row table:style-name="ro1">
          <table:table-cell office:value-type="float" office:value="-0.397116316442576" calcext:value-type="float">
            <text:p>-0.397116316442576</text:p>
          </table:table-cell>
          <table:table-cell office:value-type="float" office:value="-0.0480203124923634" calcext:value-type="float">
            <text:p>-0.0480203124923634</text:p>
          </table:table-cell>
          <table:table-cell office:value-type="float" office:value="1.45298410234882" calcext:value-type="float">
            <text:p>1.45298410234882</text:p>
          </table:table-cell>
        </table:table-row>
        <table:table-row table:style-name="ro1">
          <table:table-cell office:value-type="float" office:value="-0.398749768055265" calcext:value-type="float">
            <text:p>-0.398749768055265</text:p>
          </table:table-cell>
          <table:table-cell office:value-type="float" office:value="-0.0491614410425136" calcext:value-type="float">
            <text:p>-0.0491614410425136</text:p>
          </table:table-cell>
          <table:table-cell office:value-type="float" office:value="1.46615609284629" calcext:value-type="float">
            <text:p>1.46615609284629</text:p>
          </table:table-cell>
        </table:table-row>
        <table:table-row table:style-name="ro1">
          <table:table-cell office:value-type="float" office:value="-0.400690598558545" calcext:value-type="float">
            <text:p>-0.400690598558545</text:p>
          </table:table-cell>
          <table:table-cell office:value-type="float" office:value="-0.0500672757163842" calcext:value-type="float">
            <text:p>-0.0500672757163842</text:p>
          </table:table-cell>
          <table:table-cell office:value-type="float" office:value="1.48145332264839" calcext:value-type="float">
            <text:p>1.48145332264839</text:p>
          </table:table-cell>
        </table:table-row>
        <table:table-row table:style-name="ro1">
          <table:table-cell office:value-type="float" office:value="-0.402105551060909" calcext:value-type="float">
            <text:p>-0.402105551060909</text:p>
          </table:table-cell>
          <table:table-cell office:value-type="float" office:value="-0.0508107287019858" calcext:value-type="float">
            <text:p>-0.0508107287019858</text:p>
          </table:table-cell>
          <table:table-cell office:value-type="float" office:value="1.49548815170951" calcext:value-type="float">
            <text:p>1.49548815170951</text:p>
          </table:table-cell>
        </table:table-row>
        <table:table-row table:style-name="ro1">
          <table:table-cell office:value-type="float" office:value="-0.402396937023843" calcext:value-type="float">
            <text:p>-0.402396937023843</text:p>
          </table:table-cell>
          <table:table-cell office:value-type="float" office:value="-0.0513095415536811" calcext:value-type="float">
            <text:p>-0.0513095415536811</text:p>
          </table:table-cell>
          <table:table-cell office:value-type="float" office:value="1.50846490203641" calcext:value-type="float">
            <text:p>1.50846490203641</text:p>
          </table:table-cell>
        </table:table-row>
        <table:table-row table:style-name="ro1">
          <table:table-cell office:value-type="float" office:value="-0.401833901877446" calcext:value-type="float">
            <text:p>-0.401833901877446</text:p>
          </table:table-cell>
          <table:table-cell office:value-type="float" office:value="-0.0517228298523744" calcext:value-type="float">
            <text:p>-0.0517228298523744</text:p>
          </table:table-cell>
          <table:table-cell office:value-type="float" office:value="1.52244600810641" calcext:value-type="float">
            <text:p>1.52244600810641</text:p>
          </table:table-cell>
        </table:table-row>
        <table:table-row table:style-name="ro1">
          <table:table-cell office:value-type="float" office:value="-0.400810586896218" calcext:value-type="float">
            <text:p>-0.400810586896218</text:p>
          </table:table-cell>
          <table:table-cell office:value-type="float" office:value="-0.0523383535269318" calcext:value-type="float">
            <text:p>-0.0523383535269318</text:p>
          </table:table-cell>
          <table:table-cell office:value-type="float" office:value="1.53634795034521" calcext:value-type="float">
            <text:p>1.53634795034521</text:p>
          </table:table-cell>
        </table:table-row>
        <table:table-row table:style-name="ro1">
          <table:table-cell office:value-type="float" office:value="-0.398519307282262" calcext:value-type="float">
            <text:p>-0.398519307282262</text:p>
          </table:table-cell>
          <table:table-cell office:value-type="float" office:value="-0.0527015926505863" calcext:value-type="float">
            <text:p>-0.0527015926505863</text:p>
          </table:table-cell>
          <table:table-cell office:value-type="float" office:value="1.54692994357837" calcext:value-type="float">
            <text:p>1.54692994357837</text:p>
          </table:table-cell>
        </table:table-row>
        <table:table-row table:style-name="ro1">
          <table:table-cell office:value-type="float" office:value="-0.395547252247921" calcext:value-type="float">
            <text:p>-0.395547252247921</text:p>
          </table:table-cell>
          <table:table-cell office:value-type="float" office:value="-0.0525427252971543" calcext:value-type="float">
            <text:p>-0.0525427252971543</text:p>
          </table:table-cell>
          <table:table-cell office:value-type="float" office:value="1.55725785150671" calcext:value-type="float">
            <text:p>1.55725785150671</text:p>
          </table:table-cell>
        </table:table-row>
        <table:table-row table:style-name="ro1">
          <table:table-cell office:value-type="float" office:value="-0.392193694148778" calcext:value-type="float">
            <text:p>-0.392193694148778</text:p>
          </table:table-cell>
          <table:table-cell office:value-type="float" office:value="-0.0522168481884995" calcext:value-type="float">
            <text:p>-0.0522168481884995</text:p>
          </table:table-cell>
          <table:table-cell office:value-type="float" office:value="1.56893595425158" calcext:value-type="float">
            <text:p>1.56893595425158</text:p>
          </table:table-cell>
        </table:table-row>
        <table:table-row table:style-name="ro1">
          <table:table-cell office:value-type="float" office:value="-0.387217766122654" calcext:value-type="float">
            <text:p>-0.387217766122654</text:p>
          </table:table-cell>
          <table:table-cell office:value-type="float" office:value="-0.0518793074342466" calcext:value-type="float">
            <text:p>-0.0518793074342466</text:p>
          </table:table-cell>
          <table:table-cell office:value-type="float" office:value="1.57688848444284" calcext:value-type="float">
            <text:p>1.57688848444284</text:p>
          </table:table-cell>
        </table:table-row>
        <table:table-row table:style-name="ro1">
          <table:table-cell office:value-type="float" office:value="-0.382171945787921" calcext:value-type="float">
            <text:p>-0.382171945787921</text:p>
          </table:table-cell>
          <table:table-cell office:value-type="float" office:value="-0.0516647463200863" calcext:value-type="float">
            <text:p>-0.0516647463200863</text:p>
          </table:table-cell>
          <table:table-cell office:value-type="float" office:value="1.5880721845356" calcext:value-type="float">
            <text:p>1.5880721845356</text:p>
          </table:table-cell>
        </table:table-row>
        <table:table-row table:style-name="ro1">
          <table:table-cell office:value-type="float" office:value="-0.376699240411609" calcext:value-type="float">
            <text:p>-0.376699240411609</text:p>
          </table:table-cell>
          <table:table-cell office:value-type="float" office:value="-0.0513388172036726" calcext:value-type="float">
            <text:p>-0.0513388172036726</text:p>
          </table:table-cell>
          <table:table-cell office:value-type="float" office:value="1.59920277651535" calcext:value-type="float">
            <text:p>1.59920277651535</text:p>
          </table:table-cell>
        </table:table-row>
        <table:table-row table:style-name="ro1">
          <table:table-cell office:value-type="float" office:value="-0.369166496733135" calcext:value-type="float">
            <text:p>-0.369166496733135</text:p>
          </table:table-cell>
          <table:table-cell office:value-type="float" office:value="-0.0510033053905243" calcext:value-type="float">
            <text:p>-0.0510033053905243</text:p>
          </table:table-cell>
          <table:table-cell office:value-type="float" office:value="1.60665081373853" calcext:value-type="float">
            <text:p>1.60665081373853</text:p>
          </table:table-cell>
        </table:table-row>
        <table:table-row table:style-name="ro1">
          <table:table-cell office:value-type="float" office:value="-0.361520654995899" calcext:value-type="float">
            <text:p>-0.361520654995899</text:p>
          </table:table-cell>
          <table:table-cell office:value-type="float" office:value="-0.0505494834203342" calcext:value-type="float">
            <text:p>-0.0505494834203342</text:p>
          </table:table-cell>
          <table:table-cell office:value-type="float" office:value="1.61599151632971" calcext:value-type="float">
            <text:p>1.61599151632971</text:p>
          </table:table-cell>
        </table:table-row>
        <table:table-row table:style-name="ro1">
          <table:table-cell office:value-type="float" office:value="-0.352778467290407" calcext:value-type="float">
            <text:p>-0.352778467290407</text:p>
          </table:table-cell>
          <table:table-cell office:value-type="float" office:value="-0.050541444892692" calcext:value-type="float">
            <text:p>-0.050541444892692</text:p>
          </table:table-cell>
          <table:table-cell office:value-type="float" office:value="1.62295551975205" calcext:value-type="float">
            <text:p>1.62295551975205</text:p>
          </table:table-cell>
        </table:table-row>
        <table:table-row table:style-name="ro1">
          <table:table-cell office:value-type="float" office:value="-0.342337489194146" calcext:value-type="float">
            <text:p>-0.342337489194146</text:p>
          </table:table-cell>
          <table:table-cell office:value-type="float" office:value="-0.0498986718573259" calcext:value-type="float">
            <text:p>-0.0498986718573259</text:p>
          </table:table-cell>
          <table:table-cell office:value-type="float" office:value="1.62902535021336" calcext:value-type="float">
            <text:p>1.62902535021336</text:p>
          </table:table-cell>
        </table:table-row>
        <table:table-row table:style-name="ro1">
          <table:table-cell office:value-type="float" office:value="-0.331513816296883" calcext:value-type="float">
            <text:p>-0.331513816296883</text:p>
          </table:table-cell>
          <table:table-cell office:value-type="float" office:value="-0.0493876683932991" calcext:value-type="float">
            <text:p>-0.0493876683932991</text:p>
          </table:table-cell>
          <table:table-cell office:value-type="float" office:value="1.63482571893633" calcext:value-type="float">
            <text:p>1.63482571893633</text:p>
          </table:table-cell>
        </table:table-row>
        <table:table-row table:style-name="ro1">
          <table:table-cell office:value-type="float" office:value="-0.31947097543536" calcext:value-type="float">
            <text:p>-0.31947097543536</text:p>
          </table:table-cell>
          <table:table-cell office:value-type="float" office:value="-0.0493243522793901" calcext:value-type="float">
            <text:p>-0.0493243522793901</text:p>
          </table:table-cell>
          <table:table-cell office:value-type="float" office:value="1.63886376255888" calcext:value-type="float">
            <text:p>1.63886376255888</text:p>
          </table:table-cell>
        </table:table-row>
        <table:table-row table:style-name="ro1">
          <table:table-cell office:value-type="float" office:value="-0.307118608753017" calcext:value-type="float">
            <text:p>-0.307118608753017</text:p>
          </table:table-cell>
          <table:table-cell office:value-type="float" office:value="-0.0497725512795342" calcext:value-type="float">
            <text:p>-0.0497725512795342</text:p>
          </table:table-cell>
          <table:table-cell office:value-type="float" office:value="1.64580334001263" calcext:value-type="float">
            <text:p>1.64580334001263</text:p>
          </table:table-cell>
        </table:table-row>
        <table:table-row table:style-name="ro1">
          <table:table-cell office:value-type="float" office:value="-0.294346787410086" calcext:value-type="float">
            <text:p>-0.294346787410086</text:p>
          </table:table-cell>
          <table:table-cell office:value-type="float" office:value="-0.0504462332884632" calcext:value-type="float">
            <text:p>-0.0504462332884632</text:p>
          </table:table-cell>
          <table:table-cell office:value-type="float" office:value="1.65273037288094" calcext:value-type="float">
            <text:p>1.65273037288094</text:p>
          </table:table-cell>
        </table:table-row>
        <table:table-row table:style-name="ro1">
          <table:table-cell office:value-type="float" office:value="-0.28131751325147" calcext:value-type="float">
            <text:p>-0.28131751325147</text:p>
          </table:table-cell>
          <table:table-cell office:value-type="float" office:value="-0.0512813305681343" calcext:value-type="float">
            <text:p>-0.0512813305681343</text:p>
          </table:table-cell>
          <table:table-cell office:value-type="float" office:value="1.65872186091262" calcext:value-type="float">
            <text:p>1.65872186091262</text:p>
          </table:table-cell>
        </table:table-row>
        <table:table-row table:style-name="ro1">
          <table:table-cell office:value-type="float" office:value="-0.267965827868903" calcext:value-type="float">
            <text:p>-0.267965827868903</text:p>
          </table:table-cell>
          <table:table-cell office:value-type="float" office:value="-0.0524290504818928" calcext:value-type="float">
            <text:p>-0.0524290504818928</text:p>
          </table:table-cell>
          <table:table-cell office:value-type="float" office:value="1.66388675236067" calcext:value-type="float">
            <text:p>1.66388675236067</text:p>
          </table:table-cell>
        </table:table-row>
        <table:table-row table:style-name="ro1">
          <table:table-cell office:value-type="float" office:value="-0.254436320349179" calcext:value-type="float">
            <text:p>-0.254436320349179</text:p>
          </table:table-cell>
          <table:table-cell office:value-type="float" office:value="-0.0533714558357332" calcext:value-type="float">
            <text:p>-0.0533714558357332</text:p>
          </table:table-cell>
          <table:table-cell office:value-type="float" office:value="1.66974777781367" calcext:value-type="float">
            <text:p>1.66974777781367</text:p>
          </table:table-cell>
        </table:table-row>
        <table:table-row table:style-name="ro1">
          <table:table-cell office:value-type="float" office:value="-0.240962640052221" calcext:value-type="float">
            <text:p>-0.240962640052221</text:p>
          </table:table-cell>
          <table:table-cell office:value-type="float" office:value="-0.0543457295618648" calcext:value-type="float">
            <text:p>-0.0543457295618648</text:p>
          </table:table-cell>
          <table:table-cell office:value-type="float" office:value="1.67591932324809" calcext:value-type="float">
            <text:p>1.67591932324809</text:p>
          </table:table-cell>
        </table:table-row>
        <table:table-row table:style-name="ro1">
          <table:table-cell office:value-type="float" office:value="-0.227433465908528" calcext:value-type="float">
            <text:p>-0.227433465908528</text:p>
          </table:table-cell>
          <table:table-cell office:value-type="float" office:value="-0.0554279428802273" calcext:value-type="float">
            <text:p>-0.0554279428802273</text:p>
          </table:table-cell>
          <table:table-cell office:value-type="float" office:value="1.68130224356603" calcext:value-type="float">
            <text:p>1.68130224356603</text:p>
          </table:table-cell>
        </table:table-row>
        <table:table-row table:style-name="ro1">
          <table:table-cell office:value-type="float" office:value="-0.214574614803765" calcext:value-type="float">
            <text:p>-0.214574614803765</text:p>
          </table:table-cell>
          <table:table-cell office:value-type="float" office:value="-0.0561401421327471" calcext:value-type="float">
            <text:p>-0.0561401421327471</text:p>
          </table:table-cell>
          <table:table-cell office:value-type="float" office:value="1.6872341281971" calcext:value-type="float">
            <text:p>1.6872341281971</text:p>
          </table:table-cell>
        </table:table-row>
        <table:table-row table:style-name="ro1">
          <table:table-cell office:value-type="float" office:value="-0.202536898587742" calcext:value-type="float">
            <text:p>-0.202536898587742</text:p>
          </table:table-cell>
          <table:table-cell office:value-type="float" office:value="-0.0570144140337566" calcext:value-type="float">
            <text:p>-0.0570144140337566</text:p>
          </table:table-cell>
          <table:table-cell office:value-type="float" office:value="1.69503170801625" calcext:value-type="float">
            <text:p>1.69503170801625</text:p>
          </table:table-cell>
        </table:table-row>
        <table:table-row table:style-name="ro1">
          <table:table-cell office:value-type="float" office:value="-0.192090689125699" calcext:value-type="float">
            <text:p>-0.192090689125699</text:p>
          </table:table-cell>
          <table:table-cell office:value-type="float" office:value="-0.0576696684389104" calcext:value-type="float">
            <text:p>-0.0576696684389104</text:p>
          </table:table-cell>
          <table:table-cell office:value-type="float" office:value="1.70362569163091" calcext:value-type="float">
            <text:p>1.70362569163091</text:p>
          </table:table-cell>
        </table:table-row>
        <table:table-row table:style-name="ro1">
          <table:table-cell office:value-type="float" office:value="-0.182643048806492" calcext:value-type="float">
            <text:p>-0.182643048806492</text:p>
          </table:table-cell>
          <table:table-cell office:value-type="float" office:value="-0.0582423617581402" calcext:value-type="float">
            <text:p>-0.0582423617581402</text:p>
          </table:table-cell>
          <table:table-cell office:value-type="float" office:value="1.70568675906827" calcext:value-type="float">
            <text:p>1.70568675906827</text:p>
          </table:table-cell>
        </table:table-row>
        <table:table-row table:style-name="ro1">
          <table:table-cell office:value-type="float" office:value="-0.173428640734767" calcext:value-type="float">
            <text:p>-0.173428640734767</text:p>
          </table:table-cell>
          <table:table-cell office:value-type="float" office:value="-0.0588360772304364" calcext:value-type="float">
            <text:p>-0.0588360772304364</text:p>
          </table:table-cell>
          <table:table-cell office:value-type="float" office:value="1.70495996342916" calcext:value-type="float">
            <text:p>1.70495996342916</text:p>
          </table:table-cell>
        </table:table-row>
        <table:table-row table:style-name="ro1">
          <table:table-cell office:value-type="float" office:value="-0.164639490106418" calcext:value-type="float">
            <text:p>-0.164639490106418</text:p>
          </table:table-cell>
          <table:table-cell office:value-type="float" office:value="-0.0588248163890869" calcext:value-type="float">
            <text:p>-0.0588248163890869</text:p>
          </table:table-cell>
          <table:table-cell office:value-type="float" office:value="1.70773355970078" calcext:value-type="float">
            <text:p>1.70773355970078</text:p>
          </table:table-cell>
        </table:table-row>
        <table:table-row table:style-name="ro1">
          <table:table-cell office:value-type="float" office:value="-0.156101450037571" calcext:value-type="float">
            <text:p>-0.156101450037571</text:p>
          </table:table-cell>
          <table:table-cell office:value-type="float" office:value="-0.0595266879633045" calcext:value-type="float">
            <text:p>-0.0595266879633045</text:p>
          </table:table-cell>
          <table:table-cell office:value-type="float" office:value="1.71220411275402" calcext:value-type="float">
            <text:p>1.71220411275402</text:p>
          </table:table-cell>
        </table:table-row>
        <table:table-row table:style-name="ro1">
          <table:table-cell office:value-type="float" office:value="-0.147720285049508" calcext:value-type="float">
            <text:p>-0.147720285049508</text:p>
          </table:table-cell>
          <table:table-cell office:value-type="float" office:value="-0.0602292848049204" calcext:value-type="float">
            <text:p>-0.0602292848049204</text:p>
          </table:table-cell>
          <table:table-cell office:value-type="float" office:value="1.71636367935297" calcext:value-type="float">
            <text:p>1.71636367935297</text:p>
          </table:table-cell>
        </table:table-row>
        <table:table-row table:style-name="ro1">
          <table:table-cell office:value-type="float" office:value="-0.139740475073075" calcext:value-type="float">
            <text:p>-0.139740475073075</text:p>
          </table:table-cell>
          <table:table-cell office:value-type="float" office:value="-0.0612897580900361" calcext:value-type="float">
            <text:p>-0.0612897580900361</text:p>
          </table:table-cell>
          <table:table-cell office:value-type="float" office:value="1.72058845555394" calcext:value-type="float">
            <text:p>1.72058845555394</text:p>
          </table:table-cell>
        </table:table-row>
        <table:table-row table:style-name="ro1">
          <table:table-cell office:value-type="float" office:value="-0.131838140631935" calcext:value-type="float">
            <text:p>-0.131838140631935</text:p>
          </table:table-cell>
          <table:table-cell office:value-type="float" office:value="-0.0623436927592495" calcext:value-type="float">
            <text:p>-0.0623436927592495</text:p>
          </table:table-cell>
          <table:table-cell office:value-type="float" office:value="1.72092989371375" calcext:value-type="float">
            <text:p>1.72092989371375</text:p>
          </table:table-cell>
        </table:table-row>
        <table:table-row table:style-name="ro1">
          <table:table-cell office:value-type="float" office:value="-0.124312168787732" calcext:value-type="float">
            <text:p>-0.124312168787732</text:p>
          </table:table-cell>
          <table:table-cell office:value-type="float" office:value="-0.0637262359260601" calcext:value-type="float">
            <text:p>-0.0637262359260601</text:p>
          </table:table-cell>
          <table:table-cell office:value-type="float" office:value="1.72023811191046" calcext:value-type="float">
            <text:p>1.72023811191046</text:p>
          </table:table-cell>
        </table:table-row>
        <table:table-row table:style-name="ro1">
          <table:table-cell office:value-type="float" office:value="-0.117375084031508" calcext:value-type="float">
            <text:p>-0.117375084031508</text:p>
          </table:table-cell>
          <table:table-cell office:value-type="float" office:value="-0.0649411298435592" calcext:value-type="float">
            <text:p>-0.0649411298435592</text:p>
          </table:table-cell>
          <table:table-cell office:value-type="float" office:value="1.72114358953135" calcext:value-type="float">
            <text:p>1.72114358953135</text:p>
          </table:table-cell>
        </table:table-row>
        <table:table-row table:style-name="ro1">
          <table:table-cell office:value-type="float" office:value="-0.110314807814164" calcext:value-type="float">
            <text:p>-0.110314807814164</text:p>
          </table:table-cell>
          <table:table-cell office:value-type="float" office:value="-0.0658053841491404" calcext:value-type="float">
            <text:p>-0.0658053841491404</text:p>
          </table:table-cell>
          <table:table-cell office:value-type="float" office:value="1.72073862121952" calcext:value-type="float">
            <text:p>1.72073862121952</text:p>
          </table:table-cell>
        </table:table-row>
        <table:table-row table:style-name="ro1">
          <table:table-cell office:value-type="float" office:value="-0.103550286353108" calcext:value-type="float">
            <text:p>-0.103550286353108</text:p>
          </table:table-cell>
          <table:table-cell office:value-type="float" office:value="-0.0671810164355024" calcext:value-type="float">
            <text:p>-0.0671810164355024</text:p>
          </table:table-cell>
          <table:table-cell office:value-type="float" office:value="1.72347631809527" calcext:value-type="float">
            <text:p>1.72347631809527</text:p>
          </table:table-cell>
        </table:table-row>
        <table:table-row table:style-name="ro1">
          <table:table-cell office:value-type="float" office:value="-0.0968615061776608" calcext:value-type="float">
            <text:p>-0.0968615061776608</text:p>
          </table:table-cell>
          <table:table-cell office:value-type="float" office:value="-0.0680660639990229" calcext:value-type="float">
            <text:p>-0.0680660639990229</text:p>
          </table:table-cell>
          <table:table-cell office:value-type="float" office:value="1.72137390914715" calcext:value-type="float">
            <text:p>1.72137390914715</text:p>
          </table:table-cell>
        </table:table-row>
        <table:table-row table:style-name="ro1">
          <table:table-cell office:value-type="float" office:value="-0.0902936064963099" calcext:value-type="float">
            <text:p>-0.0902936064963099</text:p>
          </table:table-cell>
          <table:table-cell office:value-type="float" office:value="-0.0690070610316715" calcext:value-type="float">
            <text:p>-0.0690070610316715</text:p>
          </table:table-cell>
          <table:table-cell office:value-type="float" office:value="1.72006892400101" calcext:value-type="float">
            <text:p>1.72006892400101</text:p>
          </table:table-cell>
        </table:table-row>
        <table:table-row table:style-name="ro1">
          <table:table-cell office:value-type="float" office:value="-0.0838510443982761" calcext:value-type="float">
            <text:p>-0.0838510443982761</text:p>
          </table:table-cell>
          <table:table-cell office:value-type="float" office:value="-0.0700021054687918" calcext:value-type="float">
            <text:p>-0.0700021054687918</text:p>
          </table:table-cell>
          <table:table-cell office:value-type="float" office:value="1.71695890150124" calcext:value-type="float">
            <text:p>1.71695890150124</text:p>
          </table:table-cell>
        </table:table-row>
        <table:table-row table:style-name="ro1">
          <table:table-cell office:value-type="float" office:value="-0.0779269576923314" calcext:value-type="float">
            <text:p>-0.0779269576923314</text:p>
          </table:table-cell>
          <table:table-cell office:value-type="float" office:value="-0.0710679309118221" calcext:value-type="float">
            <text:p>-0.0710679309118221</text:p>
          </table:table-cell>
          <table:table-cell office:value-type="float" office:value="1.7163545059589" calcext:value-type="float">
            <text:p>1.7163545059589</text:p>
          </table:table-cell>
        </table:table-row>
        <table:table-row table:style-name="ro1">
          <table:table-cell office:value-type="float" office:value="-0.0724651583351927" calcext:value-type="float">
            <text:p>-0.0724651583351927</text:p>
          </table:table-cell>
          <table:table-cell office:value-type="float" office:value="-0.0725080764559908" calcext:value-type="float">
            <text:p>-0.0725080764559908</text:p>
          </table:table-cell>
          <table:table-cell office:value-type="float" office:value="1.7112797018215" calcext:value-type="float">
            <text:p>1.7112797018215</text:p>
          </table:table-cell>
        </table:table-row>
        <table:table-row table:style-name="ro1">
          <table:table-cell office:value-type="float" office:value="-0.0676838454483433" calcext:value-type="float">
            <text:p>-0.0676838454483433</text:p>
          </table:table-cell>
          <table:table-cell office:value-type="float" office:value="-0.0742773693799578" calcext:value-type="float">
            <text:p>-0.0742773693799578</text:p>
          </table:table-cell>
          <table:table-cell office:value-type="float" office:value="1.70979320845003" calcext:value-type="float">
            <text:p>1.70979320845003</text:p>
          </table:table-cell>
        </table:table-row>
        <table:table-row table:style-name="ro1">
          <table:table-cell office:value-type="float" office:value="-0.063538904488586" calcext:value-type="float">
            <text:p>-0.063538904488586</text:p>
          </table:table-cell>
          <table:table-cell office:value-type="float" office:value="-0.0760104385361776" calcext:value-type="float">
            <text:p>-0.0760104385361776</text:p>
          </table:table-cell>
          <table:table-cell office:value-type="float" office:value="1.70713022090262" calcext:value-type="float">
            <text:p>1.70713022090262</text:p>
          </table:table-cell>
        </table:table-row>
        <table:table-row table:style-name="ro1">
          <table:table-cell office:value-type="float" office:value="-0.059606318843877" calcext:value-type="float">
            <text:p>-0.059606318843877</text:p>
          </table:table-cell>
          <table:table-cell office:value-type="float" office:value="-0.0782228547054596" calcext:value-type="float">
            <text:p>-0.0782228547054596</text:p>
          </table:table-cell>
          <table:table-cell office:value-type="float" office:value="1.7011219839057" calcext:value-type="float">
            <text:p>1.7011219839057</text:p>
          </table:table-cell>
        </table:table-row>
        <table:table-row table:style-name="ro1">
          <table:table-cell office:value-type="float" office:value="-0.0556809925236227" calcext:value-type="float">
            <text:p>-0.0556809925236227</text:p>
          </table:table-cell>
          <table:table-cell office:value-type="float" office:value="-0.0799715510052374" calcext:value-type="float">
            <text:p>-0.0799715510052374</text:p>
          </table:table-cell>
          <table:table-cell office:value-type="float" office:value="1.69960345369129" calcext:value-type="float">
            <text:p>1.69960345369129</text:p>
          </table:table-cell>
        </table:table-row>
        <table:table-row table:style-name="ro1">
          <table:table-cell office:value-type="float" office:value="-0.0517284650109761" calcext:value-type="float">
            <text:p>-0.0517284650109761</text:p>
          </table:table-cell>
          <table:table-cell office:value-type="float" office:value="-0.0808766082141074" calcext:value-type="float">
            <text:p>-0.0808766082141074</text:p>
          </table:table-cell>
          <table:table-cell office:value-type="float" office:value="1.69931056154722" calcext:value-type="float">
            <text:p>1.69931056154722</text:p>
          </table:table-cell>
        </table:table-row>
        <table:table-row table:style-name="ro1">
          <table:table-cell office:value-type="float" office:value="-0.0484579008038192" calcext:value-type="float">
            <text:p>-0.0484579008038192</text:p>
          </table:table-cell>
          <table:table-cell office:value-type="float" office:value="-0.0818637861502709" calcext:value-type="float">
            <text:p>-0.0818637861502709</text:p>
          </table:table-cell>
          <table:table-cell office:value-type="float" office:value="1.69268969208477" calcext:value-type="float">
            <text:p>1.69268969208477</text:p>
          </table:table-cell>
        </table:table-row>
        <table:table-row table:style-name="ro1">
          <table:table-cell office:value-type="float" office:value="-0.0454589539746293" calcext:value-type="float">
            <text:p>-0.0454589539746293</text:p>
          </table:table-cell>
          <table:table-cell office:value-type="float" office:value="-0.0821588990430049" calcext:value-type="float">
            <text:p>-0.0821588990430049</text:p>
          </table:table-cell>
          <table:table-cell office:value-type="float" office:value="1.69105286966619" calcext:value-type="float">
            <text:p>1.69105286966619</text:p>
          </table:table-cell>
        </table:table-row>
        <table:table-row table:style-name="ro1">
          <table:table-cell office:value-type="float" office:value="-0.04279707170508" calcext:value-type="float">
            <text:p>-0.04279707170508</text:p>
          </table:table-cell>
          <table:table-cell office:value-type="float" office:value="-0.0819668462383235" calcext:value-type="float">
            <text:p>-0.0819668462383235</text:p>
          </table:table-cell>
          <table:table-cell office:value-type="float" office:value="1.68998532279393" calcext:value-type="float">
            <text:p>1.68998532279393</text:p>
          </table:table-cell>
        </table:table-row>
        <table:table-row table:style-name="ro1">
          <table:table-cell office:value-type="float" office:value="-0.0406789541377976" calcext:value-type="float">
            <text:p>-0.0406789541377976</text:p>
          </table:table-cell>
          <table:table-cell office:value-type="float" office:value="-0.0822796055822345" calcext:value-type="float">
            <text:p>-0.0822796055822345</text:p>
          </table:table-cell>
          <table:table-cell office:value-type="float" office:value="1.68704286426138" calcext:value-type="float">
            <text:p>1.68704286426138</text:p>
          </table:table-cell>
        </table:table-row>
        <table:table-row table:style-name="ro1">
          <table:table-cell office:value-type="float" office:value="-0.0384640324578168" calcext:value-type="float">
            <text:p>-0.0384640324578168</text:p>
          </table:table-cell>
          <table:table-cell office:value-type="float" office:value="-0.0829079424686453" calcext:value-type="float">
            <text:p>-0.0829079424686453</text:p>
          </table:table-cell>
          <table:table-cell office:value-type="float" office:value="1.68026956750735" calcext:value-type="float">
            <text:p>1.68026956750735</text:p>
          </table:table-cell>
        </table:table-row>
        <table:table-row table:style-name="ro1">
          <table:table-cell office:value-type="float" office:value="-0.0360334868408228" calcext:value-type="float">
            <text:p>-0.0360334868408228</text:p>
          </table:table-cell>
          <table:table-cell office:value-type="float" office:value="-0.0829626997441544" calcext:value-type="float">
            <text:p>-0.0829626997441544</text:p>
          </table:table-cell>
          <table:table-cell office:value-type="float" office:value="1.67701274952734" calcext:value-type="float">
            <text:p>1.67701274952734</text:p>
          </table:table-cell>
        </table:table-row>
        <table:table-row table:style-name="ro1">
          <table:table-cell office:value-type="float" office:value="-0.0329456646461081" calcext:value-type="float">
            <text:p>-0.0329456646461081</text:p>
          </table:table-cell>
          <table:table-cell office:value-type="float" office:value="-0.0829914464931959" calcext:value-type="float">
            <text:p>-0.0829914464931959</text:p>
          </table:table-cell>
          <table:table-cell office:value-type="float" office:value="1.67416372318003" calcext:value-type="float">
            <text:p>1.67416372318003</text:p>
          </table:table-cell>
        </table:table-row>
        <table:table-row table:style-name="ro1">
          <table:table-cell office:value-type="float" office:value="-0.0291631967976858" calcext:value-type="float">
            <text:p>-0.0291631967976858</text:p>
          </table:table-cell>
          <table:table-cell office:value-type="float" office:value="-0.0831675477235025" calcext:value-type="float">
            <text:p>-0.0831675477235025</text:p>
          </table:table-cell>
          <table:table-cell office:value-type="float" office:value="1.6716400892329" calcext:value-type="float">
            <text:p>1.6716400892329</text:p>
          </table:table-cell>
        </table:table-row>
        <table:table-row table:style-name="ro1">
          <table:table-cell office:value-type="float" office:value="-0.0253618705756353" calcext:value-type="float">
            <text:p>-0.0253618705756353</text:p>
          </table:table-cell>
          <table:table-cell office:value-type="float" office:value="-0.0832464180470538" calcext:value-type="float">
            <text:p>-0.0832464180470538</text:p>
          </table:table-cell>
          <table:table-cell office:value-type="float" office:value="1.67148945497193" calcext:value-type="float">
            <text:p>1.67148945497193</text:p>
          </table:table-cell>
        </table:table-row>
        <table:table-row table:style-name="ro1">
          <table:table-cell office:value-type="float" office:value="-0.0217036817426572" calcext:value-type="float">
            <text:p>-0.0217036817426572</text:p>
          </table:table-cell>
          <table:table-cell office:value-type="float" office:value="-0.0830767996029996" calcext:value-type="float">
            <text:p>-0.0830767996029996</text:p>
          </table:table-cell>
          <table:table-cell office:value-type="float" office:value="1.67243527557896" calcext:value-type="float">
            <text:p>1.67243527557896</text:p>
          </table:table-cell>
        </table:table-row>
        <table:table-row table:style-name="ro1">
          <table:table-cell office:value-type="float" office:value="-0.0184427861796888" calcext:value-type="float">
            <text:p>-0.0184427861796888</text:p>
          </table:table-cell>
          <table:table-cell office:value-type="float" office:value="-0.0827285702350615" calcext:value-type="float">
            <text:p>-0.0827285702350615</text:p>
          </table:table-cell>
          <table:table-cell office:value-type="float" office:value="1.67467467229786" calcext:value-type="float">
            <text:p>1.67467467229786</text:p>
          </table:table-cell>
        </table:table-row>
        <table:table-row table:style-name="ro1">
          <table:table-cell office:value-type="float" office:value="-0.0152118498938978" calcext:value-type="float">
            <text:p>-0.0152118498938978</text:p>
          </table:table-cell>
          <table:table-cell office:value-type="float" office:value="-0.0825632173544566" calcext:value-type="float">
            <text:p>-0.0825632173544566</text:p>
          </table:table-cell>
          <table:table-cell office:value-type="float" office:value="1.67995129044499" calcext:value-type="float">
            <text:p>1.67995129044499</text:p>
          </table:table-cell>
        </table:table-row>
        <table:table-row table:style-name="ro1">
          <table:table-cell office:value-type="float" office:value="-0.0114943421131346" calcext:value-type="float">
            <text:p>-0.0114943421131346</text:p>
          </table:table-cell>
          <table:table-cell office:value-type="float" office:value="-0.0820508226288887" calcext:value-type="float">
            <text:p>-0.0820508226288887</text:p>
          </table:table-cell>
          <table:table-cell office:value-type="float" office:value="1.67904475695605" calcext:value-type="float">
            <text:p>1.67904475695605</text:p>
          </table:table-cell>
        </table:table-row>
        <table:table-row table:style-name="ro1">
          <table:table-cell office:value-type="float" office:value="-0.00785622686942451" calcext:value-type="float">
            <text:p>-0.00785622686942451</text:p>
          </table:table-cell>
          <table:table-cell office:value-type="float" office:value="-0.0826534397808498" calcext:value-type="float">
            <text:p>-0.0826534397808498</text:p>
          </table:table-cell>
          <table:table-cell office:value-type="float" office:value="1.68432999218888" calcext:value-type="float">
            <text:p>1.68432999218888</text:p>
          </table:table-cell>
        </table:table-row>
        <table:table-row table:style-name="ro1">
          <table:table-cell office:value-type="float" office:value="-0.00375058349560749" calcext:value-type="float">
            <text:p>-0.00375058349560749</text:p>
          </table:table-cell>
          <table:table-cell office:value-type="float" office:value="-0.0832250722123855" calcext:value-type="float">
            <text:p>-0.0832250722123855</text:p>
          </table:table-cell>
          <table:table-cell office:value-type="float" office:value="1.68596641933108" calcext:value-type="float">
            <text:p>1.68596641933108</text:p>
          </table:table-cell>
        </table:table-row>
        <table:table-row table:style-name="ro1">
          <table:table-cell office:value-type="float" office:value="0.000488276869217973" calcext:value-type="float">
            <text:p>0.000488276869217973</text:p>
          </table:table-cell>
          <table:table-cell office:value-type="float" office:value="-0.0843161643087911" calcext:value-type="float">
            <text:p>-0.0843161643087911</text:p>
          </table:table-cell>
          <table:table-cell office:value-type="float" office:value="1.6938827339602" calcext:value-type="float">
            <text:p>1.6938827339602</text:p>
          </table:table-cell>
        </table:table-row>
        <table:table-row table:style-name="ro1">
          <table:table-cell office:value-type="float" office:value="0.00505714802662817" calcext:value-type="float">
            <text:p>0.00505714802662817</text:p>
          </table:table-cell>
          <table:table-cell office:value-type="float" office:value="-0.0856519299662446" calcext:value-type="float">
            <text:p>-0.0856519299662446</text:p>
          </table:table-cell>
          <table:table-cell office:value-type="float" office:value="1.69695971651951" calcext:value-type="float">
            <text:p>1.69695971651951</text:p>
          </table:table-cell>
        </table:table-row>
        <table:table-row table:style-name="ro1">
          <table:table-cell office:value-type="float" office:value="0.00913818751892921" calcext:value-type="float">
            <text:p>0.00913818751892921</text:p>
          </table:table-cell>
          <table:table-cell office:value-type="float" office:value="-0.0866853330924644" calcext:value-type="float">
            <text:p>-0.0866853330924644</text:p>
          </table:table-cell>
          <table:table-cell office:value-type="float" office:value="1.70346024697543" calcext:value-type="float">
            <text:p>1.70346024697543</text:p>
          </table:table-cell>
        </table:table-row>
        <table:table-row table:style-name="ro1">
          <table:table-cell office:value-type="float" office:value="0.0131019319300023" calcext:value-type="float">
            <text:p>0.0131019319300023</text:p>
          </table:table-cell>
          <table:table-cell office:value-type="float" office:value="-0.0877451084465937" calcext:value-type="float">
            <text:p>-0.0877451084465937</text:p>
          </table:table-cell>
          <table:table-cell office:value-type="float" office:value="1.70577112839324" calcext:value-type="float">
            <text:p>1.70577112839324</text:p>
          </table:table-cell>
        </table:table-row>
        <table:table-row table:style-name="ro1">
          <table:table-cell office:value-type="float" office:value="0.0163333041193027" calcext:value-type="float">
            <text:p>0.0163333041193027</text:p>
          </table:table-cell>
          <table:table-cell office:value-type="float" office:value="-0.0893165905437584" calcext:value-type="float">
            <text:p>-0.0893165905437584</text:p>
          </table:table-cell>
          <table:table-cell office:value-type="float" office:value="1.70850477565133" calcext:value-type="float">
            <text:p>1.70850477565133</text:p>
          </table:table-cell>
        </table:table-row>
        <table:table-row table:style-name="ro1">
          <table:table-cell office:value-type="float" office:value="0.0186213817288902" calcext:value-type="float">
            <text:p>0.0186213817288902</text:p>
          </table:table-cell>
          <table:table-cell office:value-type="float" office:value="-0.0907819331539118" calcext:value-type="float">
            <text:p>-0.0907819331539118</text:p>
          </table:table-cell>
          <table:table-cell office:value-type="float" office:value="1.71638198079892" calcext:value-type="float">
            <text:p>1.71638198079892</text:p>
          </table:table-cell>
        </table:table-row>
        <table:table-row table:style-name="ro1">
          <table:table-cell office:value-type="float" office:value="0.0202879037791454" calcext:value-type="float">
            <text:p>0.0202879037791454</text:p>
          </table:table-cell>
          <table:table-cell office:value-type="float" office:value="-0.0916899377176791" calcext:value-type="float">
            <text:p>-0.0916899377176791</text:p>
          </table:table-cell>
          <table:table-cell office:value-type="float" office:value="1.72103342634627" calcext:value-type="float">
            <text:p>1.72103342634627</text:p>
          </table:table-cell>
        </table:table-row>
        <table:table-row table:style-name="ro1">
          <table:table-cell office:value-type="float" office:value="0.0219586316214782" calcext:value-type="float">
            <text:p>0.0219586316214782</text:p>
          </table:table-cell>
          <table:table-cell office:value-type="float" office:value="-0.0925299031004974" calcext:value-type="float">
            <text:p>-0.0925299031004974</text:p>
          </table:table-cell>
          <table:table-cell office:value-type="float" office:value="1.72767725301738" calcext:value-type="float">
            <text:p>1.72767725301738</text:p>
          </table:table-cell>
        </table:table-row>
        <table:table-row table:style-name="ro1">
          <table:table-cell office:value-type="float" office:value="0.0252343820255701" calcext:value-type="float">
            <text:p>0.0252343820255701</text:p>
          </table:table-cell>
          <table:table-cell office:value-type="float" office:value="-0.0931706806847889" calcext:value-type="float">
            <text:p>-0.0931706806847889</text:p>
          </table:table-cell>
          <table:table-cell office:value-type="float" office:value="1.73354010709646" calcext:value-type="float">
            <text:p>1.73354010709646</text:p>
          </table:table-cell>
        </table:table-row>
        <table:table-row table:style-name="ro1">
          <table:table-cell office:value-type="float" office:value="0.0291997019952416" calcext:value-type="float">
            <text:p>0.0291997019952416</text:p>
          </table:table-cell>
          <table:table-cell office:value-type="float" office:value="-0.0938853569928918" calcext:value-type="float">
            <text:p>-0.0938853569928918</text:p>
          </table:table-cell>
          <table:table-cell office:value-type="float" office:value="1.73971069192634" calcext:value-type="float">
            <text:p>1.73971069192634</text:p>
          </table:table-cell>
        </table:table-row>
        <table:table-row table:style-name="ro1">
          <table:table-cell office:value-type="float" office:value="0.0337964743373423" calcext:value-type="float">
            <text:p>0.0337964743373423</text:p>
          </table:table-cell>
          <table:table-cell office:value-type="float" office:value="-0.0944158656741542" calcext:value-type="float">
            <text:p>-0.0944158656741542</text:p>
          </table:table-cell>
          <table:table-cell office:value-type="float" office:value="1.74956344278311" calcext:value-type="float">
            <text:p>1.74956344278311</text:p>
          </table:table-cell>
        </table:table-row>
        <table:table-row table:style-name="ro1">
          <table:table-cell office:value-type="float" office:value="0.0386315168925285" calcext:value-type="float">
            <text:p>0.0386315168925285</text:p>
          </table:table-cell>
          <table:table-cell office:value-type="float" office:value="-0.0946773148020067" calcext:value-type="float">
            <text:p>-0.0946773148020067</text:p>
          </table:table-cell>
          <table:table-cell office:value-type="float" office:value="1.76157264515424" calcext:value-type="float">
            <text:p>1.76157264515424</text:p>
          </table:table-cell>
        </table:table-row>
        <table:table-row table:style-name="ro1">
          <table:table-cell office:value-type="float" office:value="0.0431714571717073" calcext:value-type="float">
            <text:p>0.0431714571717073</text:p>
          </table:table-cell>
          <table:table-cell office:value-type="float" office:value="-0.0951411675951498" calcext:value-type="float">
            <text:p>-0.0951411675951498</text:p>
          </table:table-cell>
          <table:table-cell office:value-type="float" office:value="1.77039742041672" calcext:value-type="float">
            <text:p>1.77039742041672</text:p>
          </table:table-cell>
        </table:table-row>
        <table:table-row table:style-name="ro1">
          <table:table-cell office:value-type="float" office:value="0.0474714031012891" calcext:value-type="float">
            <text:p>0.0474714031012891</text:p>
          </table:table-cell>
          <table:table-cell office:value-type="float" office:value="-0.0951700918280975" calcext:value-type="float">
            <text:p>-0.0951700918280975</text:p>
          </table:table-cell>
          <table:table-cell office:value-type="float" office:value="1.77942180431005" calcext:value-type="float">
            <text:p>1.77942180431005</text:p>
          </table:table-cell>
        </table:table-row>
        <table:table-row table:style-name="ro1">
          <table:table-cell office:value-type="float" office:value="0.0513887776322257" calcext:value-type="float">
            <text:p>0.0513887776322257</text:p>
          </table:table-cell>
          <table:table-cell office:value-type="float" office:value="-0.0951548214691851" calcext:value-type="float">
            <text:p>-0.0951548214691851</text:p>
          </table:table-cell>
          <table:table-cell office:value-type="float" office:value="1.78897196084625" calcext:value-type="float">
            <text:p>1.78897196084625</text:p>
          </table:table-cell>
        </table:table-row>
        <table:table-row table:style-name="ro1">
          <table:table-cell office:value-type="float" office:value="0.054762602065375" calcext:value-type="float">
            <text:p>0.054762602065375</text:p>
          </table:table-cell>
          <table:table-cell office:value-type="float" office:value="-0.0951323208385175" calcext:value-type="float">
            <text:p>-0.0951323208385175</text:p>
          </table:table-cell>
          <table:table-cell office:value-type="float" office:value="1.79856366425165" calcext:value-type="float">
            <text:p>1.79856366425165</text:p>
          </table:table-cell>
        </table:table-row>
        <table:table-row table:style-name="ro1">
          <table:table-cell office:value-type="float" office:value="0.0576996395630213" calcext:value-type="float">
            <text:p>0.0576996395630213</text:p>
          </table:table-cell>
          <table:table-cell office:value-type="float" office:value="-0.0947308446361361" calcext:value-type="float">
            <text:p>-0.0947308446361361</text:p>
          </table:table-cell>
          <table:table-cell office:value-type="float" office:value="1.81151537199462" calcext:value-type="float">
            <text:p>1.81151537199462</text:p>
          </table:table-cell>
        </table:table-row>
        <table:table-row table:style-name="ro1">
          <table:table-cell office:value-type="float" office:value="0.0597142053356671" calcext:value-type="float">
            <text:p>0.0597142053356671</text:p>
          </table:table-cell>
          <table:table-cell office:value-type="float" office:value="-0.0943585434422938" calcext:value-type="float">
            <text:p>-0.0943585434422938</text:p>
          </table:table-cell>
          <table:table-cell office:value-type="float" office:value="1.82104786911753" calcext:value-type="float">
            <text:p>1.82104786911753</text:p>
          </table:table-cell>
        </table:table-row>
        <table:table-row table:style-name="ro1">
          <table:table-cell office:value-type="float" office:value="0.0610817400459735" calcext:value-type="float">
            <text:p>0.0610817400459735</text:p>
          </table:table-cell>
          <table:table-cell office:value-type="float" office:value="-0.0943226349235137" calcext:value-type="float">
            <text:p>-0.0943226349235137</text:p>
          </table:table-cell>
          <table:table-cell office:value-type="float" office:value="1.83447103149643" calcext:value-type="float">
            <text:p>1.83447103149643</text:p>
          </table:table-cell>
        </table:table-row>
        <table:table-row table:style-name="ro1">
          <table:table-cell office:value-type="float" office:value="0.0611011033446069" calcext:value-type="float">
            <text:p>0.0611011033446069</text:p>
          </table:table-cell>
          <table:table-cell office:value-type="float" office:value="-0.0945274011006819" calcext:value-type="float">
            <text:p>-0.0945274011006819</text:p>
          </table:table-cell>
          <table:table-cell office:value-type="float" office:value="1.84510616466665" calcext:value-type="float">
            <text:p>1.84510616466665</text:p>
          </table:table-cell>
        </table:table-row>
        <table:table-row table:style-name="ro1">
          <table:table-cell office:value-type="float" office:value="0.0599931153492552" calcext:value-type="float">
            <text:p>0.0599931153492552</text:p>
          </table:table-cell>
          <table:table-cell office:value-type="float" office:value="-0.0950885508122345" calcext:value-type="float">
            <text:p>-0.0950885508122345</text:p>
          </table:table-cell>
          <table:table-cell office:value-type="float" office:value="1.85271216952037" calcext:value-type="float">
            <text:p>1.85271216952037</text:p>
          </table:table-cell>
        </table:table-row>
        <table:table-row table:style-name="ro1">
          <table:table-cell office:value-type="float" office:value="0.0583805225042932" calcext:value-type="float">
            <text:p>0.0583805225042932</text:p>
          </table:table-cell>
          <table:table-cell office:value-type="float" office:value="-0.0955430485098487" calcext:value-type="float">
            <text:p>-0.0955430485098487</text:p>
          </table:table-cell>
          <table:table-cell office:value-type="float" office:value="1.863208008578" calcext:value-type="float">
            <text:p>1.863208008578</text:p>
          </table:table-cell>
        </table:table-row>
        <table:table-row table:style-name="ro1">
          <table:table-cell office:value-type="float" office:value="0.0566589145023009" calcext:value-type="float">
            <text:p>0.0566589145023009</text:p>
          </table:table-cell>
          <table:table-cell office:value-type="float" office:value="-0.0964605925665382" calcext:value-type="float">
            <text:p>-0.0964605925665382</text:p>
          </table:table-cell>
          <table:table-cell office:value-type="float" office:value="1.87406801584115" calcext:value-type="float">
            <text:p>1.87406801584115</text:p>
          </table:table-cell>
        </table:table-row>
        <table:table-row table:style-name="ro1">
          <table:table-cell office:value-type="float" office:value="0.0540144462922386" calcext:value-type="float">
            <text:p>0.0540144462922386</text:p>
          </table:table-cell>
          <table:table-cell office:value-type="float" office:value="-0.0971513454466591" calcext:value-type="float">
            <text:p>-0.0971513454466591</text:p>
          </table:table-cell>
          <table:table-cell office:value-type="float" office:value="1.88242245161445" calcext:value-type="float">
            <text:p>1.88242245161445</text:p>
          </table:table-cell>
        </table:table-row>
        <table:table-row table:style-name="ro1">
          <table:table-cell office:value-type="float" office:value="0.0506186509894227" calcext:value-type="float">
            <text:p>0.0506186509894227</text:p>
          </table:table-cell>
          <table:table-cell office:value-type="float" office:value="-0.098136364883927" calcext:value-type="float">
            <text:p>-0.098136364883927</text:p>
          </table:table-cell>
          <table:table-cell office:value-type="float" office:value="1.8948746967288" calcext:value-type="float">
            <text:p>1.8948746967288</text:p>
          </table:table-cell>
        </table:table-row>
        <table:table-row table:style-name="ro1">
          <table:table-cell office:value-type="float" office:value="0.04646200823058" calcext:value-type="float">
            <text:p>0.04646200823058</text:p>
          </table:table-cell>
          <table:table-cell office:value-type="float" office:value="-0.0987904764270913" calcext:value-type="float">
            <text:p>-0.0987904764270913</text:p>
          </table:table-cell>
          <table:table-cell office:value-type="float" office:value="1.90333078475399" calcext:value-type="float">
            <text:p>1.90333078475399</text:p>
          </table:table-cell>
        </table:table-row>
        <table:table-row table:style-name="ro1">
          <table:table-cell office:value-type="float" office:value="0.04151946922973" calcext:value-type="float">
            <text:p>0.04151946922973</text:p>
          </table:table-cell>
          <table:table-cell office:value-type="float" office:value="-0.0995301978442444" calcext:value-type="float">
            <text:p>-0.0995301978442444</text:p>
          </table:table-cell>
          <table:table-cell office:value-type="float" office:value="1.91236848411654" calcext:value-type="float">
            <text:p>1.91236848411654</text:p>
          </table:table-cell>
        </table:table-row>
        <table:table-row table:style-name="ro1">
          <table:table-cell office:value-type="float" office:value="0.0358063462862234" calcext:value-type="float">
            <text:p>0.0358063462862234</text:p>
          </table:table-cell>
          <table:table-cell office:value-type="float" office:value="-0.10023355960943" calcext:value-type="float">
            <text:p>-0.10023355960943</text:p>
          </table:table-cell>
          <table:table-cell office:value-type="float" office:value="1.92347943448241" calcext:value-type="float">
            <text:p>1.92347943448241</text:p>
          </table:table-cell>
        </table:table-row>
        <table:table-row table:style-name="ro1">
          <table:table-cell office:value-type="float" office:value="0.0290344738411166" calcext:value-type="float">
            <text:p>0.0290344738411166</text:p>
          </table:table-cell>
          <table:table-cell office:value-type="float" office:value="-0.101081909934646" calcext:value-type="float">
            <text:p>-0.101081909934646</text:p>
          </table:table-cell>
          <table:table-cell office:value-type="float" office:value="1.93428374152056" calcext:value-type="float">
            <text:p>1.93428374152056</text:p>
          </table:table-cell>
        </table:table-row>
        <table:table-row table:style-name="ro1">
          <table:table-cell office:value-type="float" office:value="0.0213885614303642" calcext:value-type="float">
            <text:p>0.0213885614303642</text:p>
          </table:table-cell>
          <table:table-cell office:value-type="float" office:value="-0.102109783717166" calcext:value-type="float">
            <text:p>-0.102109783717166</text:p>
          </table:table-cell>
          <table:table-cell office:value-type="float" office:value="1.9428264673411" calcext:value-type="float">
            <text:p>1.9428264673411</text:p>
          </table:table-cell>
        </table:table-row>
        <table:table-row table:style-name="ro1">
          <table:table-cell office:value-type="float" office:value="0.0132866620612367" calcext:value-type="float">
            <text:p>0.0132866620612367</text:p>
          </table:table-cell>
          <table:table-cell office:value-type="float" office:value="-0.102788992660922" calcext:value-type="float">
            <text:p>-0.102788992660922</text:p>
          </table:table-cell>
          <table:table-cell office:value-type="float" office:value="1.95321777821282" calcext:value-type="float">
            <text:p>1.95321777821282</text:p>
          </table:table-cell>
        </table:table-row>
        <table:table-row table:style-name="ro1">
          <table:table-cell office:value-type="float" office:value="0.00441336729606632" calcext:value-type="float">
            <text:p>0.00441336729606632</text:p>
          </table:table-cell>
          <table:table-cell office:value-type="float" office:value="-0.103471172444256" calcext:value-type="float">
            <text:p>-0.103471172444256</text:p>
          </table:table-cell>
          <table:table-cell office:value-type="float" office:value="1.96385308194208" calcext:value-type="float">
            <text:p>1.96385308194208</text:p>
          </table:table-cell>
        </table:table-row>
        <table:table-row table:style-name="ro1">
          <table:table-cell office:value-type="float" office:value="-0.00490009902412817" calcext:value-type="float">
            <text:p>-0.00490009902412817</text:p>
          </table:table-cell>
          <table:table-cell office:value-type="float" office:value="-0.104243214287469" calcext:value-type="float">
            <text:p>-0.104243214287469</text:p>
          </table:table-cell>
          <table:table-cell office:value-type="float" office:value="1.97743596006325" calcext:value-type="float">
            <text:p>1.97743596006325</text:p>
          </table:table-cell>
        </table:table-row>
        <table:table-row table:style-name="ro1">
          <table:table-cell office:value-type="float" office:value="-0.0147661492089097" calcext:value-type="float">
            <text:p>-0.0147661492089097</text:p>
          </table:table-cell>
          <table:table-cell office:value-type="float" office:value="-0.104886180873889" calcext:value-type="float">
            <text:p>-0.104886180873889</text:p>
          </table:table-cell>
          <table:table-cell office:value-type="float" office:value="1.98828906657705" calcext:value-type="float">
            <text:p>1.98828906657705</text:p>
          </table:table-cell>
        </table:table-row>
        <table:table-row table:style-name="ro1">
          <table:table-cell office:value-type="float" office:value="-0.0248505357440551" calcext:value-type="float">
            <text:p>-0.0248505357440551</text:p>
          </table:table-cell>
          <table:table-cell office:value-type="float" office:value="-0.105300356824085" calcext:value-type="float">
            <text:p>-0.105300356824085</text:p>
          </table:table-cell>
          <table:table-cell office:value-type="float" office:value="1.99862095445074" calcext:value-type="float">
            <text:p>1.99862095445074</text:p>
          </table:table-cell>
        </table:table-row>
        <table:table-row table:style-name="ro1">
          <table:table-cell office:value-type="float" office:value="-0.0347961311129834" calcext:value-type="float">
            <text:p>-0.0347961311129834</text:p>
          </table:table-cell>
          <table:table-cell office:value-type="float" office:value="-0.106055100815996" calcext:value-type="float">
            <text:p>-0.106055100815996</text:p>
          </table:table-cell>
          <table:table-cell office:value-type="float" office:value="2.01173776335333" calcext:value-type="float">
            <text:p>2.01173776335333</text:p>
          </table:table-cell>
        </table:table-row>
        <table:table-row table:style-name="ro1">
          <table:table-cell office:value-type="float" office:value="-0.0451391289114717" calcext:value-type="float">
            <text:p>-0.0451391289114717</text:p>
          </table:table-cell>
          <table:table-cell office:value-type="float" office:value="-0.106361987312834" calcext:value-type="float">
            <text:p>-0.106361987312834</text:p>
          </table:table-cell>
          <table:table-cell office:value-type="float" office:value="2.02369657173334" calcext:value-type="float">
            <text:p>2.02369657173334</text:p>
          </table:table-cell>
        </table:table-row>
        <table:table-row table:style-name="ro1">
          <table:table-cell office:value-type="float" office:value="-0.0551723519314697" calcext:value-type="float">
            <text:p>-0.0551723519314697</text:p>
          </table:table-cell>
          <table:table-cell office:value-type="float" office:value="-0.107199313856699" calcext:value-type="float">
            <text:p>-0.107199313856699</text:p>
          </table:table-cell>
          <table:table-cell office:value-type="float" office:value="2.03738860851736" calcext:value-type="float">
            <text:p>2.03738860851736</text:p>
          </table:table-cell>
        </table:table-row>
        <table:table-row table:style-name="ro1">
          <table:table-cell office:value-type="float" office:value="-0.064392722445748" calcext:value-type="float">
            <text:p>-0.064392722445748</text:p>
          </table:table-cell>
          <table:table-cell office:value-type="float" office:value="-0.107582435297132" calcext:value-type="float">
            <text:p>-0.107582435297132</text:p>
          </table:table-cell>
          <table:table-cell office:value-type="float" office:value="2.05145696164971" calcext:value-type="float">
            <text:p>2.05145696164971</text:p>
          </table:table-cell>
        </table:table-row>
        <table:table-row table:style-name="ro1">
          <table:table-cell office:value-type="float" office:value="-0.0733707809991441" calcext:value-type="float">
            <text:p>-0.0733707809991441</text:p>
          </table:table-cell>
          <table:table-cell office:value-type="float" office:value="-0.107841110203695" calcext:value-type="float">
            <text:p>-0.107841110203695</text:p>
          </table:table-cell>
          <table:table-cell office:value-type="float" office:value="2.06351314249137" calcext:value-type="float">
            <text:p>2.06351314249137</text:p>
          </table:table-cell>
        </table:table-row>
        <table:table-row table:style-name="ro1">
          <table:table-cell office:value-type="float" office:value="-0.0826066386697253" calcext:value-type="float">
            <text:p>-0.0826066386697253</text:p>
          </table:table-cell>
          <table:table-cell office:value-type="float" office:value="-0.107940961982483" calcext:value-type="float">
            <text:p>-0.107940961982483</text:p>
          </table:table-cell>
          <table:table-cell office:value-type="float" office:value="2.0783205029876" calcext:value-type="float">
            <text:p>2.0783205029876</text:p>
          </table:table-cell>
        </table:table-row>
        <table:table-row table:style-name="ro1">
          <table:table-cell office:value-type="float" office:value="-0.0912196742452041" calcext:value-type="float">
            <text:p>-0.0912196742452041</text:p>
          </table:table-cell>
          <table:table-cell office:value-type="float" office:value="-0.107778285916977" calcext:value-type="float">
            <text:p>-0.107778285916977</text:p>
          </table:table-cell>
          <table:table-cell office:value-type="float" office:value="2.08819013277109" calcext:value-type="float">
            <text:p>2.08819013277109</text:p>
          </table:table-cell>
        </table:table-row>
        <table:table-row table:style-name="ro1">
          <table:table-cell office:value-type="float" office:value="-0.0997286454030779" calcext:value-type="float">
            <text:p>-0.0997286454030779</text:p>
          </table:table-cell>
          <table:table-cell office:value-type="float" office:value="-0.107565544552344" calcext:value-type="float">
            <text:p>-0.107565544552344</text:p>
          </table:table-cell>
          <table:table-cell office:value-type="float" office:value="2.10129469079043" calcext:value-type="float">
            <text:p>2.10129469079043</text:p>
          </table:table-cell>
        </table:table-row>
        <table:table-row table:style-name="ro1">
          <table:table-cell office:value-type="float" office:value="-0.108150045795816" calcext:value-type="float">
            <text:p>-0.108150045795816</text:p>
          </table:table-cell>
          <table:table-cell office:value-type="float" office:value="-0.107635889794085" calcext:value-type="float">
            <text:p>-0.107635889794085</text:p>
          </table:table-cell>
          <table:table-cell office:value-type="float" office:value="2.11316941365329" calcext:value-type="float">
            <text:p>2.11316941365329</text:p>
          </table:table-cell>
        </table:table-row>
        <table:table-row table:style-name="ro1">
          <table:table-cell office:value-type="float" office:value="-0.116395636867103" calcext:value-type="float">
            <text:p>-0.116395636867103</text:p>
          </table:table-cell>
          <table:table-cell office:value-type="float" office:value="-0.107924157798767" calcext:value-type="float">
            <text:p>-0.107924157798767</text:p>
          </table:table-cell>
          <table:table-cell office:value-type="float" office:value="2.1242506741583" calcext:value-type="float">
            <text:p>2.1242506741583</text:p>
          </table:table-cell>
        </table:table-row>
        <table:table-row table:style-name="ro1">
          <table:table-cell office:value-type="float" office:value="-0.124228247500599" calcext:value-type="float">
            <text:p>-0.124228247500599</text:p>
          </table:table-cell>
          <table:table-cell office:value-type="float" office:value="-0.108054010047001" calcext:value-type="float">
            <text:p>-0.108054010047001</text:p>
          </table:table-cell>
          <table:table-cell office:value-type="float" office:value="2.13467854971021" calcext:value-type="float">
            <text:p>2.13467854971021</text:p>
          </table:table-cell>
        </table:table-row>
        <table:table-row table:style-name="ro1">
          <table:table-cell office:value-type="float" office:value="-0.131676997925972" calcext:value-type="float">
            <text:p>-0.131676997925972</text:p>
          </table:table-cell>
          <table:table-cell office:value-type="float" office:value="-0.108124089161703" calcext:value-type="float">
            <text:p>-0.108124089161703</text:p>
          </table:table-cell>
          <table:table-cell office:value-type="float" office:value="2.14356631700718" calcext:value-type="float">
            <text:p>2.14356631700718</text:p>
          </table:table-cell>
        </table:table-row>
        <table:table-row table:style-name="ro1">
          <table:table-cell office:value-type="float" office:value="-0.139556683836487" calcext:value-type="float">
            <text:p>-0.139556683836487</text:p>
          </table:table-cell>
          <table:table-cell office:value-type="float" office:value="-0.107798123446452" calcext:value-type="float">
            <text:p>-0.107798123446452</text:p>
          </table:table-cell>
          <table:table-cell office:value-type="float" office:value="2.1540727253606" calcext:value-type="float">
            <text:p>2.1540727253606</text:p>
          </table:table-cell>
        </table:table-row>
        <table:table-row table:style-name="ro1">
          <table:table-cell office:value-type="float" office:value="-0.147477730723816" calcext:value-type="float">
            <text:p>-0.147477730723816</text:p>
          </table:table-cell>
          <table:table-cell office:value-type="float" office:value="-0.10837081539821" calcext:value-type="float">
            <text:p>-0.10837081539821</text:p>
          </table:table-cell>
          <table:table-cell office:value-type="float" office:value="2.16562468003659" calcext:value-type="float">
            <text:p>2.16562468003659</text:p>
          </table:table-cell>
        </table:table-row>
        <table:table-row table:style-name="ro1">
          <table:table-cell office:value-type="float" office:value="-0.155055470699065" calcext:value-type="float">
            <text:p>-0.155055470699065</text:p>
          </table:table-cell>
          <table:table-cell office:value-type="float" office:value="-0.108470691281118" calcext:value-type="float">
            <text:p>-0.108470691281118</text:p>
          </table:table-cell>
          <table:table-cell office:value-type="float" office:value="2.17481813861999" calcext:value-type="float">
            <text:p>2.17481813861999</text:p>
          </table:table-cell>
        </table:table-row>
        <table:table-row table:style-name="ro1">
          <table:table-cell office:value-type="float" office:value="-0.16298870495787" calcext:value-type="float">
            <text:p>-0.16298870495787</text:p>
          </table:table-cell>
          <table:table-cell office:value-type="float" office:value="-0.108641006946715" calcext:value-type="float">
            <text:p>-0.108641006946715</text:p>
          </table:table-cell>
          <table:table-cell office:value-type="float" office:value="2.18551740810227" calcext:value-type="float">
            <text:p>2.18551740810227</text:p>
          </table:table-cell>
        </table:table-row>
        <table:table-row table:style-name="ro1">
          <table:table-cell office:value-type="float" office:value="-0.170431274115516" calcext:value-type="float">
            <text:p>-0.170431274115516</text:p>
          </table:table-cell>
          <table:table-cell office:value-type="float" office:value="-0.10899399687055" calcext:value-type="float">
            <text:p>-0.10899399687055</text:p>
          </table:table-cell>
          <table:table-cell office:value-type="float" office:value="2.1935471926348" calcext:value-type="float">
            <text:p>2.1935471926348</text:p>
          </table:table-cell>
        </table:table-row>
        <table:table-row table:style-name="ro1">
          <table:table-cell office:value-type="float" office:value="-0.177856222077602" calcext:value-type="float">
            <text:p>-0.177856222077602</text:p>
          </table:table-cell>
          <table:table-cell office:value-type="float" office:value="-0.109603239360416" calcext:value-type="float">
            <text:p>-0.109603239360416</text:p>
          </table:table-cell>
          <table:table-cell office:value-type="float" office:value="2.20208981093347" calcext:value-type="float">
            <text:p>2.20208981093347</text:p>
          </table:table-cell>
        </table:table-row>
        <table:table-row table:style-name="ro1">
          <table:table-cell office:value-type="float" office:value="-0.183976371316981" calcext:value-type="float">
            <text:p>-0.183976371316981</text:p>
          </table:table-cell>
          <table:table-cell office:value-type="float" office:value="-0.109808096291452" calcext:value-type="float">
            <text:p>-0.109808096291452</text:p>
          </table:table-cell>
          <table:table-cell office:value-type="float" office:value="2.20952383377048" calcext:value-type="float">
            <text:p>2.20952383377048</text:p>
          </table:table-cell>
        </table:table-row>
        <table:table-row table:style-name="ro1">
          <table:table-cell office:value-type="float" office:value="-0.190312393354422" calcext:value-type="float">
            <text:p>-0.190312393354422</text:p>
          </table:table-cell>
          <table:table-cell office:value-type="float" office:value="-0.11096852800184" calcext:value-type="float">
            <text:p>-0.11096852800184</text:p>
          </table:table-cell>
          <table:table-cell office:value-type="float" office:value="2.22496528216142" calcext:value-type="float">
            <text:p>2.22496528216142</text:p>
          </table:table-cell>
        </table:table-row>
        <table:table-row table:style-name="ro1">
          <table:table-cell office:value-type="float" office:value="-0.195590933581351" calcext:value-type="float">
            <text:p>-0.195590933581351</text:p>
          </table:table-cell>
          <table:table-cell office:value-type="float" office:value="-0.111685524529621" calcext:value-type="float">
            <text:p>-0.111685524529621</text:p>
          </table:table-cell>
          <table:table-cell office:value-type="float" office:value="2.23493968819313" calcext:value-type="float">
            <text:p>2.23493968819313</text:p>
          </table:table-cell>
        </table:table-row>
        <table:table-row table:style-name="ro1">
          <table:table-cell office:value-type="float" office:value="-0.200438832763763" calcext:value-type="float">
            <text:p>-0.200438832763763</text:p>
          </table:table-cell>
          <table:table-cell office:value-type="float" office:value="-0.112538676612871" calcext:value-type="float">
            <text:p>-0.112538676612871</text:p>
          </table:table-cell>
          <table:table-cell office:value-type="float" office:value="2.24344229097706" calcext:value-type="float">
            <text:p>2.24344229097706</text:p>
          </table:table-cell>
        </table:table-row>
        <table:table-row table:style-name="ro1">
          <table:table-cell office:value-type="float" office:value="-0.204341190625055" calcext:value-type="float">
            <text:p>-0.204341190625055</text:p>
          </table:table-cell>
          <table:table-cell office:value-type="float" office:value="-0.113246214362554" calcext:value-type="float">
            <text:p>-0.113246214362554</text:p>
          </table:table-cell>
          <table:table-cell office:value-type="float" office:value="2.24469097436528" calcext:value-type="float">
            <text:p>2.24469097436528</text:p>
          </table:table-cell>
        </table:table-row>
        <table:table-row table:style-name="ro1">
          <table:table-cell office:value-type="float" office:value="-0.20912738690413" calcext:value-type="float">
            <text:p>-0.20912738690413</text:p>
          </table:table-cell>
          <table:table-cell office:value-type="float" office:value="-0.115574504965677" calcext:value-type="float">
            <text:p>-0.115574504965677</text:p>
          </table:table-cell>
          <table:table-cell office:value-type="float" office:value="2.25821281765211" calcext:value-type="float">
            <text:p>2.25821281765211</text:p>
          </table:table-cell>
        </table:table-row>
        <table:table-row table:style-name="ro1">
          <table:table-cell office:value-type="float" office:value="-0.212851914399258" calcext:value-type="float">
            <text:p>-0.212851914399258</text:p>
          </table:table-cell>
          <table:table-cell office:value-type="float" office:value="-0.117622682788014" calcext:value-type="float">
            <text:p>-0.117622682788014</text:p>
          </table:table-cell>
          <table:table-cell office:value-type="float" office:value="2.26765603013235" calcext:value-type="float">
            <text:p>2.26765603013235</text:p>
          </table:table-cell>
        </table:table-row>
        <table:table-row table:style-name="ro1">
          <table:table-cell office:value-type="float" office:value="-0.21619885662857" calcext:value-type="float">
            <text:p>-0.21619885662857</text:p>
          </table:table-cell>
          <table:table-cell office:value-type="float" office:value="-0.119768865169604" calcext:value-type="float">
            <text:p>-0.119768865169604</text:p>
          </table:table-cell>
          <table:table-cell office:value-type="float" office:value="2.27839746028556" calcext:value-type="float">
            <text:p>2.27839746028556</text:p>
          </table:table-cell>
        </table:table-row>
        <table:table-row table:style-name="ro1">
          <table:table-cell office:value-type="float" office:value="-0.219642041033578" calcext:value-type="float">
            <text:p>-0.219642041033578</text:p>
          </table:table-cell>
          <table:table-cell office:value-type="float" office:value="-0.122430815949006" calcext:value-type="float">
            <text:p>-0.122430815949006</text:p>
          </table:table-cell>
          <table:table-cell office:value-type="float" office:value="2.28923334094881" calcext:value-type="float">
            <text:p>2.28923334094881</text:p>
          </table:table-cell>
        </table:table-row>
        <table:table-row table:style-name="ro1">
          <table:table-cell office:value-type="float" office:value="-0.222970418653828" calcext:value-type="float">
            <text:p>-0.222970418653828</text:p>
          </table:table-cell>
          <table:table-cell office:value-type="float" office:value="-0.124999215033886" calcext:value-type="float">
            <text:p>-0.124999215033886</text:p>
          </table:table-cell>
          <table:table-cell office:value-type="float" office:value="2.30203568416451" calcext:value-type="float">
            <text:p>2.30203568416451</text:p>
          </table:table-cell>
        </table:table-row>
        <table:table-row table:style-name="ro1">
          <table:table-cell office:value-type="float" office:value="-0.226762372057063" calcext:value-type="float">
            <text:p>-0.226762372057063</text:p>
          </table:table-cell>
          <table:table-cell office:value-type="float" office:value="-0.127018729307651" calcext:value-type="float">
            <text:p>-0.127018729307651</text:p>
          </table:table-cell>
          <table:table-cell office:value-type="float" office:value="2.31398409370761" calcext:value-type="float">
            <text:p>2.31398409370761</text:p>
          </table:table-cell>
        </table:table-row>
        <table:table-row table:style-name="ro1">
          <table:table-cell office:value-type="float" office:value="-0.230565440377718" calcext:value-type="float">
            <text:p>-0.230565440377718</text:p>
          </table:table-cell>
          <table:table-cell office:value-type="float" office:value="-0.129433786445532" calcext:value-type="float">
            <text:p>-0.129433786445532</text:p>
          </table:table-cell>
          <table:table-cell office:value-type="float" office:value="2.3223580238103" calcext:value-type="float">
            <text:p>2.3223580238103</text:p>
          </table:table-cell>
        </table:table-row>
        <table:table-row table:style-name="ro1">
          <table:table-cell office:value-type="float" office:value="-0.233455897117177" calcext:value-type="float">
            <text:p>-0.233455897117177</text:p>
          </table:table-cell>
          <table:table-cell office:value-type="float" office:value="-0.130752293362332" calcext:value-type="float">
            <text:p>-0.130752293362332</text:p>
          </table:table-cell>
          <table:table-cell office:value-type="float" office:value="2.32917258782527" calcext:value-type="float">
            <text:p>2.32917258782527</text:p>
          </table:table-cell>
        </table:table-row>
        <table:table-row table:style-name="ro1">
          <table:table-cell office:value-type="float" office:value="-0.237775612276515" calcext:value-type="float">
            <text:p>-0.237775612276515</text:p>
          </table:table-cell>
          <table:table-cell office:value-type="float" office:value="-0.131456494716741" calcext:value-type="float">
            <text:p>-0.131456494716741</text:p>
          </table:table-cell>
          <table:table-cell office:value-type="float" office:value="2.33960820332906" calcext:value-type="float">
            <text:p>2.33960820332906</text:p>
          </table:table-cell>
        </table:table-row>
        <table:table-row table:style-name="ro1">
          <table:table-cell office:value-type="float" office:value="-0.241553117490628" calcext:value-type="float">
            <text:p>-0.241553117490628</text:p>
          </table:table-cell>
          <table:table-cell office:value-type="float" office:value="-0.132516358741912" calcext:value-type="float">
            <text:p>-0.132516358741912</text:p>
          </table:table-cell>
          <table:table-cell office:value-type="float" office:value="2.34261896041861" calcext:value-type="float">
            <text:p>2.34261896041861</text:p>
          </table:table-cell>
        </table:table-row>
        <table:table-row table:style-name="ro1">
          <table:table-cell office:value-type="float" office:value="-0.246949037790789" calcext:value-type="float">
            <text:p>-0.246949037790789</text:p>
          </table:table-cell>
          <table:table-cell office:value-type="float" office:value="-0.132918119556338" calcext:value-type="float">
            <text:p>-0.132918119556338</text:p>
          </table:table-cell>
          <table:table-cell office:value-type="float" office:value="2.3545623808075" calcext:value-type="float">
            <text:p>2.3545623808075</text:p>
          </table:table-cell>
        </table:table-row>
        <table:table-row table:style-name="ro1">
          <table:table-cell office:value-type="float" office:value="-0.253547052892548" calcext:value-type="float">
            <text:p>-0.253547052892548</text:p>
          </table:table-cell>
          <table:table-cell office:value-type="float" office:value="-0.132978074167834" calcext:value-type="float">
            <text:p>-0.132978074167834</text:p>
          </table:table-cell>
          <table:table-cell office:value-type="float" office:value="2.36969891065748" calcext:value-type="float">
            <text:p>2.36969891065748</text:p>
          </table:table-cell>
        </table:table-row>
        <table:table-row table:style-name="ro1">
          <table:table-cell office:value-type="float" office:value="-0.25926732891529" calcext:value-type="float">
            <text:p>-0.25926732891529</text:p>
          </table:table-cell>
          <table:table-cell office:value-type="float" office:value="-0.13253720819545" calcext:value-type="float">
            <text:p>-0.13253720819545</text:p>
          </table:table-cell>
          <table:table-cell office:value-type="float" office:value="2.3730379599731" calcext:value-type="float">
            <text:p>2.3730379599731</text:p>
          </table:table-cell>
        </table:table-row>
        <table:table-row table:style-name="ro1">
          <table:table-cell office:value-type="float" office:value="-0.26579478439963" calcext:value-type="float">
            <text:p>-0.26579478439963</text:p>
          </table:table-cell>
          <table:table-cell office:value-type="float" office:value="-0.132296385153777" calcext:value-type="float">
            <text:p>-0.132296385153777</text:p>
          </table:table-cell>
          <table:table-cell office:value-type="float" office:value="2.3802132120346" calcext:value-type="float">
            <text:p>2.3802132120346</text:p>
          </table:table-cell>
        </table:table-row>
        <table:table-row table:style-name="ro1">
          <table:table-cell office:value-type="float" office:value="-0.271914230727734" calcext:value-type="float">
            <text:p>-0.271914230727734</text:p>
          </table:table-cell>
          <table:table-cell office:value-type="float" office:value="-0.132407352340925" calcext:value-type="float">
            <text:p>-0.132407352340925</text:p>
          </table:table-cell>
          <table:table-cell office:value-type="float" office:value="2.38668874436792" calcext:value-type="float">
            <text:p>2.38668874436792</text:p>
          </table:table-cell>
        </table:table-row>
        <table:table-row table:style-name="ro1">
          <table:table-cell office:value-type="float" office:value="-0.278147456990809" calcext:value-type="float">
            <text:p>-0.278147456990809</text:p>
          </table:table-cell>
          <table:table-cell office:value-type="float" office:value="-0.132475118149773" calcext:value-type="float">
            <text:p>-0.132475118149773</text:p>
          </table:table-cell>
          <table:table-cell office:value-type="float" office:value="2.3889501394272" calcext:value-type="float">
            <text:p>2.3889501394272</text:p>
          </table:table-cell>
        </table:table-row>
        <table:table-row table:style-name="ro1">
          <table:table-cell office:value-type="float" office:value="-0.284983826693074" calcext:value-type="float">
            <text:p>-0.284983826693074</text:p>
          </table:table-cell>
          <table:table-cell office:value-type="float" office:value="-0.132303087183074" calcext:value-type="float">
            <text:p>-0.132303087183074</text:p>
          </table:table-cell>
          <table:table-cell office:value-type="float" office:value="2.39450860116134" calcext:value-type="float">
            <text:p>2.39450860116134</text:p>
          </table:table-cell>
        </table:table-row>
        <table:table-row table:style-name="ro1">
          <table:table-cell office:value-type="float" office:value="-0.291114707279839" calcext:value-type="float">
            <text:p>-0.291114707279839</text:p>
          </table:table-cell>
          <table:table-cell office:value-type="float" office:value="-0.132403462684715" calcext:value-type="float">
            <text:p>-0.132403462684715</text:p>
          </table:table-cell>
          <table:table-cell office:value-type="float" office:value="2.39821160486156" calcext:value-type="float">
            <text:p>2.39821160486156</text:p>
          </table:table-cell>
        </table:table-row>
        <table:table-row table:style-name="ro1">
          <table:table-cell office:value-type="float" office:value="-0.298097634168309" calcext:value-type="float">
            <text:p>-0.298097634168309</text:p>
          </table:table-cell>
          <table:table-cell office:value-type="float" office:value="-0.132564566866273" calcext:value-type="float">
            <text:p>-0.132564566866273</text:p>
          </table:table-cell>
          <table:table-cell office:value-type="float" office:value="2.40091635345165" calcext:value-type="float">
            <text:p>2.40091635345165</text:p>
          </table:table-cell>
        </table:table-row>
        <table:table-row table:style-name="ro1">
          <table:table-cell office:value-type="float" office:value="-0.305460776735417" calcext:value-type="float">
            <text:p>-0.305460776735417</text:p>
          </table:table-cell>
          <table:table-cell office:value-type="float" office:value="-0.13254791006246" calcext:value-type="float">
            <text:p>-0.13254791006246</text:p>
          </table:table-cell>
          <table:table-cell office:value-type="float" office:value="2.40054933072152" calcext:value-type="float">
            <text:p>2.40054933072152</text:p>
          </table:table-cell>
        </table:table-row>
        <table:table-row table:style-name="ro1">
          <table:table-cell office:value-type="float" office:value="-0.31283932394791" calcext:value-type="float">
            <text:p>-0.31283932394791</text:p>
          </table:table-cell>
          <table:table-cell office:value-type="float" office:value="-0.132995661409355" calcext:value-type="float">
            <text:p>-0.132995661409355</text:p>
          </table:table-cell>
          <table:table-cell office:value-type="float" office:value="2.40170065190304" calcext:value-type="float">
            <text:p>2.40170065190304</text:p>
          </table:table-cell>
        </table:table-row>
        <table:table-row table:style-name="ro1">
          <table:table-cell office:value-type="float" office:value="-0.321201577642323" calcext:value-type="float">
            <text:p>-0.321201577642323</text:p>
          </table:table-cell>
          <table:table-cell office:value-type="float" office:value="-0.133638242074502" calcext:value-type="float">
            <text:p>-0.133638242074502</text:p>
          </table:table-cell>
          <table:table-cell office:value-type="float" office:value="2.40300513452514" calcext:value-type="float">
            <text:p>2.40300513452514</text:p>
          </table:table-cell>
        </table:table-row>
        <table:table-row table:style-name="ro1">
          <table:table-cell office:value-type="float" office:value="-0.329776553071397" calcext:value-type="float">
            <text:p>-0.329776553071397</text:p>
          </table:table-cell>
          <table:table-cell office:value-type="float" office:value="-0.134526317192802" calcext:value-type="float">
            <text:p>-0.134526317192802</text:p>
          </table:table-cell>
          <table:table-cell office:value-type="float" office:value="2.40418171218645" calcext:value-type="float">
            <text:p>2.40418171218645</text:p>
          </table:table-cell>
        </table:table-row>
        <table:table-row table:style-name="ro1">
          <table:table-cell office:value-type="float" office:value="-0.339673925731524" calcext:value-type="float">
            <text:p>-0.339673925731524</text:p>
          </table:table-cell>
          <table:table-cell office:value-type="float" office:value="-0.135499177622339" calcext:value-type="float">
            <text:p>-0.135499177622339</text:p>
          </table:table-cell>
          <table:table-cell office:value-type="float" office:value="2.40775539874406" calcext:value-type="float">
            <text:p>2.40775539874406</text:p>
          </table:table-cell>
        </table:table-row>
        <table:table-row table:style-name="ro1">
          <table:table-cell office:value-type="float" office:value="-0.349050877458384" calcext:value-type="float">
            <text:p>-0.349050877458384</text:p>
          </table:table-cell>
          <table:table-cell office:value-type="float" office:value="-0.136958772506679" calcext:value-type="float">
            <text:p>-0.136958772506679</text:p>
          </table:table-cell>
          <table:table-cell office:value-type="float" office:value="2.40760174370255" calcext:value-type="float">
            <text:p>2.40760174370255</text:p>
          </table:table-cell>
        </table:table-row>
        <table:table-row table:style-name="ro1">
          <table:table-cell office:value-type="float" office:value="-0.35738296665809" calcext:value-type="float">
            <text:p>-0.35738296665809</text:p>
          </table:table-cell>
          <table:table-cell office:value-type="float" office:value="-0.137837598163515" calcext:value-type="float">
            <text:p>-0.137837598163515</text:p>
          </table:table-cell>
          <table:table-cell office:value-type="float" office:value="2.40369184904905" calcext:value-type="float">
            <text:p>2.40369184904905</text:p>
          </table:table-cell>
        </table:table-row>
        <table:table-row table:style-name="ro1">
          <table:table-cell office:value-type="float" office:value="-0.367315526768967" calcext:value-type="float">
            <text:p>-0.367315526768967</text:p>
          </table:table-cell>
          <table:table-cell office:value-type="float" office:value="-0.139786639798718" calcext:value-type="float">
            <text:p>-0.139786639798718</text:p>
          </table:table-cell>
          <table:table-cell office:value-type="float" office:value="2.40773456857753" calcext:value-type="float">
            <text:p>2.40773456857753</text:p>
          </table:table-cell>
        </table:table-row>
        <table:table-row table:style-name="ro1">
          <table:table-cell office:value-type="float" office:value="-0.376020972588523" calcext:value-type="float">
            <text:p>-0.376020972588523</text:p>
          </table:table-cell>
          <table:table-cell office:value-type="float" office:value="-0.142115934080921" calcext:value-type="float">
            <text:p>-0.142115934080921</text:p>
          </table:table-cell>
          <table:table-cell office:value-type="float" office:value="2.40842506652642" calcext:value-type="float">
            <text:p>2.40842506652642</text:p>
          </table:table-cell>
        </table:table-row>
        <table:table-row table:style-name="ro1">
          <table:table-cell office:value-type="float" office:value="-0.386119175430961" calcext:value-type="float">
            <text:p>-0.386119175430961</text:p>
          </table:table-cell>
          <table:table-cell office:value-type="float" office:value="-0.144868596875379" calcext:value-type="float">
            <text:p>-0.144868596875379</text:p>
          </table:table-cell>
          <table:table-cell office:value-type="float" office:value="2.41678371194763" calcext:value-type="float">
            <text:p>2.41678371194763</text:p>
          </table:table-cell>
        </table:table-row>
        <table:table-row table:style-name="ro1">
          <table:table-cell office:value-type="float" office:value="-0.394129997532582" calcext:value-type="float">
            <text:p>-0.394129997532582</text:p>
          </table:table-cell>
          <table:table-cell office:value-type="float" office:value="-0.147021914868482" calcext:value-type="float">
            <text:p>-0.147021914868482</text:p>
          </table:table-cell>
          <table:table-cell office:value-type="float" office:value="2.4156290092658" calcext:value-type="float">
            <text:p>2.4156290092658</text:p>
          </table:table-cell>
        </table:table-row>
        <table:table-row table:style-name="ro1">
          <table:table-cell office:value-type="float" office:value="-0.400438840492319" calcext:value-type="float">
            <text:p>-0.400438840492319</text:p>
          </table:table-cell>
          <table:table-cell office:value-type="float" office:value="-0.148746525603049" calcext:value-type="float">
            <text:p>-0.148746525603049</text:p>
          </table:table-cell>
          <table:table-cell office:value-type="float" office:value="2.40679415854735" calcext:value-type="float">
            <text:p>2.40679415854735</text:p>
          </table:table-cell>
        </table:table-row>
        <table:table-row table:style-name="ro1">
          <table:table-cell office:value-type="float" office:value="-0.388030165885305" calcext:value-type="float">
            <text:p>-0.388030165885305</text:p>
          </table:table-cell>
          <table:table-cell office:value-type="float" office:value="-0.142901137510545" calcext:value-type="float">
            <text:p>-0.142901137510545</text:p>
          </table:table-cell>
          <table:table-cell office:value-type="float" office:value="2.30277416740414" calcext:value-type="float">
            <text:p>2.30277416740414</text:p>
          </table:table-cell>
        </table:table-row>
        <table:table-row table:style-name="ro1">
          <table:table-cell office:value-type="float" office:value="-0.379497637602288" calcext:value-type="float">
            <text:p>-0.379497637602288</text:p>
          </table:table-cell>
          <table:table-cell office:value-type="float" office:value="-0.141339543432298" calcext:value-type="float">
            <text:p>-0.141339543432298</text:p>
          </table:table-cell>
          <table:table-cell office:value-type="float" office:value="2.22906372114699" calcext:value-type="float">
            <text:p>2.22906372114699</text:p>
          </table:table-cell>
        </table:table-row>
        <table:table-row table:style-name="ro1">
          <table:table-cell office:value-type="float" office:value="-0.394628552254358" calcext:value-type="float">
            <text:p>-0.394628552254358</text:p>
          </table:table-cell>
          <table:table-cell office:value-type="float" office:value="-0.146816244353783" calcext:value-type="float">
            <text:p>-0.146816244353783</text:p>
          </table:table-cell>
          <table:table-cell office:value-type="float" office:value="2.30046073225433" calcext:value-type="float">
            <text:p>2.30046073225433</text:p>
          </table:table-cell>
        </table:table-row>
        <table:table-row table:style-name="ro1">
          <table:table-cell office:value-type="float" office:value="-0.416680948119598" calcext:value-type="float">
            <text:p>-0.416680948119598</text:p>
          </table:table-cell>
          <table:table-cell office:value-type="float" office:value="-0.152509118271959" calcext:value-type="float">
            <text:p>-0.152509118271959</text:p>
          </table:table-cell>
          <table:table-cell office:value-type="float" office:value="2.38307747050349" calcext:value-type="float">
            <text:p>2.38307747050349</text:p>
          </table:table-cell>
        </table:table-row>
        <table:table-row table:style-name="ro1">
          <table:table-cell office:value-type="float" office:value="-0.421043730397227" calcext:value-type="float">
            <text:p>-0.421043730397227</text:p>
          </table:table-cell>
          <table:table-cell office:value-type="float" office:value="-0.151792108212795" calcext:value-type="float">
            <text:p>-0.151792108212795</text:p>
          </table:table-cell>
          <table:table-cell office:value-type="float" office:value="2.36267195673889" calcext:value-type="float">
            <text:p>2.36267195673889</text:p>
          </table:table-cell>
        </table:table-row>
        <table:table-row table:style-name="ro1">
          <table:table-cell office:value-type="float" office:value="-0.435433044178299" calcext:value-type="float">
            <text:p>-0.435433044178299</text:p>
          </table:table-cell>
          <table:table-cell office:value-type="float" office:value="-0.155145194011444" calcext:value-type="float">
            <text:p>-0.155145194011444</text:p>
          </table:table-cell>
          <table:table-cell office:value-type="float" office:value="2.38619385868196" calcext:value-type="float">
            <text:p>2.38619385868196</text:p>
          </table:table-cell>
        </table:table-row>
        <table:table-row table:style-name="ro1">
          <table:table-cell office:value-type="float" office:value="-0.445161284026855" calcext:value-type="float">
            <text:p>-0.445161284026855</text:p>
          </table:table-cell>
          <table:table-cell office:value-type="float" office:value="-0.155706487054777" calcext:value-type="float">
            <text:p>-0.155706487054777</text:p>
          </table:table-cell>
          <table:table-cell office:value-type="float" office:value="2.38563842707394" calcext:value-type="float">
            <text:p>2.38563842707394</text:p>
          </table:table-cell>
        </table:table-row>
        <table:table-row table:style-name="ro1">
          <table:table-cell office:value-type="float" office:value="-0.455823832357632" calcext:value-type="float">
            <text:p>-0.455823832357632</text:p>
          </table:table-cell>
          <table:table-cell office:value-type="float" office:value="-0.15657348538476" calcext:value-type="float">
            <text:p>-0.15657348538476</text:p>
          </table:table-cell>
          <table:table-cell office:value-type="float" office:value="2.3866008509192" calcext:value-type="float">
            <text:p>2.3866008509192</text:p>
          </table:table-cell>
        </table:table-row>
        <table:table-row table:style-name="ro1">
          <table:table-cell office:value-type="float" office:value="-0.467165293977223" calcext:value-type="float">
            <text:p>-0.467165293977223</text:p>
          </table:table-cell>
          <table:table-cell office:value-type="float" office:value="-0.158086478861068" calcext:value-type="float">
            <text:p>-0.158086478861068</text:p>
          </table:table-cell>
          <table:table-cell office:value-type="float" office:value="2.39249895194077" calcext:value-type="float">
            <text:p>2.39249895194077</text:p>
          </table:table-cell>
        </table:table-row>
        <table:table-row table:style-name="ro1">
          <table:table-cell office:value-type="float" office:value="-0.475410842825635" calcext:value-type="float">
            <text:p>-0.475410842825635</text:p>
          </table:table-cell>
          <table:table-cell office:value-type="float" office:value="-0.158830005814324" calcext:value-type="float">
            <text:p>-0.158830005814324</text:p>
          </table:table-cell>
          <table:table-cell office:value-type="float" office:value="2.38264905296679" calcext:value-type="float">
            <text:p>2.38264905296679</text:p>
          </table:table-cell>
        </table:table-row>
        <table:table-row table:style-name="ro1">
          <table:table-cell office:value-type="float" office:value="-0.485941519005561" calcext:value-type="float">
            <text:p>-0.485941519005561</text:p>
          </table:table-cell>
          <table:table-cell office:value-type="float" office:value="-0.160823307272781" calcext:value-type="float">
            <text:p>-0.160823307272781</text:p>
          </table:table-cell>
          <table:table-cell office:value-type="float" office:value="2.38483520583966" calcext:value-type="float">
            <text:p>2.38483520583966</text:p>
          </table:table-cell>
        </table:table-row>
        <table:table-row table:style-name="ro1">
          <table:table-cell office:value-type="float" office:value="-0.492693942722576" calcext:value-type="float">
            <text:p>-0.492693942722576</text:p>
          </table:table-cell>
          <table:table-cell office:value-type="float" office:value="-0.162336742883909" calcext:value-type="float">
            <text:p>-0.162336742883909</text:p>
          </table:table-cell>
          <table:table-cell office:value-type="float" office:value="2.37540659117161" calcext:value-type="float">
            <text:p>2.37540659117161</text:p>
          </table:table-cell>
        </table:table-row>
        <table:table-row table:style-name="ro1">
          <table:table-cell office:value-type="float" office:value="-0.49919364057998" calcext:value-type="float">
            <text:p>-0.49919364057998</text:p>
          </table:table-cell>
          <table:table-cell office:value-type="float" office:value="-0.163544418140263" calcext:value-type="float">
            <text:p>-0.163544418140263</text:p>
          </table:table-cell>
          <table:table-cell office:value-type="float" office:value="2.36898363057712" calcext:value-type="float">
            <text:p>2.36898363057712</text:p>
          </table:table-cell>
        </table:table-row>
        <table:table-row table:style-name="ro1">
          <table:table-cell office:value-type="float" office:value="-0.505243842835445" calcext:value-type="float">
            <text:p>-0.505243842835445</text:p>
          </table:table-cell>
          <table:table-cell office:value-type="float" office:value="-0.165656954438642" calcext:value-type="float">
            <text:p>-0.165656954438642</text:p>
          </table:table-cell>
          <table:table-cell office:value-type="float" office:value="2.36618728993438" calcext:value-type="float">
            <text:p>2.36618728993438</text:p>
          </table:table-cell>
        </table:table-row>
        <table:table-row table:style-name="ro1">
          <table:table-cell office:value-type="float" office:value="-0.508629355407046" calcext:value-type="float">
            <text:p>-0.508629355407046</text:p>
          </table:table-cell>
          <table:table-cell office:value-type="float" office:value="-0.167202778884149" calcext:value-type="float">
            <text:p>-0.167202778884149</text:p>
          </table:table-cell>
          <table:table-cell office:value-type="float" office:value="2.35672233700882" calcext:value-type="float">
            <text:p>2.35672233700882</text:p>
          </table:table-cell>
        </table:table-row>
        <table:table-row table:style-name="ro1">
          <table:table-cell office:value-type="float" office:value="-0.513085424587398" calcext:value-type="float">
            <text:p>-0.513085424587398</text:p>
          </table:table-cell>
          <table:table-cell office:value-type="float" office:value="-0.168869478679843" calcext:value-type="float">
            <text:p>-0.168869478679843</text:p>
          </table:table-cell>
          <table:table-cell office:value-type="float" office:value="2.35156829762118" calcext:value-type="float">
            <text:p>2.35156829762118</text:p>
          </table:table-cell>
        </table:table-row>
        <table:table-row table:style-name="ro1">
          <table:table-cell office:value-type="float" office:value="-0.516765751118558" calcext:value-type="float">
            <text:p>-0.516765751118558</text:p>
          </table:table-cell>
          <table:table-cell office:value-type="float" office:value="-0.169816538765895" calcext:value-type="float">
            <text:p>-0.169816538765895</text:p>
          </table:table-cell>
          <table:table-cell office:value-type="float" office:value="2.33822517085209" calcext:value-type="float">
            <text:p>2.33822517085209</text:p>
          </table:table-cell>
        </table:table-row>
        <table:table-row table:style-name="ro1">
          <table:table-cell office:value-type="float" office:value="-0.521766015734" calcext:value-type="float">
            <text:p>-0.521766015734</text:p>
          </table:table-cell>
          <table:table-cell office:value-type="float" office:value="-0.170475089028768" calcext:value-type="float">
            <text:p>-0.170475089028768</text:p>
          </table:table-cell>
          <table:table-cell office:value-type="float" office:value="2.32572349821626" calcext:value-type="float">
            <text:p>2.32572349821626</text:p>
          </table:table-cell>
        </table:table-row>
        <table:table-row table:style-name="ro1">
          <table:table-cell office:value-type="float" office:value="-0.526355751846974" calcext:value-type="float">
            <text:p>-0.526355751846974</text:p>
          </table:table-cell>
          <table:table-cell office:value-type="float" office:value="-0.171701511649422" calcext:value-type="float">
            <text:p>-0.171701511649422</text:p>
          </table:table-cell>
          <table:table-cell office:value-type="float" office:value="2.31276862604959" calcext:value-type="float">
            <text:p>2.31276862604959</text:p>
          </table:table-cell>
        </table:table-row>
        <table:table-row table:style-name="ro1">
          <table:table-cell office:value-type="float" office:value="-0.531226129308199" calcext:value-type="float">
            <text:p>-0.531226129308199</text:p>
          </table:table-cell>
          <table:table-cell office:value-type="float" office:value="-0.17147515587724" calcext:value-type="float">
            <text:p>-0.17147515587724</text:p>
          </table:table-cell>
          <table:table-cell office:value-type="float" office:value="2.30336632920997" calcext:value-type="float">
            <text:p>2.30336632920997</text:p>
          </table:table-cell>
        </table:table-row>
        <table:table-row table:style-name="ro1">
          <table:table-cell office:value-type="float" office:value="-0.514524311049068" calcext:value-type="float">
            <text:p>-0.514524311049068</text:p>
          </table:table-cell>
          <table:table-cell office:value-type="float" office:value="-0.16526937901744" calcext:value-type="float">
            <text:p>-0.16526937901744</text:p>
          </table:table-cell>
          <table:table-cell office:value-type="float" office:value="2.18657290691392" calcext:value-type="float">
            <text:p>2.18657290691392</text:p>
          </table:table-cell>
        </table:table-row>
        <table:table-row table:style-name="ro1">
          <table:table-cell office:value-type="float" office:value="-0.554389308391266" calcext:value-type="float">
            <text:p>-0.554389308391266</text:p>
          </table:table-cell>
          <table:table-cell office:value-type="float" office:value="-0.169316904874239" calcext:value-type="float">
            <text:p>-0.169316904874239</text:p>
          </table:table-cell>
          <table:table-cell office:value-type="float" office:value="2.10513625855203" calcext:value-type="float">
            <text:p>2.10513625855203</text:p>
          </table:table-cell>
        </table:table-row>
        <table:table-row table:style-name="ro1">
          <table:table-cell office:value-type="float" office:value="-0.578896103632136" calcext:value-type="float">
            <text:p>-0.578896103632136</text:p>
          </table:table-cell>
          <table:table-cell office:value-type="float" office:value="-0.177985472060256" calcext:value-type="float">
            <text:p>-0.177985472060256</text:p>
          </table:table-cell>
          <table:table-cell office:value-type="float" office:value="2.16928646404643" calcext:value-type="float">
            <text:p>2.16928646404643</text:p>
          </table:table-cell>
        </table:table-row>
        <table:table-row table:style-name="ro1">
          <table:table-cell office:value-type="float" office:value="-0.611486210254086" calcext:value-type="float">
            <text:p>-0.611486210254086</text:p>
          </table:table-cell>
          <table:table-cell office:value-type="float" office:value="-0.189181630890981" calcext:value-type="float">
            <text:p>-0.189181630890981</text:p>
          </table:table-cell>
          <table:table-cell office:value-type="float" office:value="2.27041263109988" calcext:value-type="float">
            <text:p>2.27041263109988</text:p>
          </table:table-cell>
        </table:table-row>
        <table:table-row table:style-name="ro1">
          <table:table-cell office:value-type="float" office:value="-0.612837082578939" calcext:value-type="float">
            <text:p>-0.612837082578939</text:p>
          </table:table-cell>
          <table:table-cell office:value-type="float" office:value="-0.191812530152455" calcext:value-type="float">
            <text:p>-0.191812530152455</text:p>
          </table:table-cell>
          <table:table-cell office:value-type="float" office:value="2.27032277301373" calcext:value-type="float">
            <text:p>2.27032277301373</text:p>
          </table:table-cell>
        </table:table-row>
        <table:table-row table:style-name="ro1">
          <table:table-cell office:value-type="float" office:value="-0.608463462545729" calcext:value-type="float">
            <text:p>-0.608463462545729</text:p>
          </table:table-cell>
          <table:table-cell office:value-type="float" office:value="-0.192685231558892" calcext:value-type="float">
            <text:p>-0.192685231558892</text:p>
          </table:table-cell>
          <table:table-cell office:value-type="float" office:value="2.2571947535066" calcext:value-type="float">
            <text:p>2.2571947535066</text:p>
          </table:table-cell>
        </table:table-row>
        <table:table-row table:style-name="ro1">
          <table:table-cell office:value-type="float" office:value="-0.602892122634481" calcext:value-type="float">
            <text:p>-0.602892122634481</text:p>
          </table:table-cell>
          <table:table-cell office:value-type="float" office:value="-0.193775529505149" calcext:value-type="float">
            <text:p>-0.193775529505149</text:p>
          </table:table-cell>
          <table:table-cell office:value-type="float" office:value="2.24513656204525" calcext:value-type="float">
            <text:p>2.24513656204525</text:p>
          </table:table-cell>
        </table:table-row>
        <table:table-row table:style-name="ro1">
          <table:table-cell office:value-type="float" office:value="-0.599568879662157" calcext:value-type="float">
            <text:p>-0.599568879662157</text:p>
          </table:table-cell>
          <table:table-cell office:value-type="float" office:value="-0.196199459102257" calcext:value-type="float">
            <text:p>-0.196199459102257</text:p>
          </table:table-cell>
          <table:table-cell office:value-type="float" office:value="2.24321834412117" calcext:value-type="float">
            <text:p>2.24321834412117</text:p>
          </table:table-cell>
        </table:table-row>
        <table:table-row table:style-name="ro1">
          <table:table-cell office:value-type="float" office:value="-0.594254007618107" calcext:value-type="float">
            <text:p>-0.594254007618107</text:p>
          </table:table-cell>
          <table:table-cell office:value-type="float" office:value="-0.198505344125752" calcext:value-type="float">
            <text:p>-0.198505344125752</text:p>
          </table:table-cell>
          <table:table-cell office:value-type="float" office:value="2.24309862271548" calcext:value-type="float">
            <text:p>2.24309862271548</text:p>
          </table:table-cell>
        </table:table-row>
        <table:table-row table:style-name="ro1">
          <table:table-cell office:value-type="float" office:value="-0.584488901501111" calcext:value-type="float">
            <text:p>-0.584488901501111</text:p>
          </table:table-cell>
          <table:table-cell office:value-type="float" office:value="-0.199936628065644" calcext:value-type="float">
            <text:p>-0.199936628065644</text:p>
          </table:table-cell>
          <table:table-cell office:value-type="float" office:value="2.2347636108031" calcext:value-type="float">
            <text:p>2.2347636108031</text:p>
          </table:table-cell>
        </table:table-row>
        <table:table-row table:style-name="ro1">
          <table:table-cell office:value-type="float" office:value="-0.575066584478473" calcext:value-type="float">
            <text:p>-0.575066584478473</text:p>
          </table:table-cell>
          <table:table-cell office:value-type="float" office:value="-0.201064509916595" calcext:value-type="float">
            <text:p>-0.201064509916595</text:p>
          </table:table-cell>
          <table:table-cell office:value-type="float" office:value="2.23435267838808" calcext:value-type="float">
            <text:p>2.23435267838808</text:p>
          </table:table-cell>
        </table:table-row>
        <table:table-row table:style-name="ro1">
          <table:table-cell office:value-type="float" office:value="-0.564381063032868" calcext:value-type="float">
            <text:p>-0.564381063032868</text:p>
          </table:table-cell>
          <table:table-cell office:value-type="float" office:value="-0.201014543159775" calcext:value-type="float">
            <text:p>-0.201014543159775</text:p>
          </table:table-cell>
          <table:table-cell office:value-type="float" office:value="2.23359177388925" calcext:value-type="float">
            <text:p>2.23359177388925</text:p>
          </table:table-cell>
        </table:table-row>
        <table:table-row table:style-name="ro1">
          <table:table-cell office:value-type="float" office:value="-0.556490586657779" calcext:value-type="float">
            <text:p>-0.556490586657779</text:p>
          </table:table-cell>
          <table:table-cell office:value-type="float" office:value="-0.20146168171632" calcext:value-type="float">
            <text:p>-0.20146168171632</text:p>
          </table:table-cell>
          <table:table-cell office:value-type="float" office:value="2.2256599859563" calcext:value-type="float">
            <text:p>2.2256599859563</text:p>
          </table:table-cell>
        </table:table-row>
        <table:table-row table:style-name="ro1">
          <table:table-cell office:value-type="float" office:value="-0.512854474500893" calcext:value-type="float">
            <text:p>-0.512854474500893</text:p>
          </table:table-cell>
          <table:table-cell office:value-type="float" office:value="-0.190255031688013" calcext:value-type="float">
            <text:p>-0.190255031688013</text:p>
          </table:table-cell>
          <table:table-cell office:value-type="float" office:value="2.10353153247084" calcext:value-type="float">
            <text:p>2.10353153247084</text:p>
          </table:table-cell>
        </table:table-row>
        <table:table-row table:style-name="ro1">
          <table:table-cell office:value-type="float" office:value="-0.503274696018888" calcext:value-type="float">
            <text:p>-0.503274696018888</text:p>
          </table:table-cell>
          <table:table-cell office:value-type="float" office:value="-0.191773975572414" calcext:value-type="float">
            <text:p>-0.191773975572414</text:p>
          </table:table-cell>
          <table:table-cell office:value-type="float" office:value="2.12961199084973" calcext:value-type="float">
            <text:p>2.12961199084973</text:p>
          </table:table-cell>
        </table:table-row>
        <table:table-row table:style-name="ro1">
          <table:table-cell office:value-type="float" office:value="-0.471498687153687" calcext:value-type="float">
            <text:p>-0.471498687153687</text:p>
          </table:table-cell>
          <table:table-cell office:value-type="float" office:value="-0.184866817764279" calcext:value-type="float">
            <text:p>-0.184866817764279</text:p>
          </table:table-cell>
          <table:table-cell office:value-type="float" office:value="2.06880648027994" calcext:value-type="float">
            <text:p>2.06880648027994</text:p>
          </table:table-cell>
        </table:table-row>
        <table:table-row table:style-name="ro1">
          <table:table-cell office:value-type="float" office:value="-0.469053844024533" calcext:value-type="float">
            <text:p>-0.469053844024533</text:p>
          </table:table-cell>
          <table:table-cell office:value-type="float" office:value="-0.18726118632806" calcext:value-type="float">
            <text:p>-0.18726118632806</text:p>
          </table:table-cell>
          <table:table-cell office:value-type="float" office:value="2.109255104388" calcext:value-type="float">
            <text:p>2.109255104388</text:p>
          </table:table-cell>
        </table:table-row>
        <table:table-row table:style-name="ro1">
          <table:table-cell office:value-type="float" office:value="-0.478117245082022" calcext:value-type="float">
            <text:p>-0.478117245082022</text:p>
          </table:table-cell>
          <table:table-cell office:value-type="float" office:value="-0.192875774649509" calcext:value-type="float">
            <text:p>-0.192875774649509</text:p>
          </table:table-cell>
          <table:table-cell office:value-type="float" office:value="2.20338388154706" calcext:value-type="float">
            <text:p>2.20338388154706</text:p>
          </table:table-cell>
        </table:table-row>
        <table:table-row table:style-name="ro1">
          <table:table-cell office:value-type="float" office:value="-0.468082342526151" calcext:value-type="float">
            <text:p>-0.468082342526151</text:p>
          </table:table-cell>
          <table:table-cell office:value-type="float" office:value="-0.190610021159515" calcext:value-type="float">
            <text:p>-0.190610021159515</text:p>
          </table:table-cell>
          <table:table-cell office:value-type="float" office:value="2.19898979751274" calcext:value-type="float">
            <text:p>2.19898979751274</text:p>
          </table:table-cell>
        </table:table-row>
        <table:table-row table:style-name="ro1">
          <table:table-cell office:value-type="float" office:value="-0.458998450263289" calcext:value-type="float">
            <text:p>-0.458998450263289</text:p>
          </table:table-cell>
          <table:table-cell office:value-type="float" office:value="-0.188354544275347" calcext:value-type="float">
            <text:p>-0.188354544275347</text:p>
          </table:table-cell>
          <table:table-cell office:value-type="float" office:value="2.1950279827649" calcext:value-type="float">
            <text:p>2.1950279827649</text:p>
          </table:table-cell>
        </table:table-row>
        <table:table-row table:style-name="ro1">
          <table:table-cell office:value-type="float" office:value="-0.451446778069868" calcext:value-type="float">
            <text:p>-0.451446778069868</text:p>
          </table:table-cell>
          <table:table-cell office:value-type="float" office:value="-0.186405599432364" calcext:value-type="float">
            <text:p>-0.186405599432364</text:p>
          </table:table-cell>
          <table:table-cell office:value-type="float" office:value="2.19382865248282" calcext:value-type="float">
            <text:p>2.19382865248282</text:p>
          </table:table-cell>
        </table:table-row>
        <table:table-row table:style-name="ro1">
          <table:table-cell office:value-type="float" office:value="-0.444594298116946" calcext:value-type="float">
            <text:p>-0.444594298116946</text:p>
          </table:table-cell>
          <table:table-cell office:value-type="float" office:value="-0.184410452666121" calcext:value-type="float">
            <text:p>-0.184410452666121</text:p>
          </table:table-cell>
          <table:table-cell office:value-type="float" office:value="2.1903068323783" calcext:value-type="float">
            <text:p>2.1903068323783</text:p>
          </table:table-cell>
        </table:table-row>
        <table:table-row table:style-name="ro1">
          <table:table-cell office:value-type="float" office:value="-0.438155370985242" calcext:value-type="float">
            <text:p>-0.438155370985242</text:p>
          </table:table-cell>
          <table:table-cell office:value-type="float" office:value="-0.182646115118256" calcext:value-type="float">
            <text:p>-0.182646115118256</text:p>
          </table:table-cell>
          <table:table-cell office:value-type="float" office:value="2.18927926976967" calcext:value-type="float">
            <text:p>2.18927926976967</text:p>
          </table:table-cell>
        </table:table-row>
        <table:table-row table:style-name="ro1">
          <table:table-cell office:value-type="float" office:value="-0.432698811265117" calcext:value-type="float">
            <text:p>-0.432698811265117</text:p>
          </table:table-cell>
          <table:table-cell office:value-type="float" office:value="-0.180827532714506" calcext:value-type="float">
            <text:p>-0.180827532714506</text:p>
          </table:table-cell>
          <table:table-cell office:value-type="float" office:value="2.19122081908133" calcext:value-type="float">
            <text:p>2.19122081908133</text:p>
          </table:table-cell>
        </table:table-row>
        <table:table-row table:style-name="ro1">
          <table:table-cell office:value-type="float" office:value="-0.427536885574808" calcext:value-type="float">
            <text:p>-0.427536885574808</text:p>
          </table:table-cell>
          <table:table-cell office:value-type="float" office:value="-0.179305692054421" calcext:value-type="float">
            <text:p>-0.179305692054421</text:p>
          </table:table-cell>
          <table:table-cell office:value-type="float" office:value="2.19214145407601" calcext:value-type="float">
            <text:p>2.19214145407601</text:p>
          </table:table-cell>
        </table:table-row>
        <table:table-row table:style-name="ro1">
          <table:table-cell office:value-type="float" office:value="-0.423061464173775" calcext:value-type="float">
            <text:p>-0.423061464173775</text:p>
          </table:table-cell>
          <table:table-cell office:value-type="float" office:value="-0.177637851337743" calcext:value-type="float">
            <text:p>-0.177637851337743</text:p>
          </table:table-cell>
          <table:table-cell office:value-type="float" office:value="2.19183463601004" calcext:value-type="float">
            <text:p>2.19183463601004</text:p>
          </table:table-cell>
        </table:table-row>
        <table:table-row table:style-name="ro1">
          <table:table-cell office:value-type="float" office:value="-0.419433752797413" calcext:value-type="float">
            <text:p>-0.419433752797413</text:p>
          </table:table-cell>
          <table:table-cell office:value-type="float" office:value="-0.176473414624458" calcext:value-type="float">
            <text:p>-0.176473414624458</text:p>
          </table:table-cell>
          <table:table-cell office:value-type="float" office:value="2.19357135164763" calcext:value-type="float">
            <text:p>2.19357135164763</text:p>
          </table:table-cell>
        </table:table-row>
        <table:table-row table:style-name="ro1">
          <table:table-cell office:value-type="float" office:value="-0.41567645243975" calcext:value-type="float">
            <text:p>-0.41567645243975</text:p>
          </table:table-cell>
          <table:table-cell office:value-type="float" office:value="-0.175676529005934" calcext:value-type="float">
            <text:p>-0.175676529005934</text:p>
          </table:table-cell>
          <table:table-cell office:value-type="float" office:value="2.19217517865355" calcext:value-type="float">
            <text:p>2.19217517865355</text:p>
          </table:table-cell>
        </table:table-row>
        <table:table-row table:style-name="ro1">
          <table:table-cell office:value-type="float" office:value="-0.414331226768723" calcext:value-type="float">
            <text:p>-0.414331226768723</text:p>
          </table:table-cell>
          <table:table-cell office:value-type="float" office:value="-0.175453017806848" calcext:value-type="float">
            <text:p>-0.175453017806848</text:p>
          </table:table-cell>
          <table:table-cell office:value-type="float" office:value="2.20188833812367" calcext:value-type="float">
            <text:p>2.20188833812367</text:p>
          </table:table-cell>
        </table:table-row>
        <table:table-row table:style-name="ro1">
          <table:table-cell office:value-type="float" office:value="-0.412789088791686" calcext:value-type="float">
            <text:p>-0.412789088791686</text:p>
          </table:table-cell>
          <table:table-cell office:value-type="float" office:value="-0.175282059802758" calcext:value-type="float">
            <text:p>-0.175282059802758</text:p>
          </table:table-cell>
          <table:table-cell office:value-type="float" office:value="2.20809371739874" calcext:value-type="float">
            <text:p>2.20809371739874</text:p>
          </table:table-cell>
        </table:table-row>
        <table:table-row table:style-name="ro1">
          <table:table-cell office:value-type="float" office:value="-0.411218849576274" calcext:value-type="float">
            <text:p>-0.411218849576274</text:p>
          </table:table-cell>
          <table:table-cell office:value-type="float" office:value="-0.17540549005828" calcext:value-type="float">
            <text:p>-0.17540549005828</text:p>
          </table:table-cell>
          <table:table-cell office:value-type="float" office:value="2.21429282486946" calcext:value-type="float">
            <text:p>2.21429282486946</text:p>
          </table:table-cell>
        </table:table-row>
        <table:table-row table:style-name="ro1">
          <table:table-cell office:value-type="float" office:value="-0.410210327050529" calcext:value-type="float">
            <text:p>-0.410210327050529</text:p>
          </table:table-cell>
          <table:table-cell office:value-type="float" office:value="-0.175419034183188" calcext:value-type="float">
            <text:p>-0.175419034183188</text:p>
          </table:table-cell>
          <table:table-cell office:value-type="float" office:value="2.22076872981986" calcext:value-type="float">
            <text:p>2.22076872981986</text:p>
          </table:table-cell>
        </table:table-row>
        <table:table-row table:style-name="ro1">
          <table:table-cell office:value-type="float" office:value="-0.409053827549097" calcext:value-type="float">
            <text:p>-0.409053827549097</text:p>
          </table:table-cell>
          <table:table-cell office:value-type="float" office:value="-0.175586661031829" calcext:value-type="float">
            <text:p>-0.175586661031829</text:p>
          </table:table-cell>
          <table:table-cell office:value-type="float" office:value="2.22445741738124" calcext:value-type="float">
            <text:p>2.22445741738124</text:p>
          </table:table-cell>
        </table:table-row>
        <table:table-row table:style-name="ro1">
          <table:table-cell office:value-type="float" office:value="-0.405582490100569" calcext:value-type="float">
            <text:p>-0.405582490100569</text:p>
          </table:table-cell>
          <table:table-cell office:value-type="float" office:value="-0.174442303503743" calcext:value-type="float">
            <text:p>-0.174442303503743</text:p>
          </table:table-cell>
          <table:table-cell office:value-type="float" office:value="2.21815896071901" calcext:value-type="float">
            <text:p>2.21815896071901</text:p>
          </table:table-cell>
        </table:table-row>
        <table:table-row table:style-name="ro1">
          <table:table-cell office:value-type="float" office:value="-0.400474015132408" calcext:value-type="float">
            <text:p>-0.400474015132408</text:p>
          </table:table-cell>
          <table:table-cell office:value-type="float" office:value="-0.172277591823845" calcext:value-type="float">
            <text:p>-0.172277591823845</text:p>
          </table:table-cell>
          <table:table-cell office:value-type="float" office:value="2.21243044531253" calcext:value-type="float">
            <text:p>2.21243044531253</text:p>
          </table:table-cell>
        </table:table-row>
        <table:table-row table:style-name="ro1">
          <table:table-cell office:value-type="float" office:value="-0.406359420305616" calcext:value-type="float">
            <text:p>-0.406359420305616</text:p>
          </table:table-cell>
          <table:table-cell office:value-type="float" office:value="-0.174178090138014" calcext:value-type="float">
            <text:p>-0.174178090138014</text:p>
          </table:table-cell>
          <table:table-cell office:value-type="float" office:value="2.24409420639127" calcext:value-type="float">
            <text:p>2.24409420639127</text:p>
          </table:table-cell>
        </table:table-row>
        <table:table-row table:style-name="ro1">
          <table:table-cell office:value-type="float" office:value="-0.407781340159039" calcext:value-type="float">
            <text:p>-0.407781340159039</text:p>
          </table:table-cell>
          <table:table-cell office:value-type="float" office:value="-0.174327825812522" calcext:value-type="float">
            <text:p>-0.174327825812522</text:p>
          </table:table-cell>
          <table:table-cell office:value-type="float" office:value="2.25424505466004" calcext:value-type="float">
            <text:p>2.25424505466004</text:p>
          </table:table-cell>
        </table:table-row>
        <table:table-row table:style-name="ro1">
          <table:table-cell office:value-type="float" office:value="-0.40948461012032" calcext:value-type="float">
            <text:p>-0.40948461012032</text:p>
          </table:table-cell>
          <table:table-cell office:value-type="float" office:value="-0.17442144904036" calcext:value-type="float">
            <text:p>-0.17442144904036</text:p>
          </table:table-cell>
          <table:table-cell office:value-type="float" office:value="2.26916839492219" calcext:value-type="float">
            <text:p>2.26916839492219</text:p>
          </table:table-cell>
        </table:table-row>
        <table:table-row table:style-name="ro1">
          <table:table-cell office:value-type="float" office:value="-0.410043102523118" calcext:value-type="float">
            <text:p>-0.410043102523118</text:p>
          </table:table-cell>
          <table:table-cell office:value-type="float" office:value="-0.173379869545422" calcext:value-type="float">
            <text:p>-0.173379869545422</text:p>
          </table:table-cell>
          <table:table-cell office:value-type="float" office:value="2.27542111458659" calcext:value-type="float">
            <text:p>2.27542111458659</text:p>
          </table:table-cell>
        </table:table-row>
        <table:table-row table:style-name="ro1">
          <table:table-cell office:value-type="float" office:value="-0.411571146237827" calcext:value-type="float">
            <text:p>-0.411571146237827</text:p>
          </table:table-cell>
          <table:table-cell office:value-type="float" office:value="-0.172771820672387" calcext:value-type="float">
            <text:p>-0.172771820672387</text:p>
          </table:table-cell>
          <table:table-cell office:value-type="float" office:value="2.28675043936905" calcext:value-type="float">
            <text:p>2.28675043936905</text:p>
          </table:table-cell>
        </table:table-row>
        <table:table-row table:style-name="ro1">
          <table:table-cell office:value-type="float" office:value="-0.413098504215801" calcext:value-type="float">
            <text:p>-0.413098504215801</text:p>
          </table:table-cell>
          <table:table-cell office:value-type="float" office:value="-0.172861334006039" calcext:value-type="float">
            <text:p>-0.172861334006039</text:p>
          </table:table-cell>
          <table:table-cell office:value-type="float" office:value="2.30439069124132" calcext:value-type="float">
            <text:p>2.30439069124132</text:p>
          </table:table-cell>
        </table:table-row>
        <table:table-row table:style-name="ro1">
          <table:table-cell office:value-type="float" office:value="-0.413463056498314" calcext:value-type="float">
            <text:p>-0.413463056498314</text:p>
          </table:table-cell>
          <table:table-cell office:value-type="float" office:value="-0.172363149307225" calcext:value-type="float">
            <text:p>-0.172363149307225</text:p>
          </table:table-cell>
          <table:table-cell office:value-type="float" office:value="2.32003153455185" calcext:value-type="float">
            <text:p>2.32003153455185</text:p>
          </table:table-cell>
        </table:table-row>
        <table:table-row table:style-name="ro1">
          <table:table-cell office:value-type="float" office:value="-0.412696193397479" calcext:value-type="float">
            <text:p>-0.412696193397479</text:p>
          </table:table-cell>
          <table:table-cell office:value-type="float" office:value="-0.170963721474782" calcext:value-type="float">
            <text:p>-0.170963721474782</text:p>
          </table:table-cell>
          <table:table-cell office:value-type="float" office:value="2.33170048000466" calcext:value-type="float">
            <text:p>2.33170048000466</text:p>
          </table:table-cell>
        </table:table-row>
        <table:table-row table:style-name="ro1">
          <table:table-cell office:value-type="float" office:value="-0.411063382943948" calcext:value-type="float">
            <text:p>-0.411063382943948</text:p>
          </table:table-cell>
          <table:table-cell office:value-type="float" office:value="-0.169800831076888" calcext:value-type="float">
            <text:p>-0.169800831076888</text:p>
          </table:table-cell>
          <table:table-cell office:value-type="float" office:value="2.34242795227599" calcext:value-type="float">
            <text:p>2.34242795227599</text:p>
          </table:table-cell>
        </table:table-row>
        <table:table-row table:style-name="ro1">
          <table:table-cell office:value-type="float" office:value="-0.411961890660437" calcext:value-type="float">
            <text:p>-0.411961890660437</text:p>
          </table:table-cell>
          <table:table-cell office:value-type="float" office:value="-0.169384441813631" calcext:value-type="float">
            <text:p>-0.169384441813631</text:p>
          </table:table-cell>
          <table:table-cell office:value-type="float" office:value="2.36968665161746" calcext:value-type="float">
            <text:p>2.36968665161746</text:p>
          </table:table-cell>
        </table:table-row>
        <table:table-row table:style-name="ro1">
          <table:table-cell office:value-type="float" office:value="-0.409631001817714" calcext:value-type="float">
            <text:p>-0.409631001817714</text:p>
          </table:table-cell>
          <table:table-cell office:value-type="float" office:value="-0.167742901164033" calcext:value-type="float">
            <text:p>-0.167742901164033</text:p>
          </table:table-cell>
          <table:table-cell office:value-type="float" office:value="2.38397804034895" calcext:value-type="float">
            <text:p>2.38397804034895</text:p>
          </table:table-cell>
        </table:table-row>
        <table:table-row table:style-name="ro1">
          <table:table-cell office:value-type="float" office:value="-0.406943939929117" calcext:value-type="float">
            <text:p>-0.406943939929117</text:p>
          </table:table-cell>
          <table:table-cell office:value-type="float" office:value="-0.166319463712517" calcext:value-type="float">
            <text:p>-0.166319463712517</text:p>
          </table:table-cell>
          <table:table-cell office:value-type="float" office:value="2.40130720634879" calcext:value-type="float">
            <text:p>2.40130720634879</text:p>
          </table:table-cell>
        </table:table-row>
        <table:table-row table:style-name="ro1">
          <table:table-cell office:value-type="float" office:value="-0.403147976629964" calcext:value-type="float">
            <text:p>-0.403147976629964</text:p>
          </table:table-cell>
          <table:table-cell office:value-type="float" office:value="-0.164550437609861" calcext:value-type="float">
            <text:p>-0.164550437609861</text:p>
          </table:table-cell>
          <table:table-cell office:value-type="float" office:value="2.4137842862935" calcext:value-type="float">
            <text:p>2.4137842862935</text:p>
          </table:table-cell>
        </table:table-row>
        <table:table-row table:style-name="ro1">
          <table:table-cell office:value-type="float" office:value="-0.399652930728042" calcext:value-type="float">
            <text:p>-0.399652930728042</text:p>
          </table:table-cell>
          <table:table-cell office:value-type="float" office:value="-0.163422761078615" calcext:value-type="float">
            <text:p>-0.163422761078615</text:p>
          </table:table-cell>
          <table:table-cell office:value-type="float" office:value="2.43130644574883" calcext:value-type="float">
            <text:p>2.43130644574883</text:p>
          </table:table-cell>
        </table:table-row>
        <table:table-row table:style-name="ro1">
          <table:table-cell office:value-type="float" office:value="-0.395842062875656" calcext:value-type="float">
            <text:p>-0.395842062875656</text:p>
          </table:table-cell>
          <table:table-cell office:value-type="float" office:value="-0.162359515891795" calcext:value-type="float">
            <text:p>-0.162359515891795</text:p>
          </table:table-cell>
          <table:table-cell office:value-type="float" office:value="2.44777206214962" calcext:value-type="float">
            <text:p>2.44777206214962</text:p>
          </table:table-cell>
        </table:table-row>
        <table:table-row table:style-name="ro1">
          <table:table-cell office:value-type="float" office:value="-0.391289921859527" calcext:value-type="float">
            <text:p>-0.391289921859527</text:p>
          </table:table-cell>
          <table:table-cell office:value-type="float" office:value="-0.161204843233995" calcext:value-type="float">
            <text:p>-0.161204843233995</text:p>
          </table:table-cell>
          <table:table-cell office:value-type="float" office:value="2.46388008654207" calcext:value-type="float">
            <text:p>2.46388008654207</text:p>
          </table:table-cell>
        </table:table-row>
        <table:table-row table:style-name="ro1">
          <table:table-cell office:value-type="float" office:value="-0.386567114854143" calcext:value-type="float">
            <text:p>-0.386567114854143</text:p>
          </table:table-cell>
          <table:table-cell office:value-type="float" office:value="-0.160601655240063" calcext:value-type="float">
            <text:p>-0.160601655240063</text:p>
          </table:table-cell>
          <table:table-cell office:value-type="float" office:value="2.48198299698843" calcext:value-type="float">
            <text:p>2.48198299698843</text:p>
          </table:table-cell>
        </table:table-row>
        <table:table-row table:style-name="ro1">
          <table:table-cell office:value-type="float" office:value="-0.380087238318631" calcext:value-type="float">
            <text:p>-0.380087238318631</text:p>
          </table:table-cell>
          <table:table-cell office:value-type="float" office:value="-0.159950609525024" calcext:value-type="float">
            <text:p>-0.159950609525024</text:p>
          </table:table-cell>
          <table:table-cell office:value-type="float" office:value="2.49375066946643" calcext:value-type="float">
            <text:p>2.49375066946643</text:p>
          </table:table-cell>
        </table:table-row>
        <table:table-row table:style-name="ro1">
          <table:table-cell office:value-type="float" office:value="-0.373706483709624" calcext:value-type="float">
            <text:p>-0.373706483709624</text:p>
          </table:table-cell>
          <table:table-cell office:value-type="float" office:value="-0.159516165102334" calcext:value-type="float">
            <text:p>-0.159516165102334</text:p>
          </table:table-cell>
          <table:table-cell office:value-type="float" office:value="2.51069851801831" calcext:value-type="float">
            <text:p>2.51069851801831</text:p>
          </table:table-cell>
        </table:table-row>
        <table:table-row table:style-name="ro1">
          <table:table-cell office:value-type="float" office:value="-0.36643907596155" calcext:value-type="float">
            <text:p>-0.36643907596155</text:p>
          </table:table-cell>
          <table:table-cell office:value-type="float" office:value="-0.159212352107903" calcext:value-type="float">
            <text:p>-0.159212352107903</text:p>
          </table:table-cell>
          <table:table-cell office:value-type="float" office:value="2.52205221734235" calcext:value-type="float">
            <text:p>2.52205221734235</text:p>
          </table:table-cell>
        </table:table-row>
        <table:table-row table:style-name="ro1">
          <table:table-cell office:value-type="float" office:value="-0.358948592786555" calcext:value-type="float">
            <text:p>-0.358948592786555</text:p>
          </table:table-cell>
          <table:table-cell office:value-type="float" office:value="-0.15902706471059" calcext:value-type="float">
            <text:p>-0.15902706471059</text:p>
          </table:table-cell>
          <table:table-cell office:value-type="float" office:value="2.53518454680019" calcext:value-type="float">
            <text:p>2.53518454680019</text:p>
          </table:table-cell>
        </table:table-row>
        <table:table-row table:style-name="ro1">
          <table:table-cell office:value-type="float" office:value="-0.35299323847394" calcext:value-type="float">
            <text:p>-0.35299323847394</text:p>
          </table:table-cell>
          <table:table-cell office:value-type="float" office:value="-0.159759563865176" calcext:value-type="float">
            <text:p>-0.159759563865176</text:p>
          </table:table-cell>
          <table:table-cell office:value-type="float" office:value="2.55904689411047" calcext:value-type="float">
            <text:p>2.55904689411047</text:p>
          </table:table-cell>
        </table:table-row>
        <table:table-row table:style-name="ro1">
          <table:table-cell office:value-type="float" office:value="-0.344646773508338" calcext:value-type="float">
            <text:p>-0.344646773508338</text:p>
          </table:table-cell>
          <table:table-cell office:value-type="float" office:value="-0.160039132608667" calcext:value-type="float">
            <text:p>-0.160039132608667</text:p>
          </table:table-cell>
          <table:table-cell office:value-type="float" office:value="2.5664480195953" calcext:value-type="float">
            <text:p>2.5664480195953</text:p>
          </table:table-cell>
        </table:table-row>
        <table:table-row table:style-name="ro1">
          <table:table-cell office:value-type="float" office:value="-0.337563244750594" calcext:value-type="float">
            <text:p>-0.337563244750594</text:p>
          </table:table-cell>
          <table:table-cell office:value-type="float" office:value="-0.161189945818923" calcext:value-type="float">
            <text:p>-0.161189945818923</text:p>
          </table:table-cell>
          <table:table-cell office:value-type="float" office:value="2.58416386508626" calcext:value-type="float">
            <text:p>2.58416386508626</text:p>
          </table:table-cell>
        </table:table-row>
        <table:table-row table:style-name="ro1">
          <table:table-cell office:value-type="float" office:value="-0.330143786246506" calcext:value-type="float">
            <text:p>-0.330143786246506</text:p>
          </table:table-cell>
          <table:table-cell office:value-type="float" office:value="-0.161919698704751" calcext:value-type="float">
            <text:p>-0.161919698704751</text:p>
          </table:table-cell>
          <table:table-cell office:value-type="float" office:value="2.59523954373366" calcext:value-type="float">
            <text:p>2.59523954373366</text:p>
          </table:table-cell>
        </table:table-row>
        <table:table-row table:style-name="ro1">
          <table:table-cell office:value-type="float" office:value="-0.322878288541285" calcext:value-type="float">
            <text:p>-0.322878288541285</text:p>
          </table:table-cell>
          <table:table-cell office:value-type="float" office:value="-0.163454035908396" calcext:value-type="float">
            <text:p>-0.163454035908396</text:p>
          </table:table-cell>
          <table:table-cell office:value-type="float" office:value="2.61177755672798" calcext:value-type="float">
            <text:p>2.61177755672798</text:p>
          </table:table-cell>
        </table:table-row>
        <table:table-row table:style-name="ro1">
          <table:table-cell office:value-type="float" office:value="-0.314723993128859" calcext:value-type="float">
            <text:p>-0.314723993128859</text:p>
          </table:table-cell>
          <table:table-cell office:value-type="float" office:value="-0.164625207644818" calcext:value-type="float">
            <text:p>-0.164625207644818</text:p>
          </table:table-cell>
          <table:table-cell office:value-type="float" office:value="2.62075455889074" calcext:value-type="float">
            <text:p>2.62075455889074</text:p>
          </table:table-cell>
        </table:table-row>
        <table:table-row table:style-name="ro1">
          <table:table-cell office:value-type="float" office:value="-0.308619714565664" calcext:value-type="float">
            <text:p>-0.308619714565664</text:p>
          </table:table-cell>
          <table:table-cell office:value-type="float" office:value="-0.166990293133268" calcext:value-type="float">
            <text:p>-0.166990293133268</text:p>
          </table:table-cell>
          <table:table-cell office:value-type="float" office:value="2.64125150365979" calcext:value-type="float">
            <text:p>2.64125150365979</text:p>
          </table:table-cell>
        </table:table-row>
        <table:table-row table:style-name="ro1">
          <table:table-cell office:value-type="float" office:value="-0.301730256694721" calcext:value-type="float">
            <text:p>-0.301730256694721</text:p>
          </table:table-cell>
          <table:table-cell office:value-type="float" office:value="-0.168705464947941" calcext:value-type="float">
            <text:p>-0.168705464947941</text:p>
          </table:table-cell>
          <table:table-cell office:value-type="float" office:value="2.64935026408232" calcext:value-type="float">
            <text:p>2.64935026408232</text:p>
          </table:table-cell>
        </table:table-row>
        <table:table-row table:style-name="ro1">
          <table:table-cell office:value-type="float" office:value="-0.29698942423981" calcext:value-type="float">
            <text:p>-0.29698942423981</text:p>
          </table:table-cell>
          <table:table-cell office:value-type="float" office:value="-0.171291166319825" calcext:value-type="float">
            <text:p>-0.171291166319825</text:p>
          </table:table-cell>
          <table:table-cell office:value-type="float" office:value="2.67047646457678" calcext:value-type="float">
            <text:p>2.67047646457678</text:p>
          </table:table-cell>
        </table:table-row>
        <table:table-row table:style-name="ro1">
          <table:table-cell office:value-type="float" office:value="-0.292260798784724" calcext:value-type="float">
            <text:p>-0.292260798784724</text:p>
          </table:table-cell>
          <table:table-cell office:value-type="float" office:value="-0.173856945646772" calcext:value-type="float">
            <text:p>-0.173856945646772</text:p>
          </table:table-cell>
          <table:table-cell office:value-type="float" office:value="2.68568524308776" calcext:value-type="float">
            <text:p>2.68568524308776</text:p>
          </table:table-cell>
        </table:table-row>
        <table:table-row table:style-name="ro1">
          <table:table-cell office:value-type="float" office:value="-0.288418677411411" calcext:value-type="float">
            <text:p>-0.288418677411411</text:p>
          </table:table-cell>
          <table:table-cell office:value-type="float" office:value="-0.176194954101228" calcext:value-type="float">
            <text:p>-0.176194954101228</text:p>
          </table:table-cell>
          <table:table-cell office:value-type="float" office:value="2.70234543651673" calcext:value-type="float">
            <text:p>2.70234543651673</text:p>
          </table:table-cell>
        </table:table-row>
        <table:table-row table:style-name="ro1">
          <table:table-cell office:value-type="float" office:value="-0.285624251267974" calcext:value-type="float">
            <text:p>-0.285624251267974</text:p>
          </table:table-cell>
          <table:table-cell office:value-type="float" office:value="-0.179139761652062" calcext:value-type="float">
            <text:p>-0.179139761652062</text:p>
          </table:table-cell>
          <table:table-cell office:value-type="float" office:value="2.72466573285186" calcext:value-type="float">
            <text:p>2.72466573285186</text:p>
          </table:table-cell>
        </table:table-row>
        <table:table-row table:style-name="ro1">
          <table:table-cell office:value-type="float" office:value="-0.283273283564536" calcext:value-type="float">
            <text:p>-0.283273283564536</text:p>
          </table:table-cell>
          <table:table-cell office:value-type="float" office:value="-0.181054349319364" calcext:value-type="float">
            <text:p>-0.181054349319364</text:p>
          </table:table-cell>
          <table:table-cell office:value-type="float" office:value="2.74116067316644" calcext:value-type="float">
            <text:p>2.74116067316644</text:p>
          </table:table-cell>
        </table:table-row>
        <table:table-row table:style-name="ro1">
          <table:table-cell office:value-type="float" office:value="-0.280888092262068" calcext:value-type="float">
            <text:p>-0.280888092262068</text:p>
          </table:table-cell>
          <table:table-cell office:value-type="float" office:value="-0.182628327036" calcext:value-type="float">
            <text:p>-0.182628327036</text:p>
          </table:table-cell>
          <table:table-cell office:value-type="float" office:value="2.7502899135034" calcext:value-type="float">
            <text:p>2.7502899135034</text:p>
          </table:table-cell>
        </table:table-row>
        <table:table-row table:style-name="ro1">
          <table:table-cell office:value-type="float" office:value="-0.28110380423144" calcext:value-type="float">
            <text:p>-0.28110380423144</text:p>
          </table:table-cell>
          <table:table-cell office:value-type="float" office:value="-0.18490398308607" calcext:value-type="float">
            <text:p>-0.18490398308607</text:p>
          </table:table-cell>
          <table:table-cell office:value-type="float" office:value="2.78169994044728" calcext:value-type="float">
            <text:p>2.78169994044728</text:p>
          </table:table-cell>
        </table:table-row>
        <table:table-row table:style-name="ro1">
          <table:table-cell office:value-type="float" office:value="-0.280471855805628" calcext:value-type="float">
            <text:p>-0.280471855805628</text:p>
          </table:table-cell>
          <table:table-cell office:value-type="float" office:value="-0.186608228734452" calcext:value-type="float">
            <text:p>-0.186608228734452</text:p>
          </table:table-cell>
          <table:table-cell office:value-type="float" office:value="2.79740871388783" calcext:value-type="float">
            <text:p>2.79740871388783</text:p>
          </table:table-cell>
        </table:table-row>
        <table:table-row table:style-name="ro1">
          <table:table-cell office:value-type="float" office:value="-0.279985885057947" calcext:value-type="float">
            <text:p>-0.279985885057947</text:p>
          </table:table-cell>
          <table:table-cell office:value-type="float" office:value="-0.187074344608306" calcext:value-type="float">
            <text:p>-0.187074344608306</text:p>
          </table:table-cell>
          <table:table-cell office:value-type="float" office:value="2.80460195386676" calcext:value-type="float">
            <text:p>2.80460195386676</text:p>
          </table:table-cell>
        </table:table-row>
        <table:table-row table:style-name="ro1">
          <table:table-cell office:value-type="float" office:value="-0.280947690506029" calcext:value-type="float">
            <text:p>-0.280947690506029</text:p>
          </table:table-cell>
          <table:table-cell office:value-type="float" office:value="-0.187960265305089" calcext:value-type="float">
            <text:p>-0.187960265305089</text:p>
          </table:table-cell>
          <table:table-cell office:value-type="float" office:value="2.82071970394374" calcext:value-type="float">
            <text:p>2.82071970394374</text:p>
          </table:table-cell>
        </table:table-row>
        <table:table-row table:style-name="ro1">
          <table:table-cell office:value-type="float" office:value="-0.283148453053602" calcext:value-type="float">
            <text:p>-0.283148453053602</text:p>
          </table:table-cell>
          <table:table-cell office:value-type="float" office:value="-0.189529778501051" calcext:value-type="float">
            <text:p>-0.189529778501051</text:p>
          </table:table-cell>
          <table:table-cell office:value-type="float" office:value="2.84052776668783" calcext:value-type="float">
            <text:p>2.84052776668783</text:p>
          </table:table-cell>
        </table:table-row>
        <table:table-row table:style-name="ro1">
          <table:table-cell office:value-type="float" office:value="-0.284304618237279" calcext:value-type="float">
            <text:p>-0.284304618237279</text:p>
          </table:table-cell>
          <table:table-cell office:value-type="float" office:value="-0.190190774514081" calcext:value-type="float">
            <text:p>-0.190190774514081</text:p>
          </table:table-cell>
          <table:table-cell office:value-type="float" office:value="2.84540553549768" calcext:value-type="float">
            <text:p>2.84540553549768</text:p>
          </table:table-cell>
        </table:table-row>
        <table:table-row table:style-name="ro1">
          <table:table-cell office:value-type="float" office:value="-0.28721537231021" calcext:value-type="float">
            <text:p>-0.28721537231021</text:p>
          </table:table-cell>
          <table:table-cell office:value-type="float" office:value="-0.191320293454463" calcext:value-type="float">
            <text:p>-0.191320293454463</text:p>
          </table:table-cell>
          <table:table-cell office:value-type="float" office:value="2.85948165934547" calcext:value-type="float">
            <text:p>2.85948165934547</text:p>
          </table:table-cell>
        </table:table-row>
        <table:table-row table:style-name="ro1">
          <table:table-cell office:value-type="float" office:value="-0.291585318949439" calcext:value-type="float">
            <text:p>-0.291585318949439</text:p>
          </table:table-cell>
          <table:table-cell office:value-type="float" office:value="-0.192471588965069" calcext:value-type="float">
            <text:p>-0.192471588965069</text:p>
          </table:table-cell>
          <table:table-cell office:value-type="float" office:value="2.87943132987708" calcext:value-type="float">
            <text:p>2.87943132987708</text:p>
          </table:table-cell>
        </table:table-row>
        <table:table-row table:style-name="ro1">
          <table:table-cell office:value-type="float" office:value="-0.295617800134382" calcext:value-type="float">
            <text:p>-0.295617800134382</text:p>
          </table:table-cell>
          <table:table-cell office:value-type="float" office:value="-0.193548659459709" calcext:value-type="float">
            <text:p>-0.193548659459709</text:p>
          </table:table-cell>
          <table:table-cell office:value-type="float" office:value="2.88826958153765" calcext:value-type="float">
            <text:p>2.88826958153765</text:p>
          </table:table-cell>
        </table:table-row>
        <table:table-row table:style-name="ro1">
          <table:table-cell office:value-type="float" office:value="-0.300690683232436" calcext:value-type="float">
            <text:p>-0.300690683232436</text:p>
          </table:table-cell>
          <table:table-cell office:value-type="float" office:value="-0.194471752749091" calcext:value-type="float">
            <text:p>-0.194471752749091</text:p>
          </table:table-cell>
          <table:table-cell office:value-type="float" office:value="2.89749495563214" calcext:value-type="float">
            <text:p>2.89749495563214</text:p>
          </table:table-cell>
        </table:table-row>
        <table:table-row table:style-name="ro1">
          <table:table-cell office:value-type="float" office:value="-0.306578579288295" calcext:value-type="float">
            <text:p>-0.306578579288295</text:p>
          </table:table-cell>
          <table:table-cell office:value-type="float" office:value="-0.195458380937101" calcext:value-type="float">
            <text:p>-0.195458380937101</text:p>
          </table:table-cell>
          <table:table-cell office:value-type="float" office:value="2.90907638035526" calcext:value-type="float">
            <text:p>2.90907638035526</text:p>
          </table:table-cell>
        </table:table-row>
        <table:table-row table:style-name="ro1">
          <table:table-cell office:value-type="float" office:value="-0.312917277529959" calcext:value-type="float">
            <text:p>-0.312917277529959</text:p>
          </table:table-cell>
          <table:table-cell office:value-type="float" office:value="-0.196614430953565" calcext:value-type="float">
            <text:p>-0.196614430953565</text:p>
          </table:table-cell>
          <table:table-cell office:value-type="float" office:value="2.92687145179108" calcext:value-type="float">
            <text:p>2.92687145179108</text:p>
          </table:table-cell>
        </table:table-row>
        <table:table-row table:style-name="ro1">
          <table:table-cell office:value-type="float" office:value="-0.31786562012709" calcext:value-type="float">
            <text:p>-0.31786562012709</text:p>
          </table:table-cell>
          <table:table-cell office:value-type="float" office:value="-0.197695980335077" calcext:value-type="float">
            <text:p>-0.197695980335077</text:p>
          </table:table-cell>
          <table:table-cell office:value-type="float" office:value="2.93446382477329" calcext:value-type="float">
            <text:p>2.93446382477329</text:p>
          </table:table-cell>
        </table:table-row>
        <table:table-row table:style-name="ro1">
          <table:table-cell office:value-type="float" office:value="-0.323520938676659" calcext:value-type="float">
            <text:p>-0.323520938676659</text:p>
          </table:table-cell>
          <table:table-cell office:value-type="float" office:value="-0.198271007359281" calcext:value-type="float">
            <text:p>-0.198271007359281</text:p>
          </table:table-cell>
          <table:table-cell office:value-type="float" office:value="2.94657235176847" calcext:value-type="float">
            <text:p>2.94657235176847</text:p>
          </table:table-cell>
        </table:table-row>
        <table:table-row table:style-name="ro1">
          <table:table-cell office:value-type="float" office:value="-0.329633856576974" calcext:value-type="float">
            <text:p>-0.329633856576974</text:p>
          </table:table-cell>
          <table:table-cell office:value-type="float" office:value="-0.198600565127263" calcext:value-type="float">
            <text:p>-0.198600565127263</text:p>
          </table:table-cell>
          <table:table-cell office:value-type="float" office:value="2.96351259038346" calcext:value-type="float">
            <text:p>2.96351259038346</text:p>
          </table:table-cell>
        </table:table-row>
        <table:table-row table:style-name="ro1">
          <table:table-cell office:value-type="float" office:value="-0.335348036390648" calcext:value-type="float">
            <text:p>-0.335348036390648</text:p>
          </table:table-cell>
          <table:table-cell office:value-type="float" office:value="-0.198139000734287" calcext:value-type="float">
            <text:p>-0.198139000734287</text:p>
          </table:table-cell>
          <table:table-cell office:value-type="float" office:value="2.97270888042473" calcext:value-type="float">
            <text:p>2.97270888042473</text:p>
          </table:table-cell>
        </table:table-row>
        <table:table-row table:style-name="ro1">
          <table:table-cell office:value-type="float" office:value="-0.340684373506997" calcext:value-type="float">
            <text:p>-0.340684373506997</text:p>
          </table:table-cell>
          <table:table-cell office:value-type="float" office:value="-0.198382907305225" calcext:value-type="float">
            <text:p>-0.198382907305225</text:p>
          </table:table-cell>
          <table:table-cell office:value-type="float" office:value="2.98741507570579" calcext:value-type="float">
            <text:p>2.98741507570579</text:p>
          </table:table-cell>
        </table:table-row>
        <table:table-row table:style-name="ro1">
          <table:table-cell office:value-type="float" office:value="-0.345306834023171" calcext:value-type="float">
            <text:p>-0.345306834023171</text:p>
          </table:table-cell>
          <table:table-cell office:value-type="float" office:value="-0.19727034085654" calcext:value-type="float">
            <text:p>-0.19727034085654</text:p>
          </table:table-cell>
          <table:table-cell office:value-type="float" office:value="3.00212966415069" calcext:value-type="float">
            <text:p>3.00212966415069</text:p>
          </table:table-cell>
        </table:table-row>
        <table:table-row table:style-name="ro1">
          <table:table-cell office:value-type="float" office:value="-0.347942293127637" calcext:value-type="float">
            <text:p>-0.347942293127637</text:p>
          </table:table-cell>
          <table:table-cell office:value-type="float" office:value="-0.196648213332892" calcext:value-type="float">
            <text:p>-0.196648213332892</text:p>
          </table:table-cell>
          <table:table-cell office:value-type="float" office:value="3.0017078169552" calcext:value-type="float">
            <text:p>3.0017078169552</text:p>
          </table:table-cell>
        </table:table-row>
        <table:table-row table:style-name="ro1">
          <table:table-cell office:value-type="float" office:value="-0.352191451425583" calcext:value-type="float">
            <text:p>-0.352191451425583</text:p>
          </table:table-cell>
          <table:table-cell office:value-type="float" office:value="-0.196574532092487" calcext:value-type="float">
            <text:p>-0.196574532092487</text:p>
          </table:table-cell>
          <table:table-cell office:value-type="float" office:value="3.01821497711382" calcext:value-type="float">
            <text:p>3.01821497711382</text:p>
          </table:table-cell>
        </table:table-row>
        <table:table-row table:style-name="ro1">
          <table:table-cell office:value-type="float" office:value="-0.354286038430608" calcext:value-type="float">
            <text:p>-0.354286038430608</text:p>
          </table:table-cell>
          <table:table-cell office:value-type="float" office:value="-0.195872028951206" calcext:value-type="float">
            <text:p>-0.195872028951206</text:p>
          </table:table-cell>
          <table:table-cell office:value-type="float" office:value="3.02629893703301" calcext:value-type="float">
            <text:p>3.02629893703301</text:p>
          </table:table-cell>
        </table:table-row>
        <table:table-row table:style-name="ro1">
          <table:table-cell office:value-type="float" office:value="-0.358068158672646" calcext:value-type="float">
            <text:p>-0.358068158672646</text:p>
          </table:table-cell>
          <table:table-cell office:value-type="float" office:value="-0.196052866381863" calcext:value-type="float">
            <text:p>-0.196052866381863</text:p>
          </table:table-cell>
          <table:table-cell office:value-type="float" office:value="3.05017359403938" calcext:value-type="float">
            <text:p>3.05017359403938</text:p>
          </table:table-cell>
        </table:table-row>
        <table:table-row table:style-name="ro1">
          <table:table-cell office:value-type="float" office:value="-0.358847918832467" calcext:value-type="float">
            <text:p>-0.358847918832467</text:p>
          </table:table-cell>
          <table:table-cell office:value-type="float" office:value="-0.194906705071636" calcext:value-type="float">
            <text:p>-0.194906705071636</text:p>
          </table:table-cell>
          <table:table-cell office:value-type="float" office:value="3.05382357165032" calcext:value-type="float">
            <text:p>3.05382357165032</text:p>
          </table:table-cell>
        </table:table-row>
        <table:table-row table:style-name="ro1">
          <table:table-cell office:value-type="float" office:value="-0.359874898762223" calcext:value-type="float">
            <text:p>-0.359874898762223</text:p>
          </table:table-cell>
          <table:table-cell office:value-type="float" office:value="-0.194637928689488" calcext:value-type="float">
            <text:p>-0.194637928689488</text:p>
          </table:table-cell>
          <table:table-cell office:value-type="float" office:value="3.07023724156229" calcext:value-type="float">
            <text:p>3.07023724156229</text:p>
          </table:table-cell>
        </table:table-row>
        <table:table-row table:style-name="ro1">
          <table:table-cell office:value-type="float" office:value="-0.35958094394239" calcext:value-type="float">
            <text:p>-0.35958094394239</text:p>
          </table:table-cell>
          <table:table-cell office:value-type="float" office:value="-0.194135553409984" calcext:value-type="float">
            <text:p>-0.194135553409984</text:p>
          </table:table-cell>
          <table:table-cell office:value-type="float" office:value="3.08484385675508" calcext:value-type="float">
            <text:p>3.08484385675508</text:p>
          </table:table-cell>
        </table:table-row>
        <table:table-row table:style-name="ro1">
          <table:table-cell office:value-type="float" office:value="-0.35794197466802" calcext:value-type="float">
            <text:p>-0.35794197466802</text:p>
          </table:table-cell>
          <table:table-cell office:value-type="float" office:value="-0.19353692165889" calcext:value-type="float">
            <text:p>-0.19353692165889</text:p>
          </table:table-cell>
          <table:table-cell office:value-type="float" office:value="3.08880640089159" calcext:value-type="float">
            <text:p>3.08880640089159</text:p>
          </table:table-cell>
        </table:table-row>
        <table:table-row table:style-name="ro1">
          <table:table-cell office:value-type="float" office:value="-0.356109555080391" calcext:value-type="float">
            <text:p>-0.356109555080391</text:p>
          </table:table-cell>
          <table:table-cell office:value-type="float" office:value="-0.193032239203547" calcext:value-type="float">
            <text:p>-0.193032239203547</text:p>
          </table:table-cell>
          <table:table-cell office:value-type="float" office:value="3.09338630787211" calcext:value-type="float">
            <text:p>3.09338630787211</text:p>
          </table:table-cell>
        </table:table-row>
        <table:table-row table:style-name="ro1">
          <table:table-cell office:value-type="float" office:value="-0.354944725121045" calcext:value-type="float">
            <text:p>-0.354944725121045</text:p>
          </table:table-cell>
          <table:table-cell office:value-type="float" office:value="-0.193460276379807" calcext:value-type="float">
            <text:p>-0.193460276379807</text:p>
          </table:table-cell>
          <table:table-cell office:value-type="float" office:value="3.11215451736218" calcext:value-type="float">
            <text:p>3.11215451736218</text:p>
          </table:table-cell>
        </table:table-row>
        <table:table-row table:style-name="ro1">
          <table:table-cell office:value-type="float" office:value="-0.35241407130163" calcext:value-type="float">
            <text:p>-0.35241407130163</text:p>
          </table:table-cell>
          <table:table-cell office:value-type="float" office:value="-0.193540814159172" calcext:value-type="float">
            <text:p>-0.193540814159172</text:p>
          </table:table-cell>
          <table:table-cell office:value-type="float" office:value="3.12963689600602" calcext:value-type="float">
            <text:p>3.12963689600602</text:p>
          </table:table-cell>
        </table:table-row>
        <table:table-row table:style-name="ro1">
          <table:table-cell office:value-type="float" office:value="-0.34978118565957" calcext:value-type="float">
            <text:p>-0.34978118565957</text:p>
          </table:table-cell>
          <table:table-cell office:value-type="float" office:value="-0.194193066437328" calcext:value-type="float">
            <text:p>-0.194193066437328</text:p>
          </table:table-cell>
          <table:table-cell office:value-type="float" office:value="3.15059266197481" calcext:value-type="float">
            <text:p>3.15059266197481</text:p>
          </table:table-cell>
        </table:table-row>
        <table:table-row table:style-name="ro1">
          <table:table-cell office:value-type="float" office:value="-0.346178249983303" calcext:value-type="float">
            <text:p>-0.346178249983303</text:p>
          </table:table-cell>
          <table:table-cell office:value-type="float" office:value="-0.194526925984939" calcext:value-type="float">
            <text:p>-0.194526925984939</text:p>
          </table:table-cell>
          <table:table-cell office:value-type="float" office:value="3.16433939300744" calcext:value-type="float">
            <text:p>3.16433939300744</text:p>
          </table:table-cell>
        </table:table-row>
        <table:table-row table:style-name="ro1">
          <table:table-cell office:value-type="float" office:value="-0.341700870677638" calcext:value-type="float">
            <text:p>-0.341700870677638</text:p>
          </table:table-cell>
          <table:table-cell office:value-type="float" office:value="-0.195051798496795" calcext:value-type="float">
            <text:p>-0.195051798496795</text:p>
          </table:table-cell>
          <table:table-cell office:value-type="float" office:value="3.17184973168087" calcext:value-type="float">
            <text:p>3.17184973168087</text:p>
          </table:table-cell>
        </table:table-row>
        <table:table-row table:style-name="ro1">
          <table:table-cell office:value-type="float" office:value="-0.337802904474602" calcext:value-type="float">
            <text:p>-0.337802904474602</text:p>
          </table:table-cell>
          <table:table-cell office:value-type="float" office:value="-0.196621239622424" calcext:value-type="float">
            <text:p>-0.196621239622424</text:p>
          </table:table-cell>
          <table:table-cell office:value-type="float" office:value="3.19693892743457" calcext:value-type="float">
            <text:p>3.19693892743457</text:p>
          </table:table-cell>
        </table:table-row>
        <table:table-row table:style-name="ro1">
          <table:table-cell office:value-type="float" office:value="-0.331565561491354" calcext:value-type="float">
            <text:p>-0.331565561491354</text:p>
          </table:table-cell>
          <table:table-cell office:value-type="float" office:value="-0.197152865003384" calcext:value-type="float">
            <text:p>-0.197152865003384</text:p>
          </table:table-cell>
          <table:table-cell office:value-type="float" office:value="3.20350087566006" calcext:value-type="float">
            <text:p>3.20350087566006</text:p>
          </table:table-cell>
        </table:table-row>
        <table:table-row table:style-name="ro1">
          <table:table-cell office:value-type="float" office:value="-0.324885050807853" calcext:value-type="float">
            <text:p>-0.324885050807853</text:p>
          </table:table-cell>
          <table:table-cell office:value-type="float" office:value="-0.197634394864634" calcext:value-type="float">
            <text:p>-0.197634394864634</text:p>
          </table:table-cell>
          <table:table-cell office:value-type="float" office:value="3.21748483985333" calcext:value-type="float">
            <text:p>3.21748483985333</text:p>
          </table:table-cell>
        </table:table-row>
        <table:table-row table:style-name="ro1">
          <table:table-cell office:value-type="float" office:value="-0.319400782719941" calcext:value-type="float">
            <text:p>-0.319400782719941</text:p>
          </table:table-cell>
          <table:table-cell office:value-type="float" office:value="-0.199075129107226" calcext:value-type="float">
            <text:p>-0.199075129107226</text:p>
          </table:table-cell>
          <table:table-cell office:value-type="float" office:value="3.2365280687548" calcext:value-type="float">
            <text:p>3.2365280687548</text:p>
          </table:table-cell>
        </table:table-row>
        <table:table-row table:style-name="ro1">
          <table:table-cell office:value-type="float" office:value="-0.313835178529457" calcext:value-type="float">
            <text:p>-0.313835178529457</text:p>
          </table:table-cell>
          <table:table-cell office:value-type="float" office:value="-0.200241106404911" calcext:value-type="float">
            <text:p>-0.200241106404911</text:p>
          </table:table-cell>
          <table:table-cell office:value-type="float" office:value="3.24968692756422" calcext:value-type="float">
            <text:p>3.24968692756422</text:p>
          </table:table-cell>
        </table:table-row>
        <table:table-row table:style-name="ro1">
          <table:table-cell office:value-type="float" office:value="-0.308756500282018" calcext:value-type="float">
            <text:p>-0.308756500282018</text:p>
          </table:table-cell>
          <table:table-cell office:value-type="float" office:value="-0.201428005128523" calcext:value-type="float">
            <text:p>-0.201428005128523</text:p>
          </table:table-cell>
          <table:table-cell office:value-type="float" office:value="3.26494686945852" calcext:value-type="float">
            <text:p>3.26494686945852</text:p>
          </table:table-cell>
        </table:table-row>
        <table:table-row table:style-name="ro1">
          <table:table-cell office:value-type="float" office:value="-0.30119244952521" calcext:value-type="float">
            <text:p>-0.30119244952521</text:p>
          </table:table-cell>
          <table:table-cell office:value-type="float" office:value="-0.200411996490099" calcext:value-type="float">
            <text:p>-0.200411996490099</text:p>
          </table:table-cell>
          <table:table-cell office:value-type="float" office:value="3.24392703384665" calcext:value-type="float">
            <text:p>3.24392703384665</text:p>
          </table:table-cell>
        </table:table-row>
        <table:table-row table:style-name="ro1">
          <table:table-cell office:value-type="float" office:value="-0.296519151237121" calcext:value-type="float">
            <text:p>-0.296519151237121</text:p>
          </table:table-cell>
          <table:table-cell office:value-type="float" office:value="-0.200566863555522" calcext:value-type="float">
            <text:p>-0.200566863555522</text:p>
          </table:table-cell>
          <table:table-cell office:value-type="float" office:value="3.24963019600878" calcext:value-type="float">
            <text:p>3.24963019600878</text:p>
          </table:table-cell>
        </table:table-row>
        <table:table-row table:style-name="ro1">
          <table:table-cell office:value-type="float" office:value="-0.297841847072287" calcext:value-type="float">
            <text:p>-0.297841847072287</text:p>
          </table:table-cell>
          <table:table-cell office:value-type="float" office:value="-0.203047381481734" calcext:value-type="float">
            <text:p>-0.203047381481734</text:p>
          </table:table-cell>
          <table:table-cell office:value-type="float" office:value="3.29206837408153" calcext:value-type="float">
            <text:p>3.29206837408153</text:p>
          </table:table-cell>
        </table:table-row>
        <table:table-row table:style-name="ro1">
          <table:table-cell office:value-type="float" office:value="-0.290775929007342" calcext:value-type="float">
            <text:p>-0.290775929007342</text:p>
          </table:table-cell>
          <table:table-cell office:value-type="float" office:value="-0.201640719167813" calcext:value-type="float">
            <text:p>-0.201640719167813</text:p>
          </table:table-cell>
          <table:table-cell office:value-type="float" office:value="3.27561666840509" calcext:value-type="float">
            <text:p>3.27561666840509</text:p>
          </table:table-cell>
        </table:table-row>
        <table:table-row table:style-name="ro1">
          <table:table-cell office:value-type="float" office:value="-0.287157203380912" calcext:value-type="float">
            <text:p>-0.287157203380912</text:p>
          </table:table-cell>
          <table:table-cell office:value-type="float" office:value="-0.201580468953139" calcext:value-type="float">
            <text:p>-0.201580468953139</text:p>
          </table:table-cell>
          <table:table-cell office:value-type="float" office:value="3.2849421086355" calcext:value-type="float">
            <text:p>3.2849421086355</text:p>
          </table:table-cell>
        </table:table-row>
        <table:table-row table:style-name="ro1">
          <table:table-cell office:value-type="float" office:value="-0.281693122906083" calcext:value-type="float">
            <text:p>-0.281693122906083</text:p>
          </table:table-cell>
          <table:table-cell office:value-type="float" office:value="-0.201035486229321" calcext:value-type="float">
            <text:p>-0.201035486229321</text:p>
          </table:table-cell>
          <table:table-cell office:value-type="float" office:value="3.29661838831682" calcext:value-type="float">
            <text:p>3.29661838831682</text:p>
          </table:table-cell>
        </table:table-row>
        <table:table-row table:style-name="ro1">
          <table:table-cell office:value-type="float" office:value="-0.276076365745238" calcext:value-type="float">
            <text:p>-0.276076365745238</text:p>
          </table:table-cell>
          <table:table-cell office:value-type="float" office:value="-0.200783575940122" calcext:value-type="float">
            <text:p>-0.200783575940122</text:p>
          </table:table-cell>
          <table:table-cell office:value-type="float" office:value="3.31441904645298" calcext:value-type="float">
            <text:p>3.31441904645298</text:p>
          </table:table-cell>
        </table:table-row>
        <table:table-row table:style-name="ro1">
          <table:table-cell office:value-type="float" office:value="-0.269718878902326" calcext:value-type="float">
            <text:p>-0.269718878902326</text:p>
          </table:table-cell>
          <table:table-cell office:value-type="float" office:value="-0.199934986565154" calcext:value-type="float">
            <text:p>-0.199934986565154</text:p>
          </table:table-cell>
          <table:table-cell office:value-type="float" office:value="3.3241203765534" calcext:value-type="float">
            <text:p>3.3241203765534</text:p>
          </table:table-cell>
        </table:table-row>
        <table:table-row table:style-name="ro1">
          <table:table-cell office:value-type="float" office:value="-0.264414071908216" calcext:value-type="float">
            <text:p>-0.264414071908216</text:p>
          </table:table-cell>
          <table:table-cell office:value-type="float" office:value="-0.198943106344505" calcext:value-type="float">
            <text:p>-0.198943106344505</text:p>
          </table:table-cell>
          <table:table-cell office:value-type="float" office:value="3.33780475595374" calcext:value-type="float">
            <text:p>3.33780475595374</text:p>
          </table:table-cell>
        </table:table-row>
        <table:table-row table:style-name="ro1">
          <table:table-cell office:value-type="float" office:value="-0.25876464684487" calcext:value-type="float">
            <text:p>-0.25876464684487</text:p>
          </table:table-cell>
          <table:table-cell office:value-type="float" office:value="-0.19713815245055" calcext:value-type="float">
            <text:p>-0.19713815245055</text:p>
          </table:table-cell>
          <table:table-cell office:value-type="float" office:value="3.34433907861541" calcext:value-type="float">
            <text:p>3.34433907861541</text:p>
          </table:table-cell>
        </table:table-row>
        <table:table-row table:style-name="ro1">
          <table:table-cell office:value-type="float" office:value="-0.253324577772193" calcext:value-type="float">
            <text:p>-0.253324577772193</text:p>
          </table:table-cell>
          <table:table-cell office:value-type="float" office:value="-0.195675191959077" calcext:value-type="float">
            <text:p>-0.195675191959077</text:p>
          </table:table-cell>
          <table:table-cell office:value-type="float" office:value="3.34711159194805" calcext:value-type="float">
            <text:p>3.34711159194805</text:p>
          </table:table-cell>
        </table:table-row>
        <table:table-row table:style-name="ro1">
          <table:table-cell office:value-type="float" office:value="-0.248669105264698" calcext:value-type="float">
            <text:p>-0.248669105264698</text:p>
          </table:table-cell>
          <table:table-cell office:value-type="float" office:value="-0.194314571918803" calcext:value-type="float">
            <text:p>-0.194314571918803</text:p>
          </table:table-cell>
          <table:table-cell office:value-type="float" office:value="3.35087447796717" calcext:value-type="float">
            <text:p>3.35087447796717</text:p>
          </table:table-cell>
        </table:table-row>
        <table:table-row table:style-name="ro1">
          <table:table-cell office:value-type="float" office:value="-0.244599935636955" calcext:value-type="float">
            <text:p>-0.244599935636955</text:p>
          </table:table-cell>
          <table:table-cell office:value-type="float" office:value="-0.192614476335041" calcext:value-type="float">
            <text:p>-0.192614476335041</text:p>
          </table:table-cell>
          <table:table-cell office:value-type="float" office:value="3.35495913277979" calcext:value-type="float">
            <text:p>3.35495913277979</text:p>
          </table:table-cell>
        </table:table-row>
        <table:table-row table:style-name="ro1">
          <table:table-cell office:value-type="float" office:value="-0.24222062052279" calcext:value-type="float">
            <text:p>-0.24222062052279</text:p>
          </table:table-cell>
          <table:table-cell office:value-type="float" office:value="-0.192034059930787" calcext:value-type="float">
            <text:p>-0.192034059930787</text:p>
          </table:table-cell>
          <table:table-cell office:value-type="float" office:value="3.37860791402271" calcext:value-type="float">
            <text:p>3.37860791402271</text:p>
          </table:table-cell>
        </table:table-row>
        <table:table-row table:style-name="ro1">
          <table:table-cell office:value-type="float" office:value="-0.240376451506729" calcext:value-type="float">
            <text:p>-0.240376451506729</text:p>
          </table:table-cell>
          <table:table-cell office:value-type="float" office:value="-0.191936638678546" calcext:value-type="float">
            <text:p>-0.191936638678546</text:p>
          </table:table-cell>
          <table:table-cell office:value-type="float" office:value="3.40328298924783" calcext:value-type="float">
            <text:p>3.40328298924783</text:p>
          </table:table-cell>
        </table:table-row>
        <table:table-row table:style-name="ro1">
          <table:table-cell office:value-type="float" office:value="-0.237648094093172" calcext:value-type="float">
            <text:p>-0.237648094093172</text:p>
          </table:table-cell>
          <table:table-cell office:value-type="float" office:value="-0.19007947928875" calcext:value-type="float">
            <text:p>-0.19007947928875</text:p>
          </table:table-cell>
          <table:table-cell office:value-type="float" office:value="3.4098669595734" calcext:value-type="float">
            <text:p>3.4098669595734</text:p>
          </table:table-cell>
        </table:table-row>
        <table:table-row table:style-name="ro1">
          <table:table-cell office:value-type="float" office:value="-0.236617201904862" calcext:value-type="float">
            <text:p>-0.236617201904862</text:p>
          </table:table-cell>
          <table:table-cell office:value-type="float" office:value="-0.189102973260827" calcext:value-type="float">
            <text:p>-0.189102973260827</text:p>
          </table:table-cell>
          <table:table-cell office:value-type="float" office:value="3.42183474740512" calcext:value-type="float">
            <text:p>3.42183474740512</text:p>
          </table:table-cell>
        </table:table-row>
        <table:table-row table:style-name="ro1">
          <table:table-cell office:value-type="float" office:value="-0.235001129989391" calcext:value-type="float">
            <text:p>-0.235001129989391</text:p>
          </table:table-cell>
          <table:table-cell office:value-type="float" office:value="-0.186967839142838" calcext:value-type="float">
            <text:p>-0.186967839142838</text:p>
          </table:table-cell>
          <table:table-cell office:value-type="float" office:value="3.42114608137562" calcext:value-type="float">
            <text:p>3.42114608137562</text:p>
          </table:table-cell>
        </table:table-row>
        <table:table-row table:style-name="ro1">
          <table:table-cell office:value-type="float" office:value="-0.234987083780736" calcext:value-type="float">
            <text:p>-0.234987083780736</text:p>
          </table:table-cell>
          <table:table-cell office:value-type="float" office:value="-0.186359317368515" calcext:value-type="float">
            <text:p>-0.186359317368515</text:p>
          </table:table-cell>
          <table:table-cell office:value-type="float" office:value="3.43359852049706" calcext:value-type="float">
            <text:p>3.43359852049706</text:p>
          </table:table-cell>
        </table:table-row>
        <table:table-row table:style-name="ro1">
          <table:table-cell office:value-type="float" office:value="-0.234657076056764" calcext:value-type="float">
            <text:p>-0.234657076056764</text:p>
          </table:table-cell>
          <table:table-cell office:value-type="float" office:value="-0.18466382121323" calcext:value-type="float">
            <text:p>-0.18466382121323</text:p>
          </table:table-cell>
          <table:table-cell office:value-type="float" office:value="3.43403676366314" calcext:value-type="float">
            <text:p>3.43403676366314</text:p>
          </table:table-cell>
        </table:table-row>
        <table:table-row table:style-name="ro1">
          <table:table-cell office:value-type="float" office:value="-0.235562935319536" calcext:value-type="float">
            <text:p>-0.235562935319536</text:p>
          </table:table-cell>
          <table:table-cell office:value-type="float" office:value="-0.183645808933778" calcext:value-type="float">
            <text:p>-0.183645808933778</text:p>
          </table:table-cell>
          <table:table-cell office:value-type="float" office:value="3.44666574037908" calcext:value-type="float">
            <text:p>3.44666574037908</text:p>
          </table:table-cell>
        </table:table-row>
        <table:table-row table:style-name="ro1">
          <table:table-cell office:value-type="float" office:value="-0.237449486069954" calcext:value-type="float">
            <text:p>-0.237449486069954</text:p>
          </table:table-cell>
          <table:table-cell office:value-type="float" office:value="-0.182647118649887" calcext:value-type="float">
            <text:p>-0.182647118649887</text:p>
          </table:table-cell>
          <table:table-cell office:value-type="float" office:value="3.45427057483164" calcext:value-type="float">
            <text:p>3.45427057483164</text:p>
          </table:table-cell>
        </table:table-row>
        <table:table-row table:style-name="ro1">
          <table:table-cell office:value-type="float" office:value="-0.240319951243823" calcext:value-type="float">
            <text:p>-0.240319951243823</text:p>
          </table:table-cell>
          <table:table-cell office:value-type="float" office:value="-0.182318438346134" calcext:value-type="float">
            <text:p>-0.182318438346134</text:p>
          </table:table-cell>
          <table:table-cell office:value-type="float" office:value="3.46405002076778" calcext:value-type="float">
            <text:p>3.46405002076778</text:p>
          </table:table-cell>
        </table:table-row>
        <table:table-row table:style-name="ro1">
          <table:table-cell office:value-type="float" office:value="-0.242777277155966" calcext:value-type="float">
            <text:p>-0.242777277155966</text:p>
          </table:table-cell>
          <table:table-cell office:value-type="float" office:value="-0.181634921205862" calcext:value-type="float">
            <text:p>-0.181634921205862</text:p>
          </table:table-cell>
          <table:table-cell office:value-type="float" office:value="3.46118936255869" calcext:value-type="float">
            <text:p>3.46118936255869</text:p>
          </table:table-cell>
        </table:table-row>
        <table:table-row table:style-name="ro1">
          <table:table-cell office:value-type="float" office:value="-0.246288187083412" calcext:value-type="float">
            <text:p>-0.246288187083412</text:p>
          </table:table-cell>
          <table:table-cell office:value-type="float" office:value="-0.182016843283176" calcext:value-type="float">
            <text:p>-0.182016843283176</text:p>
          </table:table-cell>
          <table:table-cell office:value-type="float" office:value="3.46728822037466" calcext:value-type="float">
            <text:p>3.46728822037466</text:p>
          </table:table-cell>
        </table:table-row>
        <table:table-row table:style-name="ro1">
          <table:table-cell office:value-type="float" office:value="-0.249581543830471" calcext:value-type="float">
            <text:p>-0.249581543830471</text:p>
          </table:table-cell>
          <table:table-cell office:value-type="float" office:value="-0.182693947593708" calcext:value-type="float">
            <text:p>-0.182693947593708</text:p>
          </table:table-cell>
          <table:table-cell office:value-type="float" office:value="3.47692933421412" calcext:value-type="float">
            <text:p>3.47692933421412</text:p>
          </table:table-cell>
        </table:table-row>
        <table:table-row table:style-name="ro1">
          <table:table-cell office:value-type="float" office:value="-0.253486665333496" calcext:value-type="float">
            <text:p>-0.253486665333496</text:p>
          </table:table-cell>
          <table:table-cell office:value-type="float" office:value="-0.183629538511737" calcext:value-type="float">
            <text:p>-0.183629538511737</text:p>
          </table:table-cell>
          <table:table-cell office:value-type="float" office:value="3.48138201783479" calcext:value-type="float">
            <text:p>3.48138201783479</text:p>
          </table:table-cell>
        </table:table-row>
        <table:table-row table:style-name="ro1">
          <table:table-cell office:value-type="float" office:value="-0.258052428182891" calcext:value-type="float">
            <text:p>-0.258052428182891</text:p>
          </table:table-cell>
          <table:table-cell office:value-type="float" office:value="-0.185201687268892" calcext:value-type="float">
            <text:p>-0.185201687268892</text:p>
          </table:table-cell>
          <table:table-cell office:value-type="float" office:value="3.49170586037671" calcext:value-type="float">
            <text:p>3.49170586037671</text:p>
          </table:table-cell>
        </table:table-row>
        <table:table-row table:style-name="ro1">
          <table:table-cell office:value-type="float" office:value="-0.262880897009048" calcext:value-type="float">
            <text:p>-0.262880897009048</text:p>
          </table:table-cell>
          <table:table-cell office:value-type="float" office:value="-0.18668545119115" calcext:value-type="float">
            <text:p>-0.18668545119115</text:p>
          </table:table-cell>
          <table:table-cell office:value-type="float" office:value="3.50361259954436" calcext:value-type="float">
            <text:p>3.50361259954436</text:p>
          </table:table-cell>
        </table:table-row>
        <table:table-row table:style-name="ro1">
          <table:table-cell office:value-type="float" office:value="-0.267327911340342" calcext:value-type="float">
            <text:p>-0.267327911340342</text:p>
          </table:table-cell>
          <table:table-cell office:value-type="float" office:value="-0.188134566933871" calcext:value-type="float">
            <text:p>-0.188134566933871</text:p>
          </table:table-cell>
          <table:table-cell office:value-type="float" office:value="3.50057105974154" calcext:value-type="float">
            <text:p>3.50057105974154</text:p>
          </table:table-cell>
        </table:table-row>
        <table:table-row table:style-name="ro1">
          <table:table-cell office:value-type="float" office:value="-0.272280246549195" calcext:value-type="float">
            <text:p>-0.272280246549195</text:p>
          </table:table-cell>
          <table:table-cell office:value-type="float" office:value="-0.190154992513416" calcext:value-type="float">
            <text:p>-0.190154992513416</text:p>
          </table:table-cell>
          <table:table-cell office:value-type="float" office:value="3.50898753697785" calcext:value-type="float">
            <text:p>3.50898753697785</text:p>
          </table:table-cell>
        </table:table-row>
        <table:table-row table:style-name="ro1">
          <table:table-cell office:value-type="float" office:value="-0.277386919735041" calcext:value-type="float">
            <text:p>-0.277386919735041</text:p>
          </table:table-cell>
          <table:table-cell office:value-type="float" office:value="-0.191806159721153" calcext:value-type="float">
            <text:p>-0.191806159721153</text:p>
          </table:table-cell>
          <table:table-cell office:value-type="float" office:value="3.52132637500313" calcext:value-type="float">
            <text:p>3.52132637500313</text:p>
          </table:table-cell>
        </table:table-row>
        <table:table-row table:style-name="ro1">
          <table:table-cell office:value-type="float" office:value="-0.28200610831226" calcext:value-type="float">
            <text:p>-0.28200610831226</text:p>
          </table:table-cell>
          <table:table-cell office:value-type="float" office:value="-0.192990262430448" calcext:value-type="float">
            <text:p>-0.192990262430448</text:p>
          </table:table-cell>
          <table:table-cell office:value-type="float" office:value="3.52059670014531" calcext:value-type="float">
            <text:p>3.52059670014531</text:p>
          </table:table-cell>
        </table:table-row>
        <table:table-row table:style-name="ro1">
          <table:table-cell office:value-type="float" office:value="-0.287794703383415" calcext:value-type="float">
            <text:p>-0.287794703383415</text:p>
          </table:table-cell>
          <table:table-cell office:value-type="float" office:value="-0.194350225232049" calcext:value-type="float">
            <text:p>-0.194350225232049</text:p>
          </table:table-cell>
          <table:table-cell office:value-type="float" office:value="3.53010949134356" calcext:value-type="float">
            <text:p>3.53010949134356</text:p>
          </table:table-cell>
        </table:table-row>
        <table:table-row table:style-name="ro1">
          <table:table-cell office:value-type="float" office:value="-0.293631286764859" calcext:value-type="float">
            <text:p>-0.293631286764859</text:p>
          </table:table-cell>
          <table:table-cell office:value-type="float" office:value="-0.196106649972892" calcext:value-type="float">
            <text:p>-0.196106649972892</text:p>
          </table:table-cell>
          <table:table-cell office:value-type="float" office:value="3.53988867299855" calcext:value-type="float">
            <text:p>3.53988867299855</text:p>
          </table:table-cell>
        </table:table-row>
        <table:table-row table:style-name="ro1">
          <table:table-cell office:value-type="float" office:value="-0.298754036439704" calcext:value-type="float">
            <text:p>-0.298754036439704</text:p>
          </table:table-cell>
          <table:table-cell office:value-type="float" office:value="-0.197181720783587" calcext:value-type="float">
            <text:p>-0.197181720783587</text:p>
          </table:table-cell>
          <table:table-cell office:value-type="float" office:value="3.54137265405856" calcext:value-type="float">
            <text:p>3.54137265405856</text:p>
          </table:table-cell>
        </table:table-row>
        <table:table-row table:style-name="ro1">
          <table:table-cell office:value-type="float" office:value="-0.302864476647389" calcext:value-type="float">
            <text:p>-0.302864476647389</text:p>
          </table:table-cell>
          <table:table-cell office:value-type="float" office:value="-0.197286523117777" calcext:value-type="float">
            <text:p>-0.197286523117777</text:p>
          </table:table-cell>
          <table:table-cell office:value-type="float" office:value="3.52738732988676" calcext:value-type="float">
            <text:p>3.52738732988676</text:p>
          </table:table-cell>
        </table:table-row>
        <table:table-row table:style-name="ro1">
          <table:table-cell office:value-type="float" office:value="-0.308762362447687" calcext:value-type="float">
            <text:p>-0.308762362447687</text:p>
          </table:table-cell>
          <table:table-cell office:value-type="float" office:value="-0.19857380407668" calcext:value-type="float">
            <text:p>-0.19857380407668</text:p>
          </table:table-cell>
          <table:table-cell office:value-type="float" office:value="3.53878993333451" calcext:value-type="float">
            <text:p>3.53878993333451</text:p>
          </table:table-cell>
        </table:table-row>
        <table:table-row table:style-name="ro1">
          <table:table-cell office:value-type="float" office:value="-0.313698344387642" calcext:value-type="float">
            <text:p>-0.313698344387642</text:p>
          </table:table-cell>
          <table:table-cell office:value-type="float" office:value="-0.198362157812283" calcext:value-type="float">
            <text:p>-0.198362157812283</text:p>
          </table:table-cell>
          <table:table-cell office:value-type="float" office:value="3.53451786150838" calcext:value-type="float">
            <text:p>3.53451786150838</text:p>
          </table:table-cell>
        </table:table-row>
        <table:table-row table:style-name="ro1">
          <table:table-cell office:value-type="float" office:value="-0.318719372267238" calcext:value-type="float">
            <text:p>-0.318719372267238</text:p>
          </table:table-cell>
          <table:table-cell office:value-type="float" office:value="-0.19839406735668" calcext:value-type="float">
            <text:p>-0.19839406735668</text:p>
          </table:table-cell>
          <table:table-cell office:value-type="float" office:value="3.53827904940967" calcext:value-type="float">
            <text:p>3.53827904940967</text:p>
          </table:table-cell>
        </table:table-row>
        <table:table-row table:style-name="ro1">
          <table:table-cell office:value-type="float" office:value="-0.323196638933465" calcext:value-type="float">
            <text:p>-0.323196638933465</text:p>
          </table:table-cell>
          <table:table-cell office:value-type="float" office:value="-0.197987853791337" calcext:value-type="float">
            <text:p>-0.197987853791337</text:p>
          </table:table-cell>
          <table:table-cell office:value-type="float" office:value="3.53499398236459" calcext:value-type="float">
            <text:p>3.53499398236459</text:p>
          </table:table-cell>
        </table:table-row>
        <table:table-row table:style-name="ro1">
          <table:table-cell office:value-type="float" office:value="-0.327117245844556" calcext:value-type="float">
            <text:p>-0.327117245844556</text:p>
          </table:table-cell>
          <table:table-cell office:value-type="float" office:value="-0.197259893285121" calcext:value-type="float">
            <text:p>-0.197259893285121</text:p>
          </table:table-cell>
          <table:table-cell office:value-type="float" office:value="3.53074322565018" calcext:value-type="float">
            <text:p>3.53074322565018</text:p>
          </table:table-cell>
        </table:table-row>
        <table:table-row table:style-name="ro1">
          <table:table-cell office:value-type="float" office:value="-0.331364871057757" calcext:value-type="float">
            <text:p>-0.331364871057757</text:p>
          </table:table-cell>
          <table:table-cell office:value-type="float" office:value="-0.196513930029208" calcext:value-type="float">
            <text:p>-0.196513930029208</text:p>
          </table:table-cell>
          <table:table-cell office:value-type="float" office:value="3.52428074660169" calcext:value-type="float">
            <text:p>3.52428074660169</text:p>
          </table:table-cell>
        </table:table-row>
        <table:table-row table:style-name="ro1">
          <table:table-cell office:value-type="float" office:value="-0.334496559468324" calcext:value-type="float">
            <text:p>-0.334496559468324</text:p>
          </table:table-cell>
          <table:table-cell office:value-type="float" office:value="-0.195587825179943" calcext:value-type="float">
            <text:p>-0.195587825179943</text:p>
          </table:table-cell>
          <table:table-cell office:value-type="float" office:value="3.51338949224442" calcext:value-type="float">
            <text:p>3.51338949224442</text:p>
          </table:table-cell>
        </table:table-row>
        <table:table-row table:style-name="ro1">
          <table:table-cell office:value-type="float" office:value="-0.337516073040048" calcext:value-type="float">
            <text:p>-0.337516073040048</text:p>
          </table:table-cell>
          <table:table-cell office:value-type="float" office:value="-0.194617566106275" calcext:value-type="float">
            <text:p>-0.194617566106275</text:p>
          </table:table-cell>
          <table:table-cell office:value-type="float" office:value="3.50161547802973" calcext:value-type="float">
            <text:p>3.50161547802973</text:p>
          </table:table-cell>
        </table:table-row>
        <table:table-row table:style-name="ro1">
          <table:table-cell office:value-type="float" office:value="-0.340534054401392" calcext:value-type="float">
            <text:p>-0.340534054401392</text:p>
          </table:table-cell>
          <table:table-cell office:value-type="float" office:value="-0.19423832117683" calcext:value-type="float">
            <text:p>-0.19423832117683</text:p>
          </table:table-cell>
          <table:table-cell office:value-type="float" office:value="3.49474772219662" calcext:value-type="float">
            <text:p>3.49474772219662</text:p>
          </table:table-cell>
        </table:table-row>
        <table:table-row table:style-name="ro1">
          <table:table-cell office:value-type="float" office:value="-0.345124121035516" calcext:value-type="float">
            <text:p>-0.345124121035516</text:p>
          </table:table-cell>
          <table:table-cell office:value-type="float" office:value="-0.194065146759984" calcext:value-type="float">
            <text:p>-0.194065146759984</text:p>
          </table:table-cell>
          <table:table-cell office:value-type="float" office:value="3.49577298884744" calcext:value-type="float">
            <text:p>3.49577298884744</text:p>
          </table:table-cell>
        </table:table-row>
        <table:table-row table:style-name="ro1">
          <table:table-cell office:value-type="float" office:value="-0.347219056828204" calcext:value-type="float">
            <text:p>-0.347219056828204</text:p>
          </table:table-cell>
          <table:table-cell office:value-type="float" office:value="-0.193604155990187" calcext:value-type="float">
            <text:p>-0.193604155990187</text:p>
          </table:table-cell>
          <table:table-cell office:value-type="float" office:value="3.4789265427741" calcext:value-type="float">
            <text:p>3.4789265427741</text:p>
          </table:table-cell>
        </table:table-row>
        <table:table-row table:style-name="ro1">
          <table:table-cell office:value-type="float" office:value="-0.348144091128847" calcext:value-type="float">
            <text:p>-0.348144091128847</text:p>
          </table:table-cell>
          <table:table-cell office:value-type="float" office:value="-0.191703307627794" calcext:value-type="float">
            <text:p>-0.191703307627794</text:p>
          </table:table-cell>
          <table:table-cell office:value-type="float" office:value="3.44417624333452" calcext:value-type="float">
            <text:p>3.44417624333452</text:p>
          </table:table-cell>
        </table:table-row>
        <table:table-row table:style-name="ro1">
          <table:table-cell office:value-type="float" office:value="-0.352314364222169" calcext:value-type="float">
            <text:p>-0.352314364222169</text:p>
          </table:table-cell>
          <table:table-cell office:value-type="float" office:value="-0.191843847911874" calcext:value-type="float">
            <text:p>-0.191843847911874</text:p>
          </table:table-cell>
          <table:table-cell office:value-type="float" office:value="3.44702831539832" calcext:value-type="float">
            <text:p>3.44702831539832</text:p>
          </table:table-cell>
        </table:table-row>
        <table:table-row table:style-name="ro1">
          <table:table-cell office:value-type="float" office:value="-0.354031859701288" calcext:value-type="float">
            <text:p>-0.354031859701288</text:p>
          </table:table-cell>
          <table:table-cell office:value-type="float" office:value="-0.190287450938144" calcext:value-type="float">
            <text:p>-0.190287450938144</text:p>
          </table:table-cell>
          <table:table-cell office:value-type="float" office:value="3.43266521048555" calcext:value-type="float">
            <text:p>3.43266521048555</text:p>
          </table:table-cell>
        </table:table-row>
        <table:table-row table:style-name="ro1">
          <table:table-cell office:value-type="float" office:value="-0.356896805415851" calcext:value-type="float">
            <text:p>-0.356896805415851</text:p>
          </table:table-cell>
          <table:table-cell office:value-type="float" office:value="-0.188126439242079" calcext:value-type="float">
            <text:p>-0.188126439242079</text:p>
          </table:table-cell>
          <table:table-cell office:value-type="float" office:value="3.42496288142517" calcext:value-type="float">
            <text:p>3.42496288142517</text:p>
          </table:table-cell>
        </table:table-row>
        <table:table-row table:style-name="ro1">
          <table:table-cell office:value-type="float" office:value="-0.358947638080806" calcext:value-type="float">
            <text:p>-0.358947638080806</text:p>
          </table:table-cell>
          <table:table-cell office:value-type="float" office:value="-0.184760528905131" calcext:value-type="float">
            <text:p>-0.184760528905131</text:p>
          </table:table-cell>
          <table:table-cell office:value-type="float" office:value="3.41354577031029" calcext:value-type="float">
            <text:p>3.41354577031029</text:p>
          </table:table-cell>
        </table:table-row>
        <table:table-row table:style-name="ro1">
          <table:table-cell office:value-type="float" office:value="-0.361155133181425" calcext:value-type="float">
            <text:p>-0.361155133181425</text:p>
          </table:table-cell>
          <table:table-cell office:value-type="float" office:value="-0.18090355545359" calcext:value-type="float">
            <text:p>-0.18090355545359</text:p>
          </table:table-cell>
          <table:table-cell office:value-type="float" office:value="3.39771617334695" calcext:value-type="float">
            <text:p>3.39771617334695</text:p>
          </table:table-cell>
        </table:table-row>
        <table:table-row table:style-name="ro1">
          <table:table-cell office:value-type="float" office:value="-0.362544204585054" calcext:value-type="float">
            <text:p>-0.362544204585054</text:p>
          </table:table-cell>
          <table:table-cell office:value-type="float" office:value="-0.176209350226079" calcext:value-type="float">
            <text:p>-0.176209350226079</text:p>
          </table:table-cell>
          <table:table-cell office:value-type="float" office:value="3.37186691705546" calcext:value-type="float">
            <text:p>3.37186691705546</text:p>
          </table:table-cell>
        </table:table-row>
        <table:table-row table:style-name="ro1">
          <table:table-cell office:value-type="float" office:value="-0.363310052185518" calcext:value-type="float">
            <text:p>-0.363310052185518</text:p>
          </table:table-cell>
          <table:table-cell office:value-type="float" office:value="-0.171849531925544" calcext:value-type="float">
            <text:p>-0.171849531925544</text:p>
          </table:table-cell>
          <table:table-cell office:value-type="float" office:value="3.34524883314208" calcext:value-type="float">
            <text:p>3.34524883314208</text:p>
          </table:table-cell>
        </table:table-row>
        <table:table-row table:style-name="ro1">
          <table:table-cell office:value-type="float" office:value="-0.364599835751002" calcext:value-type="float">
            <text:p>-0.364599835751002</text:p>
          </table:table-cell>
          <table:table-cell office:value-type="float" office:value="-0.168330809765918" calcext:value-type="float">
            <text:p>-0.168330809765918</text:p>
          </table:table-cell>
          <table:table-cell office:value-type="float" office:value="3.33601737189895" calcext:value-type="float">
            <text:p>3.33601737189895</text:p>
          </table:table-cell>
        </table:table-row>
        <table:table-row table:style-name="ro1">
          <table:table-cell office:value-type="float" office:value="-0.364361196431331" calcext:value-type="float">
            <text:p>-0.364361196431331</text:p>
          </table:table-cell>
          <table:table-cell office:value-type="float" office:value="-0.164503761366871" calcext:value-type="float">
            <text:p>-0.164503761366871</text:p>
          </table:table-cell>
          <table:table-cell office:value-type="float" office:value="3.3232234095204" calcext:value-type="float">
            <text:p>3.3232234095204</text:p>
          </table:table-cell>
        </table:table-row>
        <table:table-row table:style-name="ro1">
          <table:table-cell office:value-type="float" office:value="-0.363473946573004" calcext:value-type="float">
            <text:p>-0.363473946573004</text:p>
          </table:table-cell>
          <table:table-cell office:value-type="float" office:value="-0.160615234440482" calcext:value-type="float">
            <text:p>-0.160615234440482</text:p>
          </table:table-cell>
          <table:table-cell office:value-type="float" office:value="3.30355589873597" calcext:value-type="float">
            <text:p>3.30355589873597</text:p>
          </table:table-cell>
        </table:table-row>
        <table:table-row table:style-name="ro1">
          <table:table-cell office:value-type="float" office:value="-0.363786323362585" calcext:value-type="float">
            <text:p>-0.363786323362585</text:p>
          </table:table-cell>
          <table:table-cell office:value-type="float" office:value="-0.157957580361748" calcext:value-type="float">
            <text:p>-0.157957580361748</text:p>
          </table:table-cell>
          <table:table-cell office:value-type="float" office:value="3.28626468255897" calcext:value-type="float">
            <text:p>3.28626468255897</text:p>
          </table:table-cell>
        </table:table-row>
        <table:table-row table:style-name="ro1">
          <table:table-cell office:value-type="float" office:value="-0.363852557239097" calcext:value-type="float">
            <text:p>-0.363852557239097</text:p>
          </table:table-cell>
          <table:table-cell office:value-type="float" office:value="-0.155412793668039" calcext:value-type="float">
            <text:p>-0.155412793668039</text:p>
          </table:table-cell>
          <table:table-cell office:value-type="float" office:value="3.26872485916558" calcext:value-type="float">
            <text:p>3.26872485916558</text:p>
          </table:table-cell>
        </table:table-row>
        <table:table-row table:style-name="ro1">
          <table:table-cell office:value-type="float" office:value="-0.361708860141372" calcext:value-type="float">
            <text:p>-0.361708860141372</text:p>
          </table:table-cell>
          <table:table-cell office:value-type="float" office:value="-0.152704284712749" calcext:value-type="float">
            <text:p>-0.152704284712749</text:p>
          </table:table-cell>
          <table:table-cell office:value-type="float" office:value="3.23746448859332" calcext:value-type="float">
            <text:p>3.23746448859332</text:p>
          </table:table-cell>
        </table:table-row>
        <table:table-row table:style-name="ro1">
          <table:table-cell office:value-type="float" office:value="-0.361038865207002" calcext:value-type="float">
            <text:p>-0.361038865207002</text:p>
          </table:table-cell>
          <table:table-cell office:value-type="float" office:value="-0.150003938587495" calcext:value-type="float">
            <text:p>-0.150003938587495</text:p>
          </table:table-cell>
          <table:table-cell office:value-type="float" office:value="3.22621925995175" calcext:value-type="float">
            <text:p>3.22621925995175</text:p>
          </table:table-cell>
        </table:table-row>
        <table:table-row table:style-name="ro1">
          <table:table-cell office:value-type="float" office:value="-0.359368310366011" calcext:value-type="float">
            <text:p>-0.359368310366011</text:p>
          </table:table-cell>
          <table:table-cell office:value-type="float" office:value="-0.146773701391498" calcext:value-type="float">
            <text:p>-0.146773701391498</text:p>
          </table:table-cell>
          <table:table-cell office:value-type="float" office:value="3.20679407540823" calcext:value-type="float">
            <text:p>3.20679407540823</text:p>
          </table:table-cell>
        </table:table-row>
        <table:table-row table:style-name="ro1">
          <table:table-cell office:value-type="float" office:value="-0.361648103932289" calcext:value-type="float">
            <text:p>-0.361648103932289</text:p>
          </table:table-cell>
          <table:table-cell office:value-type="float" office:value="-0.145415699111507" calcext:value-type="float">
            <text:p>-0.145415699111507</text:p>
          </table:table-cell>
          <table:table-cell office:value-type="float" office:value="3.19769240968589" calcext:value-type="float">
            <text:p>3.19769240968589</text:p>
          </table:table-cell>
        </table:table-row>
        <table:table-row table:style-name="ro1">
          <table:table-cell office:value-type="float" office:value="-0.360664955055229" calcext:value-type="float">
            <text:p>-0.360664955055229</text:p>
          </table:table-cell>
          <table:table-cell office:value-type="float" office:value="-0.142471407129679" calcext:value-type="float">
            <text:p>-0.142471407129679</text:p>
          </table:table-cell>
          <table:table-cell office:value-type="float" office:value="3.15813695028178" calcext:value-type="float">
            <text:p>3.15813695028178</text:p>
          </table:table-cell>
        </table:table-row>
        <table:table-row table:style-name="ro1">
          <table:table-cell office:value-type="float" office:value="-0.361672147134986" calcext:value-type="float">
            <text:p>-0.361672147134986</text:p>
          </table:table-cell>
          <table:table-cell office:value-type="float" office:value="-0.140802630272363" calcext:value-type="float">
            <text:p>-0.140802630272363</text:p>
          </table:table-cell>
          <table:table-cell office:value-type="float" office:value="3.14123085000592" calcext:value-type="float">
            <text:p>3.14123085000592</text:p>
          </table:table-cell>
        </table:table-row>
        <table:table-row table:style-name="ro1">
          <table:table-cell office:value-type="float" office:value="-0.364375010555199" calcext:value-type="float">
            <text:p>-0.364375010555199</text:p>
          </table:table-cell>
          <table:table-cell office:value-type="float" office:value="-0.139868491249858" calcext:value-type="float">
            <text:p>-0.139868491249858</text:p>
          </table:table-cell>
          <table:table-cell office:value-type="float" office:value="3.13531475442772" calcext:value-type="float">
            <text:p>3.13531475442772</text:p>
          </table:table-cell>
        </table:table-row>
        <table:table-row table:style-name="ro1">
          <table:table-cell office:value-type="float" office:value="-0.364852643561088" calcext:value-type="float">
            <text:p>-0.364852643561088</text:p>
          </table:table-cell>
          <table:table-cell office:value-type="float" office:value="-0.138322308433311" calcext:value-type="float">
            <text:p>-0.138322308433311</text:p>
          </table:table-cell>
          <table:table-cell office:value-type="float" office:value="3.10453961890644" calcext:value-type="float">
            <text:p>3.10453961890644</text:p>
          </table:table-cell>
        </table:table-row>
        <table:table-row table:style-name="ro1">
          <table:table-cell office:value-type="float" office:value="-0.367688721861076" calcext:value-type="float">
            <text:p>-0.367688721861076</text:p>
          </table:table-cell>
          <table:table-cell office:value-type="float" office:value="-0.137605155238234" calcext:value-type="float">
            <text:p>-0.137605155238234</text:p>
          </table:table-cell>
          <table:table-cell office:value-type="float" office:value="3.09093138030044" calcext:value-type="float">
            <text:p>3.09093138030044</text:p>
          </table:table-cell>
        </table:table-row>
        <table:table-row table:style-name="ro1">
          <table:table-cell office:value-type="float" office:value="-0.369442417785465" calcext:value-type="float">
            <text:p>-0.369442417785465</text:p>
          </table:table-cell>
          <table:table-cell office:value-type="float" office:value="-0.136892865427972" calcext:value-type="float">
            <text:p>-0.136892865427972</text:p>
          </table:table-cell>
          <table:table-cell office:value-type="float" office:value="3.06484031357458" calcext:value-type="float">
            <text:p>3.06484031357458</text:p>
          </table:table-cell>
        </table:table-row>
        <table:table-row table:style-name="ro1">
          <table:table-cell office:value-type="float" office:value="-0.372892361431761" calcext:value-type="float">
            <text:p>-0.372892361431761</text:p>
          </table:table-cell>
          <table:table-cell office:value-type="float" office:value="-0.13638880041691" calcext:value-type="float">
            <text:p>-0.13638880041691</text:p>
          </table:table-cell>
          <table:table-cell office:value-type="float" office:value="3.04706879838697" calcext:value-type="float">
            <text:p>3.04706879838697</text:p>
          </table:table-cell>
        </table:table-row>
        <table:table-row table:style-name="ro1">
          <table:table-cell office:value-type="float" office:value="-0.376406779972699" calcext:value-type="float">
            <text:p>-0.376406779972699</text:p>
          </table:table-cell>
          <table:table-cell office:value-type="float" office:value="-0.135545498709488" calcext:value-type="float">
            <text:p>-0.135545498709488</text:p>
          </table:table-cell>
          <table:table-cell office:value-type="float" office:value="3.02774074943298" calcext:value-type="float">
            <text:p>3.02774074943298</text:p>
          </table:table-cell>
        </table:table-row>
        <table:table-row table:style-name="ro1">
          <table:table-cell office:value-type="float" office:value="-0.380967132112325" calcext:value-type="float">
            <text:p>-0.380967132112325</text:p>
          </table:table-cell>
          <table:table-cell office:value-type="float" office:value="-0.134454160981261" calcext:value-type="float">
            <text:p>-0.134454160981261</text:p>
          </table:table-cell>
          <table:table-cell office:value-type="float" office:value="3.01339437231117" calcext:value-type="float">
            <text:p>3.01339437231117</text:p>
          </table:table-cell>
        </table:table-row>
        <table:table-row table:style-name="ro1">
          <table:table-cell office:value-type="float" office:value="-0.385012986374666" calcext:value-type="float">
            <text:p>-0.385012986374666</text:p>
          </table:table-cell>
          <table:table-cell office:value-type="float" office:value="-0.132905377125091" calcext:value-type="float">
            <text:p>-0.132905377125091</text:p>
          </table:table-cell>
          <table:table-cell office:value-type="float" office:value="2.99196915719445" calcext:value-type="float">
            <text:p>2.99196915719445</text:p>
          </table:table-cell>
        </table:table-row>
        <table:table-row table:style-name="ro1">
          <table:table-cell office:value-type="float" office:value="-0.388426108390977" calcext:value-type="float">
            <text:p>-0.388426108390977</text:p>
          </table:table-cell>
          <table:table-cell office:value-type="float" office:value="-0.130423109528733" calcext:value-type="float">
            <text:p>-0.130423109528733</text:p>
          </table:table-cell>
          <table:table-cell office:value-type="float" office:value="2.96900874103919" calcext:value-type="float">
            <text:p>2.96900874103919</text:p>
          </table:table-cell>
        </table:table-row>
        <table:table-row table:style-name="ro1">
          <table:table-cell office:value-type="float" office:value="-0.393269746530626" calcext:value-type="float">
            <text:p>-0.393269746530626</text:p>
          </table:table-cell>
          <table:table-cell office:value-type="float" office:value="-0.127854058600875" calcext:value-type="float">
            <text:p>-0.127854058600875</text:p>
          </table:table-cell>
          <table:table-cell office:value-type="float" office:value="2.95599891672198" calcext:value-type="float">
            <text:p>2.95599891672198</text:p>
          </table:table-cell>
        </table:table-row>
        <table:table-row table:style-name="ro1">
          <table:table-cell office:value-type="float" office:value="-0.397953365580057" calcext:value-type="float">
            <text:p>-0.397953365580057</text:p>
          </table:table-cell>
          <table:table-cell office:value-type="float" office:value="-0.124595226047179" calcext:value-type="float">
            <text:p>-0.124595226047179</text:p>
          </table:table-cell>
          <table:table-cell office:value-type="float" office:value="2.94905058901349" calcext:value-type="float">
            <text:p>2.94905058901349</text:p>
          </table:table-cell>
        </table:table-row>
        <table:table-row table:style-name="ro1">
          <table:table-cell office:value-type="float" office:value="-0.401823269133868" calcext:value-type="float">
            <text:p>-0.401823269133868</text:p>
          </table:table-cell>
          <table:table-cell office:value-type="float" office:value="-0.120297622503528" calcext:value-type="float">
            <text:p>-0.120297622503528</text:p>
          </table:table-cell>
          <table:table-cell office:value-type="float" office:value="2.93875380253065" calcext:value-type="float">
            <text:p>2.93875380253065</text:p>
          </table:table-cell>
        </table:table-row>
        <table:table-row table:style-name="ro1">
          <table:table-cell office:value-type="float" office:value="-0.40204647382633" calcext:value-type="float">
            <text:p>-0.40204647382633</text:p>
          </table:table-cell>
          <table:table-cell office:value-type="float" office:value="-0.114987391100442" calcext:value-type="float">
            <text:p>-0.114987391100442</text:p>
          </table:table-cell>
          <table:table-cell office:value-type="float" office:value="2.9050732334407" calcext:value-type="float">
            <text:p>2.9050732334407</text:p>
          </table:table-cell>
        </table:table-row>
        <table:table-row table:style-name="ro1">
          <table:table-cell office:value-type="float" office:value="-0.403951654243912" calcext:value-type="float">
            <text:p>-0.403951654243912</text:p>
          </table:table-cell>
          <table:table-cell office:value-type="float" office:value="-0.110490962320828" calcext:value-type="float">
            <text:p>-0.110490962320828</text:p>
          </table:table-cell>
          <table:table-cell office:value-type="float" office:value="2.88987032445878" calcext:value-type="float">
            <text:p>2.88987032445878</text:p>
          </table:table-cell>
        </table:table-row>
        <table:table-row table:style-name="ro1">
          <table:table-cell office:value-type="float" office:value="-0.398791601408372" calcext:value-type="float">
            <text:p>-0.398791601408372</text:p>
          </table:table-cell>
          <table:table-cell office:value-type="float" office:value="-0.104322048728402" calcext:value-type="float">
            <text:p>-0.104322048728402</text:p>
          </table:table-cell>
          <table:table-cell office:value-type="float" office:value="2.85260545454836" calcext:value-type="float">
            <text:p>2.85260545454836</text:p>
          </table:table-cell>
        </table:table-row>
        <table:table-row table:style-name="ro1">
          <table:table-cell office:value-type="float" office:value="-0.385390466654649" calcext:value-type="float">
            <text:p>-0.385390466654649</text:p>
          </table:table-cell>
          <table:table-cell office:value-type="float" office:value="-0.0965507533198657" calcext:value-type="float">
            <text:p>-0.0965507533198657</text:p>
          </table:table-cell>
          <table:table-cell office:value-type="float" office:value="2.75344694807048" calcext:value-type="float">
            <text:p>2.75344694807048</text:p>
          </table:table-cell>
        </table:table-row>
        <table:table-row table:style-name="ro1">
          <table:table-cell office:value-type="float" office:value="-0.381060853404651" calcext:value-type="float">
            <text:p>-0.381060853404651</text:p>
          </table:table-cell>
          <table:table-cell office:value-type="float" office:value="-0.0926606565215598" calcext:value-type="float">
            <text:p>-0.0926606565215598</text:p>
          </table:table-cell>
          <table:table-cell office:value-type="float" office:value="2.72954446753379" calcext:value-type="float">
            <text:p>2.72954446753379</text:p>
          </table:table-cell>
        </table:table-row>
        <table:table-row table:style-name="ro1">
          <table:table-cell office:value-type="float" office:value="-0.387142945747896" calcext:value-type="float">
            <text:p>-0.387142945747896</text:p>
          </table:table-cell>
          <table:table-cell office:value-type="float" office:value="-0.0894304760269784" calcext:value-type="float">
            <text:p>-0.0894304760269784</text:p>
          </table:table-cell>
          <table:table-cell office:value-type="float" office:value="2.77662361780317" calcext:value-type="float">
            <text:p>2.77662361780317</text:p>
          </table:table-cell>
        </table:table-row>
        <table:table-row table:style-name="ro1">
          <table:table-cell office:value-type="float" office:value="-0.385561766023864" calcext:value-type="float">
            <text:p>-0.385561766023864</text:p>
          </table:table-cell>
          <table:table-cell office:value-type="float" office:value="-0.0859619281287702" calcext:value-type="float">
            <text:p>-0.0859619281287702</text:p>
          </table:table-cell>
          <table:table-cell office:value-type="float" office:value="2.76082096408264" calcext:value-type="float">
            <text:p>2.76082096408264</text:p>
          </table:table-cell>
        </table:table-row>
        <table:table-row table:style-name="ro1">
          <table:table-cell office:value-type="float" office:value="-0.385077423114081" calcext:value-type="float">
            <text:p>-0.385077423114081</text:p>
          </table:table-cell>
          <table:table-cell office:value-type="float" office:value="-0.0831607554076842" calcext:value-type="float">
            <text:p>-0.0831607554076842</text:p>
          </table:table-cell>
          <table:table-cell office:value-type="float" office:value="2.74668310188934" calcext:value-type="float">
            <text:p>2.74668310188934</text:p>
          </table:table-cell>
        </table:table-row>
        <table:table-row table:style-name="ro1">
          <table:table-cell office:value-type="float" office:value="-0.384085792354871" calcext:value-type="float">
            <text:p>-0.384085792354871</text:p>
          </table:table-cell>
          <table:table-cell office:value-type="float" office:value="-0.0798056195693824" calcext:value-type="float">
            <text:p>-0.0798056195693824</text:p>
          </table:table-cell>
          <table:table-cell office:value-type="float" office:value="2.72914319262993" calcext:value-type="float">
            <text:p>2.72914319262993</text:p>
          </table:table-cell>
        </table:table-row>
        <table:table-row table:style-name="ro1">
          <table:table-cell office:value-type="float" office:value="-0.381379031539674" calcext:value-type="float">
            <text:p>-0.381379031539674</text:p>
          </table:table-cell>
          <table:table-cell office:value-type="float" office:value="-0.0770631762731657" calcext:value-type="float">
            <text:p>-0.0770631762731657</text:p>
          </table:table-cell>
          <table:table-cell office:value-type="float" office:value="2.70652352370376" calcext:value-type="float">
            <text:p>2.70652352370376</text:p>
          </table:table-cell>
        </table:table-row>
        <table:table-row table:style-name="ro1">
          <table:table-cell office:value-type="float" office:value="-0.378631638192772" calcext:value-type="float">
            <text:p>-0.378631638192772</text:p>
          </table:table-cell>
          <table:table-cell office:value-type="float" office:value="-0.0749506112341841" calcext:value-type="float">
            <text:p>-0.0749506112341841</text:p>
          </table:table-cell>
          <table:table-cell office:value-type="float" office:value="2.68750376442786" calcext:value-type="float">
            <text:p>2.68750376442786</text:p>
          </table:table-cell>
        </table:table-row>
        <table:table-row table:style-name="ro1">
          <table:table-cell office:value-type="float" office:value="-0.376346243555419" calcext:value-type="float">
            <text:p>-0.376346243555419</text:p>
          </table:table-cell>
          <table:table-cell office:value-type="float" office:value="-0.0739739988969482" calcext:value-type="float">
            <text:p>-0.0739739988969482</text:p>
          </table:table-cell>
          <table:table-cell office:value-type="float" office:value="2.67609388181532" calcext:value-type="float">
            <text:p>2.67609388181532</text:p>
          </table:table-cell>
        </table:table-row>
        <table:table-row table:style-name="ro1">
          <table:table-cell office:value-type="float" office:value="-0.372016263095146" calcext:value-type="float">
            <text:p>-0.372016263095146</text:p>
          </table:table-cell>
          <table:table-cell office:value-type="float" office:value="-0.0732469805379711" calcext:value-type="float">
            <text:p>-0.0732469805379711</text:p>
          </table:table-cell>
          <table:table-cell office:value-type="float" office:value="2.65933215998276" calcext:value-type="float">
            <text:p>2.65933215998276</text:p>
          </table:table-cell>
        </table:table-row>
        <table:table-row table:style-name="ro1">
          <table:table-cell office:value-type="float" office:value="-0.367273736433028" calcext:value-type="float">
            <text:p>-0.367273736433028</text:p>
          </table:table-cell>
          <table:table-cell office:value-type="float" office:value="-0.072845509993298" calcext:value-type="float">
            <text:p>-0.072845509993298</text:p>
          </table:table-cell>
          <table:table-cell office:value-type="float" office:value="2.64396820888869" calcext:value-type="float">
            <text:p>2.64396820888869</text:p>
          </table:table-cell>
        </table:table-row>
        <table:table-row table:style-name="ro1">
          <table:table-cell office:value-type="float" office:value="-0.361407714349609" calcext:value-type="float">
            <text:p>-0.361407714349609</text:p>
          </table:table-cell>
          <table:table-cell office:value-type="float" office:value="-0.0719919287782178" calcext:value-type="float">
            <text:p>-0.0719919287782178</text:p>
          </table:table-cell>
          <table:table-cell office:value-type="float" office:value="2.62630119137999" calcext:value-type="float">
            <text:p>2.62630119137999</text:p>
          </table:table-cell>
        </table:table-row>
        <table:table-row table:style-name="ro1">
          <table:table-cell office:value-type="float" office:value="-0.354776388246495" calcext:value-type="float">
            <text:p>-0.354776388246495</text:p>
          </table:table-cell>
          <table:table-cell office:value-type="float" office:value="-0.0711915330916427" calcext:value-type="float">
            <text:p>-0.0711915330916427</text:p>
          </table:table-cell>
          <table:table-cell office:value-type="float" office:value="2.60918193517301" calcext:value-type="float">
            <text:p>2.60918193517301</text:p>
          </table:table-cell>
        </table:table-row>
        <table:table-row table:style-name="ro1">
          <table:table-cell office:value-type="float" office:value="-0.346862473864967" calcext:value-type="float">
            <text:p>-0.346862473864967</text:p>
          </table:table-cell>
          <table:table-cell office:value-type="float" office:value="-0.070879840183703" calcext:value-type="float">
            <text:p>-0.070879840183703</text:p>
          </table:table-cell>
          <table:table-cell office:value-type="float" office:value="2.58987593229935" calcext:value-type="float">
            <text:p>2.58987593229935</text:p>
          </table:table-cell>
        </table:table-row>
        <table:table-row table:style-name="ro1">
          <table:table-cell office:value-type="float" office:value="-0.33869036015329" calcext:value-type="float">
            <text:p>-0.33869036015329</text:p>
          </table:table-cell>
          <table:table-cell office:value-type="float" office:value="-0.0701946225089161" calcext:value-type="float">
            <text:p>-0.0701946225089161</text:p>
          </table:table-cell>
          <table:table-cell office:value-type="float" office:value="2.57694430545892" calcext:value-type="float">
            <text:p>2.57694430545892</text:p>
          </table:table-cell>
        </table:table-row>
        <table:table-row table:style-name="ro1">
          <table:table-cell office:value-type="float" office:value="-0.328883227953749" calcext:value-type="float">
            <text:p>-0.328883227953749</text:p>
          </table:table-cell>
          <table:table-cell office:value-type="float" office:value="-0.0697755031762257" calcext:value-type="float">
            <text:p>-0.0697755031762257</text:p>
          </table:table-cell>
          <table:table-cell office:value-type="float" office:value="2.56077554347464" calcext:value-type="float">
            <text:p>2.56077554347464</text:p>
          </table:table-cell>
        </table:table-row>
        <table:table-row table:style-name="ro1">
          <table:table-cell office:value-type="float" office:value="-0.318188551279669" calcext:value-type="float">
            <text:p>-0.318188551279669</text:p>
          </table:table-cell>
          <table:table-cell office:value-type="float" office:value="-0.0694741240173661" calcext:value-type="float">
            <text:p>-0.0694741240173661</text:p>
          </table:table-cell>
          <table:table-cell office:value-type="float" office:value="2.54346824850535" calcext:value-type="float">
            <text:p>2.54346824850535</text:p>
          </table:table-cell>
        </table:table-row>
        <table:table-row table:style-name="ro1">
          <table:table-cell office:value-type="float" office:value="-0.307401331996033" calcext:value-type="float">
            <text:p>-0.307401331996033</text:p>
          </table:table-cell>
          <table:table-cell office:value-type="float" office:value="-0.06890170400276" calcext:value-type="float">
            <text:p>-0.06890170400276</text:p>
          </table:table-cell>
          <table:table-cell office:value-type="float" office:value="2.53342468815643" calcext:value-type="float">
            <text:p>2.53342468815643</text:p>
          </table:table-cell>
        </table:table-row>
        <table:table-row table:style-name="ro1">
          <table:table-cell office:value-type="float" office:value="-0.294864213775969" calcext:value-type="float">
            <text:p>-0.294864213775969</text:p>
          </table:table-cell>
          <table:table-cell office:value-type="float" office:value="-0.0681316799525961" calcext:value-type="float">
            <text:p>-0.0681316799525961</text:p>
          </table:table-cell>
          <table:table-cell office:value-type="float" office:value="2.51153534356113" calcext:value-type="float">
            <text:p>2.51153534356113</text:p>
          </table:table-cell>
        </table:table-row>
        <table:table-row table:style-name="ro1">
          <table:table-cell office:value-type="float" office:value="-0.282062206663336" calcext:value-type="float">
            <text:p>-0.282062206663336</text:p>
          </table:table-cell>
          <table:table-cell office:value-type="float" office:value="-0.067703863360362" calcext:value-type="float">
            <text:p>-0.067703863360362</text:p>
          </table:table-cell>
          <table:table-cell office:value-type="float" office:value="2.50101598360021" calcext:value-type="float">
            <text:p>2.50101598360021</text:p>
          </table:table-cell>
        </table:table-row>
        <table:table-row table:style-name="ro1">
          <table:table-cell office:value-type="float" office:value="-0.267905120990432" calcext:value-type="float">
            <text:p>-0.267905120990432</text:p>
          </table:table-cell>
          <table:table-cell office:value-type="float" office:value="-0.0666262436450404" calcext:value-type="float">
            <text:p>-0.0666262436450404</text:p>
          </table:table-cell>
          <table:table-cell office:value-type="float" office:value="2.4808607684984" calcext:value-type="float">
            <text:p>2.4808607684984</text:p>
          </table:table-cell>
        </table:table-row>
        <table:table-row table:style-name="ro1">
          <table:table-cell office:value-type="float" office:value="-0.253631185245992" calcext:value-type="float">
            <text:p>-0.253631185245992</text:p>
          </table:table-cell>
          <table:table-cell office:value-type="float" office:value="-0.0656720805471167" calcext:value-type="float">
            <text:p>-0.0656720805471167</text:p>
          </table:table-cell>
          <table:table-cell office:value-type="float" office:value="2.4675586134773" calcext:value-type="float">
            <text:p>2.4675586134773</text:p>
          </table:table-cell>
        </table:table-row>
        <table:table-row table:style-name="ro1">
          <table:table-cell office:value-type="float" office:value="-0.239677856122571" calcext:value-type="float">
            <text:p>-0.239677856122571</text:p>
          </table:table-cell>
          <table:table-cell office:value-type="float" office:value="-0.065075226617536" calcext:value-type="float">
            <text:p>-0.065075226617536</text:p>
          </table:table-cell>
          <table:table-cell office:value-type="float" office:value="2.45995921189268" calcext:value-type="float">
            <text:p>2.45995921189268</text:p>
          </table:table-cell>
        </table:table-row>
        <table:table-row table:style-name="ro1">
          <table:table-cell office:value-type="float" office:value="-0.225259544716688" calcext:value-type="float">
            <text:p>-0.225259544716688</text:p>
          </table:table-cell>
          <table:table-cell office:value-type="float" office:value="-0.0641106253145676" calcext:value-type="float">
            <text:p>-0.0641106253145676</text:p>
          </table:table-cell>
          <table:table-cell office:value-type="float" office:value="2.44937295199822" calcext:value-type="float">
            <text:p>2.44937295199822</text:p>
          </table:table-cell>
        </table:table-row>
        <table:table-row table:style-name="ro1">
          <table:table-cell office:value-type="float" office:value="-0.209576906780848" calcext:value-type="float">
            <text:p>-0.209576906780848</text:p>
          </table:table-cell>
          <table:table-cell office:value-type="float" office:value="-0.0630069830500824" calcext:value-type="float">
            <text:p>-0.0630069830500824</text:p>
          </table:table-cell>
          <table:table-cell office:value-type="float" office:value="2.43102212279023" calcext:value-type="float">
            <text:p>2.43102212279023</text:p>
          </table:table-cell>
        </table:table-row>
        <table:table-row table:style-name="ro1">
          <table:table-cell office:value-type="float" office:value="-0.194570508632284" calcext:value-type="float">
            <text:p>-0.194570508632284</text:p>
          </table:table-cell>
          <table:table-cell office:value-type="float" office:value="-0.0613637114195986" calcext:value-type="float">
            <text:p>-0.0613637114195986</text:p>
          </table:table-cell>
          <table:table-cell office:value-type="float" office:value="2.42074806711382" calcext:value-type="float">
            <text:p>2.42074806711382</text:p>
          </table:table-cell>
        </table:table-row>
        <table:table-row table:style-name="ro1">
          <table:table-cell office:value-type="float" office:value="-0.181035939625277" calcext:value-type="float">
            <text:p>-0.181035939625277</text:p>
          </table:table-cell>
          <table:table-cell office:value-type="float" office:value="-0.0596436148192041" calcext:value-type="float">
            <text:p>-0.0596436148192041</text:p>
          </table:table-cell>
          <table:table-cell office:value-type="float" office:value="2.41033645017817" calcext:value-type="float">
            <text:p>2.41033645017817</text:p>
          </table:table-cell>
        </table:table-row>
        <table:table-row table:style-name="ro1">
          <table:table-cell office:value-type="float" office:value="-0.168720455374872" calcext:value-type="float">
            <text:p>-0.168720455374872</text:p>
          </table:table-cell>
          <table:table-cell office:value-type="float" office:value="-0.0578282975061298" calcext:value-type="float">
            <text:p>-0.0578282975061298</text:p>
          </table:table-cell>
          <table:table-cell office:value-type="float" office:value="2.40088225531563" calcext:value-type="float">
            <text:p>2.40088225531563</text:p>
          </table:table-cell>
        </table:table-row>
        <table:table-row table:style-name="ro1">
          <table:table-cell office:value-type="float" office:value="-0.157596959320022" calcext:value-type="float">
            <text:p>-0.157596959320022</text:p>
          </table:table-cell>
          <table:table-cell office:value-type="float" office:value="-0.056351510495425" calcext:value-type="float">
            <text:p>-0.056351510495425</text:p>
          </table:table-cell>
          <table:table-cell office:value-type="float" office:value="2.38037414757355" calcext:value-type="float">
            <text:p>2.38037414757355</text:p>
          </table:table-cell>
        </table:table-row>
        <table:table-row table:style-name="ro1">
          <table:table-cell office:value-type="float" office:value="-0.147511733458769" calcext:value-type="float">
            <text:p>-0.147511733458769</text:p>
          </table:table-cell>
          <table:table-cell office:value-type="float" office:value="-0.0549610319181716" calcext:value-type="float">
            <text:p>-0.0549610319181716</text:p>
          </table:table-cell>
          <table:table-cell office:value-type="float" office:value="2.36197789217817" calcext:value-type="float">
            <text:p>2.36197789217817</text:p>
          </table:table-cell>
        </table:table-row>
        <table:table-row table:style-name="ro1">
          <table:table-cell office:value-type="float" office:value="-0.13865280006295" calcext:value-type="float">
            <text:p>-0.13865280006295</text:p>
          </table:table-cell>
          <table:table-cell office:value-type="float" office:value="-0.0538759681843515" calcext:value-type="float">
            <text:p>-0.0538759681843515</text:p>
          </table:table-cell>
          <table:table-cell office:value-type="float" office:value="2.34696288051373" calcext:value-type="float">
            <text:p>2.34696288051373</text:p>
          </table:table-cell>
        </table:table-row>
        <table:table-row table:style-name="ro1">
          <table:table-cell office:value-type="float" office:value="-0.131955122080639" calcext:value-type="float">
            <text:p>-0.131955122080639</text:p>
          </table:table-cell>
          <table:table-cell office:value-type="float" office:value="-0.0534358437590662" calcext:value-type="float">
            <text:p>-0.0534358437590662</text:p>
          </table:table-cell>
          <table:table-cell office:value-type="float" office:value="2.3412399144301" calcext:value-type="float">
            <text:p>2.3412399144301</text:p>
          </table:table-cell>
        </table:table-row>
        <table:table-row table:style-name="ro1">
          <table:table-cell office:value-type="float" office:value="-0.12622621159778" calcext:value-type="float">
            <text:p>-0.12622621159778</text:p>
          </table:table-cell>
          <table:table-cell office:value-type="float" office:value="-0.052924515120177" calcext:value-type="float">
            <text:p>-0.052924515120177</text:p>
          </table:table-cell>
          <table:table-cell office:value-type="float" office:value="2.32677394021204" calcext:value-type="float">
            <text:p>2.32677394021204</text:p>
          </table:table-cell>
        </table:table-row>
        <table:table-row table:style-name="ro1">
          <table:table-cell office:value-type="float" office:value="-0.122185340716133" calcext:value-type="float">
            <text:p>-0.122185340716133</text:p>
          </table:table-cell>
          <table:table-cell office:value-type="float" office:value="-0.05207449446187" calcext:value-type="float">
            <text:p>-0.05207449446187</text:p>
          </table:table-cell>
          <table:table-cell office:value-type="float" office:value="2.30721128816109" calcext:value-type="float">
            <text:p>2.30721128816109</text:p>
          </table:table-cell>
        </table:table-row>
        <table:table-row table:style-name="ro1">
          <table:table-cell office:value-type="float" office:value="-0.118309856133814" calcext:value-type="float">
            <text:p>-0.118309856133814</text:p>
          </table:table-cell>
          <table:table-cell office:value-type="float" office:value="-0.0522951895577254" calcext:value-type="float">
            <text:p>-0.0522951895577254</text:p>
          </table:table-cell>
          <table:table-cell office:value-type="float" office:value="2.29033149078071" calcext:value-type="float">
            <text:p>2.29033149078071</text:p>
          </table:table-cell>
        </table:table-row>
        <table:table-row table:style-name="ro1">
          <table:table-cell office:value-type="float" office:value="-0.11330499815811" calcext:value-type="float">
            <text:p>-0.11330499815811</text:p>
          </table:table-cell>
          <table:table-cell office:value-type="float" office:value="-0.0523080715900193" calcext:value-type="float">
            <text:p>-0.0523080715900193</text:p>
          </table:table-cell>
          <table:table-cell office:value-type="float" office:value="2.27378068641851" calcext:value-type="float">
            <text:p>2.27378068641851</text:p>
          </table:table-cell>
        </table:table-row>
        <table:table-row table:style-name="ro1">
          <table:table-cell office:value-type="float" office:value="-0.108141382158462" calcext:value-type="float">
            <text:p>-0.108141382158462</text:p>
          </table:table-cell>
          <table:table-cell office:value-type="float" office:value="-0.0529068979940142" calcext:value-type="float">
            <text:p>-0.0529068979940142</text:p>
          </table:table-cell>
          <table:table-cell office:value-type="float" office:value="2.26296017505574" calcext:value-type="float">
            <text:p>2.26296017505574</text:p>
          </table:table-cell>
        </table:table-row>
        <table:table-row table:style-name="ro1">
          <table:table-cell office:value-type="float" office:value="-0.10243112987176" calcext:value-type="float">
            <text:p>-0.10243112987176</text:p>
          </table:table-cell>
          <table:table-cell office:value-type="float" office:value="-0.0527976190360579" calcext:value-type="float">
            <text:p>-0.0527976190360579</text:p>
          </table:table-cell>
          <table:table-cell office:value-type="float" office:value="2.24860681037098" calcext:value-type="float">
            <text:p>2.24860681037098</text:p>
          </table:table-cell>
        </table:table-row>
        <table:table-row table:style-name="ro1">
          <table:table-cell office:value-type="float" office:value="-0.0973290978978196" calcext:value-type="float">
            <text:p>-0.0973290978978196</text:p>
          </table:table-cell>
          <table:table-cell office:value-type="float" office:value="-0.0537590212048253" calcext:value-type="float">
            <text:p>-0.0537590212048253</text:p>
          </table:table-cell>
          <table:table-cell office:value-type="float" office:value="2.23730794177741" calcext:value-type="float">
            <text:p>2.23730794177741</text:p>
          </table:table-cell>
        </table:table-row>
        <table:table-row table:style-name="ro1">
          <table:table-cell office:value-type="float" office:value="-0.0918321583723151" calcext:value-type="float">
            <text:p>-0.0918321583723151</text:p>
          </table:table-cell>
          <table:table-cell office:value-type="float" office:value="-0.0542353837248127" calcext:value-type="float">
            <text:p>-0.0542353837248127</text:p>
          </table:table-cell>
          <table:table-cell office:value-type="float" office:value="2.22403742280564" calcext:value-type="float">
            <text:p>2.22403742280564</text:p>
          </table:table-cell>
        </table:table-row>
        <table:table-row table:style-name="ro1">
          <table:table-cell office:value-type="float" office:value="-0.0870660691267685" calcext:value-type="float">
            <text:p>-0.0870660691267685</text:p>
          </table:table-cell>
          <table:table-cell office:value-type="float" office:value="-0.0552249632489556" calcext:value-type="float">
            <text:p>-0.0552249632489556</text:p>
          </table:table-cell>
          <table:table-cell office:value-type="float" office:value="2.21482343654954" calcext:value-type="float">
            <text:p>2.21482343654954</text:p>
          </table:table-cell>
        </table:table-row>
        <table:table-row table:style-name="ro1">
          <table:table-cell office:value-type="float" office:value="-0.0822702005212495" calcext:value-type="float">
            <text:p>-0.0822702005212495</text:p>
          </table:table-cell>
          <table:table-cell office:value-type="float" office:value="-0.0561105648432246" calcext:value-type="float">
            <text:p>-0.0561105648432246</text:p>
          </table:table-cell>
          <table:table-cell office:value-type="float" office:value="2.19384444971929" calcext:value-type="float">
            <text:p>2.19384444971929</text:p>
          </table:table-cell>
        </table:table-row>
        <table:table-row table:style-name="ro1">
          <table:table-cell office:value-type="float" office:value="-0.0780967478342134" calcext:value-type="float">
            <text:p>-0.0780967478342134</text:p>
          </table:table-cell>
          <table:table-cell office:value-type="float" office:value="-0.0569330471875697" calcext:value-type="float">
            <text:p>-0.0569330471875697</text:p>
          </table:table-cell>
          <table:table-cell office:value-type="float" office:value="2.18092804523915" calcext:value-type="float">
            <text:p>2.18092804523915</text:p>
          </table:table-cell>
        </table:table-row>
        <table:table-row table:style-name="ro1">
          <table:table-cell office:value-type="float" office:value="-0.0740724819447335" calcext:value-type="float">
            <text:p>-0.0740724819447335</text:p>
          </table:table-cell>
          <table:table-cell office:value-type="float" office:value="-0.0576108237237414" calcext:value-type="float">
            <text:p>-0.0576108237237414</text:p>
          </table:table-cell>
          <table:table-cell office:value-type="float" office:value="2.1649285566846" calcext:value-type="float">
            <text:p>2.1649285566846</text:p>
          </table:table-cell>
        </table:table-row>
        <table:table-row table:style-name="ro1">
          <table:table-cell office:value-type="float" office:value="-0.0708377877437397" calcext:value-type="float">
            <text:p>-0.0708377877437397</text:p>
          </table:table-cell>
          <table:table-cell office:value-type="float" office:value="-0.0576780655947125" calcext:value-type="float">
            <text:p>-0.0576780655947125</text:p>
          </table:table-cell>
          <table:table-cell office:value-type="float" office:value="2.14778588385027" calcext:value-type="float">
            <text:p>2.14778588385027</text:p>
          </table:table-cell>
        </table:table-row>
        <table:table-row table:style-name="ro1">
          <table:table-cell office:value-type="float" office:value="-0.0677607740705676" calcext:value-type="float">
            <text:p>-0.0677607740705676</text:p>
          </table:table-cell>
          <table:table-cell office:value-type="float" office:value="-0.0572326935318965" calcext:value-type="float">
            <text:p>-0.0572326935318965</text:p>
          </table:table-cell>
          <table:table-cell office:value-type="float" office:value="2.13417076413211" calcext:value-type="float">
            <text:p>2.13417076413211</text:p>
          </table:table-cell>
        </table:table-row>
        <table:table-row table:style-name="ro1">
          <table:table-cell office:value-type="float" office:value="-0.0650224082107198" calcext:value-type="float">
            <text:p>-0.0650224082107198</text:p>
          </table:table-cell>
          <table:table-cell office:value-type="float" office:value="-0.0561708871612262" calcext:value-type="float">
            <text:p>-0.0561708871612262</text:p>
          </table:table-cell>
          <table:table-cell office:value-type="float" office:value="2.12012069704422" calcext:value-type="float">
            <text:p>2.12012069704422</text:p>
          </table:table-cell>
        </table:table-row>
        <table:table-row table:style-name="ro1">
          <table:table-cell office:value-type="float" office:value="-0.0622186893614074" calcext:value-type="float">
            <text:p>-0.0622186893614074</text:p>
          </table:table-cell>
          <table:table-cell office:value-type="float" office:value="-0.0541908846032097" calcext:value-type="float">
            <text:p>-0.0541908846032097</text:p>
          </table:table-cell>
          <table:table-cell office:value-type="float" office:value="2.10297723374857" calcext:value-type="float">
            <text:p>2.10297723374857</text:p>
          </table:table-cell>
        </table:table-row>
        <table:table-row table:style-name="ro1">
          <table:table-cell office:value-type="float" office:value="-0.0603964477445739" calcext:value-type="float">
            <text:p>-0.0603964477445739</text:p>
          </table:table-cell>
          <table:table-cell office:value-type="float" office:value="-0.0498551328991447" calcext:value-type="float">
            <text:p>-0.0498551328991447</text:p>
          </table:table-cell>
          <table:table-cell office:value-type="float" office:value="2.07342033485245" calcext:value-type="float">
            <text:p>2.07342033485245</text:p>
          </table:table-cell>
        </table:table-row>
        <table:table-row table:style-name="ro1">
          <table:table-cell office:value-type="float" office:value="-0.0592687603587415" calcext:value-type="float">
            <text:p>-0.0592687603587415</text:p>
          </table:table-cell>
          <table:table-cell office:value-type="float" office:value="-0.0478820998282659" calcext:value-type="float">
            <text:p>-0.0478820998282659</text:p>
          </table:table-cell>
          <table:table-cell office:value-type="float" office:value="2.08365843895908" calcext:value-type="float">
            <text:p>2.08365843895908</text:p>
          </table:table-cell>
        </table:table-row>
        <table:table-row table:style-name="ro1">
          <table:table-cell office:value-type="float" office:value="-0.0584044743644821" calcext:value-type="float">
            <text:p>-0.0584044743644821</text:p>
          </table:table-cell>
          <table:table-cell office:value-type="float" office:value="-0.0449009248335738" calcext:value-type="float">
            <text:p>-0.0449009248335738</text:p>
          </table:table-cell>
          <table:table-cell office:value-type="float" office:value="2.06623203876353" calcext:value-type="float">
            <text:p>2.06623203876353</text:p>
          </table:table-cell>
        </table:table-row>
        <table:table-row table:style-name="ro1">
          <table:table-cell office:value-type="float" office:value="-0.0584545705362603" calcext:value-type="float">
            <text:p>-0.0584545705362603</text:p>
          </table:table-cell>
          <table:table-cell office:value-type="float" office:value="-0.043132029984703" calcext:value-type="float">
            <text:p>-0.043132029984703</text:p>
          </table:table-cell>
          <table:table-cell office:value-type="float" office:value="2.05205778460085" calcext:value-type="float">
            <text:p>2.05205778460085</text:p>
          </table:table-cell>
        </table:table-row>
        <table:table-row table:style-name="ro1">
          <table:table-cell office:value-type="float" office:value="-0.0591057941385919" calcext:value-type="float">
            <text:p>-0.0591057941385919</text:p>
          </table:table-cell>
          <table:table-cell office:value-type="float" office:value="-0.0419878161068073" calcext:value-type="float">
            <text:p>-0.0419878161068073</text:p>
          </table:table-cell>
          <table:table-cell office:value-type="float" office:value="2.03537113268961" calcext:value-type="float">
            <text:p>2.03537113268961</text:p>
          </table:table-cell>
        </table:table-row>
        <table:table-row table:style-name="ro1">
          <table:table-cell office:value-type="float" office:value="-0.0605856850506443" calcext:value-type="float">
            <text:p>-0.0605856850506443</text:p>
          </table:table-cell>
          <table:table-cell office:value-type="float" office:value="-0.0409952003540754" calcext:value-type="float">
            <text:p>-0.0409952003540754</text:p>
          </table:table-cell>
          <table:table-cell office:value-type="float" office:value="2.0212160939025" calcext:value-type="float">
            <text:p>2.0212160939025</text:p>
          </table:table-cell>
        </table:table-row>
        <table:table-row table:style-name="ro1">
          <table:table-cell office:value-type="float" office:value="-0.064353727574402" calcext:value-type="float">
            <text:p>-0.064353727574402</text:p>
          </table:table-cell>
          <table:table-cell office:value-type="float" office:value="-0.0405738865644628" calcext:value-type="float">
            <text:p>-0.0405738865644628</text:p>
          </table:table-cell>
          <table:table-cell office:value-type="float" office:value="2.0071605026064" calcext:value-type="float">
            <text:p>2.0071605026064</text:p>
          </table:table-cell>
        </table:table-row>
        <table:table-row table:style-name="ro1">
          <table:table-cell office:value-type="float" office:value="-0.0684353704019282" calcext:value-type="float">
            <text:p>-0.0684353704019282</text:p>
          </table:table-cell>
          <table:table-cell office:value-type="float" office:value="-0.0403198756348208" calcext:value-type="float">
            <text:p>-0.0403198756348208</text:p>
          </table:table-cell>
          <table:table-cell office:value-type="float" office:value="1.98801808792169" calcext:value-type="float">
            <text:p>1.98801808792169</text:p>
          </table:table-cell>
        </table:table-row>
        <table:table-row table:style-name="ro1">
          <table:table-cell office:value-type="float" office:value="-0.0733677451510846" calcext:value-type="float">
            <text:p>-0.0733677451510846</text:p>
          </table:table-cell>
          <table:table-cell office:value-type="float" office:value="-0.040554375586409" calcext:value-type="float">
            <text:p>-0.040554375586409</text:p>
          </table:table-cell>
          <table:table-cell office:value-type="float" office:value="1.97277880312759" calcext:value-type="float">
            <text:p>1.97277880312759</text:p>
          </table:table-cell>
        </table:table-row>
        <table:table-row table:style-name="ro1">
          <table:table-cell office:value-type="float" office:value="-0.0778997983501594" calcext:value-type="float">
            <text:p>-0.0778997983501594</text:p>
          </table:table-cell>
          <table:table-cell office:value-type="float" office:value="-0.0402141058045633" calcext:value-type="float">
            <text:p>-0.0402141058045633</text:p>
          </table:table-cell>
          <table:table-cell office:value-type="float" office:value="1.89442007867455" calcext:value-type="float">
            <text:p>1.89442007867455</text:p>
          </table:table-cell>
        </table:table-row>
        <table:table-row table:style-name="ro1">
          <table:table-cell office:value-type="float" office:value="-0.0848329027109145" calcext:value-type="float">
            <text:p>-0.0848329027109145</text:p>
          </table:table-cell>
          <table:table-cell office:value-type="float" office:value="-0.0408366758589678" calcext:value-type="float">
            <text:p>-0.0408366758589678</text:p>
          </table:table-cell>
          <table:table-cell office:value-type="float" office:value="1.91793515288864" calcext:value-type="float">
            <text:p>1.91793515288864</text:p>
          </table:table-cell>
        </table:table-row>
        <table:table-row table:style-name="ro1">
          <table:table-cell office:value-type="float" office:value="-0.0895211595800889" calcext:value-type="float">
            <text:p>-0.0895211595800889</text:p>
          </table:table-cell>
          <table:table-cell office:value-type="float" office:value="-0.0420878704998919" calcext:value-type="float">
            <text:p>-0.0420878704998919</text:p>
          </table:table-cell>
          <table:table-cell office:value-type="float" office:value="1.92119710832499" calcext:value-type="float">
            <text:p>1.92119710832499</text:p>
          </table:table-cell>
        </table:table-row>
        <table:table-row table:style-name="ro1">
          <table:table-cell office:value-type="float" office:value="-0.0920824678258254" calcext:value-type="float">
            <text:p>-0.0920824678258254</text:p>
          </table:table-cell>
          <table:table-cell office:value-type="float" office:value="-0.043121459082545" calcext:value-type="float">
            <text:p>-0.043121459082545</text:p>
          </table:table-cell>
          <table:table-cell office:value-type="float" office:value="1.90897339472621" calcext:value-type="float">
            <text:p>1.90897339472621</text:p>
          </table:table-cell>
        </table:table-row>
        <table:table-row table:style-name="ro1">
          <table:table-cell office:value-type="float" office:value="-0.0928876917932624" calcext:value-type="float">
            <text:p>-0.0928876917932624</text:p>
          </table:table-cell>
          <table:table-cell office:value-type="float" office:value="-0.0439633808293284" calcext:value-type="float">
            <text:p>-0.0439633808293284</text:p>
          </table:table-cell>
          <table:table-cell office:value-type="float" office:value="1.89951463280529" calcext:value-type="float">
            <text:p>1.89951463280529</text:p>
          </table:table-cell>
        </table:table-row>
        <table:table-row table:style-name="ro1">
          <table:table-cell office:value-type="float" office:value="-0.092650615674572" calcext:value-type="float">
            <text:p>-0.092650615674572</text:p>
          </table:table-cell>
          <table:table-cell office:value-type="float" office:value="-0.0449432330499801" calcext:value-type="float">
            <text:p>-0.0449432330499801</text:p>
          </table:table-cell>
          <table:table-cell office:value-type="float" office:value="1.88368661537292" calcext:value-type="float">
            <text:p>1.88368661537292</text:p>
          </table:table-cell>
        </table:table-row>
        <table:table-row table:style-name="ro1">
          <table:table-cell office:value-type="float" office:value="-0.0929821083593193" calcext:value-type="float">
            <text:p>-0.0929821083593193</text:p>
          </table:table-cell>
          <table:table-cell office:value-type="float" office:value="-0.0462440420907772" calcext:value-type="float">
            <text:p>-0.0462440420907772</text:p>
          </table:table-cell>
          <table:table-cell office:value-type="float" office:value="1.87223009767441" calcext:value-type="float">
            <text:p>1.87223009767441</text:p>
          </table:table-cell>
        </table:table-row>
        <table:table-row table:style-name="ro1">
          <table:table-cell office:value-type="float" office:value="-0.0922137276724552" calcext:value-type="float">
            <text:p>-0.0922137276724552</text:p>
          </table:table-cell>
          <table:table-cell office:value-type="float" office:value="-0.047274915530971" calcext:value-type="float">
            <text:p>-0.047274915530971</text:p>
          </table:table-cell>
          <table:table-cell office:value-type="float" office:value="1.8537879982601" calcext:value-type="float">
            <text:p>1.8537879982601</text:p>
          </table:table-cell>
        </table:table-row>
        <table:table-row table:style-name="ro1">
          <table:table-cell office:value-type="float" office:value="-0.0917532417402485" calcext:value-type="float">
            <text:p>-0.0917532417402485</text:p>
          </table:table-cell>
          <table:table-cell office:value-type="float" office:value="-0.0481685065706481" calcext:value-type="float">
            <text:p>-0.0481685065706481</text:p>
          </table:table-cell>
          <table:table-cell office:value-type="float" office:value="1.8334357296647" calcext:value-type="float">
            <text:p>1.8334357296647</text:p>
          </table:table-cell>
        </table:table-row>
        <table:table-row table:style-name="ro1">
          <table:table-cell office:value-type="float" office:value="-0.0911280759548162" calcext:value-type="float">
            <text:p>-0.0911280759548162</text:p>
          </table:table-cell>
          <table:table-cell office:value-type="float" office:value="-0.0489064665469834" calcext:value-type="float">
            <text:p>-0.0489064665469834</text:p>
          </table:table-cell>
          <table:table-cell office:value-type="float" office:value="1.82381499707222" calcext:value-type="float">
            <text:p>1.82381499707222</text:p>
          </table:table-cell>
        </table:table-row>
        <table:table-row table:style-name="ro1">
          <table:table-cell office:value-type="float" office:value="-0.0902663189675568" calcext:value-type="float">
            <text:p>-0.0902663189675568</text:p>
          </table:table-cell>
          <table:table-cell office:value-type="float" office:value="-0.0490928307125669" calcext:value-type="float">
            <text:p>-0.0490928307125669</text:p>
          </table:table-cell>
          <table:table-cell office:value-type="float" office:value="1.81204833828948" calcext:value-type="float">
            <text:p>1.81204833828948</text:p>
          </table:table-cell>
        </table:table-row>
        <table:table-row table:style-name="ro1">
          <table:table-cell office:value-type="float" office:value="-0.0889024469944178" calcext:value-type="float">
            <text:p>-0.0889024469944178</text:p>
          </table:table-cell>
          <table:table-cell office:value-type="float" office:value="-0.0492151986396096" calcext:value-type="float">
            <text:p>-0.0492151986396096</text:p>
          </table:table-cell>
          <table:table-cell office:value-type="float" office:value="1.79447555774784" calcext:value-type="float">
            <text:p>1.79447555774784</text:p>
          </table:table-cell>
        </table:table-row>
        <table:table-row table:style-name="ro1">
          <table:table-cell office:value-type="float" office:value="-0.0887509829217416" calcext:value-type="float">
            <text:p>-0.0887509829217416</text:p>
          </table:table-cell>
          <table:table-cell office:value-type="float" office:value="-0.0491677034943201" calcext:value-type="float">
            <text:p>-0.0491677034943201</text:p>
          </table:table-cell>
          <table:table-cell office:value-type="float" office:value="1.78216524110365" calcext:value-type="float">
            <text:p>1.78216524110365</text:p>
          </table:table-cell>
        </table:table-row>
        <table:table-row table:style-name="ro1">
          <table:table-cell office:value-type="float" office:value="-0.0895548863858509" calcext:value-type="float">
            <text:p>-0.0895548863858509</text:p>
          </table:table-cell>
          <table:table-cell office:value-type="float" office:value="-0.0484392177147613" calcext:value-type="float">
            <text:p>-0.0484392177147613</text:p>
          </table:table-cell>
          <table:table-cell office:value-type="float" office:value="1.76435580857388" calcext:value-type="float">
            <text:p>1.76435580857388</text:p>
          </table:table-cell>
        </table:table-row>
        <table:table-row table:style-name="ro1">
          <table:table-cell office:value-type="float" office:value="-0.0902390301267816" calcext:value-type="float">
            <text:p>-0.0902390301267816</text:p>
          </table:table-cell>
          <table:table-cell office:value-type="float" office:value="-0.0481439541277689" calcext:value-type="float">
            <text:p>-0.0481439541277689</text:p>
          </table:table-cell>
          <table:table-cell office:value-type="float" office:value="1.74778408210691" calcext:value-type="float">
            <text:p>1.74778408210691</text:p>
          </table:table-cell>
        </table:table-row>
        <table:table-row table:style-name="ro1">
          <table:table-cell office:value-type="float" office:value="-0.0909191463043319" calcext:value-type="float">
            <text:p>-0.0909191463043319</text:p>
          </table:table-cell>
          <table:table-cell office:value-type="float" office:value="-0.0480491962029769" calcext:value-type="float">
            <text:p>-0.0480491962029769</text:p>
          </table:table-cell>
          <table:table-cell office:value-type="float" office:value="1.73639396681965" calcext:value-type="float">
            <text:p>1.73639396681965</text:p>
          </table:table-cell>
        </table:table-row>
        <table:table-row table:style-name="ro1">
          <table:table-cell office:value-type="float" office:value="-0.091503726807803" calcext:value-type="float">
            <text:p>-0.091503726807803</text:p>
          </table:table-cell>
          <table:table-cell office:value-type="float" office:value="-0.0480018789668994" calcext:value-type="float">
            <text:p>-0.0480018789668994</text:p>
          </table:table-cell>
          <table:table-cell office:value-type="float" office:value="1.72745906680769" calcext:value-type="float">
            <text:p>1.72745906680769</text:p>
          </table:table-cell>
        </table:table-row>
        <table:table-row table:style-name="ro1">
          <table:table-cell office:value-type="float" office:value="-0.0924719506002994" calcext:value-type="float">
            <text:p>-0.0924719506002994</text:p>
          </table:table-cell>
          <table:table-cell office:value-type="float" office:value="-0.048022523508264" calcext:value-type="float">
            <text:p>-0.048022523508264</text:p>
          </table:table-cell>
          <table:table-cell office:value-type="float" office:value="1.71140277390123" calcext:value-type="float">
            <text:p>1.71140277390123</text:p>
          </table:table-cell>
        </table:table-row>
        <table:table-row table:style-name="ro1">
          <table:table-cell office:value-type="float" office:value="-0.0945975841067405" calcext:value-type="float">
            <text:p>-0.0945975841067405</text:p>
          </table:table-cell>
          <table:table-cell office:value-type="float" office:value="-0.0479906984749774" calcext:value-type="float">
            <text:p>-0.0479906984749774</text:p>
          </table:table-cell>
          <table:table-cell office:value-type="float" office:value="1.6971800886579" calcext:value-type="float">
            <text:p>1.6971800886579</text:p>
          </table:table-cell>
        </table:table-row>
        <table:table-row table:style-name="ro1">
          <table:table-cell office:value-type="float" office:value="-0.0966480876165149" calcext:value-type="float">
            <text:p>-0.0966480876165149</text:p>
          </table:table-cell>
          <table:table-cell office:value-type="float" office:value="-0.0480867697131428" calcext:value-type="float">
            <text:p>-0.0480867697131428</text:p>
          </table:table-cell>
          <table:table-cell office:value-type="float" office:value="1.68489173706652" calcext:value-type="float">
            <text:p>1.68489173706652</text:p>
          </table:table-cell>
        </table:table-row>
        <table:table-row table:style-name="ro1">
          <table:table-cell office:value-type="float" office:value="-0.100160588780169" calcext:value-type="float">
            <text:p>-0.100160588780169</text:p>
          </table:table-cell>
          <table:table-cell office:value-type="float" office:value="-0.0484433994049091" calcext:value-type="float">
            <text:p>-0.0484433994049091</text:p>
          </table:table-cell>
          <table:table-cell office:value-type="float" office:value="1.67212452366088" calcext:value-type="float">
            <text:p>1.67212452366088</text:p>
          </table:table-cell>
        </table:table-row>
        <table:table-row table:style-name="ro1">
          <table:table-cell office:value-type="float" office:value="-0.103584410271828" calcext:value-type="float">
            <text:p>-0.103584410271828</text:p>
          </table:table-cell>
          <table:table-cell office:value-type="float" office:value="-0.0490852542224343" calcext:value-type="float">
            <text:p>-0.0490852542224343</text:p>
          </table:table-cell>
          <table:table-cell office:value-type="float" office:value="1.66109123189841" calcext:value-type="float">
            <text:p>1.66109123189841</text:p>
          </table:table-cell>
        </table:table-row>
        <table:table-row table:style-name="ro1">
          <table:table-cell office:value-type="float" office:value="-0.107505533219862" calcext:value-type="float">
            <text:p>-0.107505533219862</text:p>
          </table:table-cell>
          <table:table-cell office:value-type="float" office:value="-0.0498551936107256" calcext:value-type="float">
            <text:p>-0.0498551936107256</text:p>
          </table:table-cell>
          <table:table-cell office:value-type="float" office:value="1.64527667396105" calcext:value-type="float">
            <text:p>1.64527667396105</text:p>
          </table:table-cell>
        </table:table-row>
        <table:table-row table:style-name="ro1">
          <table:table-cell office:value-type="float" office:value="-0.112405351517035" calcext:value-type="float">
            <text:p>-0.112405351517035</text:p>
          </table:table-cell>
          <table:table-cell office:value-type="float" office:value="-0.0509044630703746" calcext:value-type="float">
            <text:p>-0.0509044630703746</text:p>
          </table:table-cell>
          <table:table-cell office:value-type="float" office:value="1.63491395521425" calcext:value-type="float">
            <text:p>1.63491395521425</text:p>
          </table:table-cell>
        </table:table-row>
        <table:table-row table:style-name="ro1">
          <table:table-cell office:value-type="float" office:value="-0.118170132639507" calcext:value-type="float">
            <text:p>-0.118170132639507</text:p>
          </table:table-cell>
          <table:table-cell office:value-type="float" office:value="-0.0520147944636275" calcext:value-type="float">
            <text:p>-0.0520147944636275</text:p>
          </table:table-cell>
          <table:table-cell office:value-type="float" office:value="1.62097125763507" calcext:value-type="float">
            <text:p>1.62097125763507</text:p>
          </table:table-cell>
        </table:table-row>
        <table:table-row table:style-name="ro1">
          <table:table-cell office:value-type="float" office:value="-0.124341775260521" calcext:value-type="float">
            <text:p>-0.124341775260521</text:p>
          </table:table-cell>
          <table:table-cell office:value-type="float" office:value="-0.0531481744154974" calcext:value-type="float">
            <text:p>-0.0531481744154974</text:p>
          </table:table-cell>
          <table:table-cell office:value-type="float" office:value="1.60912348881392" calcext:value-type="float">
            <text:p>1.60912348881392</text:p>
          </table:table-cell>
        </table:table-row>
        <table:table-row table:style-name="ro1">
          <table:table-cell office:value-type="float" office:value="-0.130562451878861" calcext:value-type="float">
            <text:p>-0.130562451878861</text:p>
          </table:table-cell>
          <table:table-cell office:value-type="float" office:value="-0.0541698004478309" calcext:value-type="float">
            <text:p>-0.0541698004478309</text:p>
          </table:table-cell>
          <table:table-cell office:value-type="float" office:value="1.59524252942744" calcext:value-type="float">
            <text:p>1.59524252942744</text:p>
          </table:table-cell>
        </table:table-row>
        <table:table-row table:style-name="ro1">
          <table:table-cell office:value-type="float" office:value="-0.137403785154321" calcext:value-type="float">
            <text:p>-0.137403785154321</text:p>
          </table:table-cell>
          <table:table-cell office:value-type="float" office:value="-0.0548443996088876" calcext:value-type="float">
            <text:p>-0.0548443996088876</text:p>
          </table:table-cell>
          <table:table-cell office:value-type="float" office:value="1.58355967051424" calcext:value-type="float">
            <text:p>1.58355967051424</text:p>
          </table:table-cell>
        </table:table-row>
        <table:table-row table:style-name="ro1">
          <table:table-cell office:value-type="float" office:value="-0.143836462188449" calcext:value-type="float">
            <text:p>-0.143836462188449</text:p>
          </table:table-cell>
          <table:table-cell office:value-type="float" office:value="-0.0554124186101623" calcext:value-type="float">
            <text:p>-0.0554124186101623</text:p>
          </table:table-cell>
          <table:table-cell office:value-type="float" office:value="1.57002379687747" calcext:value-type="float">
            <text:p>1.57002379687747</text:p>
          </table:table-cell>
        </table:table-row>
        <table:table-row table:style-name="ro1">
          <table:table-cell office:value-type="float" office:value="-0.150725130289682" calcext:value-type="float">
            <text:p>-0.150725130289682</text:p>
          </table:table-cell>
          <table:table-cell office:value-type="float" office:value="-0.0559775274317814" calcext:value-type="float">
            <text:p>-0.0559775274317814</text:p>
          </table:table-cell>
          <table:table-cell office:value-type="float" office:value="1.55737349171863" calcext:value-type="float">
            <text:p>1.55737349171863</text:p>
          </table:table-cell>
        </table:table-row>
        <table:table-row table:style-name="ro1">
          <table:table-cell office:value-type="float" office:value="-0.15804647979762" calcext:value-type="float">
            <text:p>-0.15804647979762</text:p>
          </table:table-cell>
          <table:table-cell office:value-type="float" office:value="-0.0564416564538075" calcext:value-type="float">
            <text:p>-0.0564416564538075</text:p>
          </table:table-cell>
          <table:table-cell office:value-type="float" office:value="1.54330111046757" calcext:value-type="float">
            <text:p>1.54330111046757</text:p>
          </table:table-cell>
        </table:table-row>
        <table:table-row table:style-name="ro1">
          <table:table-cell office:value-type="float" office:value="-0.165470387770563" calcext:value-type="float">
            <text:p>-0.165470387770563</text:p>
          </table:table-cell>
          <table:table-cell office:value-type="float" office:value="-0.0565019641381743" calcext:value-type="float">
            <text:p>-0.0565019641381743</text:p>
          </table:table-cell>
          <table:table-cell office:value-type="float" office:value="1.52700046400323" calcext:value-type="float">
            <text:p>1.52700046400323</text:p>
          </table:table-cell>
        </table:table-row>
        <table:table-row table:style-name="ro1">
          <table:table-cell office:value-type="float" office:value="-0.173372063933561" calcext:value-type="float">
            <text:p>-0.173372063933561</text:p>
          </table:table-cell>
          <table:table-cell office:value-type="float" office:value="-0.0562821289560485" calcext:value-type="float">
            <text:p>-0.0562821289560485</text:p>
          </table:table-cell>
          <table:table-cell office:value-type="float" office:value="1.51232217717421" calcext:value-type="float">
            <text:p>1.51232217717421</text:p>
          </table:table-cell>
        </table:table-row>
        <table:table-row table:style-name="ro1">
          <table:table-cell office:value-type="float" office:value="-0.181707387534572" calcext:value-type="float">
            <text:p>-0.181707387534572</text:p>
          </table:table-cell>
          <table:table-cell office:value-type="float" office:value="-0.0558253577984435" calcext:value-type="float">
            <text:p>-0.0558253577984435</text:p>
          </table:table-cell>
          <table:table-cell office:value-type="float" office:value="1.49814529032325" calcext:value-type="float">
            <text:p>1.49814529032325</text:p>
          </table:table-cell>
        </table:table-row>
        <table:table-row table:style-name="ro1">
          <table:table-cell office:value-type="float" office:value="-0.190126012472819" calcext:value-type="float">
            <text:p>-0.190126012472819</text:p>
          </table:table-cell>
          <table:table-cell office:value-type="float" office:value="-0.0547968000139479" calcext:value-type="float">
            <text:p>-0.0547968000139479</text:p>
          </table:table-cell>
          <table:table-cell office:value-type="float" office:value="1.4827722040017" calcext:value-type="float">
            <text:p>1.4827722040017</text:p>
          </table:table-cell>
        </table:table-row>
        <table:table-row table:style-name="ro1">
          <table:table-cell office:value-type="float" office:value="-0.198631134525815" calcext:value-type="float">
            <text:p>-0.198631134525815</text:p>
          </table:table-cell>
          <table:table-cell office:value-type="float" office:value="-0.0531137109412203" calcext:value-type="float">
            <text:p>-0.0531137109412203</text:p>
          </table:table-cell>
          <table:table-cell office:value-type="float" office:value="1.46688386037527" calcext:value-type="float">
            <text:p>1.46688386037527</text:p>
          </table:table-cell>
        </table:table-row>
        <table:table-row table:style-name="ro1">
          <table:table-cell office:value-type="float" office:value="-0.207200555347579" calcext:value-type="float">
            <text:p>-0.207200555347579</text:p>
          </table:table-cell>
          <table:table-cell office:value-type="float" office:value="-0.0513897366256109" calcext:value-type="float">
            <text:p>-0.0513897366256109</text:p>
          </table:table-cell>
          <table:table-cell office:value-type="float" office:value="1.44992936271351" calcext:value-type="float">
            <text:p>1.44992936271351</text:p>
          </table:table-cell>
        </table:table-row>
        <table:table-row table:style-name="ro1">
          <table:table-cell office:value-type="float" office:value="-0.215936486035562" calcext:value-type="float">
            <text:p>-0.215936486035562</text:p>
          </table:table-cell>
          <table:table-cell office:value-type="float" office:value="-0.0497513490360273" calcext:value-type="float">
            <text:p>-0.0497513490360273</text:p>
          </table:table-cell>
          <table:table-cell office:value-type="float" office:value="1.43443642007233" calcext:value-type="float">
            <text:p>1.43443642007233</text:p>
          </table:table-cell>
        </table:table-row>
        <table:table-row table:style-name="ro1">
          <table:table-cell office:value-type="float" office:value="-0.224611549375228" calcext:value-type="float">
            <text:p>-0.224611549375228</text:p>
          </table:table-cell>
          <table:table-cell office:value-type="float" office:value="-0.0483577118236169" calcext:value-type="float">
            <text:p>-0.0483577118236169</text:p>
          </table:table-cell>
          <table:table-cell office:value-type="float" office:value="1.41828440498288" calcext:value-type="float">
            <text:p>1.41828440498288</text:p>
          </table:table-cell>
        </table:table-row>
        <table:table-row table:style-name="ro1">
          <table:table-cell office:value-type="float" office:value="-0.233094508643377" calcext:value-type="float">
            <text:p>-0.233094508643377</text:p>
          </table:table-cell>
          <table:table-cell office:value-type="float" office:value="-0.0469404393325288" calcext:value-type="float">
            <text:p>-0.0469404393325288</text:p>
          </table:table-cell>
          <table:table-cell office:value-type="float" office:value="1.4011506551719" calcext:value-type="float">
            <text:p>1.4011506551719</text:p>
          </table:table-cell>
        </table:table-row>
        <table:table-row table:style-name="ro1">
          <table:table-cell office:value-type="float" office:value="-0.240517823614241" calcext:value-type="float">
            <text:p>-0.240517823614241</text:p>
          </table:table-cell>
          <table:table-cell office:value-type="float" office:value="-0.0458845132262951" calcext:value-type="float">
            <text:p>-0.0458845132262951</text:p>
          </table:table-cell>
          <table:table-cell office:value-type="float" office:value="1.38147713601304" calcext:value-type="float">
            <text:p>1.38147713601304</text:p>
          </table:table-cell>
        </table:table-row>
        <table:table-row table:style-name="ro1">
          <table:table-cell office:value-type="float" office:value="-0.247900306683906" calcext:value-type="float">
            <text:p>-0.247900306683906</text:p>
          </table:table-cell>
          <table:table-cell office:value-type="float" office:value="-0.0450163335864291" calcext:value-type="float">
            <text:p>-0.0450163335864291</text:p>
          </table:table-cell>
          <table:table-cell office:value-type="float" office:value="1.36501844607719" calcext:value-type="float">
            <text:p>1.36501844607719</text:p>
          </table:table-cell>
        </table:table-row>
        <table:table-row table:style-name="ro1">
          <table:table-cell office:value-type="float" office:value="-0.25467315985721" calcext:value-type="float">
            <text:p>-0.25467315985721</text:p>
          </table:table-cell>
          <table:table-cell office:value-type="float" office:value="-0.0443312366402854" calcext:value-type="float">
            <text:p>-0.0443312366402854</text:p>
          </table:table-cell>
          <table:table-cell office:value-type="float" office:value="1.34933315534421" calcext:value-type="float">
            <text:p>1.34933315534421</text:p>
          </table:table-cell>
        </table:table-row>
        <table:table-row table:style-name="ro1">
          <table:table-cell office:value-type="float" office:value="-0.261194436074269" calcext:value-type="float">
            <text:p>-0.261194436074269</text:p>
          </table:table-cell>
          <table:table-cell office:value-type="float" office:value="-0.0440498780808559" calcext:value-type="float">
            <text:p>-0.0440498780808559</text:p>
          </table:table-cell>
          <table:table-cell office:value-type="float" office:value="1.33443930083996" calcext:value-type="float">
            <text:p>1.33443930083996</text:p>
          </table:table-cell>
        </table:table-row>
        <table:table-row table:style-name="ro1">
          <table:table-cell office:value-type="float" office:value="-0.266751059548969" calcext:value-type="float">
            <text:p>-0.266751059548969</text:p>
          </table:table-cell>
          <table:table-cell office:value-type="float" office:value="-0.0437252827781419" calcext:value-type="float">
            <text:p>-0.0437252827781419</text:p>
          </table:table-cell>
          <table:table-cell office:value-type="float" office:value="1.31857624916828" calcext:value-type="float">
            <text:p>1.31857624916828</text:p>
          </table:table-cell>
        </table:table-row>
        <table:table-row table:style-name="ro1">
          <table:table-cell office:value-type="float" office:value="-0.272051809654354" calcext:value-type="float">
            <text:p>-0.272051809654354</text:p>
          </table:table-cell>
          <table:table-cell office:value-type="float" office:value="-0.0436269697223239" calcext:value-type="float">
            <text:p>-0.0436269697223239</text:p>
          </table:table-cell>
          <table:table-cell office:value-type="float" office:value="1.30348785273595" calcext:value-type="float">
            <text:p>1.30348785273595</text:p>
          </table:table-cell>
        </table:table-row>
        <table:table-row table:style-name="ro1">
          <table:table-cell office:value-type="float" office:value="-0.276893553753053" calcext:value-type="float">
            <text:p>-0.276893553753053</text:p>
          </table:table-cell>
          <table:table-cell office:value-type="float" office:value="-0.0435791824094356" calcext:value-type="float">
            <text:p>-0.0435791824094356</text:p>
          </table:table-cell>
          <table:table-cell office:value-type="float" office:value="1.28925065025838" calcext:value-type="float">
            <text:p>1.28925065025838</text:p>
          </table:table-cell>
        </table:table-row>
        <table:table-row table:style-name="ro1">
          <table:table-cell office:value-type="float" office:value="-0.280677095641576" calcext:value-type="float">
            <text:p>-0.280677095641576</text:p>
          </table:table-cell>
          <table:table-cell office:value-type="float" office:value="-0.0435126246445046" calcext:value-type="float">
            <text:p>-0.0435126246445046</text:p>
          </table:table-cell>
          <table:table-cell office:value-type="float" office:value="1.27392828019776" calcext:value-type="float">
            <text:p>1.27392828019776</text:p>
          </table:table-cell>
        </table:table-row>
        <table:table-row table:style-name="ro1">
          <table:table-cell office:value-type="float" office:value="-0.283940684503608" calcext:value-type="float">
            <text:p>-0.283940684503608</text:p>
          </table:table-cell>
          <table:table-cell office:value-type="float" office:value="-0.0431138519048318" calcext:value-type="float">
            <text:p>-0.0431138519048318</text:p>
          </table:table-cell>
          <table:table-cell office:value-type="float" office:value="1.25955973954337" calcext:value-type="float">
            <text:p>1.25955973954337</text:p>
          </table:table-cell>
        </table:table-row>
        <table:table-row table:style-name="ro1">
          <table:table-cell office:value-type="float" office:value="-0.286692848653612" calcext:value-type="float">
            <text:p>-0.286692848653612</text:p>
          </table:table-cell>
          <table:table-cell office:value-type="float" office:value="-0.0432327615335546" calcext:value-type="float">
            <text:p>-0.0432327615335546</text:p>
          </table:table-cell>
          <table:table-cell office:value-type="float" office:value="1.24634639776857" calcext:value-type="float">
            <text:p>1.24634639776857</text:p>
          </table:table-cell>
        </table:table-row>
        <table:table-row table:style-name="ro1">
          <table:table-cell office:value-type="float" office:value="-0.289140037154673" calcext:value-type="float">
            <text:p>-0.289140037154673</text:p>
          </table:table-cell>
          <table:table-cell office:value-type="float" office:value="-0.0432914287672163" calcext:value-type="float">
            <text:p>-0.0432914287672163</text:p>
          </table:table-cell>
          <table:table-cell office:value-type="float" office:value="1.23279030326312" calcext:value-type="float">
            <text:p>1.23279030326312</text:p>
          </table:table-cell>
        </table:table-row>
        <table:table-row table:style-name="ro1">
          <table:table-cell office:value-type="float" office:value="-0.291205370171091" calcext:value-type="float">
            <text:p>-0.291205370171091</text:p>
          </table:table-cell>
          <table:table-cell office:value-type="float" office:value="-0.0434590233718617" calcext:value-type="float">
            <text:p>-0.0434590233718617</text:p>
          </table:table-cell>
          <table:table-cell office:value-type="float" office:value="1.2187752400244" calcext:value-type="float">
            <text:p>1.2187752400244</text:p>
          </table:table-cell>
        </table:table-row>
        <table:table-row table:style-name="ro1">
          <table:table-cell office:value-type="float" office:value="-0.293061972354697" calcext:value-type="float">
            <text:p>-0.293061972354697</text:p>
          </table:table-cell>
          <table:table-cell office:value-type="float" office:value="-0.0433054745010164" calcext:value-type="float">
            <text:p>-0.0433054745010164</text:p>
          </table:table-cell>
          <table:table-cell office:value-type="float" office:value="1.20446089739712" calcext:value-type="float">
            <text:p>1.20446089739712</text:p>
          </table:table-cell>
        </table:table-row>
        <table:table-row table:style-name="ro1">
          <table:table-cell office:value-type="float" office:value="-0.294217599951492" calcext:value-type="float">
            <text:p>-0.294217599951492</text:p>
          </table:table-cell>
          <table:table-cell office:value-type="float" office:value="-0.0429986831297541" calcext:value-type="float">
            <text:p>-0.0429986831297541</text:p>
          </table:table-cell>
          <table:table-cell office:value-type="float" office:value="1.19071087289748" calcext:value-type="float">
            <text:p>1.19071087289748</text:p>
          </table:table-cell>
        </table:table-row>
        <table:table-row table:style-name="ro1">
          <table:table-cell office:value-type="float" office:value="-0.295264461056382" calcext:value-type="float">
            <text:p>-0.295264461056382</text:p>
          </table:table-cell>
          <table:table-cell office:value-type="float" office:value="-0.0425210888646881" calcext:value-type="float">
            <text:p>-0.0425210888646881</text:p>
          </table:table-cell>
          <table:table-cell office:value-type="float" office:value="1.17670604006852" calcext:value-type="float">
            <text:p>1.17670604006852</text:p>
          </table:table-cell>
        </table:table-row>
        <table:table-row table:style-name="ro1">
          <table:table-cell office:value-type="float" office:value="-0.296056640023801" calcext:value-type="float">
            <text:p>-0.296056640023801</text:p>
          </table:table-cell>
          <table:table-cell office:value-type="float" office:value="-0.0419518225090132" calcext:value-type="float">
            <text:p>-0.0419518225090132</text:p>
          </table:table-cell>
          <table:table-cell office:value-type="float" office:value="1.16387659152321" calcext:value-type="float">
            <text:p>1.16387659152321</text:p>
          </table:table-cell>
        </table:table-row>
        <table:table-row table:style-name="ro1">
          <table:table-cell office:value-type="float" office:value="-0.296650460317935" calcext:value-type="float">
            <text:p>-0.296650460317935</text:p>
          </table:table-cell>
          <table:table-cell office:value-type="float" office:value="-0.0409996000879924" calcext:value-type="float">
            <text:p>-0.0409996000879924</text:p>
          </table:table-cell>
          <table:table-cell office:value-type="float" office:value="1.14925829823755" calcext:value-type="float">
            <text:p>1.14925829823755</text:p>
          </table:table-cell>
        </table:table-row>
        <table:table-row table:style-name="ro1">
          <table:table-cell office:value-type="float" office:value="-0.297342918960779" calcext:value-type="float">
            <text:p>-0.297342918960779</text:p>
          </table:table-cell>
          <table:table-cell office:value-type="float" office:value="-0.0398560649986165" calcext:value-type="float">
            <text:p>-0.0398560649986165</text:p>
          </table:table-cell>
          <table:table-cell office:value-type="float" office:value="1.13668318084019" calcext:value-type="float">
            <text:p>1.13668318084019</text:p>
          </table:table-cell>
        </table:table-row>
        <table:table-row table:style-name="ro1">
          <table:table-cell office:value-type="float" office:value="-0.297319983645908" calcext:value-type="float">
            <text:p>-0.297319983645908</text:p>
          </table:table-cell>
          <table:table-cell office:value-type="float" office:value="-0.0381340002699515" calcext:value-type="float">
            <text:p>-0.0381340002699515</text:p>
          </table:table-cell>
          <table:table-cell office:value-type="float" office:value="1.12221067925922" calcext:value-type="float">
            <text:p>1.12221067925922</text:p>
          </table:table-cell>
        </table:table-row>
        <table:table-row table:style-name="ro1">
          <table:table-cell office:value-type="float" office:value="-0.29714625042007" calcext:value-type="float">
            <text:p>-0.29714625042007</text:p>
          </table:table-cell>
          <table:table-cell office:value-type="float" office:value="-0.0363733226508905" calcext:value-type="float">
            <text:p>-0.0363733226508905</text:p>
          </table:table-cell>
          <table:table-cell office:value-type="float" office:value="1.10934025170663" calcext:value-type="float">
            <text:p>1.10934025170663</text:p>
          </table:table-cell>
        </table:table-row>
        <table:table-row table:style-name="ro1">
          <table:table-cell office:value-type="float" office:value="-0.296630817048197" calcext:value-type="float">
            <text:p>-0.296630817048197</text:p>
          </table:table-cell>
          <table:table-cell office:value-type="float" office:value="-0.0340751447247729" calcext:value-type="float">
            <text:p>-0.0340751447247729</text:p>
          </table:table-cell>
          <table:table-cell office:value-type="float" office:value="1.09798994723388" calcext:value-type="float">
            <text:p>1.09798994723388</text:p>
          </table:table-cell>
        </table:table-row>
        <table:table-row table:style-name="ro1">
          <table:table-cell office:value-type="float" office:value="-0.295797923056161" calcext:value-type="float">
            <text:p>-0.295797923056161</text:p>
          </table:table-cell>
          <table:table-cell office:value-type="float" office:value="-0.0312548254819188" calcext:value-type="float">
            <text:p>-0.0312548254819188</text:p>
          </table:table-cell>
          <table:table-cell office:value-type="float" office:value="1.08643197084765" calcext:value-type="float">
            <text:p>1.08643197084765</text:p>
          </table:table-cell>
        </table:table-row>
        <table:table-row table:style-name="ro1">
          <table:table-cell office:value-type="float" office:value="-0.29465045706672" calcext:value-type="float">
            <text:p>-0.29465045706672</text:p>
          </table:table-cell>
          <table:table-cell office:value-type="float" office:value="-0.0281708032536435" calcext:value-type="float">
            <text:p>-0.0281708032536435</text:p>
          </table:table-cell>
          <table:table-cell office:value-type="float" office:value="1.0746789998666" calcext:value-type="float">
            <text:p>1.0746789998666</text:p>
          </table:table-cell>
        </table:table-row>
        <table:table-row table:style-name="ro1">
          <table:table-cell office:value-type="float" office:value="-0.293202225345343" calcext:value-type="float">
            <text:p>-0.293202225345343</text:p>
          </table:table-cell>
          <table:table-cell office:value-type="float" office:value="-0.0253500459234744" calcext:value-type="float">
            <text:p>-0.0253500459234744</text:p>
          </table:table-cell>
          <table:table-cell office:value-type="float" office:value="1.06314618267169" calcext:value-type="float">
            <text:p>1.06314618267169</text:p>
          </table:table-cell>
        </table:table-row>
        <table:table-row table:style-name="ro1">
          <table:table-cell office:value-type="float" office:value="-0.291529507720187" calcext:value-type="float">
            <text:p>-0.291529507720187</text:p>
          </table:table-cell>
          <table:table-cell office:value-type="float" office:value="-0.0226557931803808" calcext:value-type="float">
            <text:p>-0.0226557931803808</text:p>
          </table:table-cell>
          <table:table-cell office:value-type="float" office:value="1.05173433757312" calcext:value-type="float">
            <text:p>1.05173433757312</text:p>
          </table:table-cell>
        </table:table-row>
        <table:table-row table:style-name="ro1">
          <table:table-cell office:value-type="float" office:value="-0.290168771832817" calcext:value-type="float">
            <text:p>-0.290168771832817</text:p>
          </table:table-cell>
          <table:table-cell office:value-type="float" office:value="-0.0202577535916871" calcext:value-type="float">
            <text:p>-0.0202577535916871</text:p>
          </table:table-cell>
          <table:table-cell office:value-type="float" office:value="1.04221504203219" calcext:value-type="float">
            <text:p>1.04221504203219</text:p>
          </table:table-cell>
        </table:table-row>
        <table:table-row table:style-name="ro1">
          <table:table-cell office:value-type="float" office:value="-0.287802243589769" calcext:value-type="float">
            <text:p>-0.287802243589769</text:p>
          </table:table-cell>
          <table:table-cell office:value-type="float" office:value="-0.0177990743100349" calcext:value-type="float">
            <text:p>-0.0177990743100349</text:p>
          </table:table-cell>
          <table:table-cell office:value-type="float" office:value="1.03009870854972" calcext:value-type="float">
            <text:p>1.03009870854972</text:p>
          </table:table-cell>
        </table:table-row>
        <table:table-row table:style-name="ro1">
          <table:table-cell office:value-type="float" office:value="-0.285443004705884" calcext:value-type="float">
            <text:p>-0.285443004705884</text:p>
          </table:table-cell>
          <table:table-cell office:value-type="float" office:value="-0.0154621276307992" calcext:value-type="float">
            <text:p>-0.0154621276307992</text:p>
          </table:table-cell>
          <table:table-cell office:value-type="float" office:value="1.01936795814578" calcext:value-type="float">
            <text:p>1.01936795814578</text:p>
          </table:table-cell>
        </table:table-row>
        <table:table-row table:style-name="ro1">
          <table:table-cell office:value-type="float" office:value="-0.283012225839545" calcext:value-type="float">
            <text:p>-0.283012225839545</text:p>
          </table:table-cell>
          <table:table-cell office:value-type="float" office:value="-0.0133058694475249" calcext:value-type="float">
            <text:p>-0.0133058694475249</text:p>
          </table:table-cell>
          <table:table-cell office:value-type="float" office:value="1.00872761681394" calcext:value-type="float">
            <text:p>1.00872761681394</text:p>
          </table:table-cell>
        </table:table-row>
        <table:table-row table:style-name="ro1">
          <table:table-cell office:value-type="float" office:value="-0.280974118916776" calcext:value-type="float">
            <text:p>-0.280974118916776</text:p>
          </table:table-cell>
          <table:table-cell office:value-type="float" office:value="-0.0113836284011296" calcext:value-type="float">
            <text:p>-0.0113836284011296</text:p>
          </table:table-cell>
          <table:table-cell office:value-type="float" office:value="0.999692775999035" calcext:value-type="float">
            <text:p>0.999692775999035</text:p>
          </table:table-cell>
        </table:table-row>
        <table:table-row table:style-name="ro1">
          <table:table-cell office:value-type="float" office:value="-0.27861022857583" calcext:value-type="float">
            <text:p>-0.27861022857583</text:p>
          </table:table-cell>
          <table:table-cell office:value-type="float" office:value="-0.0094714937228948" calcext:value-type="float">
            <text:p>-0.0094714937228948</text:p>
          </table:table-cell>
          <table:table-cell office:value-type="float" office:value="0.990257752593914" calcext:value-type="float">
            <text:p>0.990257752593914</text:p>
          </table:table-cell>
        </table:table-row>
        <table:table-row table:style-name="ro1">
          <table:table-cell office:value-type="float" office:value="-0.276505779653656" calcext:value-type="float">
            <text:p>-0.276505779653656</text:p>
          </table:table-cell>
          <table:table-cell office:value-type="float" office:value="-0.00767448919390899" calcext:value-type="float">
            <text:p>-0.00767448919390899</text:p>
          </table:table-cell>
          <table:table-cell office:value-type="float" office:value="0.98233164306289" calcext:value-type="float">
            <text:p>0.98233164306289</text:p>
          </table:table-cell>
        </table:table-row>
        <table:table-row table:style-name="ro1">
          <table:table-cell office:value-type="float" office:value="-0.274009925558776" calcext:value-type="float">
            <text:p>-0.274009925558776</text:p>
          </table:table-cell>
          <table:table-cell office:value-type="float" office:value="-0.00618444175663746" calcext:value-type="float">
            <text:p>-0.00618444175663746</text:p>
          </table:table-cell>
          <table:table-cell office:value-type="float" office:value="0.971630831818366" calcext:value-type="float">
            <text:p>0.971630831818366</text:p>
          </table:table-cell>
        </table:table-row>
        <table:table-row table:style-name="ro1">
          <table:table-cell office:value-type="float" office:value="-0.274655686033979" calcext:value-type="float">
            <text:p>-0.274655686033979</text:p>
          </table:table-cell>
          <table:table-cell office:value-type="float" office:value="-0.00495420018840901" calcext:value-type="float">
            <text:p>-0.00495420018840901</text:p>
          </table:table-cell>
          <table:table-cell office:value-type="float" office:value="0.969242206109579" calcext:value-type="float">
            <text:p>0.969242206109579</text:p>
          </table:table-cell>
        </table:table-row>
        <table:table-row table:style-name="ro1">
          <table:table-cell office:value-type="float" office:value="-0.27567157645197" calcext:value-type="float">
            <text:p>-0.27567157645197</text:p>
          </table:table-cell>
          <table:table-cell office:value-type="float" office:value="-0.00407415136744418" calcext:value-type="float">
            <text:p>-0.00407415136744418</text:p>
          </table:table-cell>
          <table:table-cell office:value-type="float" office:value="0.963944927034287" calcext:value-type="float">
            <text:p>0.963944927034287</text:p>
          </table:table-cell>
        </table:table-row>
        <table:table-row table:style-name="ro1">
          <table:table-cell office:value-type="float" office:value="-0.277474402638859" calcext:value-type="float">
            <text:p>-0.277474402638859</text:p>
          </table:table-cell>
          <table:table-cell office:value-type="float" office:value="-0.00357072610747513" calcext:value-type="float">
            <text:p>-0.00357072610747513</text:p>
          </table:table-cell>
          <table:table-cell office:value-type="float" office:value="0.958360588428211" calcext:value-type="float">
            <text:p>0.958360588428211</text:p>
          </table:table-cell>
        </table:table-row>
        <table:table-row table:style-name="ro1">
          <table:table-cell office:value-type="float" office:value="-0.280382190020864" calcext:value-type="float">
            <text:p>-0.280382190020864</text:p>
          </table:table-cell>
          <table:table-cell office:value-type="float" office:value="-0.00352796512635456" calcext:value-type="float">
            <text:p>-0.00352796512635456</text:p>
          </table:table-cell>
          <table:table-cell office:value-type="float" office:value="0.95218124824633" calcext:value-type="float">
            <text:p>0.95218124824633</text:p>
          </table:table-cell>
        </table:table-row>
        <table:table-row table:style-name="ro1">
          <table:table-cell office:value-type="float" office:value="-0.284000636578041" calcext:value-type="float">
            <text:p>-0.284000636578041</text:p>
          </table:table-cell>
          <table:table-cell office:value-type="float" office:value="-0.00352317434689863" calcext:value-type="float">
            <text:p>-0.00352317434689863</text:p>
          </table:table-cell>
          <table:table-cell office:value-type="float" office:value="0.946507835477759" calcext:value-type="float">
            <text:p>0.946507835477759</text:p>
          </table:table-cell>
        </table:table-row>
        <table:table-row table:style-name="ro1">
          <table:table-cell office:value-type="float" office:value="-0.288276024279766" calcext:value-type="float">
            <text:p>-0.288276024279766</text:p>
          </table:table-cell>
          <table:table-cell office:value-type="float" office:value="-0.00360596094749063" calcext:value-type="float">
            <text:p>-0.00360596094749063</text:p>
          </table:table-cell>
          <table:table-cell office:value-type="float" office:value="0.940845374703383" calcext:value-type="float">
            <text:p>0.940845374703383</text:p>
          </table:table-cell>
        </table:table-row>
        <table:table-row table:style-name="ro1">
          <table:table-cell office:value-type="float" office:value="-0.29287423713594" calcext:value-type="float">
            <text:p>-0.29287423713594</text:p>
          </table:table-cell>
          <table:table-cell office:value-type="float" office:value="-0.00336343015627877" calcext:value-type="float">
            <text:p>-0.00336343015627877</text:p>
          </table:table-cell>
          <table:table-cell office:value-type="float" office:value="0.936900483852248" calcext:value-type="float">
            <text:p>0.936900483852248</text:p>
          </table:table-cell>
        </table:table-row>
        <table:table-row table:style-name="ro1">
          <table:table-cell office:value-type="float" office:value="-0.297500768824059" calcext:value-type="float">
            <text:p>-0.297500768824059</text:p>
          </table:table-cell>
          <table:table-cell office:value-type="float" office:value="-0.00290039180462412" calcext:value-type="float">
            <text:p>-0.00290039180462412</text:p>
          </table:table-cell>
          <table:table-cell office:value-type="float" office:value="0.932009075142686" calcext:value-type="float">
            <text:p>0.932009075142686</text:p>
          </table:table-cell>
        </table:table-row>
        <table:table-row table:style-name="ro1">
          <table:table-cell office:value-type="float" office:value="-0.302101272438582" calcext:value-type="float">
            <text:p>-0.302101272438582</text:p>
          </table:table-cell>
          <table:table-cell office:value-type="float" office:value="-0.00198012709106251" calcext:value-type="float">
            <text:p>-0.00198012709106251</text:p>
          </table:table-cell>
          <table:table-cell office:value-type="float" office:value="0.926758650249284" calcext:value-type="float">
            <text:p>0.926758650249284</text:p>
          </table:table-cell>
        </table:table-row>
        <table:table-row table:style-name="ro1">
          <table:table-cell office:value-type="float" office:value="-0.307026142519628" calcext:value-type="float">
            <text:p>-0.307026142519628</text:p>
          </table:table-cell>
          <table:table-cell office:value-type="float" office:value="-0.00097458099445928" calcext:value-type="float">
            <text:p>-0.00097458099445928</text:p>
          </table:table-cell>
          <table:table-cell office:value-type="float" office:value="0.922918443409737" calcext:value-type="float">
            <text:p>0.922918443409737</text:p>
          </table:table-cell>
        </table:table-row>
        <table:table-row table:style-name="ro1">
          <table:table-cell office:value-type="float" office:value="-0.311941376996207" calcext:value-type="float">
            <text:p>-0.311941376996207</text:p>
          </table:table-cell>
          <table:table-cell office:value-type="float" office:value="0.0000880551092014429" calcext:value-type="float">
            <text:p>8.80551092014429E-05</text:p>
          </table:table-cell>
          <table:table-cell office:value-type="float" office:value="0.919001467214906" calcext:value-type="float">
            <text:p>0.919001467214906</text:p>
          </table:table-cell>
        </table:table-row>
        <table:table-row table:style-name="ro1">
          <table:table-cell office:value-type="float" office:value="-0.316442888259884" calcext:value-type="float">
            <text:p>-0.316442888259884</text:p>
          </table:table-cell>
          <table:table-cell office:value-type="float" office:value="0.00101132461978972" calcext:value-type="float">
            <text:p>0.00101132461978972</text:p>
          </table:table-cell>
          <table:table-cell office:value-type="float" office:value="0.91521994305837" calcext:value-type="float">
            <text:p>0.91521994305837</text:p>
          </table:table-cell>
        </table:table-row>
        <table:table-row table:style-name="ro1">
          <table:table-cell office:value-type="float" office:value="-0.320684919206309" calcext:value-type="float">
            <text:p>-0.320684919206309</text:p>
          </table:table-cell>
          <table:table-cell office:value-type="float" office:value="0.00177890111886385" calcext:value-type="float">
            <text:p>0.00177890111886385</text:p>
          </table:table-cell>
          <table:table-cell office:value-type="float" office:value="0.912631635827852" calcext:value-type="float">
            <text:p>0.912631635827852</text:p>
          </table:table-cell>
        </table:table-row>
        <table:table-row table:style-name="ro1">
          <table:table-cell office:value-type="float" office:value="-0.323344245473137" calcext:value-type="float">
            <text:p>-0.323344245473137</text:p>
          </table:table-cell>
          <table:table-cell office:value-type="float" office:value="0.00267497187002065" calcext:value-type="float">
            <text:p>0.00267497187002065</text:p>
          </table:table-cell>
          <table:table-cell office:value-type="float" office:value="0.908245269279088" calcext:value-type="float">
            <text:p>0.908245269279088</text:p>
          </table:table-cell>
        </table:table-row>
        <table:table-row table:style-name="ro1">
          <table:table-cell office:value-type="float" office:value="-0.326200750232614" calcext:value-type="float">
            <text:p>-0.326200750232614</text:p>
          </table:table-cell>
          <table:table-cell office:value-type="float" office:value="0.00343788471270709" calcext:value-type="float">
            <text:p>0.00343788471270709</text:p>
          </table:table-cell>
          <table:table-cell office:value-type="float" office:value="0.907216860382531" calcext:value-type="float">
            <text:p>0.907216860382531</text:p>
          </table:table-cell>
        </table:table-row>
        <table:table-row table:style-name="ro1">
          <table:table-cell office:value-type="float" office:value="-0.328040392959668" calcext:value-type="float">
            <text:p>-0.328040392959668</text:p>
          </table:table-cell>
          <table:table-cell office:value-type="float" office:value="0.00409325489444565" calcext:value-type="float">
            <text:p>0.00409325489444565</text:p>
          </table:table-cell>
          <table:table-cell office:value-type="float" office:value="0.904482036875333" calcext:value-type="float">
            <text:p>0.904482036875333</text:p>
          </table:table-cell>
        </table:table-row>
        <table:table-row table:style-name="ro1">
          <table:table-cell office:value-type="float" office:value="-0.328438986061954" calcext:value-type="float">
            <text:p>-0.328438986061954</text:p>
          </table:table-cell>
          <table:table-cell office:value-type="float" office:value="0.00487074152509492" calcext:value-type="float">
            <text:p>0.00487074152509492</text:p>
          </table:table-cell>
          <table:table-cell office:value-type="float" office:value="0.900402101597152" calcext:value-type="float">
            <text:p>0.900402101597152</text:p>
          </table:table-cell>
        </table:table-row>
        <table:table-row table:style-name="ro1">
          <table:table-cell office:value-type="float" office:value="-0.328645683010257" calcext:value-type="float">
            <text:p>-0.328645683010257</text:p>
          </table:table-cell>
          <table:table-cell office:value-type="float" office:value="0.00553144636550712" calcext:value-type="float">
            <text:p>0.00553144636550712</text:p>
          </table:table-cell>
          <table:table-cell office:value-type="float" office:value="0.898110720834817" calcext:value-type="float">
            <text:p>0.898110720834817</text:p>
          </table:table-cell>
        </table:table-row>
        <table:table-row table:style-name="ro1">
          <table:table-cell office:value-type="float" office:value="-0.328657546425566" calcext:value-type="float">
            <text:p>-0.328657546425566</text:p>
          </table:table-cell>
          <table:table-cell office:value-type="float" office:value="0.00615520092776716" calcext:value-type="float">
            <text:p>0.00615520092776716</text:p>
          </table:table-cell>
          <table:table-cell office:value-type="float" office:value="0.896827639005951" calcext:value-type="float">
            <text:p>0.896827639005951</text:p>
          </table:table-cell>
        </table:table-row>
        <table:table-row table:style-name="ro1">
          <table:table-cell office:value-type="float" office:value="-0.328093453640935" calcext:value-type="float">
            <text:p>-0.328093453640935</text:p>
          </table:table-cell>
          <table:table-cell office:value-type="float" office:value="0.00640319969691923" calcext:value-type="float">
            <text:p>0.00640319969691923</text:p>
          </table:table-cell>
          <table:table-cell office:value-type="float" office:value="0.894825417202737" calcext:value-type="float">
            <text:p>0.894825417202737</text:p>
          </table:table-cell>
        </table:table-row>
        <table:table-row table:style-name="ro1">
          <table:table-cell office:value-type="float" office:value="-0.326667322544223" calcext:value-type="float">
            <text:p>-0.326667322544223</text:p>
          </table:table-cell>
          <table:table-cell office:value-type="float" office:value="0.00663004440055232" calcext:value-type="float">
            <text:p>0.00663004440055232</text:p>
          </table:table-cell>
          <table:table-cell office:value-type="float" office:value="0.892300115507261" calcext:value-type="float">
            <text:p>0.892300115507261</text:p>
          </table:table-cell>
        </table:table-row>
        <table:table-row table:style-name="ro1">
          <table:table-cell office:value-type="float" office:value="-0.324806644239245" calcext:value-type="float">
            <text:p>-0.324806644239245</text:p>
          </table:table-cell>
          <table:table-cell office:value-type="float" office:value="0.00661753594399901" calcext:value-type="float">
            <text:p>0.00661753594399901</text:p>
          </table:table-cell>
          <table:table-cell office:value-type="float" office:value="0.889510896353462" calcext:value-type="float">
            <text:p>0.889510896353462</text:p>
          </table:table-cell>
        </table:table-row>
        <table:table-row table:style-name="ro1">
          <table:table-cell office:value-type="float" office:value="-0.322411197389978" calcext:value-type="float">
            <text:p>-0.322411197389978</text:p>
          </table:table-cell>
          <table:table-cell office:value-type="float" office:value="0.00669113436078222" calcext:value-type="float">
            <text:p>0.00669113436078222</text:p>
          </table:table-cell>
          <table:table-cell office:value-type="float" office:value="0.886267305217911" calcext:value-type="float">
            <text:p>0.886267305217911</text:p>
          </table:table-cell>
        </table:table-row>
        <table:table-row table:style-name="ro1">
          <table:table-cell office:value-type="float" office:value="-0.319760105826642" calcext:value-type="float">
            <text:p>-0.319760105826642</text:p>
          </table:table-cell>
          <table:table-cell office:value-type="float" office:value="0.00673450726072515" calcext:value-type="float">
            <text:p>0.00673450726072515</text:p>
          </table:table-cell>
          <table:table-cell office:value-type="float" office:value="0.88412396896485" calcext:value-type="float">
            <text:p>0.88412396896485</text:p>
          </table:table-cell>
        </table:table-row>
        <table:table-row table:style-name="ro1">
          <table:table-cell office:value-type="float" office:value="-0.31573130986481" calcext:value-type="float">
            <text:p>-0.31573130986481</text:p>
          </table:table-cell>
          <table:table-cell office:value-type="float" office:value="0.00659689767627883" calcext:value-type="float">
            <text:p>0.00659689767627883</text:p>
          </table:table-cell>
          <table:table-cell office:value-type="float" office:value="0.879506544381688" calcext:value-type="float">
            <text:p>0.879506544381688</text:p>
          </table:table-cell>
        </table:table-row>
        <table:table-row table:style-name="ro1">
          <table:table-cell office:value-type="float" office:value="-0.310517181083354" calcext:value-type="float">
            <text:p>-0.310517181083354</text:p>
          </table:table-cell>
          <table:table-cell office:value-type="float" office:value="0.00651343921006161" calcext:value-type="float">
            <text:p>0.00651343921006161</text:p>
          </table:table-cell>
          <table:table-cell office:value-type="float" office:value="0.873630342317866" calcext:value-type="float">
            <text:p>0.873630342317866</text:p>
          </table:table-cell>
        </table:table-row>
        <table:table-row table:style-name="ro1">
          <table:table-cell office:value-type="float" office:value="-0.304884190682863" calcext:value-type="float">
            <text:p>-0.304884190682863</text:p>
          </table:table-cell>
          <table:table-cell office:value-type="float" office:value="0.00642947933249108" calcext:value-type="float">
            <text:p>0.00642947933249108</text:p>
          </table:table-cell>
          <table:table-cell office:value-type="float" office:value="0.868897969606241" calcext:value-type="float">
            <text:p>0.868897969606241</text:p>
          </table:table-cell>
        </table:table-row>
        <table:table-row table:style-name="ro1">
          <table:table-cell office:value-type="float" office:value="-0.298534194484185" calcext:value-type="float">
            <text:p>-0.298534194484185</text:p>
          </table:table-cell>
          <table:table-cell office:value-type="float" office:value="0.00621391445381225" calcext:value-type="float">
            <text:p>0.00621391445381225</text:p>
          </table:table-cell>
          <table:table-cell office:value-type="float" office:value="0.863784911144201" calcext:value-type="float">
            <text:p>0.863784911144201</text:p>
          </table:table-cell>
        </table:table-row>
        <table:table-row table:style-name="ro1">
          <table:table-cell office:value-type="float" office:value="-0.291610028899416" calcext:value-type="float">
            <text:p>-0.291610028899416</text:p>
          </table:table-cell>
          <table:table-cell office:value-type="float" office:value="0.00602133669836587" calcext:value-type="float">
            <text:p>0.00602133669836587</text:p>
          </table:table-cell>
          <table:table-cell office:value-type="float" office:value="0.857508592120156" calcext:value-type="float">
            <text:p>0.857508592120156</text:p>
          </table:table-cell>
        </table:table-row>
        <table:table-row table:style-name="ro1">
          <table:table-cell office:value-type="float" office:value="-0.284208312408535" calcext:value-type="float">
            <text:p>-0.284208312408535</text:p>
          </table:table-cell>
          <table:table-cell office:value-type="float" office:value="0.00579273235408042" calcext:value-type="float">
            <text:p>0.00579273235408042</text:p>
          </table:table-cell>
          <table:table-cell office:value-type="float" office:value="0.851656526044956" calcext:value-type="float">
            <text:p>0.851656526044956</text:p>
          </table:table-cell>
        </table:table-row>
        <table:table-row table:style-name="ro1">
          <table:table-cell office:value-type="float" office:value="-0.276576629892874" calcext:value-type="float">
            <text:p>-0.276576629892874</text:p>
          </table:table-cell>
          <table:table-cell office:value-type="float" office:value="0.00551330113019133" calcext:value-type="float">
            <text:p>0.00551330113019133</text:p>
          </table:table-cell>
          <table:table-cell office:value-type="float" office:value="0.845443240333738" calcext:value-type="float">
            <text:p>0.845443240333738</text:p>
          </table:table-cell>
        </table:table-row>
        <table:table-row table:style-name="ro1">
          <table:table-cell office:value-type="float" office:value="-0.268648938974021" calcext:value-type="float">
            <text:p>-0.268648938974021</text:p>
          </table:table-cell>
          <table:table-cell office:value-type="float" office:value="0.00516630567446912" calcext:value-type="float">
            <text:p>0.00516630567446912</text:p>
          </table:table-cell>
          <table:table-cell office:value-type="float" office:value="0.838506127949993" calcext:value-type="float">
            <text:p>0.838506127949993</text:p>
          </table:table-cell>
        </table:table-row>
        <table:table-row table:style-name="ro1">
          <table:table-cell office:value-type="float" office:value="-0.260040988852336" calcext:value-type="float">
            <text:p>-0.260040988852336</text:p>
          </table:table-cell>
          <table:table-cell office:value-type="float" office:value="0.00481640182039095" calcext:value-type="float">
            <text:p>0.00481640182039095</text:p>
          </table:table-cell>
          <table:table-cell office:value-type="float" office:value="0.829578354686644" calcext:value-type="float">
            <text:p>0.829578354686644</text:p>
          </table:table-cell>
        </table:table-row>
        <table:table-row table:style-name="ro1">
          <table:table-cell office:value-type="float" office:value="-0.251816989415946" calcext:value-type="float">
            <text:p>-0.251816989415946</text:p>
          </table:table-cell>
          <table:table-cell office:value-type="float" office:value="0.00446852217694836" calcext:value-type="float">
            <text:p>0.00446852217694836</text:p>
          </table:table-cell>
          <table:table-cell office:value-type="float" office:value="0.822313779660047" calcext:value-type="float">
            <text:p>0.822313779660047</text:p>
          </table:table-cell>
        </table:table-row>
        <table:table-row table:style-name="ro1">
          <table:table-cell office:value-type="float" office:value="-0.243372574409337" calcext:value-type="float">
            <text:p>-0.243372574409337</text:p>
          </table:table-cell>
          <table:table-cell office:value-type="float" office:value="0.00451081569022244" calcext:value-type="float">
            <text:p>0.00451081569022244</text:p>
          </table:table-cell>
          <table:table-cell office:value-type="float" office:value="0.813033363387673" calcext:value-type="float">
            <text:p>0.813033363387673</text:p>
          </table:table-cell>
        </table:table-row>
        <table:table-row table:style-name="ro1">
          <table:table-cell office:value-type="float" office:value="-0.235003980081769" calcext:value-type="float">
            <text:p>-0.235003980081769</text:p>
          </table:table-cell>
          <table:table-cell office:value-type="float" office:value="0.00474633996847176" calcext:value-type="float">
            <text:p>0.00474633996847176</text:p>
          </table:table-cell>
          <table:table-cell office:value-type="float" office:value="0.804793693864206" calcext:value-type="float">
            <text:p>0.804793693864206</text:p>
          </table:table-cell>
        </table:table-row>
        <table:table-row table:style-name="ro1">
          <table:table-cell office:value-type="float" office:value="-0.226575689508309" calcext:value-type="float">
            <text:p>-0.226575689508309</text:p>
          </table:table-cell>
          <table:table-cell office:value-type="float" office:value="0.00534856581143013" calcext:value-type="float">
            <text:p>0.00534856581143013</text:p>
          </table:table-cell>
          <table:table-cell office:value-type="float" office:value="0.795601826888293" calcext:value-type="float">
            <text:p>0.795601826888293</text:p>
          </table:table-cell>
        </table:table-row>
        <table:table-row table:style-name="ro1">
          <table:table-cell office:value-type="float" office:value="-0.218562725133577" calcext:value-type="float">
            <text:p>-0.218562725133577</text:p>
          </table:table-cell>
          <table:table-cell office:value-type="float" office:value="0.00619792538661288" calcext:value-type="float">
            <text:p>0.00619792538661288</text:p>
          </table:table-cell>
          <table:table-cell office:value-type="float" office:value="0.788862808094773" calcext:value-type="float">
            <text:p>0.788862808094773</text:p>
          </table:table-cell>
        </table:table-row>
        <table:table-row table:style-name="ro1">
          <table:table-cell office:value-type="float" office:value="-0.210137693994184" calcext:value-type="float">
            <text:p>-0.210137693994184</text:p>
          </table:table-cell>
          <table:table-cell office:value-type="float" office:value="0.0072277362819517" calcext:value-type="float">
            <text:p>0.0072277362819517</text:p>
          </table:table-cell>
          <table:table-cell office:value-type="float" office:value="0.780100211331415" calcext:value-type="float">
            <text:p>0.780100211331415</text:p>
          </table:table-cell>
        </table:table-row>
        <table:table-row table:style-name="ro1">
          <table:table-cell office:value-type="float" office:value="-0.202328195927213" calcext:value-type="float">
            <text:p>-0.202328195927213</text:p>
          </table:table-cell>
          <table:table-cell office:value-type="float" office:value="0.0081877330527809" calcext:value-type="float">
            <text:p>0.0081877330527809</text:p>
          </table:table-cell>
          <table:table-cell office:value-type="float" office:value="0.773183412118466" calcext:value-type="float">
            <text:p>0.773183412118466</text:p>
          </table:table-cell>
        </table:table-row>
        <table:table-row table:style-name="ro1">
          <table:table-cell office:value-type="float" office:value="-0.194568925281171" calcext:value-type="float">
            <text:p>-0.194568925281171</text:p>
          </table:table-cell>
          <table:table-cell office:value-type="float" office:value="0.00909940185458175" calcext:value-type="float">
            <text:p>0.00909940185458175</text:p>
          </table:table-cell>
          <table:table-cell office:value-type="float" office:value="0.764907485421386" calcext:value-type="float">
            <text:p>0.764907485421386</text:p>
          </table:table-cell>
        </table:table-row>
        <table:table-row table:style-name="ro1">
          <table:table-cell office:value-type="float" office:value="-0.187186506169581" calcext:value-type="float">
            <text:p>-0.187186506169581</text:p>
          </table:table-cell>
          <table:table-cell office:value-type="float" office:value="0.0100441542132861" calcext:value-type="float">
            <text:p>0.0100441542132861</text:p>
          </table:table-cell>
          <table:table-cell office:value-type="float" office:value="0.75657535832561" calcext:value-type="float">
            <text:p>0.75657535832561</text:p>
          </table:table-cell>
        </table:table-row>
        <table:table-row table:style-name="ro1">
          <table:table-cell office:value-type="float" office:value="-0.180203996442563" calcext:value-type="float">
            <text:p>-0.180203996442563</text:p>
          </table:table-cell>
          <table:table-cell office:value-type="float" office:value="0.0112153059663385" calcext:value-type="float">
            <text:p>0.0112153059663385</text:p>
          </table:table-cell>
          <table:table-cell office:value-type="float" office:value="0.749178461900548" calcext:value-type="float">
            <text:p>0.749178461900548</text:p>
          </table:table-cell>
        </table:table-row>
        <table:table-row table:style-name="ro1">
          <table:table-cell office:value-type="float" office:value="-0.173932607316582" calcext:value-type="float">
            <text:p>-0.173932607316582</text:p>
          </table:table-cell>
          <table:table-cell office:value-type="float" office:value="0.0124740817989565" calcext:value-type="float">
            <text:p>0.0124740817989565</text:p>
          </table:table-cell>
          <table:table-cell office:value-type="float" office:value="0.742869226188704" calcext:value-type="float">
            <text:p>0.742869226188704</text:p>
          </table:table-cell>
        </table:table-row>
        <table:table-row table:style-name="ro1">
          <table:table-cell office:value-type="float" office:value="-0.167637741176992" calcext:value-type="float">
            <text:p>-0.167637741176992</text:p>
          </table:table-cell>
          <table:table-cell office:value-type="float" office:value="0.0136501936009988" calcext:value-type="float">
            <text:p>0.0136501936009988</text:p>
          </table:table-cell>
          <table:table-cell office:value-type="float" office:value="0.735398331179967" calcext:value-type="float">
            <text:p>0.735398331179967</text:p>
          </table:table-cell>
        </table:table-row>
        <table:table-row table:style-name="ro1">
          <table:table-cell office:value-type="float" office:value="-0.161852427583073" calcext:value-type="float">
            <text:p>-0.161852427583073</text:p>
          </table:table-cell>
          <table:table-cell office:value-type="float" office:value="0.0146770285111746" calcext:value-type="float">
            <text:p>0.0146770285111746</text:p>
          </table:table-cell>
          <table:table-cell office:value-type="float" office:value="0.729397760320911" calcext:value-type="float">
            <text:p>0.729397760320911</text:p>
          </table:table-cell>
        </table:table-row>
        <table:table-row table:style-name="ro1">
          <table:table-cell office:value-type="float" office:value="-0.156319477009932" calcext:value-type="float">
            <text:p>-0.156319477009932</text:p>
          </table:table-cell>
          <table:table-cell office:value-type="float" office:value="0.0154826930987126" calcext:value-type="float">
            <text:p>0.0154826930987126</text:p>
          </table:table-cell>
          <table:table-cell office:value-type="float" office:value="0.72347359409719" calcext:value-type="float">
            <text:p>0.72347359409719</text:p>
          </table:table-cell>
        </table:table-row>
        <table:table-row table:style-name="ro1">
          <table:table-cell office:value-type="float" office:value="-0.150775689811766" calcext:value-type="float">
            <text:p>-0.150775689811766</text:p>
          </table:table-cell>
          <table:table-cell office:value-type="float" office:value="0.0159903514632783" calcext:value-type="float">
            <text:p>0.0159903514632783</text:p>
          </table:table-cell>
          <table:table-cell office:value-type="float" office:value="0.716638175209331" calcext:value-type="float">
            <text:p>0.716638175209331</text:p>
          </table:table-cell>
        </table:table-row>
        <table:table-row table:style-name="ro1">
          <table:table-cell office:value-type="float" office:value="-0.145604677836787" calcext:value-type="float">
            <text:p>-0.145604677836787</text:p>
          </table:table-cell>
          <table:table-cell office:value-type="float" office:value="0.0164786204524143" calcext:value-type="float">
            <text:p>0.0164786204524143</text:p>
          </table:table-cell>
          <table:table-cell office:value-type="float" office:value="0.710676323793952" calcext:value-type="float">
            <text:p>0.710676323793952</text:p>
          </table:table-cell>
        </table:table-row>
        <table:table-row table:style-name="ro1">
          <table:table-cell office:value-type="float" office:value="-0.140670299200889" calcext:value-type="float">
            <text:p>-0.140670299200889</text:p>
          </table:table-cell>
          <table:table-cell office:value-type="float" office:value="0.0167225846748912" calcext:value-type="float">
            <text:p>0.0167225846748912</text:p>
          </table:table-cell>
          <table:table-cell office:value-type="float" office:value="0.705006815515858" calcext:value-type="float">
            <text:p>0.705006815515858</text:p>
          </table:table-cell>
        </table:table-row>
        <table:table-row table:style-name="ro1">
          <table:table-cell office:value-type="float" office:value="-0.135901786839862" calcext:value-type="float">
            <text:p>-0.135901786839862</text:p>
          </table:table-cell>
          <table:table-cell office:value-type="float" office:value="0.0168772551825917" calcext:value-type="float">
            <text:p>0.0168772551825917</text:p>
          </table:table-cell>
          <table:table-cell office:value-type="float" office:value="0.698909856922765" calcext:value-type="float">
            <text:p>0.698909856922765</text:p>
          </table:table-cell>
        </table:table-row>
        <table:table-row table:style-name="ro1">
          <table:table-cell office:value-type="float" office:value="-0.131504012656239" calcext:value-type="float">
            <text:p>-0.131504012656239</text:p>
          </table:table-cell>
          <table:table-cell office:value-type="float" office:value="0.0169540015278561" calcext:value-type="float">
            <text:p>0.0169540015278561</text:p>
          </table:table-cell>
          <table:table-cell office:value-type="float" office:value="0.6936644137991" calcext:value-type="float">
            <text:p>0.6936644137991</text:p>
          </table:table-cell>
        </table:table-row>
        <table:table-row table:style-name="ro1">
          <table:table-cell office:value-type="float" office:value="-0.127391199402298" calcext:value-type="float">
            <text:p>-0.127391199402298</text:p>
          </table:table-cell>
          <table:table-cell office:value-type="float" office:value="0.0168206887600167" calcext:value-type="float">
            <text:p>0.0168206887600167</text:p>
          </table:table-cell>
          <table:table-cell office:value-type="float" office:value="0.687895804276878" calcext:value-type="float">
            <text:p>0.687895804276878</text:p>
          </table:table-cell>
        </table:table-row>
        <table:table-row table:style-name="ro1">
          <table:table-cell office:value-type="float" office:value="-0.123687482396774" calcext:value-type="float">
            <text:p>-0.123687482396774</text:p>
          </table:table-cell>
          <table:table-cell office:value-type="float" office:value="0.0168006394125037" calcext:value-type="float">
            <text:p>0.0168006394125037</text:p>
          </table:table-cell>
          <table:table-cell office:value-type="float" office:value="0.682908028600602" calcext:value-type="float">
            <text:p>0.682908028600602</text:p>
          </table:table-cell>
        </table:table-row>
        <table:table-row table:style-name="ro1">
          <table:table-cell office:value-type="float" office:value="-0.120279136044599" calcext:value-type="float">
            <text:p>-0.120279136044599</text:p>
          </table:table-cell>
          <table:table-cell office:value-type="float" office:value="0.016611763511406" calcext:value-type="float">
            <text:p>0.016611763511406</text:p>
          </table:table-cell>
          <table:table-cell office:value-type="float" office:value="0.677615794115596" calcext:value-type="float">
            <text:p>0.677615794115596</text:p>
          </table:table-cell>
        </table:table-row>
        <table:table-row table:style-name="ro1">
          <table:table-cell office:value-type="float" office:value="-0.117385326726828" calcext:value-type="float">
            <text:p>-0.117385326726828</text:p>
          </table:table-cell>
          <table:table-cell office:value-type="float" office:value="0.0164316078056991" calcext:value-type="float">
            <text:p>0.0164316078056991</text:p>
          </table:table-cell>
          <table:table-cell office:value-type="float" office:value="0.672450086518744" calcext:value-type="float">
            <text:p>0.672450086518744</text:p>
          </table:table-cell>
        </table:table-row>
        <table:table-row table:style-name="ro1">
          <table:table-cell office:value-type="float" office:value="-0.114982755135207" calcext:value-type="float">
            <text:p>-0.114982755135207</text:p>
          </table:table-cell>
          <table:table-cell office:value-type="float" office:value="0.0161779553580686" calcext:value-type="float">
            <text:p>0.0161779553580686</text:p>
          </table:table-cell>
          <table:table-cell office:value-type="float" office:value="0.667891937845438" calcext:value-type="float">
            <text:p>0.667891937845438</text:p>
          </table:table-cell>
        </table:table-row>
        <table:table-row table:style-name="ro1">
          <table:table-cell office:value-type="float" office:value="-0.112615599821028" calcext:value-type="float">
            <text:p>-0.112615599821028</text:p>
          </table:table-cell>
          <table:table-cell office:value-type="float" office:value="0.0156220153356287" calcext:value-type="float">
            <text:p>0.0156220153356287</text:p>
          </table:table-cell>
          <table:table-cell office:value-type="float" office:value="0.662593763707846" calcext:value-type="float">
            <text:p>0.662593763707846</text:p>
          </table:table-cell>
        </table:table-row>
        <table:table-row table:style-name="ro1">
          <table:table-cell office:value-type="float" office:value="-0.110355484145367" calcext:value-type="float">
            <text:p>-0.110355484145367</text:p>
          </table:table-cell>
          <table:table-cell office:value-type="float" office:value="0.0151614011986609" calcext:value-type="float">
            <text:p>0.0151614011986609</text:p>
          </table:table-cell>
          <table:table-cell office:value-type="float" office:value="0.657861747594034" calcext:value-type="float">
            <text:p>0.657861747594034</text:p>
          </table:table-cell>
        </table:table-row>
        <table:table-row table:style-name="ro1">
          <table:table-cell office:value-type="float" office:value="-0.108308553389888" calcext:value-type="float">
            <text:p>-0.108308553389888</text:p>
          </table:table-cell>
          <table:table-cell office:value-type="float" office:value="0.0145193320613833" calcext:value-type="float">
            <text:p>0.0145193320613833</text:p>
          </table:table-cell>
          <table:table-cell office:value-type="float" office:value="0.653470647290444" calcext:value-type="float">
            <text:p>0.653470647290444</text:p>
          </table:table-cell>
        </table:table-row>
        <table:table-row table:style-name="ro1">
          <table:table-cell office:value-type="float" office:value="-0.106264575304988" calcext:value-type="float">
            <text:p>-0.106264575304988</text:p>
          </table:table-cell>
          <table:table-cell office:value-type="float" office:value="0.0138235354893858" calcext:value-type="float">
            <text:p>0.0138235354893858</text:p>
          </table:table-cell>
          <table:table-cell office:value-type="float" office:value="0.648574015700343" calcext:value-type="float">
            <text:p>0.648574015700343</text:p>
          </table:table-cell>
        </table:table-row>
        <table:table-row table:style-name="ro1">
          <table:table-cell office:value-type="float" office:value="-0.104514513823122" calcext:value-type="float">
            <text:p>-0.104514513823122</text:p>
          </table:table-cell>
          <table:table-cell office:value-type="float" office:value="0.0133388127053005" calcext:value-type="float">
            <text:p>0.0133388127053005</text:p>
          </table:table-cell>
          <table:table-cell office:value-type="float" office:value="0.644780644171787" calcext:value-type="float">
            <text:p>0.644780644171787</text:p>
          </table:table-cell>
        </table:table-row>
        <table:table-row table:style-name="ro1">
          <table:table-cell office:value-type="float" office:value="-0.102928815466561" calcext:value-type="float">
            <text:p>-0.102928815466561</text:p>
          </table:table-cell>
          <table:table-cell office:value-type="float" office:value="0.0130108932297793" calcext:value-type="float">
            <text:p>0.0130108932297793</text:p>
          </table:table-cell>
          <table:table-cell office:value-type="float" office:value="0.641275097289231" calcext:value-type="float">
            <text:p>0.641275097289231</text:p>
          </table:table-cell>
        </table:table-row>
        <table:table-row table:style-name="ro1">
          <table:table-cell office:value-type="float" office:value="-0.101618729375457" calcext:value-type="float">
            <text:p>-0.101618729375457</text:p>
          </table:table-cell>
          <table:table-cell office:value-type="float" office:value="0.012786762685607" calcext:value-type="float">
            <text:p>0.012786762685607</text:p>
          </table:table-cell>
          <table:table-cell office:value-type="float" office:value="0.63842466764121" calcext:value-type="float">
            <text:p>0.63842466764121</text:p>
          </table:table-cell>
        </table:table-row>
        <table:table-row table:style-name="ro1">
          <table:table-cell office:value-type="float" office:value="-0.100618460904641" calcext:value-type="float">
            <text:p>-0.100618460904641</text:p>
          </table:table-cell>
          <table:table-cell office:value-type="float" office:value="0.0127787730490082" calcext:value-type="float">
            <text:p>0.0127787730490082</text:p>
          </table:table-cell>
          <table:table-cell office:value-type="float" office:value="0.635772222049217" calcext:value-type="float">
            <text:p>0.635772222049217</text:p>
          </table:table-cell>
        </table:table-row>
        <table:table-row table:style-name="ro1">
          <table:table-cell office:value-type="float" office:value="-0.0997108251243299" calcext:value-type="float">
            <text:p>-0.0997108251243299</text:p>
          </table:table-cell>
          <table:table-cell office:value-type="float" office:value="0.0127595426307671" calcext:value-type="float">
            <text:p>0.0127595426307671</text:p>
          </table:table-cell>
          <table:table-cell office:value-type="float" office:value="0.633095522335388" calcext:value-type="float">
            <text:p>0.633095522335388</text:p>
          </table:table-cell>
        </table:table-row>
        <table:table-row table:style-name="ro1">
          <table:table-cell office:value-type="float" office:value="-0.0991590925342245" calcext:value-type="float">
            <text:p>-0.0991590925342245</text:p>
          </table:table-cell>
          <table:table-cell office:value-type="float" office:value="0.0127140564894974" calcext:value-type="float">
            <text:p>0.0127140564894974</text:p>
          </table:table-cell>
          <table:table-cell office:value-type="float" office:value="0.630084626968934" calcext:value-type="float">
            <text:p>0.630084626968934</text:p>
          </table:table-cell>
        </table:table-row>
        <table:table-row table:style-name="ro1">
          <table:table-cell office:value-type="float" office:value="-0.0987947998034907" calcext:value-type="float">
            <text:p>-0.0987947998034907</text:p>
          </table:table-cell>
          <table:table-cell office:value-type="float" office:value="0.0126666669652399" calcext:value-type="float">
            <text:p>0.0126666669652399</text:p>
          </table:table-cell>
          <table:table-cell office:value-type="float" office:value="0.627555668592546" calcext:value-type="float">
            <text:p>0.627555668592546</text:p>
          </table:table-cell>
        </table:table-row>
        <table:table-row table:style-name="ro1">
          <table:table-cell office:value-type="float" office:value="-0.0986207827530393" calcext:value-type="float">
            <text:p>-0.0986207827530393</text:p>
          </table:table-cell>
          <table:table-cell office:value-type="float" office:value="0.0125032319982752" calcext:value-type="float">
            <text:p>0.0125032319982752</text:p>
          </table:table-cell>
          <table:table-cell office:value-type="float" office:value="0.62533400628735" calcext:value-type="float">
            <text:p>0.62533400628735</text:p>
          </table:table-cell>
        </table:table-row>
        <table:table-row table:style-name="ro1">
          <table:table-cell office:value-type="float" office:value="-0.0985307389235296" calcext:value-type="float">
            <text:p>-0.0985307389235296</text:p>
          </table:table-cell>
          <table:table-cell office:value-type="float" office:value="0.0122571948684729" calcext:value-type="float">
            <text:p>0.0122571948684729</text:p>
          </table:table-cell>
          <table:table-cell office:value-type="float" office:value="0.623324252734374" calcext:value-type="float">
            <text:p>0.623324252734374</text:p>
          </table:table-cell>
        </table:table-row>
        <table:table-row table:style-name="ro1">
          <table:table-cell office:value-type="float" office:value="-0.098448555345609" calcext:value-type="float">
            <text:p>-0.098448555345609</text:p>
          </table:table-cell>
          <table:table-cell office:value-type="float" office:value="0.0122195073291158" calcext:value-type="float">
            <text:p>0.0122195073291158</text:p>
          </table:table-cell>
          <table:table-cell office:value-type="float" office:value="0.621214344858299" calcext:value-type="float">
            <text:p>0.621214344858299</text:p>
          </table:table-cell>
        </table:table-row>
        <table:table-row table:style-name="ro1">
          <table:table-cell office:value-type="float" office:value="-0.0984425766350085" calcext:value-type="float">
            <text:p>-0.0984425766350085</text:p>
          </table:table-cell>
          <table:table-cell office:value-type="float" office:value="0.0122590311280528" calcext:value-type="float">
            <text:p>0.0122590311280528</text:p>
          </table:table-cell>
          <table:table-cell office:value-type="float" office:value="0.619641856674352" calcext:value-type="float">
            <text:p>0.619641856674352</text:p>
          </table:table-cell>
        </table:table-row>
        <table:table-row table:style-name="ro1">
          <table:table-cell office:value-type="float" office:value="-0.0985860179407891" calcext:value-type="float">
            <text:p>-0.0985860179407891</text:p>
          </table:table-cell>
          <table:table-cell office:value-type="float" office:value="0.0122984511761217" calcext:value-type="float">
            <text:p>0.0122984511761217</text:p>
          </table:table-cell>
          <table:table-cell office:value-type="float" office:value="0.618087550371323" calcext:value-type="float">
            <text:p>0.618087550371323</text:p>
          </table:table-cell>
        </table:table-row>
        <table:table-row table:style-name="ro1">
          <table:table-cell office:value-type="float" office:value="-0.0987397346241427" calcext:value-type="float">
            <text:p>-0.0987397346241427</text:p>
          </table:table-cell>
          <table:table-cell office:value-type="float" office:value="0.0122709139982243" calcext:value-type="float">
            <text:p>0.0122709139982243</text:p>
          </table:table-cell>
          <table:table-cell office:value-type="float" office:value="0.61684110615811" calcext:value-type="float">
            <text:p>0.61684110615811</text:p>
          </table:table-cell>
        </table:table-row>
        <table:table-row table:style-name="ro1">
          <table:table-cell office:value-type="float" office:value="-0.0988902342814621" calcext:value-type="float">
            <text:p>-0.0988902342814621</text:p>
          </table:table-cell>
          <table:table-cell office:value-type="float" office:value="0.0122917771255429" calcext:value-type="float">
            <text:p>0.0122917771255429</text:p>
          </table:table-cell>
          <table:table-cell office:value-type="float" office:value="0.615615611772065" calcext:value-type="float">
            <text:p>0.615615611772065</text:p>
          </table:table-cell>
        </table:table-row>
        <table:table-row table:style-name="ro1">
          <table:table-cell office:value-type="float" office:value="-0.0989997286281339" calcext:value-type="float">
            <text:p>-0.0989997286281339</text:p>
          </table:table-cell>
          <table:table-cell office:value-type="float" office:value="0.0123009980765225" calcext:value-type="float">
            <text:p>0.0123009980765225</text:p>
          </table:table-cell>
          <table:table-cell office:value-type="float" office:value="0.614547442816097" calcext:value-type="float">
            <text:p>0.614547442816097</text:p>
          </table:table-cell>
        </table:table-row>
        <table:table-row table:style-name="ro1">
          <table:table-cell office:value-type="float" office:value="-0.0991169415151683" calcext:value-type="float">
            <text:p>-0.0991169415151683</text:p>
          </table:table-cell>
          <table:table-cell office:value-type="float" office:value="0.0124918106155028" calcext:value-type="float">
            <text:p>0.0124918106155028</text:p>
          </table:table-cell>
          <table:table-cell office:value-type="float" office:value="0.614256000715886" calcext:value-type="float">
            <text:p>0.614256000715886</text:p>
          </table:table-cell>
        </table:table-row>
        <table:table-row table:style-name="ro1">
          <table:table-cell office:value-type="float" office:value="-0.0992743861169125" calcext:value-type="float">
            <text:p>-0.0992743861169125</text:p>
          </table:table-cell>
          <table:table-cell office:value-type="float" office:value="0.0126023826583937" calcext:value-type="float">
            <text:p>0.0126023826583937</text:p>
          </table:table-cell>
          <table:table-cell office:value-type="float" office:value="0.613714864185602" calcext:value-type="float">
            <text:p>0.613714864185602</text:p>
          </table:table-cell>
        </table:table-row>
        <table:table-row table:style-name="ro1">
          <table:table-cell office:value-type="float" office:value="-0.0994703494866284" calcext:value-type="float">
            <text:p>-0.0994703494866284</text:p>
          </table:table-cell>
          <table:table-cell office:value-type="float" office:value="0.0126890123464705" calcext:value-type="float">
            <text:p>0.0126890123464705</text:p>
          </table:table-cell>
          <table:table-cell office:value-type="float" office:value="0.613531759891601" calcext:value-type="float">
            <text:p>0.613531759891601</text:p>
          </table:table-cell>
        </table:table-row>
        <table:table-row table:style-name="ro1">
          <table:table-cell office:value-type="float" office:value="-0.0996559166303712" calcext:value-type="float">
            <text:p>-0.0996559166303712</text:p>
          </table:table-cell>
          <table:table-cell office:value-type="float" office:value="0.0127965978481221" calcext:value-type="float">
            <text:p>0.0127965978481221</text:p>
          </table:table-cell>
          <table:table-cell office:value-type="float" office:value="0.61315482113826" calcext:value-type="float">
            <text:p>0.61315482113826</text:p>
          </table:table-cell>
        </table:table-row>
        <table:table-row table:style-name="ro1">
          <table:table-cell office:value-type="float" office:value="-0.0998900721392596" calcext:value-type="float">
            <text:p>-0.0998900721392596</text:p>
          </table:table-cell>
          <table:table-cell office:value-type="float" office:value="0.0128118242716644" calcext:value-type="float">
            <text:p>0.0128118242716644</text:p>
          </table:table-cell>
          <table:table-cell office:value-type="float" office:value="0.613465863094208" calcext:value-type="float">
            <text:p>0.613465863094208</text:p>
          </table:table-cell>
        </table:table-row>
        <table:table-row table:style-name="ro1">
          <table:table-cell office:value-type="float" office:value="-0.10009693052615" calcext:value-type="float">
            <text:p>-0.10009693052615</text:p>
          </table:table-cell>
          <table:table-cell office:value-type="float" office:value="0.0127579577658333" calcext:value-type="float">
            <text:p>0.0127579577658333</text:p>
          </table:table-cell>
          <table:table-cell office:value-type="float" office:value="0.613991317370214" calcext:value-type="float">
            <text:p>0.613991317370214</text:p>
          </table:table-cell>
        </table:table-row>
        <table:table-row table:style-name="ro1">
          <table:table-cell office:value-type="float" office:value="-0.100372232477387" calcext:value-type="float">
            <text:p>-0.100372232477387</text:p>
          </table:table-cell>
          <table:table-cell office:value-type="float" office:value="0.0126758816344048" calcext:value-type="float">
            <text:p>0.0126758816344048</text:p>
          </table:table-cell>
          <table:table-cell office:value-type="float" office:value="0.61494208086072" calcext:value-type="float">
            <text:p>0.61494208086072</text:p>
          </table:table-cell>
        </table:table-row>
        <table:table-row table:style-name="ro1">
          <table:table-cell office:value-type="float" office:value="-0.100737686027735" calcext:value-type="float">
            <text:p>-0.100737686027735</text:p>
          </table:table-cell>
          <table:table-cell office:value-type="float" office:value="0.012507037172452" calcext:value-type="float">
            <text:p>0.012507037172452</text:p>
          </table:table-cell>
          <table:table-cell office:value-type="float" office:value="0.616137840043996" calcext:value-type="float">
            <text:p>0.616137840043996</text:p>
          </table:table-cell>
        </table:table-row>
        <table:table-row table:style-name="ro1">
          <table:table-cell office:value-type="float" office:value="-0.101150558297785" calcext:value-type="float">
            <text:p>-0.101150558297785</text:p>
          </table:table-cell>
          <table:table-cell office:value-type="float" office:value="0.0122789703829731" calcext:value-type="float">
            <text:p>0.0122789703829731</text:p>
          </table:table-cell>
          <table:table-cell office:value-type="float" office:value="0.617291065299646" calcext:value-type="float">
            <text:p>0.617291065299646</text:p>
          </table:table-cell>
        </table:table-row>
        <table:table-row table:style-name="ro1">
          <table:table-cell office:value-type="float" office:value="-0.101646869840794" calcext:value-type="float">
            <text:p>-0.101646869840794</text:p>
          </table:table-cell>
          <table:table-cell office:value-type="float" office:value="0.011937327068982" calcext:value-type="float">
            <text:p>0.011937327068982</text:p>
          </table:table-cell>
          <table:table-cell office:value-type="float" office:value="0.618610938827673" calcext:value-type="float">
            <text:p>0.618610938827673</text:p>
          </table:table-cell>
        </table:table-row>
        <table:table-row table:style-name="ro1">
          <table:table-cell office:value-type="float" office:value="-0.102209180277886" calcext:value-type="float">
            <text:p>-0.102209180277886</text:p>
          </table:table-cell>
          <table:table-cell office:value-type="float" office:value="0.0116331170939429" calcext:value-type="float">
            <text:p>0.0116331170939429</text:p>
          </table:table-cell>
          <table:table-cell office:value-type="float" office:value="0.62018787386698" calcext:value-type="float">
            <text:p>0.62018787386698</text:p>
          </table:table-cell>
        </table:table-row>
        <table:table-row table:style-name="ro1">
          <table:table-cell office:value-type="float" office:value="-0.103039506533728" calcext:value-type="float">
            <text:p>-0.103039506533728</text:p>
          </table:table-cell>
          <table:table-cell office:value-type="float" office:value="0.0114623563904038" calcext:value-type="float">
            <text:p>0.0114623563904038</text:p>
          </table:table-cell>
          <table:table-cell office:value-type="float" office:value="0.622658368657811" calcext:value-type="float">
            <text:p>0.622658368657811</text:p>
          </table:table-cell>
        </table:table-row>
        <table:table-row table:style-name="ro1">
          <table:table-cell office:value-type="float" office:value="-0.103941510252559" calcext:value-type="float">
            <text:p>-0.103941510252559</text:p>
          </table:table-cell>
          <table:table-cell office:value-type="float" office:value="0.0112065700284223" calcext:value-type="float">
            <text:p>0.0112065700284223</text:p>
          </table:table-cell>
          <table:table-cell office:value-type="float" office:value="0.625152539570478" calcext:value-type="float">
            <text:p>0.625152539570478</text:p>
          </table:table-cell>
        </table:table-row>
        <table:table-row table:style-name="ro1">
          <table:table-cell office:value-type="float" office:value="-0.105037338604451" calcext:value-type="float">
            <text:p>-0.105037338604451</text:p>
          </table:table-cell>
          <table:table-cell office:value-type="float" office:value="0.0108651844073234" calcext:value-type="float">
            <text:p>0.0108651844073234</text:p>
          </table:table-cell>
          <table:table-cell office:value-type="float" office:value="0.627535899047896" calcext:value-type="float">
            <text:p>0.627535899047896</text:p>
          </table:table-cell>
        </table:table-row>
        <table:table-row table:style-name="ro1">
          <table:table-cell office:value-type="float" office:value="-0.106336468652185" calcext:value-type="float">
            <text:p>-0.106336468652185</text:p>
          </table:table-cell>
          <table:table-cell office:value-type="float" office:value="0.0103614780825073" calcext:value-type="float">
            <text:p>0.0103614780825073</text:p>
          </table:table-cell>
          <table:table-cell office:value-type="float" office:value="0.630553841623918" calcext:value-type="float">
            <text:p>0.630553841623918</text:p>
          </table:table-cell>
        </table:table-row>
        <table:table-row table:style-name="ro1">
          <table:table-cell office:value-type="float" office:value="-0.107636851977452" calcext:value-type="float">
            <text:p>-0.107636851977452</text:p>
          </table:table-cell>
          <table:table-cell office:value-type="float" office:value="0.00990099162798578" calcext:value-type="float">
            <text:p>0.00990099162798578</text:p>
          </table:table-cell>
          <table:table-cell office:value-type="float" office:value="0.633771973061437" calcext:value-type="float">
            <text:p>0.633771973061437</text:p>
          </table:table-cell>
        </table:table-row>
        <table:table-row table:style-name="ro1">
          <table:table-cell office:value-type="float" office:value="-0.108954587209308" calcext:value-type="float">
            <text:p>-0.108954587209308</text:p>
          </table:table-cell>
          <table:table-cell office:value-type="float" office:value="0.00938029482922285" calcext:value-type="float">
            <text:p>0.00938029482922285</text:p>
          </table:table-cell>
          <table:table-cell office:value-type="float" office:value="0.637755032559416" calcext:value-type="float">
            <text:p>0.637755032559416</text:p>
          </table:table-cell>
        </table:table-row>
        <table:table-row table:style-name="ro1">
          <table:table-cell office:value-type="float" office:value="-0.110400547177091" calcext:value-type="float">
            <text:p>-0.110400547177091</text:p>
          </table:table-cell>
          <table:table-cell office:value-type="float" office:value="0.00873109228957571" calcext:value-type="float">
            <text:p>0.00873109228957571</text:p>
          </table:table-cell>
          <table:table-cell office:value-type="float" office:value="0.641599286810258" calcext:value-type="float">
            <text:p>0.641599286810258</text:p>
          </table:table-cell>
        </table:table-row>
        <table:table-row table:style-name="ro1">
          <table:table-cell office:value-type="float" office:value="-0.11202246301609" calcext:value-type="float">
            <text:p>-0.11202246301609</text:p>
          </table:table-cell>
          <table:table-cell office:value-type="float" office:value="0.00805858878748604" calcext:value-type="float">
            <text:p>0.00805858878748604</text:p>
          </table:table-cell>
          <table:table-cell office:value-type="float" office:value="0.64648725928102" calcext:value-type="float">
            <text:p>0.64648725928102</text:p>
          </table:table-cell>
        </table:table-row>
        <table:table-row table:style-name="ro1">
          <table:table-cell office:value-type="float" office:value="-0.113459112181513" calcext:value-type="float">
            <text:p>-0.113459112181513</text:p>
          </table:table-cell>
          <table:table-cell office:value-type="float" office:value="0.00717370549967499" calcext:value-type="float">
            <text:p>0.00717370549967499</text:p>
          </table:table-cell>
          <table:table-cell office:value-type="float" office:value="0.651446410562546" calcext:value-type="float">
            <text:p>0.651446410562546</text:p>
          </table:table-cell>
        </table:table-row>
        <table:table-row table:style-name="ro1">
          <table:table-cell office:value-type="float" office:value="-0.114799674591994" calcext:value-type="float">
            <text:p>-0.114799674591994</text:p>
          </table:table-cell>
          <table:table-cell office:value-type="float" office:value="0.00627385977339866" calcext:value-type="float">
            <text:p>0.00627385977339866</text:p>
          </table:table-cell>
          <table:table-cell office:value-type="float" office:value="0.656070030150012" calcext:value-type="float">
            <text:p>0.656070030150012</text:p>
          </table:table-cell>
        </table:table-row>
        <table:table-row table:style-name="ro1">
          <table:table-cell office:value-type="float" office:value="-0.11640550376339" calcext:value-type="float">
            <text:p>-0.11640550376339</text:p>
          </table:table-cell>
          <table:table-cell office:value-type="float" office:value="0.005220544330056" calcext:value-type="float">
            <text:p>0.005220544330056</text:p>
          </table:table-cell>
          <table:table-cell office:value-type="float" office:value="0.661756291706033" calcext:value-type="float">
            <text:p>0.661756291706033</text:p>
          </table:table-cell>
        </table:table-row>
        <table:table-row table:style-name="ro1">
          <table:table-cell office:value-type="float" office:value="-0.117826801665373" calcext:value-type="float">
            <text:p>-0.117826801665373</text:p>
          </table:table-cell>
          <table:table-cell office:value-type="float" office:value="0.00420023235944157" calcext:value-type="float">
            <text:p>0.00420023235944157</text:p>
          </table:table-cell>
          <table:table-cell office:value-type="float" office:value="0.666736452415335" calcext:value-type="float">
            <text:p>0.666736452415335</text:p>
          </table:table-cell>
        </table:table-row>
        <table:table-row table:style-name="ro1">
          <table:table-cell office:value-type="float" office:value="-0.119303294072002" calcext:value-type="float">
            <text:p>-0.119303294072002</text:p>
          </table:table-cell>
          <table:table-cell office:value-type="float" office:value="0.00322352902996862" calcext:value-type="float">
            <text:p>0.00322352902996862</text:p>
          </table:table-cell>
          <table:table-cell office:value-type="float" office:value="0.672979542563442" calcext:value-type="float">
            <text:p>0.672979542563442</text:p>
          </table:table-cell>
        </table:table-row>
        <table:table-row table:style-name="ro1">
          <table:table-cell office:value-type="float" office:value="-0.12060943122727" calcext:value-type="float">
            <text:p>-0.12060943122727</text:p>
          </table:table-cell>
          <table:table-cell office:value-type="float" office:value="0.00251169794322354" calcext:value-type="float">
            <text:p>0.00251169794322354</text:p>
          </table:table-cell>
          <table:table-cell office:value-type="float" office:value="0.680015796327891" calcext:value-type="float">
            <text:p>0.680015796327891</text:p>
          </table:table-cell>
        </table:table-row>
        <table:table-row table:style-name="ro1">
          <table:table-cell office:value-type="float" office:value="-0.122155773234208" calcext:value-type="float">
            <text:p>-0.122155773234208</text:p>
          </table:table-cell>
          <table:table-cell office:value-type="float" office:value="0.00203041159462291" calcext:value-type="float">
            <text:p>0.00203041159462291</text:p>
          </table:table-cell>
          <table:table-cell office:value-type="float" office:value="0.687388198715677" calcext:value-type="float">
            <text:p>0.687388198715677</text:p>
          </table:table-cell>
        </table:table-row>
        <table:table-row table:style-name="ro1">
          <table:table-cell office:value-type="float" office:value="-0.123804447668077" calcext:value-type="float">
            <text:p>-0.123804447668077</text:p>
          </table:table-cell>
          <table:table-cell office:value-type="float" office:value="0.00171920780880729" calcext:value-type="float">
            <text:p>0.00171920780880729</text:p>
          </table:table-cell>
          <table:table-cell office:value-type="float" office:value="0.694599114061236" calcext:value-type="float">
            <text:p>0.694599114061236</text:p>
          </table:table-cell>
        </table:table-row>
        <table:table-row table:style-name="ro1">
          <table:table-cell office:value-type="float" office:value="-0.125745427251554" calcext:value-type="float">
            <text:p>-0.125745427251554</text:p>
          </table:table-cell>
          <table:table-cell office:value-type="float" office:value="0.00162352139529086" calcext:value-type="float">
            <text:p>0.00162352139529086</text:p>
          </table:table-cell>
          <table:table-cell office:value-type="float" office:value="0.70288795484464" calcext:value-type="float">
            <text:p>0.70288795484464</text:p>
          </table:table-cell>
        </table:table-row>
        <table:table-row table:style-name="ro1">
          <table:table-cell office:value-type="float" office:value="-0.127913725132043" calcext:value-type="float">
            <text:p>-0.127913725132043</text:p>
          </table:table-cell>
          <table:table-cell office:value-type="float" office:value="0.00165912292810985" calcext:value-type="float">
            <text:p>0.00165912292810985</text:p>
          </table:table-cell>
          <table:table-cell office:value-type="float" office:value="0.710977472079509" calcext:value-type="float">
            <text:p>0.710977472079509</text:p>
          </table:table-cell>
        </table:table-row>
        <table:table-row table:style-name="ro1">
          <table:table-cell office:value-type="float" office:value="-0.130288043078969" calcext:value-type="float">
            <text:p>-0.130288043078969</text:p>
          </table:table-cell>
          <table:table-cell office:value-type="float" office:value="0.00158488345714701" calcext:value-type="float">
            <text:p>0.00158488345714701</text:p>
          </table:table-cell>
          <table:table-cell office:value-type="float" office:value="0.719267990064952" calcext:value-type="float">
            <text:p>0.719267990064952</text:p>
          </table:table-cell>
        </table:table-row>
        <table:table-row table:style-name="ro1">
          <table:table-cell office:value-type="float" office:value="-0.132626927599762" calcext:value-type="float">
            <text:p>-0.132626927599762</text:p>
          </table:table-cell>
          <table:table-cell office:value-type="float" office:value="0.00158973632829037" calcext:value-type="float">
            <text:p>0.00158973632829037</text:p>
          </table:table-cell>
          <table:table-cell office:value-type="float" office:value="0.72675698566552" calcext:value-type="float">
            <text:p>0.72675698566552</text:p>
          </table:table-cell>
        </table:table-row>
        <table:table-row table:style-name="ro1">
          <table:table-cell office:value-type="float" office:value="-0.135372679778036" calcext:value-type="float">
            <text:p>-0.135372679778036</text:p>
          </table:table-cell>
          <table:table-cell office:value-type="float" office:value="0.00172301497210756" calcext:value-type="float">
            <text:p>0.00172301497210756</text:p>
          </table:table-cell>
          <table:table-cell office:value-type="float" office:value="0.73733198690199" calcext:value-type="float">
            <text:p>0.73733198690199</text:p>
          </table:table-cell>
        </table:table-row>
        <table:table-row table:style-name="ro1">
          <table:table-cell office:value-type="float" office:value="-0.137727478696468" calcext:value-type="float">
            <text:p>-0.137727478696468</text:p>
          </table:table-cell>
          <table:table-cell office:value-type="float" office:value="0.00159687677794174" calcext:value-type="float">
            <text:p>0.00159687677794174</text:p>
          </table:table-cell>
          <table:table-cell office:value-type="float" office:value="0.745375464495628" calcext:value-type="float">
            <text:p>0.745375464495628</text:p>
          </table:table-cell>
        </table:table-row>
        <table:table-row table:style-name="ro1">
          <table:table-cell office:value-type="float" office:value="-0.140277379817572" calcext:value-type="float">
            <text:p>-0.140277379817572</text:p>
          </table:table-cell>
          <table:table-cell office:value-type="float" office:value="0.00111426288386465" calcext:value-type="float">
            <text:p>0.00111426288386465</text:p>
          </table:table-cell>
          <table:table-cell office:value-type="float" office:value="0.755446602948538" calcext:value-type="float">
            <text:p>0.755446602948538</text:p>
          </table:table-cell>
        </table:table-row>
        <table:table-row table:style-name="ro1">
          <table:table-cell office:value-type="float" office:value="-0.142448706377646" calcext:value-type="float">
            <text:p>-0.142448706377646</text:p>
          </table:table-cell>
          <table:table-cell office:value-type="float" office:value="0.000527856661679955" calcext:value-type="float">
            <text:p>0.000527856661679955</text:p>
          </table:table-cell>
          <table:table-cell office:value-type="float" office:value="0.763927755952661" calcext:value-type="float">
            <text:p>0.763927755952661</text:p>
          </table:table-cell>
        </table:table-row>
        <table:table-row table:style-name="ro1">
          <table:table-cell office:value-type="float" office:value="-0.144493651679469" calcext:value-type="float">
            <text:p>-0.144493651679469</text:p>
          </table:table-cell>
          <table:table-cell office:value-type="float" office:value="-0.000271486266984785" calcext:value-type="float">
            <text:p>-0.000271486266984785</text:p>
          </table:table-cell>
          <table:table-cell office:value-type="float" office:value="0.772232446113773" calcext:value-type="float">
            <text:p>0.772232446113773</text:p>
          </table:table-cell>
        </table:table-row>
        <table:table-row table:style-name="ro1">
          <table:table-cell office:value-type="float" office:value="-0.146350692874454" calcext:value-type="float">
            <text:p>-0.146350692874454</text:p>
          </table:table-cell>
          <table:table-cell office:value-type="float" office:value="-0.00125913805635989" calcext:value-type="float">
            <text:p>-0.00125913805635989</text:p>
          </table:table-cell>
          <table:table-cell office:value-type="float" office:value="0.78120777896591" calcext:value-type="float">
            <text:p>0.78120777896591</text:p>
          </table:table-cell>
        </table:table-row>
        <table:table-row table:style-name="ro1">
          <table:table-cell office:value-type="float" office:value="-0.148066634231028" calcext:value-type="float">
            <text:p>-0.148066634231028</text:p>
          </table:table-cell>
          <table:table-cell office:value-type="float" office:value="-0.0023331392412602" calcext:value-type="float">
            <text:p>-0.0023331392412602</text:p>
          </table:table-cell>
          <table:table-cell office:value-type="float" office:value="0.789689073709526" calcext:value-type="float">
            <text:p>0.789689073709526</text:p>
          </table:table-cell>
        </table:table-row>
        <table:table-row table:style-name="ro1">
          <table:table-cell office:value-type="float" office:value="-0.149587093325905" calcext:value-type="float">
            <text:p>-0.149587093325905</text:p>
          </table:table-cell>
          <table:table-cell office:value-type="float" office:value="-0.00341996412504646" calcext:value-type="float">
            <text:p>-0.00341996412504646</text:p>
          </table:table-cell>
          <table:table-cell office:value-type="float" office:value="0.797938092113411" calcext:value-type="float">
            <text:p>0.797938092113411</text:p>
          </table:table-cell>
        </table:table-row>
        <table:table-row table:style-name="ro1">
          <table:table-cell office:value-type="float" office:value="-0.150750808926616" calcext:value-type="float">
            <text:p>-0.150750808926616</text:p>
          </table:table-cell>
          <table:table-cell office:value-type="float" office:value="-0.00453359594390292" calcext:value-type="float">
            <text:p>-0.00453359594390292</text:p>
          </table:table-cell>
          <table:table-cell office:value-type="float" office:value="0.805745082736515" calcext:value-type="float">
            <text:p>0.805745082736515</text:p>
          </table:table-cell>
        </table:table-row>
        <table:table-row table:style-name="ro1">
          <table:table-cell office:value-type="float" office:value="-0.151786939009219" calcext:value-type="float">
            <text:p>-0.151786939009219</text:p>
          </table:table-cell>
          <table:table-cell office:value-type="float" office:value="-0.00558025216132448" calcext:value-type="float">
            <text:p>-0.00558025216132448</text:p>
          </table:table-cell>
          <table:table-cell office:value-type="float" office:value="0.813752444988703" calcext:value-type="float">
            <text:p>0.813752444988703</text:p>
          </table:table-cell>
        </table:table-row>
        <table:table-row table:style-name="ro1">
          <table:table-cell office:value-type="float" office:value="-0.152385530991007" calcext:value-type="float">
            <text:p>-0.152385530991007</text:p>
          </table:table-cell>
          <table:table-cell office:value-type="float" office:value="-0.00679482635862392" calcext:value-type="float">
            <text:p>-0.00679482635862392</text:p>
          </table:table-cell>
          <table:table-cell office:value-type="float" office:value="0.82081701406459" calcext:value-type="float">
            <text:p>0.82081701406459</text:p>
          </table:table-cell>
        </table:table-row>
        <table:table-row table:style-name="ro1">
          <table:table-cell office:value-type="float" office:value="-0.153126636998521" calcext:value-type="float">
            <text:p>-0.153126636998521</text:p>
          </table:table-cell>
          <table:table-cell office:value-type="float" office:value="-0.00816243414833147" calcext:value-type="float">
            <text:p>-0.00816243414833147</text:p>
          </table:table-cell>
          <table:table-cell office:value-type="float" office:value="0.82921225102791" calcext:value-type="float">
            <text:p>0.82921225102791</text:p>
          </table:table-cell>
        </table:table-row>
        <table:table-row table:style-name="ro1">
          <table:table-cell office:value-type="float" office:value="-0.153723017661042" calcext:value-type="float">
            <text:p>-0.153723017661042</text:p>
          </table:table-cell>
          <table:table-cell office:value-type="float" office:value="-0.0099664113415926" calcext:value-type="float">
            <text:p>-0.0099664113415926</text:p>
          </table:table-cell>
          <table:table-cell office:value-type="float" office:value="0.835581504095243" calcext:value-type="float">
            <text:p>0.835581504095243</text:p>
          </table:table-cell>
        </table:table-row>
        <table:table-row table:style-name="ro1">
          <table:table-cell office:value-type="float" office:value="-0.154263973552184" calcext:value-type="float">
            <text:p>-0.154263973552184</text:p>
          </table:table-cell>
          <table:table-cell office:value-type="float" office:value="-0.0127138075009631" calcext:value-type="float">
            <text:p>-0.0127138075009631</text:p>
          </table:table-cell>
          <table:table-cell office:value-type="float" office:value="0.84177520339462" calcext:value-type="float">
            <text:p>0.84177520339462</text:p>
          </table:table-cell>
        </table:table-row>
        <table:table-row table:style-name="ro1">
          <table:table-cell office:value-type="float" office:value="-0.154645659220493" calcext:value-type="float">
            <text:p>-0.154645659220493</text:p>
          </table:table-cell>
          <table:table-cell office:value-type="float" office:value="-0.0157809658208509" calcext:value-type="float">
            <text:p>-0.0157809658208509</text:p>
          </table:table-cell>
          <table:table-cell office:value-type="float" office:value="0.847433905385791" calcext:value-type="float">
            <text:p>0.847433905385791</text:p>
          </table:table-cell>
        </table:table-row>
        <table:table-row table:style-name="ro1">
          <table:table-cell office:value-type="float" office:value="-0.154430735342994" calcext:value-type="float">
            <text:p>-0.154430735342994</text:p>
          </table:table-cell>
          <table:table-cell office:value-type="float" office:value="-0.0189346322891642" calcext:value-type="float">
            <text:p>-0.0189346322891642</text:p>
          </table:table-cell>
          <table:table-cell office:value-type="float" office:value="0.852699202575574" calcext:value-type="float">
            <text:p>0.852699202575574</text:p>
          </table:table-cell>
        </table:table-row>
        <table:table-row table:style-name="ro1">
          <table:table-cell office:value-type="float" office:value="-0.153557238247911" calcext:value-type="float">
            <text:p>-0.153557238247911</text:p>
          </table:table-cell>
          <table:table-cell office:value-type="float" office:value="-0.0224147923983188" calcext:value-type="float">
            <text:p>-0.0224147923983188</text:p>
          </table:table-cell>
          <table:table-cell office:value-type="float" office:value="0.856732290350485" calcext:value-type="float">
            <text:p>0.856732290350485</text:p>
          </table:table-cell>
        </table:table-row>
        <table:table-row table:style-name="ro1">
          <table:table-cell office:value-type="float" office:value="-0.152827549507981" calcext:value-type="float">
            <text:p>-0.152827549507981</text:p>
          </table:table-cell>
          <table:table-cell office:value-type="float" office:value="-0.0268807665972207" calcext:value-type="float">
            <text:p>-0.0268807665972207</text:p>
          </table:table-cell>
          <table:table-cell office:value-type="float" office:value="0.863083374562834" calcext:value-type="float">
            <text:p>0.863083374562834</text:p>
          </table:table-cell>
        </table:table-row>
        <table:table-row table:style-name="ro1">
          <table:table-cell office:value-type="float" office:value="-0.150923192262582" calcext:value-type="float">
            <text:p>-0.150923192262582</text:p>
          </table:table-cell>
          <table:table-cell office:value-type="float" office:value="-0.0313691918980246" calcext:value-type="float">
            <text:p>-0.0313691918980246</text:p>
          </table:table-cell>
          <table:table-cell office:value-type="float" office:value="0.865774397215112" calcext:value-type="float">
            <text:p>0.865774397215112</text:p>
          </table:table-cell>
        </table:table-row>
        <table:table-row table:style-name="ro1">
          <table:table-cell office:value-type="float" office:value="-0.148717500021333" calcext:value-type="float">
            <text:p>-0.148717500021333</text:p>
          </table:table-cell>
          <table:table-cell office:value-type="float" office:value="-0.0363511197761301" calcext:value-type="float">
            <text:p>-0.0363511197761301</text:p>
          </table:table-cell>
          <table:table-cell office:value-type="float" office:value="0.868096220329095" calcext:value-type="float">
            <text:p>0.868096220329095</text:p>
          </table:table-cell>
        </table:table-row>
        <table:table-row table:style-name="ro1">
          <table:table-cell office:value-type="float" office:value="-0.146451447685229" calcext:value-type="float">
            <text:p>-0.146451447685229</text:p>
          </table:table-cell>
          <table:table-cell office:value-type="float" office:value="-0.0416611802672959" calcext:value-type="float">
            <text:p>-0.0416611802672959</text:p>
          </table:table-cell>
          <table:table-cell office:value-type="float" office:value="0.872806924935742" calcext:value-type="float">
            <text:p>0.872806924935742</text:p>
          </table:table-cell>
        </table:table-row>
        <table:table-row table:style-name="ro1">
          <table:table-cell office:value-type="float" office:value="-0.142924896411118" calcext:value-type="float">
            <text:p>-0.142924896411118</text:p>
          </table:table-cell>
          <table:table-cell office:value-type="float" office:value="-0.0470053441918594" calcext:value-type="float">
            <text:p>-0.0470053441918594</text:p>
          </table:table-cell>
          <table:table-cell office:value-type="float" office:value="0.874096139085177" calcext:value-type="float">
            <text:p>0.874096139085177</text:p>
          </table:table-cell>
        </table:table-row>
        <table:table-row table:style-name="ro1">
          <table:table-cell office:value-type="float" office:value="-0.138807821825744" calcext:value-type="float">
            <text:p>-0.138807821825744</text:p>
          </table:table-cell>
          <table:table-cell office:value-type="float" office:value="-0.0527559783699312" calcext:value-type="float">
            <text:p>-0.0527559783699312</text:p>
          </table:table-cell>
          <table:table-cell office:value-type="float" office:value="0.87549577061717" calcext:value-type="float">
            <text:p>0.87549577061717</text:p>
          </table:table-cell>
        </table:table-row>
        <table:table-row table:style-name="ro1">
          <table:table-cell office:value-type="float" office:value="-0.136126386173402" calcext:value-type="float">
            <text:p>-0.136126386173402</text:p>
          </table:table-cell>
          <table:table-cell office:value-type="float" office:value="-0.0585305183591039" calcext:value-type="float">
            <text:p>-0.0585305183591039</text:p>
          </table:table-cell>
          <table:table-cell office:value-type="float" office:value="0.884473101827512" calcext:value-type="float">
            <text:p>0.884473101827512</text:p>
          </table:table-cell>
        </table:table-row>
        <table:table-row table:style-name="ro1">
          <table:table-cell office:value-type="float" office:value="-0.130098208158317" calcext:value-type="float">
            <text:p>-0.130098208158317</text:p>
          </table:table-cell>
          <table:table-cell office:value-type="float" office:value="-0.0646189042741654" calcext:value-type="float">
            <text:p>-0.0646189042741654</text:p>
          </table:table-cell>
          <table:table-cell office:value-type="float" office:value="0.879331533730873" calcext:value-type="float">
            <text:p>0.879331533730873</text:p>
          </table:table-cell>
        </table:table-row>
        <table:table-row table:style-name="ro1">
          <table:table-cell office:value-type="float" office:value="-0.127052425904481" calcext:value-type="float">
            <text:p>-0.127052425904481</text:p>
          </table:table-cell>
          <table:table-cell office:value-type="float" office:value="-0.0713057937456903" calcext:value-type="float">
            <text:p>-0.0713057937456903</text:p>
          </table:table-cell>
          <table:table-cell office:value-type="float" office:value="0.88928051295828" calcext:value-type="float">
            <text:p>0.88928051295828</text:p>
          </table:table-cell>
        </table:table-row>
        <table:table-row table:style-name="ro1">
          <table:table-cell office:value-type="float" office:value="-0.121146732950529" calcext:value-type="float">
            <text:p>-0.121146732950529</text:p>
          </table:table-cell>
          <table:table-cell office:value-type="float" office:value="-0.0770112261839051" calcext:value-type="float">
            <text:p>-0.0770112261839051</text:p>
          </table:table-cell>
          <table:table-cell office:value-type="float" office:value="0.88674229557099" calcext:value-type="float">
            <text:p>0.88674229557099</text:p>
          </table:table-cell>
        </table:table-row>
        <table:table-row table:style-name="ro1">
          <table:table-cell office:value-type="float" office:value="-0.115029248215161" calcext:value-type="float">
            <text:p>-0.115029248215161</text:p>
          </table:table-cell>
          <table:table-cell office:value-type="float" office:value="-0.0825830603679301" calcext:value-type="float">
            <text:p>-0.0825830603679301</text:p>
          </table:table-cell>
          <table:table-cell office:value-type="float" office:value="0.878234160325056" calcext:value-type="float">
            <text:p>0.878234160325056</text:p>
          </table:table-cell>
        </table:table-row>
        <table:table-row table:style-name="ro1">
          <table:table-cell office:value-type="float" office:value="-0.109963337304539" calcext:value-type="float">
            <text:p>-0.109963337304539</text:p>
          </table:table-cell>
          <table:table-cell office:value-type="float" office:value="-0.088802668931623" calcext:value-type="float">
            <text:p>-0.088802668931623</text:p>
          </table:table-cell>
          <table:table-cell office:value-type="float" office:value="0.882508001996895" calcext:value-type="float">
            <text:p>0.882508001996895</text:p>
          </table:table-cell>
        </table:table-row>
        <table:table-row table:style-name="ro1">
          <table:table-cell office:value-type="float" office:value="-0.104057323373191" calcext:value-type="float">
            <text:p>-0.104057323373191</text:p>
          </table:table-cell>
          <table:table-cell office:value-type="float" office:value="-0.0951292486257231" calcext:value-type="float">
            <text:p>-0.0951292486257231</text:p>
          </table:table-cell>
          <table:table-cell office:value-type="float" office:value="0.883625349471169" calcext:value-type="float">
            <text:p>0.883625349471169</text:p>
          </table:table-cell>
        </table:table-row>
        <table:table-row table:style-name="ro1">
          <table:table-cell office:value-type="float" office:value="-0.0984067533280005" calcext:value-type="float">
            <text:p>-0.0984067533280005</text:p>
          </table:table-cell>
          <table:table-cell office:value-type="float" office:value="-0.101701631862306" calcext:value-type="float">
            <text:p>-0.101701631862306</text:p>
          </table:table-cell>
          <table:table-cell office:value-type="float" office:value="0.886832261001516" calcext:value-type="float">
            <text:p>0.886832261001516</text:p>
          </table:table-cell>
        </table:table-row>
        <table:table-row table:style-name="ro1">
          <table:table-cell office:value-type="float" office:value="-0.0926011569584539" calcext:value-type="float">
            <text:p>-0.0926011569584539</text:p>
          </table:table-cell>
          <table:table-cell office:value-type="float" office:value="-0.108230100667395" calcext:value-type="float">
            <text:p>-0.108230100667395</text:p>
          </table:table-cell>
          <table:table-cell office:value-type="float" office:value="0.889476842295714" calcext:value-type="float">
            <text:p>0.889476842295714</text:p>
          </table:table-cell>
        </table:table-row>
        <table:table-row table:style-name="ro1">
          <table:table-cell office:value-type="float" office:value="-0.0862882395281029" calcext:value-type="float">
            <text:p>-0.0862882395281029</text:p>
          </table:table-cell>
          <table:table-cell office:value-type="float" office:value="-0.114045085923486" calcext:value-type="float">
            <text:p>-0.114045085923486</text:p>
          </table:table-cell>
          <table:table-cell office:value-type="float" office:value="0.887497479444584" calcext:value-type="float">
            <text:p>0.887497479444584</text:p>
          </table:table-cell>
        </table:table-row>
        <table:table-row table:style-name="ro1">
          <table:table-cell office:value-type="float" office:value="-0.0795812973124865" calcext:value-type="float">
            <text:p>-0.0795812973124865</text:p>
          </table:table-cell>
          <table:table-cell office:value-type="float" office:value="-0.119039168996547" calcext:value-type="float">
            <text:p>-0.119039168996547</text:p>
          </table:table-cell>
          <table:table-cell office:value-type="float" office:value="0.886300609370893" calcext:value-type="float">
            <text:p>0.886300609370893</text:p>
          </table:table-cell>
        </table:table-row>
        <table:table-row table:style-name="ro1">
          <table:table-cell office:value-type="float" office:value="-0.073499033981397" calcext:value-type="float">
            <text:p>-0.073499033981397</text:p>
          </table:table-cell>
          <table:table-cell office:value-type="float" office:value="-0.123577433686221" calcext:value-type="float">
            <text:p>-0.123577433686221</text:p>
          </table:table-cell>
          <table:table-cell office:value-type="float" office:value="0.889041998864329" calcext:value-type="float">
            <text:p>0.889041998864329</text:p>
          </table:table-cell>
        </table:table-row>
        <table:table-row table:style-name="ro1">
          <table:table-cell office:value-type="float" office:value="-0.0674414416596418" calcext:value-type="float">
            <text:p>-0.0674414416596418</text:p>
          </table:table-cell>
          <table:table-cell office:value-type="float" office:value="-0.12861630543507" calcext:value-type="float">
            <text:p>-0.12861630543507</text:p>
          </table:table-cell>
          <table:table-cell office:value-type="float" office:value="0.896256977758429" calcext:value-type="float">
            <text:p>0.896256977758429</text:p>
          </table:table-cell>
        </table:table-row>
        <table:table-row table:style-name="ro1">
          <table:table-cell office:value-type="float" office:value="-0.0628299237643981" calcext:value-type="float">
            <text:p>-0.0628299237643981</text:p>
          </table:table-cell>
          <table:table-cell office:value-type="float" office:value="-0.132706975400265" calcext:value-type="float">
            <text:p>-0.132706975400265</text:p>
          </table:table-cell>
          <table:table-cell office:value-type="float" office:value="0.902168120441816" calcext:value-type="float">
            <text:p>0.902168120441816</text:p>
          </table:table-cell>
        </table:table-row>
        <table:table-row table:style-name="ro1">
          <table:table-cell office:value-type="float" office:value="-0.0576028960180674" calcext:value-type="float">
            <text:p>-0.0576028960180674</text:p>
          </table:table-cell>
          <table:table-cell office:value-type="float" office:value="-0.134344909837046" calcext:value-type="float">
            <text:p>-0.134344909837046</text:p>
          </table:table-cell>
          <table:table-cell office:value-type="float" office:value="0.898699321473013" calcext:value-type="float">
            <text:p>0.898699321473013</text:p>
          </table:table-cell>
        </table:table-row>
        <table:table-row table:style-name="ro1">
          <table:table-cell office:value-type="float" office:value="-0.0530817225896219" calcext:value-type="float">
            <text:p>-0.0530817225896219</text:p>
          </table:table-cell>
          <table:table-cell office:value-type="float" office:value="-0.135659399691339" calcext:value-type="float">
            <text:p>-0.135659399691339</text:p>
          </table:table-cell>
          <table:table-cell office:value-type="float" office:value="0.894356967390396" calcext:value-type="float">
            <text:p>0.894356967390396</text:p>
          </table:table-cell>
        </table:table-row>
        <table:table-row table:style-name="ro1">
          <table:table-cell office:value-type="float" office:value="-0.0499932666244905" calcext:value-type="float">
            <text:p>-0.0499932666244905</text:p>
          </table:table-cell>
          <table:table-cell office:value-type="float" office:value="-0.138307798517267" calcext:value-type="float">
            <text:p>-0.138307798517267</text:p>
          </table:table-cell>
          <table:table-cell office:value-type="float" office:value="0.90007576174583" calcext:value-type="float">
            <text:p>0.90007576174583</text:p>
          </table:table-cell>
        </table:table-row>
        <table:table-row table:style-name="ro1">
          <table:table-cell office:value-type="float" office:value="-0.0476590793714672" calcext:value-type="float">
            <text:p>-0.0476590793714672</text:p>
          </table:table-cell>
          <table:table-cell office:value-type="float" office:value="-0.138155793756663" calcext:value-type="float">
            <text:p>-0.138155793756663</text:p>
          </table:table-cell>
          <table:table-cell office:value-type="float" office:value="0.898970463252982" calcext:value-type="float">
            <text:p>0.898970463252982</text:p>
          </table:table-cell>
        </table:table-row>
        <table:table-row table:style-name="ro1">
          <table:table-cell office:value-type="float" office:value="-0.0466358268218413" calcext:value-type="float">
            <text:p>-0.0466358268218413</text:p>
          </table:table-cell>
          <table:table-cell office:value-type="float" office:value="-0.1372543136337" calcext:value-type="float">
            <text:p>-0.1372543136337</text:p>
          </table:table-cell>
          <table:table-cell office:value-type="float" office:value="0.899879345161959" calcext:value-type="float">
            <text:p>0.899879345161959</text:p>
          </table:table-cell>
        </table:table-row>
        <table:table-row table:style-name="ro1">
          <table:table-cell office:value-type="float" office:value="-0.0464474241191456" calcext:value-type="float">
            <text:p>-0.0464474241191456</text:p>
          </table:table-cell>
          <table:table-cell office:value-type="float" office:value="-0.135661874906664" calcext:value-type="float">
            <text:p>-0.135661874906664</text:p>
          </table:table-cell>
          <table:table-cell office:value-type="float" office:value="0.901682168684162" calcext:value-type="float">
            <text:p>0.901682168684162</text:p>
          </table:table-cell>
        </table:table-row>
        <table:table-row table:style-name="ro1">
          <table:table-cell office:value-type="float" office:value="-0.0472289496565134" calcext:value-type="float">
            <text:p>-0.0472289496565134</text:p>
          </table:table-cell>
          <table:table-cell office:value-type="float" office:value="-0.133490365023435" calcext:value-type="float">
            <text:p>-0.133490365023435</text:p>
          </table:table-cell>
          <table:table-cell office:value-type="float" office:value="0.901984907417684" calcext:value-type="float">
            <text:p>0.901984907417684</text:p>
          </table:table-cell>
        </table:table-row>
        <table:table-row table:style-name="ro1">
          <table:table-cell office:value-type="float" office:value="-0.0489725484632953" calcext:value-type="float">
            <text:p>-0.0489725484632953</text:p>
          </table:table-cell>
          <table:table-cell office:value-type="float" office:value="-0.131040950148154" calcext:value-type="float">
            <text:p>-0.131040950148154</text:p>
          </table:table-cell>
          <table:table-cell office:value-type="float" office:value="0.902840945109326" calcext:value-type="float">
            <text:p>0.902840945109326</text:p>
          </table:table-cell>
        </table:table-row>
        <table:table-row table:style-name="ro1">
          <table:table-cell office:value-type="float" office:value="-0.0512426310029046" calcext:value-type="float">
            <text:p>-0.0512426310029046</text:p>
          </table:table-cell>
          <table:table-cell office:value-type="float" office:value="-0.127709675385788" calcext:value-type="float">
            <text:p>-0.127709675385788</text:p>
          </table:table-cell>
          <table:table-cell office:value-type="float" office:value="0.903383740821767" calcext:value-type="float">
            <text:p>0.903383740821767</text:p>
          </table:table-cell>
        </table:table-row>
        <table:table-row table:style-name="ro1">
          <table:table-cell office:value-type="float" office:value="-0.0545614931739185" calcext:value-type="float">
            <text:p>-0.0545614931739185</text:p>
          </table:table-cell>
          <table:table-cell office:value-type="float" office:value="-0.124008801219721" calcext:value-type="float">
            <text:p>-0.124008801219721</text:p>
          </table:table-cell>
          <table:table-cell office:value-type="float" office:value="0.902900036383927" calcext:value-type="float">
            <text:p>0.902900036383927</text:p>
          </table:table-cell>
        </table:table-row>
        <table:table-row table:style-name="ro1">
          <table:table-cell office:value-type="float" office:value="-0.058779265613017" calcext:value-type="float">
            <text:p>-0.058779265613017</text:p>
          </table:table-cell>
          <table:table-cell office:value-type="float" office:value="-0.120295328943163" calcext:value-type="float">
            <text:p>-0.120295328943163</text:p>
          </table:table-cell>
          <table:table-cell office:value-type="float" office:value="0.901507692888302" calcext:value-type="float">
            <text:p>0.901507692888302</text:p>
          </table:table-cell>
        </table:table-row>
        <table:table-row table:style-name="ro1">
          <table:table-cell office:value-type="float" office:value="-0.0636519246604953" calcext:value-type="float">
            <text:p>-0.0636519246604953</text:p>
          </table:table-cell>
          <table:table-cell office:value-type="float" office:value="-0.116174371927087" calcext:value-type="float">
            <text:p>-0.116174371927087</text:p>
          </table:table-cell>
          <table:table-cell office:value-type="float" office:value="0.90105656357762" calcext:value-type="float">
            <text:p>0.90105656357762</text:p>
          </table:table-cell>
        </table:table-row>
        <table:table-row table:style-name="ro1">
          <table:table-cell office:value-type="float" office:value="-0.0688791928762831" calcext:value-type="float">
            <text:p>-0.0688791928762831</text:p>
          </table:table-cell>
          <table:table-cell office:value-type="float" office:value="-0.111193856363461" calcext:value-type="float">
            <text:p>-0.111193856363461</text:p>
          </table:table-cell>
          <table:table-cell office:value-type="float" office:value="0.902284715909864" calcext:value-type="float">
            <text:p>0.902284715909864</text:p>
          </table:table-cell>
        </table:table-row>
        <table:table-row table:style-name="ro1">
          <table:table-cell office:value-type="float" office:value="-0.0747132444280223" calcext:value-type="float">
            <text:p>-0.0747132444280223</text:p>
          </table:table-cell>
          <table:table-cell office:value-type="float" office:value="-0.106482174951653" calcext:value-type="float">
            <text:p>-0.106482174951653</text:p>
          </table:table-cell>
          <table:table-cell office:value-type="float" office:value="0.904478343251579" calcext:value-type="float">
            <text:p>0.904478343251579</text:p>
          </table:table-cell>
        </table:table-row>
        <table:table-row table:style-name="ro1">
          <table:table-cell office:value-type="float" office:value="-0.080148944045561" calcext:value-type="float">
            <text:p>-0.080148944045561</text:p>
          </table:table-cell>
          <table:table-cell office:value-type="float" office:value="-0.101494028673755" calcext:value-type="float">
            <text:p>-0.101494028673755</text:p>
          </table:table-cell>
          <table:table-cell office:value-type="float" office:value="0.904751866534446" calcext:value-type="float">
            <text:p>0.904751866534446</text:p>
          </table:table-cell>
        </table:table-row>
        <table:table-row table:style-name="ro1">
          <table:table-cell office:value-type="float" office:value="-0.0854781572341766" calcext:value-type="float">
            <text:p>-0.0854781572341766</text:p>
          </table:table-cell>
          <table:table-cell office:value-type="float" office:value="-0.0963288016979743" calcext:value-type="float">
            <text:p>-0.0963288016979743</text:p>
          </table:table-cell>
          <table:table-cell office:value-type="float" office:value="0.904566586084992" calcext:value-type="float">
            <text:p>0.904566586084992</text:p>
          </table:table-cell>
        </table:table-row>
        <table:table-row table:style-name="ro1">
          <table:table-cell office:value-type="float" office:value="-0.0910577749653667" calcext:value-type="float">
            <text:p>-0.0910577749653667</text:p>
          </table:table-cell>
          <table:table-cell office:value-type="float" office:value="-0.0900939239016776" calcext:value-type="float">
            <text:p>-0.0900939239016776</text:p>
          </table:table-cell>
          <table:table-cell office:value-type="float" office:value="0.904508953839529" calcext:value-type="float">
            <text:p>0.904508953839529</text:p>
          </table:table-cell>
        </table:table-row>
        <table:table-row table:style-name="ro1">
          <table:table-cell office:value-type="float" office:value="-0.0972330588107431" calcext:value-type="float">
            <text:p>-0.0972330588107431</text:p>
          </table:table-cell>
          <table:table-cell office:value-type="float" office:value="-0.0836972721485038" calcext:value-type="float">
            <text:p>-0.0836972721485038</text:p>
          </table:table-cell>
          <table:table-cell office:value-type="float" office:value="0.905290511827673" calcext:value-type="float">
            <text:p>0.905290511827673</text:p>
          </table:table-cell>
        </table:table-row>
        <table:table-row table:style-name="ro1">
          <table:table-cell office:value-type="float" office:value="-0.10341042661106" calcext:value-type="float">
            <text:p>-0.10341042661106</text:p>
          </table:table-cell>
          <table:table-cell office:value-type="float" office:value="-0.0762726377720265" calcext:value-type="float">
            <text:p>-0.0762726377720265</text:p>
          </table:table-cell>
          <table:table-cell office:value-type="float" office:value="0.898376299640173" calcext:value-type="float">
            <text:p>0.898376299640173</text:p>
          </table:table-cell>
        </table:table-row>
        <table:table-row table:style-name="ro1">
          <table:table-cell office:value-type="float" office:value="-0.109256137830064" calcext:value-type="float">
            <text:p>-0.109256137830064</text:p>
          </table:table-cell>
          <table:table-cell office:value-type="float" office:value="-0.06777578413823" calcext:value-type="float">
            <text:p>-0.06777578413823</text:p>
          </table:table-cell>
          <table:table-cell office:value-type="float" office:value="0.892673524579303" calcext:value-type="float">
            <text:p>0.892673524579303</text:p>
          </table:table-cell>
        </table:table-row>
        <table:table-row table:style-name="ro1">
          <table:table-cell office:value-type="float" office:value="-0.11642377594561" calcext:value-type="float">
            <text:p>-0.11642377594561</text:p>
          </table:table-cell>
          <table:table-cell office:value-type="float" office:value="-0.0603427012498448" calcext:value-type="float">
            <text:p>-0.0603427012498448</text:p>
          </table:table-cell>
          <table:table-cell office:value-type="float" office:value="0.899977601320148" calcext:value-type="float">
            <text:p>0.899977601320148</text:p>
          </table:table-cell>
        </table:table-row>
        <table:table-row table:style-name="ro1">
          <table:table-cell office:value-type="float" office:value="-0.12404131784484" calcext:value-type="float">
            <text:p>-0.12404131784484</text:p>
          </table:table-cell>
          <table:table-cell office:value-type="float" office:value="-0.0529923875652319" calcext:value-type="float">
            <text:p>-0.0529923875652319</text:p>
          </table:table-cell>
          <table:table-cell office:value-type="float" office:value="0.908421210241597" calcext:value-type="float">
            <text:p>0.908421210241597</text:p>
          </table:table-cell>
        </table:table-row>
        <table:table-row table:style-name="ro1">
          <table:table-cell office:value-type="float" office:value="-0.129787199815468" calcext:value-type="float">
            <text:p>-0.129787199815468</text:p>
          </table:table-cell>
          <table:table-cell office:value-type="float" office:value="-0.0462859940649075" calcext:value-type="float">
            <text:p>-0.0462859940649075</text:p>
          </table:table-cell>
          <table:table-cell office:value-type="float" office:value="0.909615117033976" calcext:value-type="float">
            <text:p>0.909615117033976</text:p>
          </table:table-cell>
        </table:table-row>
        <table:table-row table:style-name="ro1">
          <table:table-cell office:value-type="float" office:value="-0.13538719612151" calcext:value-type="float">
            <text:p>-0.13538719612151</text:p>
          </table:table-cell>
          <table:table-cell office:value-type="float" office:value="-0.0394561175815974" calcext:value-type="float">
            <text:p>-0.0394561175815974</text:p>
          </table:table-cell>
          <table:table-cell office:value-type="float" office:value="0.911686330505217" calcext:value-type="float">
            <text:p>0.911686330505217</text:p>
          </table:table-cell>
        </table:table-row>
        <table:table-row table:style-name="ro1">
          <table:table-cell office:value-type="float" office:value="-0.140830589364879" calcext:value-type="float">
            <text:p>-0.140830589364879</text:p>
          </table:table-cell>
          <table:table-cell office:value-type="float" office:value="-0.0333500967632243" calcext:value-type="float">
            <text:p>-0.0333500967632243</text:p>
          </table:table-cell>
          <table:table-cell office:value-type="float" office:value="0.912365622587681" calcext:value-type="float">
            <text:p>0.912365622587681</text:p>
          </table:table-cell>
        </table:table-row>
        <table:table-row table:style-name="ro1">
          <table:table-cell office:value-type="float" office:value="-0.145071663122101" calcext:value-type="float">
            <text:p>-0.145071663122101</text:p>
          </table:table-cell>
          <table:table-cell office:value-type="float" office:value="-0.0278313933420978" calcext:value-type="float">
            <text:p>-0.0278313933420978</text:p>
          </table:table-cell>
          <table:table-cell office:value-type="float" office:value="0.909954411396096" calcext:value-type="float">
            <text:p>0.909954411396096</text:p>
          </table:table-cell>
        </table:table-row>
        <table:table-row table:style-name="ro1">
          <table:table-cell office:value-type="float" office:value="-0.149947218330346" calcext:value-type="float">
            <text:p>-0.149947218330346</text:p>
          </table:table-cell>
          <table:table-cell office:value-type="float" office:value="-0.0217536120267715" calcext:value-type="float">
            <text:p>-0.0217536120267715</text:p>
          </table:table-cell>
          <table:table-cell office:value-type="float" office:value="0.91210512286076" calcext:value-type="float">
            <text:p>0.91210512286076</text:p>
          </table:table-cell>
        </table:table-row>
        <table:table-row table:style-name="ro1">
          <table:table-cell office:value-type="float" office:value="-0.154169934138917" calcext:value-type="float">
            <text:p>-0.154169934138917</text:p>
          </table:table-cell>
          <table:table-cell office:value-type="float" office:value="-0.0163944090004578" calcext:value-type="float">
            <text:p>-0.0163944090004578</text:p>
          </table:table-cell>
          <table:table-cell office:value-type="float" office:value="0.912785947819314" calcext:value-type="float">
            <text:p>0.912785947819314</text:p>
          </table:table-cell>
        </table:table-row>
        <table:table-row table:style-name="ro1">
          <table:table-cell office:value-type="float" office:value="-0.157827711770168" calcext:value-type="float">
            <text:p>-0.157827711770168</text:p>
          </table:table-cell>
          <table:table-cell office:value-type="float" office:value="-0.0112538662951745" calcext:value-type="float">
            <text:p>-0.0112538662951745</text:p>
          </table:table-cell>
          <table:table-cell office:value-type="float" office:value="0.915603395643705" calcext:value-type="float">
            <text:p>0.915603395643705</text:p>
          </table:table-cell>
        </table:table-row>
        <table:table-row table:style-name="ro1">
          <table:table-cell office:value-type="float" office:value="-0.160510216292316" calcext:value-type="float">
            <text:p>-0.160510216292316</text:p>
          </table:table-cell>
          <table:table-cell office:value-type="float" office:value="-0.00609661646355928" calcext:value-type="float">
            <text:p>-0.00609661646355928</text:p>
          </table:table-cell>
          <table:table-cell office:value-type="float" office:value="0.917971786131068" calcext:value-type="float">
            <text:p>0.917971786131068</text:p>
          </table:table-cell>
        </table:table-row>
        <table:table-row table:style-name="ro1">
          <table:table-cell office:value-type="float" office:value="-0.162967158520665" calcext:value-type="float">
            <text:p>-0.162967158520665</text:p>
          </table:table-cell>
          <table:table-cell office:value-type="float" office:value="-0.00208444846227822" calcext:value-type="float">
            <text:p>-0.00208444846227822</text:p>
          </table:table-cell>
          <table:table-cell office:value-type="float" office:value="0.920855669109651" calcext:value-type="float">
            <text:p>0.920855669109651</text:p>
          </table:table-cell>
        </table:table-row>
        <table:table-row table:style-name="ro1">
          <table:table-cell office:value-type="float" office:value="-0.164677931723873" calcext:value-type="float">
            <text:p>-0.164677931723873</text:p>
          </table:table-cell>
          <table:table-cell office:value-type="float" office:value="0.00107388542772534" calcext:value-type="float">
            <text:p>0.00107388542772534</text:p>
          </table:table-cell>
          <table:table-cell office:value-type="float" office:value="0.92311159654939" calcext:value-type="float">
            <text:p>0.92311159654939</text:p>
          </table:table-cell>
        </table:table-row>
        <table:table-row table:style-name="ro1">
          <table:table-cell office:value-type="float" office:value="-0.165657529145068" calcext:value-type="float">
            <text:p>-0.165657529145068</text:p>
          </table:table-cell>
          <table:table-cell office:value-type="float" office:value="0.00385297228211195" calcext:value-type="float">
            <text:p>0.00385297228211195</text:p>
          </table:table-cell>
          <table:table-cell office:value-type="float" office:value="0.925539559237321" calcext:value-type="float">
            <text:p>0.925539559237321</text:p>
          </table:table-cell>
        </table:table-row>
        <table:table-row table:style-name="ro1">
          <table:table-cell office:value-type="float" office:value="-0.166290485878681" calcext:value-type="float">
            <text:p>-0.166290485878681</text:p>
          </table:table-cell>
          <table:table-cell office:value-type="float" office:value="0.00560267575254077" calcext:value-type="float">
            <text:p>0.00560267575254077</text:p>
          </table:table-cell>
          <table:table-cell office:value-type="float" office:value="0.927720162119118" calcext:value-type="float">
            <text:p>0.927720162119118</text:p>
          </table:table-cell>
        </table:table-row>
        <table:table-row table:style-name="ro1">
          <table:table-cell office:value-type="float" office:value="-0.166865387529445" calcext:value-type="float">
            <text:p>-0.166865387529445</text:p>
          </table:table-cell>
          <table:table-cell office:value-type="float" office:value="0.00694625883689738" calcext:value-type="float">
            <text:p>0.00694625883689738</text:p>
          </table:table-cell>
          <table:table-cell office:value-type="float" office:value="0.929539524274087" calcext:value-type="float">
            <text:p>0.929539524274087</text:p>
          </table:table-cell>
        </table:table-row>
        <table:table-row table:style-name="ro1">
          <table:table-cell office:value-type="float" office:value="-0.167565593039337" calcext:value-type="float">
            <text:p>-0.167565593039337</text:p>
          </table:table-cell>
          <table:table-cell office:value-type="float" office:value="0.00804942028503849" calcext:value-type="float">
            <text:p>0.00804942028503849</text:p>
          </table:table-cell>
          <table:table-cell office:value-type="float" office:value="0.930391257169863" calcext:value-type="float">
            <text:p>0.930391257169863</text:p>
          </table:table-cell>
        </table:table-row>
        <table:table-row table:style-name="ro1">
          <table:table-cell office:value-type="float" office:value="-0.169031680278896" calcext:value-type="float">
            <text:p>-0.169031680278896</text:p>
          </table:table-cell>
          <table:table-cell office:value-type="float" office:value="0.00859465095972074" calcext:value-type="float">
            <text:p>0.00859465095972074</text:p>
          </table:table-cell>
          <table:table-cell office:value-type="float" office:value="0.932594186827755" calcext:value-type="float">
            <text:p>0.932594186827755</text:p>
          </table:table-cell>
        </table:table-row>
        <table:table-row table:style-name="ro1">
          <table:table-cell office:value-type="float" office:value="-0.170252231605817" calcext:value-type="float">
            <text:p>-0.170252231605817</text:p>
          </table:table-cell>
          <table:table-cell office:value-type="float" office:value="0.00904544209576635" calcext:value-type="float">
            <text:p>0.00904544209576635</text:p>
          </table:table-cell>
          <table:table-cell office:value-type="float" office:value="0.933171568509295" calcext:value-type="float">
            <text:p>0.933171568509295</text:p>
          </table:table-cell>
        </table:table-row>
        <table:table-row table:style-name="ro1">
          <table:table-cell office:value-type="float" office:value="-0.171117681103431" calcext:value-type="float">
            <text:p>-0.171117681103431</text:p>
          </table:table-cell>
          <table:table-cell office:value-type="float" office:value="0.0094093517785204" calcext:value-type="float">
            <text:p>0.0094093517785204</text:p>
          </table:table-cell>
          <table:table-cell office:value-type="float" office:value="0.93475280112478" calcext:value-type="float">
            <text:p>0.93475280112478</text:p>
          </table:table-cell>
        </table:table-row>
        <table:table-row table:style-name="ro1">
          <table:table-cell office:value-type="float" office:value="-0.172040029746126" calcext:value-type="float">
            <text:p>-0.172040029746126</text:p>
          </table:table-cell>
          <table:table-cell office:value-type="float" office:value="0.00922576959942202" calcext:value-type="float">
            <text:p>0.00922576959942202</text:p>
          </table:table-cell>
          <table:table-cell office:value-type="float" office:value="0.936259850375552" calcext:value-type="float">
            <text:p>0.936259850375552</text:p>
          </table:table-cell>
        </table:table-row>
        <table:table-row table:style-name="ro1">
          <table:table-cell office:value-type="float" office:value="-0.172907547923117" calcext:value-type="float">
            <text:p>-0.172907547923117</text:p>
          </table:table-cell>
          <table:table-cell office:value-type="float" office:value="0.00850407102934836" calcext:value-type="float">
            <text:p>0.00850407102934836</text:p>
          </table:table-cell>
          <table:table-cell office:value-type="float" office:value="0.937131082118924" calcext:value-type="float">
            <text:p>0.937131082118924</text:p>
          </table:table-cell>
        </table:table-row>
        <table:table-row table:style-name="ro1">
          <table:table-cell office:value-type="float" office:value="-0.173543760004607" calcext:value-type="float">
            <text:p>-0.173543760004607</text:p>
          </table:table-cell>
          <table:table-cell office:value-type="float" office:value="0.00782616288401607" calcext:value-type="float">
            <text:p>0.00782616288401607</text:p>
          </table:table-cell>
          <table:table-cell office:value-type="float" office:value="0.936918448771858" calcext:value-type="float">
            <text:p>0.936918448771858</text:p>
          </table:table-cell>
        </table:table-row>
        <table:table-row table:style-name="ro1">
          <table:table-cell office:value-type="float" office:value="-0.174124641351687" calcext:value-type="float">
            <text:p>-0.174124641351687</text:p>
          </table:table-cell>
          <table:table-cell office:value-type="float" office:value="0.00689214694611852" calcext:value-type="float">
            <text:p>0.00689214694611852</text:p>
          </table:table-cell>
          <table:table-cell office:value-type="float" office:value="0.937668759952888" calcext:value-type="float">
            <text:p>0.937668759952888</text:p>
          </table:table-cell>
        </table:table-row>
        <table:table-row table:style-name="ro1">
          <table:table-cell office:value-type="float" office:value="-0.174670102598907" calcext:value-type="float">
            <text:p>-0.174670102598907</text:p>
          </table:table-cell>
          <table:table-cell office:value-type="float" office:value="0.00609025195706079" calcext:value-type="float">
            <text:p>0.00609025195706079</text:p>
          </table:table-cell>
          <table:table-cell office:value-type="float" office:value="0.938278087827657" calcext:value-type="float">
            <text:p>0.938278087827657</text:p>
          </table:table-cell>
        </table:table-row>
        <table:table-row table:style-name="ro1">
          <table:table-cell office:value-type="float" office:value="-0.175241104541442" calcext:value-type="float">
            <text:p>-0.175241104541442</text:p>
          </table:table-cell>
          <table:table-cell office:value-type="float" office:value="0.00530532892730697" calcext:value-type="float">
            <text:p>0.00530532892730697</text:p>
          </table:table-cell>
          <table:table-cell office:value-type="float" office:value="0.939054039505043" calcext:value-type="float">
            <text:p>0.939054039505043</text:p>
          </table:table-cell>
        </table:table-row>
        <table:table-row table:style-name="ro1">
          <table:table-cell office:value-type="float" office:value="-0.175764341082506" calcext:value-type="float">
            <text:p>-0.175764341082506</text:p>
          </table:table-cell>
          <table:table-cell office:value-type="float" office:value="0.00452201065535394" calcext:value-type="float">
            <text:p>0.00452201065535394</text:p>
          </table:table-cell>
          <table:table-cell office:value-type="float" office:value="0.939517356705917" calcext:value-type="float">
            <text:p>0.939517356705917</text:p>
          </table:table-cell>
        </table:table-row>
        <table:table-row table:style-name="ro1">
          <table:table-cell office:value-type="float" office:value="-0.175910673752357" calcext:value-type="float">
            <text:p>-0.175910673752357</text:p>
          </table:table-cell>
          <table:table-cell office:value-type="float" office:value="0.00386049806537721" calcext:value-type="float">
            <text:p>0.00386049806537721</text:p>
          </table:table-cell>
          <table:table-cell office:value-type="float" office:value="0.940961978260883" calcext:value-type="float">
            <text:p>0.940961978260883</text:p>
          </table:table-cell>
        </table:table-row>
        <table:table-row table:style-name="ro1">
          <table:table-cell office:value-type="float" office:value="-0.17618689181439" calcext:value-type="float">
            <text:p>-0.17618689181439</text:p>
          </table:table-cell>
          <table:table-cell office:value-type="float" office:value="0.00360637164349729" calcext:value-type="float">
            <text:p>0.00360637164349729</text:p>
          </table:table-cell>
          <table:table-cell office:value-type="float" office:value="0.941197265303348" calcext:value-type="float">
            <text:p>0.941197265303348</text:p>
          </table:table-cell>
        </table:table-row>
        <table:table-row table:style-name="ro1">
          <table:table-cell office:value-type="float" office:value="-0.176279457776062" calcext:value-type="float">
            <text:p>-0.176279457776062</text:p>
          </table:table-cell>
          <table:table-cell office:value-type="float" office:value="0.00292924954212465" calcext:value-type="float">
            <text:p>0.00292924954212465</text:p>
          </table:table-cell>
          <table:table-cell office:value-type="float" office:value="0.942826470662747" calcext:value-type="float">
            <text:p>0.942826470662747</text:p>
          </table:table-cell>
        </table:table-row>
        <table:table-row table:style-name="ro1">
          <table:table-cell office:value-type="float" office:value="-0.176169412274632" calcext:value-type="float">
            <text:p>-0.176169412274632</text:p>
          </table:table-cell>
          <table:table-cell office:value-type="float" office:value="0.00245851546099078" calcext:value-type="float">
            <text:p>0.00245851546099078</text:p>
          </table:table-cell>
          <table:table-cell office:value-type="float" office:value="0.943673409162568" calcext:value-type="float">
            <text:p>0.943673409162568</text:p>
          </table:table-cell>
        </table:table-row>
        <table:table-row table:style-name="ro1">
          <table:table-cell office:value-type="float" office:value="-0.176128441092001" calcext:value-type="float">
            <text:p>-0.176128441092001</text:p>
          </table:table-cell>
          <table:table-cell office:value-type="float" office:value="0.0018670645755706" calcext:value-type="float">
            <text:p>0.0018670645755706</text:p>
          </table:table-cell>
          <table:table-cell office:value-type="float" office:value="0.94452363268212" calcext:value-type="float">
            <text:p>0.94452363268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6T11:53:14.606405272</dc:date>
    <meta:editing-duration>PT31M49S</meta:editing-duration>
    <meta:editing-cycles>1</meta:editing-cycles>
    <meta:document-statistic meta:table-count="1" meta:cell-count="2793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1cm" svg:y="3.703cm" style:legend-expansion="high" chart:style-name="ch2"/>
        <chart:plot-area chart:style-name="ch3" table:cell-range-address="translation.A1:translation.C931" chart:data-source-has-labels="row" svg:x="0.32cm" svg:y="0.18cm" svg:width="13.751cm" svg:height="8.64cm">
          <chart:coordinate-region svg:x="1.153cm" svg:y="0.379cm" svg:width="12.83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nslation.A2:translation.A931" chart:label-cell-address="translation.A1:translation.A1" chart:class="chart:line">
            <chart:data-point chart:repeated="930"/>
          </chart:series>
          <chart:series chart:style-name="ch7" chart:values-cell-range-address="translation.B2:translation.B931" chart:label-cell-address="translation.B1:translation.B1" chart:class="chart:line">
            <chart:data-point chart:repeated="930"/>
          </chart:series>
          <chart:series chart:style-name="ch8" chart:values-cell-range-address="translation.C2:translation.C931" chart:label-cell-address="translation.C1:translation.C1" chart:class="chart:line">
            <chart:data-point chart:repeated="9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</text:p>
                <draw:g>
                  <svg:desc>translation.A1:translation.A1</svg:desc>
                </draw:g>
              </table:table-cell>
              <table:table-cell office:value-type="string">
                <text:p>ty</text:p>
                <draw:g>
                  <svg:desc>translation.B1:translation.B1</svg:desc>
                </draw:g>
              </table:table-cell>
              <table:table-cell office:value-type="string">
                <text:p>tz</text:p>
                <draw:g>
                  <svg:desc>translation.C1:transl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2546730646643">
                <text:p>0.0242546730646643</text:p>
                <draw:g>
                  <svg:desc>translation.A2:translation.A931</svg:desc>
                </draw:g>
              </table:table-cell>
              <table:table-cell office:value-type="float" office:value="0.0445469137821863">
                <text:p>0.0445469137821863</text:p>
                <draw:g>
                  <svg:desc>translation.B2:translation.B931</svg:desc>
                </draw:g>
              </table:table-cell>
              <table:table-cell office:value-type="float" office:value="1.14722377412637">
                <text:p>1.14722377412637</text:p>
                <draw:g>
                  <svg:desc>translation.C2:translation.C9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9939312637683">
                <text:p>0.0239939312637683</text:p>
              </table:table-cell>
              <table:table-cell office:value-type="float" office:value="0.0446355029369932">
                <text:p>0.0446355029369932</text:p>
              </table:table-cell>
              <table:table-cell office:value-type="float" office:value="1.14704950824082">
                <text:p>1.14704950824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7370836550673">
                <text:p>0.0237370836550673</text:p>
              </table:table-cell>
              <table:table-cell office:value-type="float" office:value="0.0446301659830118">
                <text:p>0.0446301659830118</text:p>
              </table:table-cell>
              <table:table-cell office:value-type="float" office:value="1.1473027853119">
                <text:p>1.1473027853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4988316872923">
                <text:p>0.0234988316872923</text:p>
              </table:table-cell>
              <table:table-cell office:value-type="float" office:value="0.0447074730978441">
                <text:p>0.0447074730978441</text:p>
              </table:table-cell>
              <table:table-cell office:value-type="float" office:value="1.14685438977911">
                <text:p>1.14685438977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2294560765987">
                <text:p>0.0232294560765987</text:p>
              </table:table-cell>
              <table:table-cell office:value-type="float" office:value="0.044854701817108">
                <text:p>0.044854701817108</text:p>
              </table:table-cell>
              <table:table-cell office:value-type="float" office:value="1.14622520668607">
                <text:p>1.14622520668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8957579815987">
                <text:p>0.0228957579815987</text:p>
              </table:table-cell>
              <table:table-cell office:value-type="float" office:value="0.0450367152886965">
                <text:p>0.0450367152886965</text:p>
              </table:table-cell>
              <table:table-cell office:value-type="float" office:value="1.14707599649246">
                <text:p>1.14707599649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4712094028994">
                <text:p>0.0224712094028994</text:p>
              </table:table-cell>
              <table:table-cell office:value-type="float" office:value="0.0452979509104707">
                <text:p>0.0452979509104707</text:p>
              </table:table-cell>
              <table:table-cell office:value-type="float" office:value="1.14667889332158">
                <text:p>1.14667889332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9127209808013">
                <text:p>0.0219127209808013</text:p>
              </table:table-cell>
              <table:table-cell office:value-type="float" office:value="0.0454389517933193">
                <text:p>0.0454389517933193</text:p>
              </table:table-cell>
              <table:table-cell office:value-type="float" office:value="1.14693058094331">
                <text:p>1.14693058094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3888475946215">
                <text:p>0.0213888475946215</text:p>
              </table:table-cell>
              <table:table-cell office:value-type="float" office:value="0.0457442513802965">
                <text:p>0.0457442513802965</text:p>
              </table:table-cell>
              <table:table-cell office:value-type="float" office:value="1.1485589857911">
                <text:p>1.1485589857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8261240966151">
                <text:p>0.0208261240966151</text:p>
              </table:table-cell>
              <table:table-cell office:value-type="float" office:value="0.0459519863242563">
                <text:p>0.0459519863242563</text:p>
              </table:table-cell>
              <table:table-cell office:value-type="float" office:value="1.14819162432449">
                <text:p>1.14819162432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3016142182694">
                <text:p>0.0203016142182694</text:p>
              </table:table-cell>
              <table:table-cell office:value-type="float" office:value="0.0462386145398073">
                <text:p>0.0462386145398073</text:p>
              </table:table-cell>
              <table:table-cell office:value-type="float" office:value="1.14892906656929">
                <text:p>1.14892906656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6561644333229">
                <text:p>0.0196561644333229</text:p>
              </table:table-cell>
              <table:table-cell office:value-type="float" office:value="0.0463647794380912">
                <text:p>0.0463647794380912</text:p>
              </table:table-cell>
              <table:table-cell office:value-type="float" office:value="1.14841408670531">
                <text:p>1.14841408670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1077210704102">
                <text:p>0.0191077210704102</text:p>
              </table:table-cell>
              <table:table-cell office:value-type="float" office:value="0.0465515214843111">
                <text:p>0.0465515214843111</text:p>
              </table:table-cell>
              <table:table-cell office:value-type="float" office:value="1.14950262603583">
                <text:p>1.14950262603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4821569718602">
                <text:p>0.0184821569718602</text:p>
              </table:table-cell>
              <table:table-cell office:value-type="float" office:value="0.0467360770608611">
                <text:p>0.0467360770608611</text:p>
              </table:table-cell>
              <table:table-cell office:value-type="float" office:value="1.14928006820792">
                <text:p>1.14928006820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7109365363743">
                <text:p>0.0177109365363743</text:p>
              </table:table-cell>
              <table:table-cell office:value-type="float" office:value="0.0470466374053454">
                <text:p>0.0470466374053454</text:p>
              </table:table-cell>
              <table:table-cell office:value-type="float" office:value="1.14908193146299">
                <text:p>1.14908193146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9104992215415">
                <text:p>0.0169104992215415</text:p>
              </table:table-cell>
              <table:table-cell office:value-type="float" office:value="0.0474028550331085">
                <text:p>0.0474028550331085</text:p>
              </table:table-cell>
              <table:table-cell office:value-type="float" office:value="1.14961600023392">
                <text:p>1.14961600023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0705973983025">
                <text:p>0.0160705973983025</text:p>
              </table:table-cell>
              <table:table-cell office:value-type="float" office:value="0.0477268536056661">
                <text:p>0.0477268536056661</text:p>
              </table:table-cell>
              <table:table-cell office:value-type="float" office:value="1.15039120419353">
                <text:p>1.15039120419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2371705373158">
                <text:p>0.0152371705373158</text:p>
              </table:table-cell>
              <table:table-cell office:value-type="float" office:value="0.0481518175068565">
                <text:p>0.0481518175068565</text:p>
              </table:table-cell>
              <table:table-cell office:value-type="float" office:value="1.15056512201374">
                <text:p>1.15056512201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370226230069">
                <text:p>0.014370226230069</text:p>
              </table:table-cell>
              <table:table-cell office:value-type="float" office:value="0.0486103468372637">
                <text:p>0.0486103468372637</text:p>
              </table:table-cell>
              <table:table-cell office:value-type="float" office:value="1.15074776748767">
                <text:p>1.15074776748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4395588770895">
                <text:p>0.0134395588770895</text:p>
              </table:table-cell>
              <table:table-cell office:value-type="float" office:value="0.0491573917405601">
                <text:p>0.0491573917405601</text:p>
              </table:table-cell>
              <table:table-cell office:value-type="float" office:value="1.15137008810552">
                <text:p>1.15137008810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4791794543203">
                <text:p>0.0124791794543203</text:p>
              </table:table-cell>
              <table:table-cell office:value-type="float" office:value="0.0496007563404611">
                <text:p>0.0496007563404611</text:p>
              </table:table-cell>
              <table:table-cell office:value-type="float" office:value="1.15138881878502">
                <text:p>1.15138881878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3624409812704">
                <text:p>0.0113624409812704</text:p>
              </table:table-cell>
              <table:table-cell office:value-type="float" office:value="0.0503490520870122">
                <text:p>0.0503490520870122</text:p>
              </table:table-cell>
              <table:table-cell office:value-type="float" office:value="1.15212953151752">
                <text:p>1.15212953151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4629542885954">
                <text:p>0.0104629542885954</text:p>
              </table:table-cell>
              <table:table-cell office:value-type="float" office:value="0.0508466173742807">
                <text:p>0.0508466173742807</text:p>
              </table:table-cell>
              <table:table-cell office:value-type="float" office:value="1.15278942538964">
                <text:p>1.15278942538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51092354608607">
                <text:p>0.00951092354608607</text:p>
              </table:table-cell>
              <table:table-cell office:value-type="float" office:value="0.0513088245888075">
                <text:p>0.0513088245888075</text:p>
              </table:table-cell>
              <table:table-cell office:value-type="float" office:value="1.1529879216546">
                <text:p>1.15298792165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71457234984727">
                <text:p>0.00871457234984727</text:p>
              </table:table-cell>
              <table:table-cell office:value-type="float" office:value="0.0517630960481607">
                <text:p>0.0517630960481607</text:p>
              </table:table-cell>
              <table:table-cell office:value-type="float" office:value="1.1528638146057">
                <text:p>1.1528638146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62014810148452">
                <text:p>0.00762014810148452</text:p>
              </table:table-cell>
              <table:table-cell office:value-type="float" office:value="0.0523250508815913">
                <text:p>0.0523250508815913</text:p>
              </table:table-cell>
              <table:table-cell office:value-type="float" office:value="1.15400446041999">
                <text:p>1.15400446041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86770917184272">
                <text:p>0.00686770917184272</text:p>
              </table:table-cell>
              <table:table-cell office:value-type="float" office:value="0.0529152595888081">
                <text:p>0.0529152595888081</text:p>
              </table:table-cell>
              <table:table-cell office:value-type="float" office:value="1.15451420774291">
                <text:p>1.15451420774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07900581488497">
                <text:p>0.00607900581488497</text:p>
              </table:table-cell>
              <table:table-cell office:value-type="float" office:value="0.0533847365672697">
                <text:p>0.0533847365672697</text:p>
              </table:table-cell>
              <table:table-cell office:value-type="float" office:value="1.15503631621723">
                <text:p>1.1550363162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43439771769432">
                <text:p>0.00543439771769432</text:p>
              </table:table-cell>
              <table:table-cell office:value-type="float" office:value="0.0539459537085139">
                <text:p>0.0539459537085139</text:p>
              </table:table-cell>
              <table:table-cell office:value-type="float" office:value="1.15667394622006">
                <text:p>1.15667394622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5967997308283">
                <text:p>0.0045967997308283</text:p>
              </table:table-cell>
              <table:table-cell office:value-type="float" office:value="0.0546756423518762">
                <text:p>0.0546756423518762</text:p>
              </table:table-cell>
              <table:table-cell office:value-type="float" office:value="1.15672109115517">
                <text:p>1.15672109115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52167718092145">
                <text:p>0.00352167718092145</text:p>
              </table:table-cell>
              <table:table-cell office:value-type="float" office:value="0.0552867654429636">
                <text:p>0.0552867654429636</text:p>
              </table:table-cell>
              <table:table-cell office:value-type="float" office:value="1.15699202223239">
                <text:p>1.15699202223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37868218529059">
                <text:p>0.00237868218529059</text:p>
              </table:table-cell>
              <table:table-cell office:value-type="float" office:value="0.0558756749318421">
                <text:p>0.0558756749318421</text:p>
              </table:table-cell>
              <table:table-cell office:value-type="float" office:value="1.15753409843443">
                <text:p>1.15753409843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77901677307982">
                <text:p>0.00177901677307982</text:p>
              </table:table-cell>
              <table:table-cell office:value-type="float" office:value="0.0559186485827115">
                <text:p>0.0559186485827115</text:p>
              </table:table-cell>
              <table:table-cell office:value-type="float" office:value="1.15788427697947">
                <text:p>1.15788427697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1969316014606">
                <text:p>0.00151969316014606</text:p>
              </table:table-cell>
              <table:table-cell office:value-type="float" office:value="0.0561882631571924">
                <text:p>0.0561882631571924</text:p>
              </table:table-cell>
              <table:table-cell office:value-type="float" office:value="1.15807598797493">
                <text:p>1.15807598797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29909277082095">
                <text:p>0.00129909277082095</text:p>
              </table:table-cell>
              <table:table-cell office:value-type="float" office:value="0.056355796452882">
                <text:p>0.056355796452882</text:p>
              </table:table-cell>
              <table:table-cell office:value-type="float" office:value="1.15840887899595">
                <text:p>1.15840887899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0484315786478">
                <text:p>0.00100484315786478</text:p>
              </table:table-cell>
              <table:table-cell office:value-type="float" office:value="0.0566194097444583">
                <text:p>0.0566194097444583</text:p>
              </table:table-cell>
              <table:table-cell office:value-type="float" office:value="1.1610425538078">
                <text:p>1.1610425538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68794804801787">
                <text:p>0.00068794804801787</text:p>
              </table:table-cell>
              <table:table-cell office:value-type="float" office:value="0.0571986746142417">
                <text:p>0.0571986746142417</text:p>
              </table:table-cell>
              <table:table-cell office:value-type="float" office:value="1.16218311301404">
                <text:p>1.16218311301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23091098969136">
                <text:p>0.000223091098969136</text:p>
              </table:table-cell>
              <table:table-cell office:value-type="float" office:value="0.0577869473150418">
                <text:p>0.0577869473150418</text:p>
              </table:table-cell>
              <table:table-cell office:value-type="float" office:value="1.16319093264443">
                <text:p>1.16319093264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712921416728834">
                <text:p>-0.000712921416728834</text:p>
              </table:table-cell>
              <table:table-cell office:value-type="float" office:value="0.0587596738201099">
                <text:p>0.0587596738201099</text:p>
              </table:table-cell>
              <table:table-cell office:value-type="float" office:value="1.165416827841">
                <text:p>1.165416827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159779016680663">
                <text:p>-0.00159779016680663</text:p>
              </table:table-cell>
              <table:table-cell office:value-type="float" office:value="0.0598832370656614">
                <text:p>0.0598832370656614</text:p>
              </table:table-cell>
              <table:table-cell office:value-type="float" office:value="1.16688976901129">
                <text:p>1.16688976901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298921514613525">
                <text:p>-0.00298921514613525</text:p>
              </table:table-cell>
              <table:table-cell office:value-type="float" office:value="0.0613465145341494">
                <text:p>0.0613465145341494</text:p>
              </table:table-cell>
              <table:table-cell office:value-type="float" office:value="1.16708985194935">
                <text:p>1.16708985194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4211501469551">
                <text:p>-0.0044211501469551</text:p>
              </table:table-cell>
              <table:table-cell office:value-type="float" office:value="0.0629310349875133">
                <text:p>0.0629310349875133</text:p>
              </table:table-cell>
              <table:table-cell office:value-type="float" office:value="1.16763658882459">
                <text:p>1.16763658882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81517316150102">
                <text:p>-0.00581517316150102</text:p>
              </table:table-cell>
              <table:table-cell office:value-type="float" office:value="0.0645652685441926">
                <text:p>0.0645652685441926</text:p>
              </table:table-cell>
              <table:table-cell office:value-type="float" office:value="1.1676255394926">
                <text:p>1.1676255394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739459182428702">
                <text:p>-0.00739459182428702</text:p>
              </table:table-cell>
              <table:table-cell office:value-type="float" office:value="0.0658237351487069">
                <text:p>0.0658237351487069</text:p>
              </table:table-cell>
              <table:table-cell office:value-type="float" office:value="1.16956243663311">
                <text:p>1.169562436633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926111328157349">
                <text:p>-0.00926111328157349</text:p>
              </table:table-cell>
              <table:table-cell office:value-type="float" office:value="0.0673235702241826">
                <text:p>0.0673235702241826</text:p>
              </table:table-cell>
              <table:table-cell office:value-type="float" office:value="1.17071354358028">
                <text:p>1.17071354358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12625119222252">
                <text:p>-0.0112625119222252</text:p>
              </table:table-cell>
              <table:table-cell office:value-type="float" office:value="0.068850486045731">
                <text:p>0.068850486045731</text:p>
              </table:table-cell>
              <table:table-cell office:value-type="float" office:value="1.17329889898746">
                <text:p>1.17329889898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3403690998322">
                <text:p>-0.013403690998322</text:p>
              </table:table-cell>
              <table:table-cell office:value-type="float" office:value="0.0698762773167592">
                <text:p>0.0698762773167592</text:p>
              </table:table-cell>
              <table:table-cell office:value-type="float" office:value="1.17395650089463">
                <text:p>1.17395650089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59518625397961">
                <text:p>-0.0159518625397961</text:p>
              </table:table-cell>
              <table:table-cell office:value-type="float" office:value="0.0706647078159536">
                <text:p>0.0706647078159536</text:p>
              </table:table-cell>
              <table:table-cell office:value-type="float" office:value="1.17394230383652">
                <text:p>1.17394230383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187327119091954">
                <text:p>-0.0187327119091954</text:p>
              </table:table-cell>
              <table:table-cell office:value-type="float" office:value="0.0711529511577096">
                <text:p>0.0711529511577096</text:p>
              </table:table-cell>
              <table:table-cell office:value-type="float" office:value="1.17409297999516">
                <text:p>1.17409297999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1347348926513">
                <text:p>-0.021347348926513</text:p>
              </table:table-cell>
              <table:table-cell office:value-type="float" office:value="0.0715106588679444">
                <text:p>0.0715106588679444</text:p>
              </table:table-cell>
              <table:table-cell office:value-type="float" office:value="1.17553144739195">
                <text:p>1.17553144739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35025675902886">
                <text:p>-0.0235025675902886</text:p>
              </table:table-cell>
              <table:table-cell office:value-type="float" office:value="0.0705779102306204">
                <text:p>0.0705779102306204</text:p>
              </table:table-cell>
              <table:table-cell office:value-type="float" office:value="1.17456943716681">
                <text:p>1.17456943716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52154210857441">
                <text:p>-0.0252154210857441</text:p>
              </table:table-cell>
              <table:table-cell office:value-type="float" office:value="0.0692234285831969">
                <text:p>0.0692234285831969</text:p>
              </table:table-cell>
              <table:table-cell office:value-type="float" office:value="1.1745196028815">
                <text:p>1.1745196028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67668524772164">
                <text:p>-0.0267668524772164</text:p>
              </table:table-cell>
              <table:table-cell office:value-type="float" office:value="0.0679390520358505">
                <text:p>0.0679390520358505</text:p>
              </table:table-cell>
              <table:table-cell office:value-type="float" office:value="1.17682353482799">
                <text:p>1.17682353482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80600414230486">
                <text:p>-0.0280600414230486</text:p>
              </table:table-cell>
              <table:table-cell office:value-type="float" office:value="0.0663626725448354">
                <text:p>0.0663626725448354</text:p>
              </table:table-cell>
              <table:table-cell office:value-type="float" office:value="1.17732641770501">
                <text:p>1.177326417705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93388414712253">
                <text:p>-0.0293388414712253</text:p>
              </table:table-cell>
              <table:table-cell office:value-type="float" office:value="0.064163923453029">
                <text:p>0.064163923453029</text:p>
              </table:table-cell>
              <table:table-cell office:value-type="float" office:value="1.17539847012604">
                <text:p>1.17539847012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01367587524547">
                <text:p>-0.0301367587524547</text:p>
              </table:table-cell>
              <table:table-cell office:value-type="float" office:value="0.0621283476515119">
                <text:p>0.0621283476515119</text:p>
              </table:table-cell>
              <table:table-cell office:value-type="float" office:value="1.17485780506014">
                <text:p>1.17485780506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310592437398087">
                <text:p>-0.0310592437398087</text:p>
              </table:table-cell>
              <table:table-cell office:value-type="float" office:value="0.0600629918131377">
                <text:p>0.0600629918131377</text:p>
              </table:table-cell>
              <table:table-cell office:value-type="float" office:value="1.17566606241136">
                <text:p>1.17566606241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320545829506952">
                <text:p>-0.0320545829506952</text:p>
              </table:table-cell>
              <table:table-cell office:value-type="float" office:value="0.058032017990464">
                <text:p>0.058032017990464</text:p>
              </table:table-cell>
              <table:table-cell office:value-type="float" office:value="1.17606795424847">
                <text:p>1.17606795424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330497062356279">
                <text:p>-0.0330497062356279</text:p>
              </table:table-cell>
              <table:table-cell office:value-type="float" office:value="0.0559438044033139">
                <text:p>0.0559438044033139</text:p>
              </table:table-cell>
              <table:table-cell office:value-type="float" office:value="1.17736793283815">
                <text:p>1.17736793283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338798682189999">
                <text:p>-0.0338798682189999</text:p>
              </table:table-cell>
              <table:table-cell office:value-type="float" office:value="0.0540003098088046">
                <text:p>0.0540003098088046</text:p>
              </table:table-cell>
              <table:table-cell office:value-type="float" office:value="1.17786201095095">
                <text:p>1.17786201095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347340926771857">
                <text:p>-0.0347340926771857</text:p>
              </table:table-cell>
              <table:table-cell office:value-type="float" office:value="0.0525259587745212">
                <text:p>0.0525259587745212</text:p>
              </table:table-cell>
              <table:table-cell office:value-type="float" office:value="1.17878750826152">
                <text:p>1.17878750826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349806851227898">
                <text:p>-0.0349806851227898</text:p>
              </table:table-cell>
              <table:table-cell office:value-type="float" office:value="0.0515137180789576">
                <text:p>0.0515137180789576</text:p>
              </table:table-cell>
              <table:table-cell office:value-type="float" office:value="1.17948797919979">
                <text:p>1.17948797919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348151583437704">
                <text:p>-0.0348151583437704</text:p>
              </table:table-cell>
              <table:table-cell office:value-type="float" office:value="0.0504036236463334">
                <text:p>0.0504036236463334</text:p>
              </table:table-cell>
              <table:table-cell office:value-type="float" office:value="1.17789333382269">
                <text:p>1.17789333382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47494356305632">
                <text:p>-0.0347494356305632</text:p>
              </table:table-cell>
              <table:table-cell office:value-type="float" office:value="0.049818444306066">
                <text:p>0.049818444306066</text:p>
              </table:table-cell>
              <table:table-cell office:value-type="float" office:value="1.17921480479297">
                <text:p>1.17921480479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337274260289032">
                <text:p>-0.0337274260289032</text:p>
              </table:table-cell>
              <table:table-cell office:value-type="float" office:value="0.0497445290935681">
                <text:p>0.0497445290935681</text:p>
              </table:table-cell>
              <table:table-cell office:value-type="float" office:value="1.17943301323131">
                <text:p>1.17943301323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325514879679258">
                <text:p>-0.0325514879679258</text:p>
              </table:table-cell>
              <table:table-cell office:value-type="float" office:value="0.050229788048427">
                <text:p>0.050229788048427</text:p>
              </table:table-cell>
              <table:table-cell office:value-type="float" office:value="1.18009233531518">
                <text:p>1.18009233531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312055283811132">
                <text:p>-0.0312055283811132</text:p>
              </table:table-cell>
              <table:table-cell office:value-type="float" office:value="0.0504603598245766">
                <text:p>0.0504603598245766</text:p>
              </table:table-cell>
              <table:table-cell office:value-type="float" office:value="1.17879537180098">
                <text:p>1.178795371800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298241704046685">
                <text:p>-0.0298241704046685</text:p>
              </table:table-cell>
              <table:table-cell office:value-type="float" office:value="0.0507106034481324">
                <text:p>0.0507106034481324</text:p>
              </table:table-cell>
              <table:table-cell office:value-type="float" office:value="1.17705521128315">
                <text:p>1.177055211283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277753611640591">
                <text:p>-0.0277753611640591</text:p>
              </table:table-cell>
              <table:table-cell office:value-type="float" office:value="0.0512023985259076">
                <text:p>0.0512023985259076</text:p>
              </table:table-cell>
              <table:table-cell office:value-type="float" office:value="1.17626384297589">
                <text:p>1.17626384297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55464157561714">
                <text:p>-0.0255464157561714</text:p>
              </table:table-cell>
              <table:table-cell office:value-type="float" office:value="0.0514414073195657">
                <text:p>0.0514414073195657</text:p>
              </table:table-cell>
              <table:table-cell office:value-type="float" office:value="1.1767965261181">
                <text:p>1.17679652611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27383583171932">
                <text:p>-0.0227383583171932</text:p>
              </table:table-cell>
              <table:table-cell office:value-type="float" office:value="0.0514271188297501">
                <text:p>0.0514271188297501</text:p>
              </table:table-cell>
              <table:table-cell office:value-type="float" office:value="1.17486738922148">
                <text:p>1.17486738922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97160656553006">
                <text:p>-0.0197160656553006</text:p>
              </table:table-cell>
              <table:table-cell office:value-type="float" office:value="0.0507376986913872">
                <text:p>0.0507376986913872</text:p>
              </table:table-cell>
              <table:table-cell office:value-type="float" office:value="1.1750022727886">
                <text:p>1.17500227278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62381830050586">
                <text:p>-0.0162381830050586</text:p>
              </table:table-cell>
              <table:table-cell office:value-type="float" office:value="0.0492043226395492">
                <text:p>0.0492043226395492</text:p>
              </table:table-cell>
              <table:table-cell office:value-type="float" office:value="1.17466252617948">
                <text:p>1.174662526179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32169727800456">
                <text:p>-0.0132169727800456</text:p>
              </table:table-cell>
              <table:table-cell office:value-type="float" office:value="0.0474994479231429">
                <text:p>0.0474994479231429</text:p>
              </table:table-cell>
              <table:table-cell office:value-type="float" office:value="1.17755382428023">
                <text:p>1.177553824280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0573252834195">
                <text:p>-0.010573252834195</text:p>
              </table:table-cell>
              <table:table-cell office:value-type="float" office:value="0.0440287230978346">
                <text:p>0.0440287230978346</text:p>
              </table:table-cell>
              <table:table-cell office:value-type="float" office:value="1.17612582191142">
                <text:p>1.17612582191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824538301701199">
                <text:p>-0.00824538301701199</text:p>
              </table:table-cell>
              <table:table-cell office:value-type="float" office:value="0.0392977969668814">
                <text:p>0.0392977969668814</text:p>
              </table:table-cell>
              <table:table-cell office:value-type="float" office:value="1.16618263348392">
                <text:p>1.16618263348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59949911981517">
                <text:p>-0.0059949911981517</text:p>
              </table:table-cell>
              <table:table-cell office:value-type="float" office:value="0.0336007623346137">
                <text:p>0.0336007623346137</text:p>
              </table:table-cell>
              <table:table-cell office:value-type="float" office:value="1.16329241553012">
                <text:p>1.16329241553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422244123353686">
                <text:p>-0.00422244123353686</text:p>
              </table:table-cell>
              <table:table-cell office:value-type="float" office:value="0.028852433322778">
                <text:p>0.028852433322778</text:p>
              </table:table-cell>
              <table:table-cell office:value-type="float" office:value="1.17502179418323">
                <text:p>1.17502179418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349267185568439">
                <text:p>-0.00349267185568439</text:p>
              </table:table-cell>
              <table:table-cell office:value-type="float" office:value="0.0231468835741371">
                <text:p>0.0231468835741371</text:p>
              </table:table-cell>
              <table:table-cell office:value-type="float" office:value="1.1759267675032">
                <text:p>1.1759267675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350435874278982">
                <text:p>-0.00350435874278982</text:p>
              </table:table-cell>
              <table:table-cell office:value-type="float" office:value="0.0170972390972166">
                <text:p>0.0170972390972166</text:p>
              </table:table-cell>
              <table:table-cell office:value-type="float" office:value="1.17574262559158">
                <text:p>1.17574262559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356874463828071">
                <text:p>-0.00356874463828071</text:p>
              </table:table-cell>
              <table:table-cell office:value-type="float" office:value="0.0119689163635792">
                <text:p>0.0119689163635792</text:p>
              </table:table-cell>
              <table:table-cell office:value-type="float" office:value="1.17664793631505">
                <text:p>1.17664793631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39486836000089">
                <text:p>-0.0039486836000089</text:p>
              </table:table-cell>
              <table:table-cell office:value-type="float" office:value="0.00733252120053641">
                <text:p>0.00733252120053641</text:p>
              </table:table-cell>
              <table:table-cell office:value-type="float" office:value="1.17471188855534">
                <text:p>1.17471188855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461342434592625">
                <text:p>-0.00461342434592625</text:p>
              </table:table-cell>
              <table:table-cell office:value-type="float" office:value="0.00318442747968439">
                <text:p>0.00318442747968439</text:p>
              </table:table-cell>
              <table:table-cell office:value-type="float" office:value="1.17396294235746">
                <text:p>1.173962942357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556374985930127">
                <text:p>-0.00556374985930127</text:p>
              </table:table-cell>
              <table:table-cell office:value-type="float" office:value="0.0000902370289366555">
                <text:p>0.0000902370289366555</text:p>
              </table:table-cell>
              <table:table-cell office:value-type="float" office:value="1.17262067477467">
                <text:p>1.172620674774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666547826089421">
                <text:p>-0.00666547826089421</text:p>
              </table:table-cell>
              <table:table-cell office:value-type="float" office:value="-0.00242045699640612">
                <text:p>-0.00242045699640612</text:p>
              </table:table-cell>
              <table:table-cell office:value-type="float" office:value="1.17287846382695">
                <text:p>1.17287846382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791643784559122">
                <text:p>-0.00791643784559122</text:p>
              </table:table-cell>
              <table:table-cell office:value-type="float" office:value="-0.00419485981988064">
                <text:p>-0.00419485981988064</text:p>
              </table:table-cell>
              <table:table-cell office:value-type="float" office:value="1.17150304960401">
                <text:p>1.171503049604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894359797451847">
                <text:p>-0.00894359797451847</text:p>
              </table:table-cell>
              <table:table-cell office:value-type="float" office:value="-0.00538328162465648">
                <text:p>-0.00538328162465648</text:p>
              </table:table-cell>
              <table:table-cell office:value-type="float" office:value="1.17278617441208">
                <text:p>1.172786174412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03025453095968">
                <text:p>-0.0103025453095968</text:p>
              </table:table-cell>
              <table:table-cell office:value-type="float" office:value="-0.00631451287333932">
                <text:p>-0.00631451287333932</text:p>
              </table:table-cell>
              <table:table-cell office:value-type="float" office:value="1.17369523866908">
                <text:p>1.17369523866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16906014847908">
                <text:p>-0.0116906014847908</text:p>
              </table:table-cell>
              <table:table-cell office:value-type="float" office:value="-0.00703354145555566">
                <text:p>-0.00703354145555566</text:p>
              </table:table-cell>
              <table:table-cell office:value-type="float" office:value="1.17277951109788">
                <text:p>1.17277951109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30468072617725">
                <text:p>-0.0130468072617725</text:p>
              </table:table-cell>
              <table:table-cell office:value-type="float" office:value="-0.00725170078763522">
                <text:p>-0.00725170078763522</text:p>
              </table:table-cell>
              <table:table-cell office:value-type="float" office:value="1.17375479258965">
                <text:p>1.173754792589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43544757597648">
                <text:p>-0.0143544757597648</text:p>
              </table:table-cell>
              <table:table-cell office:value-type="float" office:value="-0.00721163623993375">
                <text:p>-0.00721163623993375</text:p>
              </table:table-cell>
              <table:table-cell office:value-type="float" office:value="1.17322279161125">
                <text:p>1.17322279161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15735735649596">
                <text:p>-0.015735735649596</text:p>
              </table:table-cell>
              <table:table-cell office:value-type="float" office:value="-0.00718585900568917">
                <text:p>-0.00718585900568917</text:p>
              </table:table-cell>
              <table:table-cell office:value-type="float" office:value="1.17374436454253">
                <text:p>1.17374436454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169257726275057">
                <text:p>-0.0169257726275057</text:p>
              </table:table-cell>
              <table:table-cell office:value-type="float" office:value="-0.00690420551533471">
                <text:p>-0.00690420551533471</text:p>
              </table:table-cell>
              <table:table-cell office:value-type="float" office:value="1.17445239163065">
                <text:p>1.17445239163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79705231833039">
                <text:p>-0.0179705231833039</text:p>
              </table:table-cell>
              <table:table-cell office:value-type="float" office:value="-0.00659287757599003">
                <text:p>-0.00659287757599003</text:p>
              </table:table-cell>
              <table:table-cell office:value-type="float" office:value="1.175664641844">
                <text:p>1.175664641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190084730541997">
                <text:p>-0.0190084730541997</text:p>
              </table:table-cell>
              <table:table-cell office:value-type="float" office:value="-0.0064124690079821">
                <text:p>-0.0064124690079821</text:p>
              </table:table-cell>
              <table:table-cell office:value-type="float" office:value="1.17509459351186">
                <text:p>1.17509459351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198230445243516">
                <text:p>-0.0198230445243516</text:p>
              </table:table-cell>
              <table:table-cell office:value-type="float" office:value="-0.0061786009422017">
                <text:p>-0.0061786009422017</text:p>
              </table:table-cell>
              <table:table-cell office:value-type="float" office:value="1.17461537696875">
                <text:p>1.17461537696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204362770788537">
                <text:p>-0.0204362770788537</text:p>
              </table:table-cell>
              <table:table-cell office:value-type="float" office:value="-0.00616046930504826">
                <text:p>-0.00616046930504826</text:p>
              </table:table-cell>
              <table:table-cell office:value-type="float" office:value="1.17489272086772">
                <text:p>1.17489272086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11857636906351">
                <text:p>-0.0211857636906351</text:p>
              </table:table-cell>
              <table:table-cell office:value-type="float" office:value="-0.00614091288669944">
                <text:p>-0.00614091288669944</text:p>
              </table:table-cell>
              <table:table-cell office:value-type="float" office:value="1.17551867102883">
                <text:p>1.175518671028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16997205319301">
                <text:p>-0.0216997205319301</text:p>
              </table:table-cell>
              <table:table-cell office:value-type="float" office:value="-0.00594682250184128">
                <text:p>-0.00594682250184128</text:p>
              </table:table-cell>
              <table:table-cell office:value-type="float" office:value="1.17475709118605">
                <text:p>1.17475709118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221292202329148">
                <text:p>-0.0221292202329148</text:p>
              </table:table-cell>
              <table:table-cell office:value-type="float" office:value="-0.0057860208643484">
                <text:p>-0.0057860208643484</text:p>
              </table:table-cell>
              <table:table-cell office:value-type="float" office:value="1.17482195602374">
                <text:p>1.174821956023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25242276885221">
                <text:p>-0.0225242276885221</text:p>
              </table:table-cell>
              <table:table-cell office:value-type="float" office:value="-0.00567280085542106">
                <text:p>-0.00567280085542106</text:p>
              </table:table-cell>
              <table:table-cell office:value-type="float" office:value="1.17336562715251">
                <text:p>1.173365627152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227981235322844">
                <text:p>-0.0227981235322844</text:p>
              </table:table-cell>
              <table:table-cell office:value-type="float" office:value="-0.00532205527864808">
                <text:p>-0.00532205527864808</text:p>
              </table:table-cell>
              <table:table-cell office:value-type="float" office:value="1.17260660012241">
                <text:p>1.17260660012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23020260279427">
                <text:p>-0.023020260279427</text:p>
              </table:table-cell>
              <table:table-cell office:value-type="float" office:value="-0.00496337982277904">
                <text:p>-0.00496337982277904</text:p>
              </table:table-cell>
              <table:table-cell office:value-type="float" office:value="1.17203923062786">
                <text:p>1.172039230627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235020461028689">
                <text:p>-0.0235020461028689</text:p>
              </table:table-cell>
              <table:table-cell office:value-type="float" office:value="-0.00460215800432402">
                <text:p>-0.00460215800432402</text:p>
              </table:table-cell>
              <table:table-cell office:value-type="float" office:value="1.17159822594217">
                <text:p>1.171598225942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241805790376868">
                <text:p>-0.0241805790376868</text:p>
              </table:table-cell>
              <table:table-cell office:value-type="float" office:value="-0.00430601987406222">
                <text:p>-0.00430601987406222</text:p>
              </table:table-cell>
              <table:table-cell office:value-type="float" office:value="1.16899522337783">
                <text:p>1.168995223377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248482121552983">
                <text:p>-0.0248482121552983</text:p>
              </table:table-cell>
              <table:table-cell office:value-type="float" office:value="-0.00429359436037916">
                <text:p>-0.00429359436037916</text:p>
              </table:table-cell>
              <table:table-cell office:value-type="float" office:value="1.16667275762144">
                <text:p>1.166672757621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59366137393632">
                <text:p>-0.0259366137393632</text:p>
              </table:table-cell>
              <table:table-cell office:value-type="float" office:value="-0.00442856941804155">
                <text:p>-0.00442856941804155</text:p>
              </table:table-cell>
              <table:table-cell office:value-type="float" office:value="1.16451816304304">
                <text:p>1.16451816304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268925230878539">
                <text:p>-0.0268925230878539</text:p>
              </table:table-cell>
              <table:table-cell office:value-type="float" office:value="-0.00442852123417588">
                <text:p>-0.00442852123417588</text:p>
              </table:table-cell>
              <table:table-cell office:value-type="float" office:value="1.16198485952348">
                <text:p>1.16198485952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276230783646731">
                <text:p>-0.0276230783646731</text:p>
              </table:table-cell>
              <table:table-cell office:value-type="float" office:value="-0.004185504318004">
                <text:p>-0.004185504318004</text:p>
              </table:table-cell>
              <table:table-cell office:value-type="float" office:value="1.15963544317645">
                <text:p>1.159635443176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28378399647441">
                <text:p>-0.028378399647441</text:p>
              </table:table-cell>
              <table:table-cell office:value-type="float" office:value="-0.00418832576880258">
                <text:p>-0.00418832576880258</text:p>
              </table:table-cell>
              <table:table-cell office:value-type="float" office:value="1.15661951994713">
                <text:p>1.15661951994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291182704583778">
                <text:p>-0.0291182704583778</text:p>
              </table:table-cell>
              <table:table-cell office:value-type="float" office:value="-0.00390133925748173">
                <text:p>-0.00390133925748173</text:p>
              </table:table-cell>
              <table:table-cell office:value-type="float" office:value="1.15461041174453">
                <text:p>1.15461041174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301539102825428">
                <text:p>-0.0301539102825428</text:p>
              </table:table-cell>
              <table:table-cell office:value-type="float" office:value="-0.003713620915877">
                <text:p>-0.003713620915877</text:p>
              </table:table-cell>
              <table:table-cell office:value-type="float" office:value="1.15122432535368">
                <text:p>1.15122432535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14475176952372">
                <text:p>-0.0314475176952372</text:p>
              </table:table-cell>
              <table:table-cell office:value-type="float" office:value="-0.00349510358132355">
                <text:p>-0.00349510358132355</text:p>
              </table:table-cell>
              <table:table-cell office:value-type="float" office:value="1.14843944188306">
                <text:p>1.148439441883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32791727401562">
                <text:p>-0.032791727401562</text:p>
              </table:table-cell>
              <table:table-cell office:value-type="float" office:value="-0.00352898031578812">
                <text:p>-0.00352898031578812</text:p>
              </table:table-cell>
              <table:table-cell office:value-type="float" office:value="1.14586600998765">
                <text:p>1.145866009987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40933724893618">
                <text:p>-0.0340933724893618</text:p>
              </table:table-cell>
              <table:table-cell office:value-type="float" office:value="-0.00344445721466273">
                <text:p>-0.00344445721466273</text:p>
              </table:table-cell>
              <table:table-cell office:value-type="float" office:value="1.14192447004632">
                <text:p>1.141924470046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4977345711737">
                <text:p>-0.034977345711737</text:p>
              </table:table-cell>
              <table:table-cell office:value-type="float" office:value="-0.00357329063246753">
                <text:p>-0.00357329063246753</text:p>
              </table:table-cell>
              <table:table-cell office:value-type="float" office:value="1.13832195372444">
                <text:p>1.138321953724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360520331001255">
                <text:p>-0.0360520331001255</text:p>
              </table:table-cell>
              <table:table-cell office:value-type="float" office:value="-0.00363348975444313">
                <text:p>-0.00363348975444313</text:p>
              </table:table-cell>
              <table:table-cell office:value-type="float" office:value="1.13539620234696">
                <text:p>1.135396202346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67939556837066">
                <text:p>-0.0367939556837066</text:p>
              </table:table-cell>
              <table:table-cell office:value-type="float" office:value="-0.00396685953397712">
                <text:p>-0.00396685953397712</text:p>
              </table:table-cell>
              <table:table-cell office:value-type="float" office:value="1.13161050448705">
                <text:p>1.13161050448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373444533425538">
                <text:p>-0.0373444533425538</text:p>
              </table:table-cell>
              <table:table-cell office:value-type="float" office:value="-0.00418176125705012">
                <text:p>-0.00418176125705012</text:p>
              </table:table-cell>
              <table:table-cell office:value-type="float" office:value="1.1282172862249">
                <text:p>1.12821728622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37794666527339">
                <text:p>-0.037794666527339</text:p>
              </table:table-cell>
              <table:table-cell office:value-type="float" office:value="-0.00450144557863816">
                <text:p>-0.00450144557863816</text:p>
              </table:table-cell>
              <table:table-cell office:value-type="float" office:value="1.12438571833503">
                <text:p>1.124385718335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81674846740678">
                <text:p>-0.0381674846740678</text:p>
              </table:table-cell>
              <table:table-cell office:value-type="float" office:value="-0.00466146664059049">
                <text:p>-0.00466146664059049</text:p>
              </table:table-cell>
              <table:table-cell office:value-type="float" office:value="1.12089769054836">
                <text:p>1.120897690548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384659872305951">
                <text:p>-0.0384659872305951</text:p>
              </table:table-cell>
              <table:table-cell office:value-type="float" office:value="-0.0046890386076118">
                <text:p>-0.0046890386076118</text:p>
              </table:table-cell>
              <table:table-cell office:value-type="float" office:value="1.1169550788544">
                <text:p>1.1169550788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88017030477378">
                <text:p>-0.0388017030477378</text:p>
              </table:table-cell>
              <table:table-cell office:value-type="float" office:value="-0.00453312911182518">
                <text:p>-0.00453312911182518</text:p>
              </table:table-cell>
              <table:table-cell office:value-type="float" office:value="1.11297048196274">
                <text:p>1.112970481962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93246148065373">
                <text:p>-0.0393246148065373</text:p>
              </table:table-cell>
              <table:table-cell office:value-type="float" office:value="-0.00441963541918849">
                <text:p>-0.00441963541918849</text:p>
              </table:table-cell>
              <table:table-cell office:value-type="float" office:value="1.11005538209327">
                <text:p>1.11005538209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99193240336471">
                <text:p>-0.0399193240336471</text:p>
              </table:table-cell>
              <table:table-cell office:value-type="float" office:value="-0.00437375916674931">
                <text:p>-0.00437375916674931</text:p>
              </table:table-cell>
              <table:table-cell office:value-type="float" office:value="1.1070946317812">
                <text:p>1.10709463178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08709306416441">
                <text:p>-0.0408709306416441</text:p>
              </table:table-cell>
              <table:table-cell office:value-type="float" office:value="-0.00449365106445631">
                <text:p>-0.00449365106445631</text:p>
              </table:table-cell>
              <table:table-cell office:value-type="float" office:value="1.1044697119335">
                <text:p>1.10446971193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18251487786018">
                <text:p>-0.0418251487786018</text:p>
              </table:table-cell>
              <table:table-cell office:value-type="float" office:value="-0.004284293963461">
                <text:p>-0.004284293963461</text:p>
              </table:table-cell>
              <table:table-cell office:value-type="float" office:value="1.10195237350829">
                <text:p>1.101952373508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27734895722885">
                <text:p>-0.0427734895722885</text:p>
              </table:table-cell>
              <table:table-cell office:value-type="float" office:value="-0.00366845052528257">
                <text:p>-0.00366845052528257</text:p>
              </table:table-cell>
              <table:table-cell office:value-type="float" office:value="1.09972814115363">
                <text:p>1.099728141153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436073764449789">
                <text:p>-0.0436073764449789</text:p>
              </table:table-cell>
              <table:table-cell office:value-type="float" office:value="-0.00285414550838828">
                <text:p>-0.00285414550838828</text:p>
              </table:table-cell>
              <table:table-cell office:value-type="float" office:value="1.09736116066949">
                <text:p>1.097361160669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44014738571019">
                <text:p>-0.0444014738571019</text:p>
              </table:table-cell>
              <table:table-cell office:value-type="float" office:value="-0.00205909841224552">
                <text:p>-0.00205909841224552</text:p>
              </table:table-cell>
              <table:table-cell office:value-type="float" office:value="1.09684357463815">
                <text:p>1.09684357463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453332385854801">
                <text:p>-0.0453332385854801</text:p>
              </table:table-cell>
              <table:table-cell office:value-type="float" office:value="-0.0013065762517441">
                <text:p>-0.0013065762517441</text:p>
              </table:table-cell>
              <table:table-cell office:value-type="float" office:value="1.09605021378492">
                <text:p>1.096050213784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462362959995391">
                <text:p>-0.0462362959995391</text:p>
              </table:table-cell>
              <table:table-cell office:value-type="float" office:value="-0.000765035255139846">
                <text:p>-0.000765035255139846</text:p>
              </table:table-cell>
              <table:table-cell office:value-type="float" office:value="1.09415744836749">
                <text:p>1.094157448367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472187001387377">
                <text:p>-0.0472187001387377</text:p>
              </table:table-cell>
              <table:table-cell office:value-type="float" office:value="0.0000902432630607091">
                <text:p>0.0000902432630607091</text:p>
              </table:table-cell>
              <table:table-cell office:value-type="float" office:value="1.09353422985242">
                <text:p>1.093534229852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479996760475116">
                <text:p>-0.0479996760475116</text:p>
              </table:table-cell>
              <table:table-cell office:value-type="float" office:value="0.000819354974176745">
                <text:p>0.000819354974176745</text:p>
              </table:table-cell>
              <table:table-cell office:value-type="float" office:value="1.09271166174761">
                <text:p>1.09271166174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484433420294222">
                <text:p>-0.0484433420294222</text:p>
              </table:table-cell>
              <table:table-cell office:value-type="float" office:value="0.00135806354817738">
                <text:p>0.00135806354817738</text:p>
              </table:table-cell>
              <table:table-cell office:value-type="float" office:value="1.09231437901973">
                <text:p>1.092314379019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483426562580304">
                <text:p>-0.0483426562580304</text:p>
              </table:table-cell>
              <table:table-cell office:value-type="float" office:value="0.00168724847682841">
                <text:p>0.00168724847682841</text:p>
              </table:table-cell>
              <table:table-cell office:value-type="float" office:value="1.09198607402057">
                <text:p>1.09198607402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47819398601286">
                <text:p>-0.047819398601286</text:p>
              </table:table-cell>
              <table:table-cell office:value-type="float" office:value="0.00155265612929832">
                <text:p>0.00155265612929832</text:p>
              </table:table-cell>
              <table:table-cell office:value-type="float" office:value="1.09137328193834">
                <text:p>1.091373281938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69383608799072">
                <text:p>-0.0469383608799072</text:p>
              </table:table-cell>
              <table:table-cell office:value-type="float" office:value="0.00129814039893061">
                <text:p>0.00129814039893061</text:p>
              </table:table-cell>
              <table:table-cell office:value-type="float" office:value="1.09146004352673">
                <text:p>1.091460043526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54919181579397">
                <text:p>-0.0454919181579397</text:p>
              </table:table-cell>
              <table:table-cell office:value-type="float" office:value="0.0011187197080417">
                <text:p>0.0011187197080417</text:p>
              </table:table-cell>
              <table:table-cell office:value-type="float" office:value="1.09232045556366">
                <text:p>1.092320455563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35083975435978">
                <text:p>-0.0435083975435978</text:p>
              </table:table-cell>
              <table:table-cell office:value-type="float" office:value="0.00106067248119793">
                <text:p>0.00106067248119793</text:p>
              </table:table-cell>
              <table:table-cell office:value-type="float" office:value="1.09304960034557">
                <text:p>1.093049600345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411548240917179">
                <text:p>-0.0411548240917179</text:p>
              </table:table-cell>
              <table:table-cell office:value-type="float" office:value="0.00090857034422352">
                <text:p>0.00090857034422352</text:p>
              </table:table-cell>
              <table:table-cell office:value-type="float" office:value="1.09417263358068">
                <text:p>1.094172633580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81943236012193">
                <text:p>-0.0381943236012193</text:p>
              </table:table-cell>
              <table:table-cell office:value-type="float" office:value="0.00043779171668347">
                <text:p>0.00043779171668347</text:p>
              </table:table-cell>
              <table:table-cell office:value-type="float" office:value="1.09463244572731">
                <text:p>1.09463244572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347714273252391">
                <text:p>-0.0347714273252391</text:p>
              </table:table-cell>
              <table:table-cell office:value-type="float" office:value="0.00010659098533339">
                <text:p>0.00010659098533339</text:p>
              </table:table-cell>
              <table:table-cell office:value-type="float" office:value="1.09727327669518">
                <text:p>1.097273276695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05301383719642">
                <text:p>-0.0305301383719642</text:p>
              </table:table-cell>
              <table:table-cell office:value-type="float" office:value="-0.00016417655398797">
                <text:p>-0.00016417655398797</text:p>
              </table:table-cell>
              <table:table-cell office:value-type="float" office:value="1.09835567861327">
                <text:p>1.0983556786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64679161590673">
                <text:p>-0.0264679161590673</text:p>
              </table:table-cell>
              <table:table-cell office:value-type="float" office:value="-0.000324251225946038">
                <text:p>-0.000324251225946038</text:p>
              </table:table-cell>
              <table:table-cell office:value-type="float" office:value="1.10008851106453">
                <text:p>1.100088511064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21562352450461">
                <text:p>-0.0221562352450461</text:p>
              </table:table-cell>
              <table:table-cell office:value-type="float" office:value="-0.000238165940101653">
                <text:p>-0.000238165940101653</text:p>
              </table:table-cell>
              <table:table-cell office:value-type="float" office:value="1.10153861102983">
                <text:p>1.10153861102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78479366287931">
                <text:p>-0.0178479366287931</text:p>
              </table:table-cell>
              <table:table-cell office:value-type="float" office:value="-0.00016353625582022">
                <text:p>-0.00016353625582022</text:p>
              </table:table-cell>
              <table:table-cell office:value-type="float" office:value="1.10348499993041">
                <text:p>1.10348499993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130805839816659">
                <text:p>-0.0130805839816659</text:p>
              </table:table-cell>
              <table:table-cell office:value-type="float" office:value="0.0000495904187726663">
                <text:p>0.0000495904187726663</text:p>
              </table:table-cell>
              <table:table-cell office:value-type="float" office:value="1.10449732869775">
                <text:p>1.104497328697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780579315797372">
                <text:p>-0.00780579315797372</text:p>
              </table:table-cell>
              <table:table-cell office:value-type="float" office:value="0.000279484443467527">
                <text:p>0.000279484443467527</text:p>
              </table:table-cell>
              <table:table-cell office:value-type="float" office:value="1.1063310929437">
                <text:p>1.10633109294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207848137711744">
                <text:p>-0.00207848137711744</text:p>
              </table:table-cell>
              <table:table-cell office:value-type="float" office:value="0.000640822056686005">
                <text:p>0.000640822056686005</text:p>
              </table:table-cell>
              <table:table-cell office:value-type="float" office:value="1.10637839237193">
                <text:p>1.106378392371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92358457969531">
                <text:p>0.00392358457969531</text:p>
              </table:table-cell>
              <table:table-cell office:value-type="float" office:value="0.0010051487642586">
                <text:p>0.0010051487642586</text:p>
              </table:table-cell>
              <table:table-cell office:value-type="float" office:value="1.10927664096388">
                <text:p>1.109276640963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5468911648826">
                <text:p>0.0105468911648826</text:p>
              </table:table-cell>
              <table:table-cell office:value-type="float" office:value="0.00154502796460645">
                <text:p>0.00154502796460645</text:p>
              </table:table-cell>
              <table:table-cell office:value-type="float" office:value="1.11216389372109">
                <text:p>1.112163893721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77586884751415">
                <text:p>0.0177586884751415</text:p>
              </table:table-cell>
              <table:table-cell office:value-type="float" office:value="0.00206232815018245">
                <text:p>0.00206232815018245</text:p>
              </table:table-cell>
              <table:table-cell office:value-type="float" office:value="1.11539320965331">
                <text:p>1.115393209653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52641337351463">
                <text:p>0.0252641337351463</text:p>
              </table:table-cell>
              <table:table-cell office:value-type="float" office:value="0.00232139029762869">
                <text:p>0.00232139029762869</text:p>
              </table:table-cell>
              <table:table-cell office:value-type="float" office:value="1.11799349933757">
                <text:p>1.117993499337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2958533243149">
                <text:p>0.032958533243149</text:p>
              </table:table-cell>
              <table:table-cell office:value-type="float" office:value="0.00231721583423227">
                <text:p>0.00231721583423227</text:p>
              </table:table-cell>
              <table:table-cell office:value-type="float" office:value="1.11957925778966">
                <text:p>1.119579257789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08541190716541">
                <text:p>0.0408541190716541</text:p>
              </table:table-cell>
              <table:table-cell office:value-type="float" office:value="0.00234983036573167">
                <text:p>0.00234983036573167</text:p>
              </table:table-cell>
              <table:table-cell office:value-type="float" office:value="1.12257416146056">
                <text:p>1.122574161460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84077071487905">
                <text:p>0.0484077071487905</text:p>
              </table:table-cell>
              <table:table-cell office:value-type="float" office:value="0.00212783445922769">
                <text:p>0.00212783445922769</text:p>
              </table:table-cell>
              <table:table-cell office:value-type="float" office:value="1.1241723227558">
                <text:p>1.12417232275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57853087677928">
                <text:p>0.0557853087677928</text:p>
              </table:table-cell>
              <table:table-cell office:value-type="float" office:value="0.00187237491849575">
                <text:p>0.00187237491849575</text:p>
              </table:table-cell>
              <table:table-cell office:value-type="float" office:value="1.12583509012926">
                <text:p>1.125835090129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23976293632873">
                <text:p>0.0623976293632873</text:p>
              </table:table-cell>
              <table:table-cell office:value-type="float" office:value="0.00191577611039241">
                <text:p>0.00191577611039241</text:p>
              </table:table-cell>
              <table:table-cell office:value-type="float" office:value="1.12872734723008">
                <text:p>1.128727347230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83001731279179">
                <text:p>0.0683001731279179</text:p>
              </table:table-cell>
              <table:table-cell office:value-type="float" office:value="0.00184940763290511">
                <text:p>0.00184940763290511</text:p>
              </table:table-cell>
              <table:table-cell office:value-type="float" office:value="1.13016887561732">
                <text:p>1.130168875617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733029918549764">
                <text:p>0.0733029918549764</text:p>
              </table:table-cell>
              <table:table-cell office:value-type="float" office:value="0.00200638687406617">
                <text:p>0.00200638687406617</text:p>
              </table:table-cell>
              <table:table-cell office:value-type="float" office:value="1.13247125449805">
                <text:p>1.13247125449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774313723261924">
                <text:p>0.0774313723261924</text:p>
              </table:table-cell>
              <table:table-cell office:value-type="float" office:value="0.0020169002505932">
                <text:p>0.0020169002505932</text:p>
              </table:table-cell>
              <table:table-cell office:value-type="float" office:value="1.13445217636002">
                <text:p>1.134452176360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08304912104223">
                <text:p>0.0808304912104223</text:p>
              </table:table-cell>
              <table:table-cell office:value-type="float" office:value="0.00208368286685707">
                <text:p>0.00208368286685707</text:p>
              </table:table-cell>
              <table:table-cell office:value-type="float" office:value="1.13677990831701">
                <text:p>1.136779908317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34121321951643">
                <text:p>0.0834121321951643</text:p>
              </table:table-cell>
              <table:table-cell office:value-type="float" office:value="0.00201373020216457">
                <text:p>0.00201373020216457</text:p>
              </table:table-cell>
              <table:table-cell office:value-type="float" office:value="1.13875437695877">
                <text:p>1.138754376958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56672673923669">
                <text:p>0.0856672673923669</text:p>
              </table:table-cell>
              <table:table-cell office:value-type="float" office:value="0.00216206518406498">
                <text:p>0.00216206518406498</text:p>
              </table:table-cell>
              <table:table-cell office:value-type="float" office:value="1.14004830411174">
                <text:p>1.140048304111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73938123666377">
                <text:p>0.0873938123666377</text:p>
              </table:table-cell>
              <table:table-cell office:value-type="float" office:value="0.00211044631134252">
                <text:p>0.00211044631134252</text:p>
              </table:table-cell>
              <table:table-cell office:value-type="float" office:value="1.14277014125102">
                <text:p>1.14277014125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82964154940072">
                <text:p>0.0882964154940072</text:p>
              </table:table-cell>
              <table:table-cell office:value-type="float" office:value="0.00200279668333593">
                <text:p>0.00200279668333593</text:p>
              </table:table-cell>
              <table:table-cell office:value-type="float" office:value="1.14491436537586">
                <text:p>1.144914365375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85362071833308">
                <text:p>0.0885362071833308</text:p>
              </table:table-cell>
              <table:table-cell office:value-type="float" office:value="0.00178003362781214">
                <text:p>0.00178003362781214</text:p>
              </table:table-cell>
              <table:table-cell office:value-type="float" office:value="1.14503398932865">
                <text:p>1.145033989328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82239175387851">
                <text:p>0.0882239175387851</text:p>
              </table:table-cell>
              <table:table-cell office:value-type="float" office:value="0.00141229764962691">
                <text:p>0.00141229764962691</text:p>
              </table:table-cell>
              <table:table-cell office:value-type="float" office:value="1.14667940897343">
                <text:p>1.146679408973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72569970407298">
                <text:p>0.0872569970407298</text:p>
              </table:table-cell>
              <table:table-cell office:value-type="float" office:value="0.00084026615089998">
                <text:p>0.00084026615089998</text:p>
              </table:table-cell>
              <table:table-cell office:value-type="float" office:value="1.14787422552343">
                <text:p>1.147874225523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57956403677502">
                <text:p>0.0857956403677502</text:p>
              </table:table-cell>
              <table:table-cell office:value-type="float" office:value="0.000347628348519203">
                <text:p>0.000347628348519203</text:p>
              </table:table-cell>
              <table:table-cell office:value-type="float" office:value="1.14893507737325">
                <text:p>1.14893507737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37679709380461">
                <text:p>0.0837679709380461</text:p>
              </table:table-cell>
              <table:table-cell office:value-type="float" office:value="-0.000112066919082963">
                <text:p>-0.000112066919082963</text:p>
              </table:table-cell>
              <table:table-cell office:value-type="float" office:value="1.15072241390671">
                <text:p>1.150722413906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811008405418153">
                <text:p>0.0811008405418153</text:p>
              </table:table-cell>
              <table:table-cell office:value-type="float" office:value="-0.000608211942916523">
                <text:p>-0.000608211942916523</text:p>
              </table:table-cell>
              <table:table-cell office:value-type="float" office:value="1.15136799163956">
                <text:p>1.151367991639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76123760817196">
                <text:p>0.0776123760817196</text:p>
              </table:table-cell>
              <table:table-cell office:value-type="float" office:value="-0.00101816394924391">
                <text:p>-0.00101816394924391</text:p>
              </table:table-cell>
              <table:table-cell office:value-type="float" office:value="1.15241035911326">
                <text:p>1.152410359113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36359949516089">
                <text:p>0.0736359949516089</text:p>
              </table:table-cell>
              <table:table-cell office:value-type="float" office:value="-0.00134215497855016">
                <text:p>-0.00134215497855016</text:p>
              </table:table-cell>
              <table:table-cell office:value-type="float" office:value="1.15541192834402">
                <text:p>1.155411928344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86570229183907">
                <text:p>0.0686570229183907</text:p>
              </table:table-cell>
              <table:table-cell office:value-type="float" office:value="-0.00159494711762704">
                <text:p>-0.00159494711762704</text:p>
              </table:table-cell>
              <table:table-cell office:value-type="float" office:value="1.15769114348098">
                <text:p>1.157691143480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31578688242938">
                <text:p>0.0631578688242938</text:p>
              </table:table-cell>
              <table:table-cell office:value-type="float" office:value="-0.00199193031897098">
                <text:p>-0.00199193031897098</text:p>
              </table:table-cell>
              <table:table-cell office:value-type="float" office:value="1.15994119103136">
                <text:p>1.159941191031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70928145694686">
                <text:p>0.0570928145694686</text:p>
              </table:table-cell>
              <table:table-cell office:value-type="float" office:value="-0.00230015307440594">
                <text:p>-0.00230015307440594</text:p>
              </table:table-cell>
              <table:table-cell office:value-type="float" office:value="1.16203749708219">
                <text:p>1.162037497082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04513572648957">
                <text:p>0.0504513572648957</text:p>
              </table:table-cell>
              <table:table-cell office:value-type="float" office:value="-0.00244046763964397">
                <text:p>-0.00244046763964397</text:p>
              </table:table-cell>
              <table:table-cell office:value-type="float" office:value="1.16278980678542">
                <text:p>1.162789806785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4703056677342">
                <text:p>0.0434703056677342</text:p>
              </table:table-cell>
              <table:table-cell office:value-type="float" office:value="-0.00257624633810761">
                <text:p>-0.00257624633810761</text:p>
              </table:table-cell>
              <table:table-cell office:value-type="float" office:value="1.1659989824718">
                <text:p>1.16599898247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5483113866689">
                <text:p>0.035483113866689</text:p>
              </table:table-cell>
              <table:table-cell office:value-type="float" office:value="-0.0029372573176637">
                <text:p>-0.0029372573176637</text:p>
              </table:table-cell>
              <table:table-cell office:value-type="float" office:value="1.16812386429155">
                <text:p>1.168123864291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68322769235125">
                <text:p>0.0268322769235125</text:p>
              </table:table-cell>
              <table:table-cell office:value-type="float" office:value="-0.00359985942780055">
                <text:p>-0.00359985942780055</text:p>
              </table:table-cell>
              <table:table-cell office:value-type="float" office:value="1.1725480537">
                <text:p>1.17254805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75285515833376">
                <text:p>0.0175285515833376</text:p>
              </table:table-cell>
              <table:table-cell office:value-type="float" office:value="-0.00446041963834357">
                <text:p>-0.00446041963834357</text:p>
              </table:table-cell>
              <table:table-cell office:value-type="float" office:value="1.17374284228692">
                <text:p>1.173742842286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731517592254614">
                <text:p>0.00731517592254614</text:p>
              </table:table-cell>
              <table:table-cell office:value-type="float" office:value="-0.00549807496018055">
                <text:p>-0.00549807496018055</text:p>
              </table:table-cell>
              <table:table-cell office:value-type="float" office:value="1.17421080646299">
                <text:p>1.17421080646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380075176096647">
                <text:p>-0.00380075176096647</text:p>
              </table:table-cell>
              <table:table-cell office:value-type="float" office:value="-0.00671840772568625">
                <text:p>-0.00671840772568625</text:p>
              </table:table-cell>
              <table:table-cell office:value-type="float" office:value="1.17905539352485">
                <text:p>1.17905539352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153902953354161">
                <text:p>-0.0153902953354161</text:p>
              </table:table-cell>
              <table:table-cell office:value-type="float" office:value="-0.00793844449538818">
                <text:p>-0.00793844449538818</text:p>
              </table:table-cell>
              <table:table-cell office:value-type="float" office:value="1.18091207900533">
                <text:p>1.180912079005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275164178836999">
                <text:p>-0.0275164178836999</text:p>
              </table:table-cell>
              <table:table-cell office:value-type="float" office:value="-0.00922560771417604">
                <text:p>-0.00922560771417604</text:p>
              </table:table-cell>
              <table:table-cell office:value-type="float" office:value="1.1843121092769">
                <text:p>1.18431210927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400951774032281">
                <text:p>-0.0400951774032281</text:p>
              </table:table-cell>
              <table:table-cell office:value-type="float" office:value="-0.0105786591136701">
                <text:p>-0.0105786591136701</text:p>
              </table:table-cell>
              <table:table-cell office:value-type="float" office:value="1.18758802826163">
                <text:p>1.187588028261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527706699859426">
                <text:p>-0.0527706699859426</text:p>
              </table:table-cell>
              <table:table-cell office:value-type="float" office:value="-0.0121265039763414">
                <text:p>-0.0121265039763414</text:p>
              </table:table-cell>
              <table:table-cell office:value-type="float" office:value="1.19070865900382">
                <text:p>1.190708659003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658087564443635">
                <text:p>-0.0658087564443635</text:p>
              </table:table-cell>
              <table:table-cell office:value-type="float" office:value="-0.0139923975049822">
                <text:p>-0.0139923975049822</text:p>
              </table:table-cell>
              <table:table-cell office:value-type="float" office:value="1.19238108628214">
                <text:p>1.192381086282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792517663562664">
                <text:p>-0.0792517663562664</text:p>
              </table:table-cell>
              <table:table-cell office:value-type="float" office:value="-0.0162418338000343">
                <text:p>-0.0162418338000343</text:p>
              </table:table-cell>
              <table:table-cell office:value-type="float" office:value="1.19546862385404">
                <text:p>1.195468623854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925524703311663">
                <text:p>-0.0925524703311663</text:p>
              </table:table-cell>
              <table:table-cell office:value-type="float" office:value="-0.0186427382297016">
                <text:p>-0.0186427382297016</text:p>
              </table:table-cell>
              <table:table-cell office:value-type="float" office:value="1.19731319357659">
                <text:p>1.197313193576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05739458738047">
                <text:p>-0.105739458738047</text:p>
              </table:table-cell>
              <table:table-cell office:value-type="float" office:value="-0.0211207254963693">
                <text:p>-0.0211207254963693</text:p>
              </table:table-cell>
              <table:table-cell office:value-type="float" office:value="1.20258412213014">
                <text:p>1.202584122130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18546463691871">
                <text:p>-0.118546463691871</text:p>
              </table:table-cell>
              <table:table-cell office:value-type="float" office:value="-0.0233085010583055">
                <text:p>-0.0233085010583055</text:p>
              </table:table-cell>
              <table:table-cell office:value-type="float" office:value="1.20675083005491">
                <text:p>1.206750830054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30910102681224">
                <text:p>-0.130910102681224</text:p>
              </table:table-cell>
              <table:table-cell office:value-type="float" office:value="-0.0253836040020883">
                <text:p>-0.0253836040020883</text:p>
              </table:table-cell>
              <table:table-cell office:value-type="float" office:value="1.21186153887441">
                <text:p>1.211861538874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42366756608146">
                <text:p>-0.142366756608146</text:p>
              </table:table-cell>
              <table:table-cell office:value-type="float" office:value="-0.0267830542836877">
                <text:p>-0.0267830542836877</text:p>
              </table:table-cell>
              <table:table-cell office:value-type="float" office:value="1.21671632178546">
                <text:p>1.216716321785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53124607107129">
                <text:p>-0.153124607107129</text:p>
              </table:table-cell>
              <table:table-cell office:value-type="float" office:value="-0.0281753927877096">
                <text:p>-0.0281753927877096</text:p>
              </table:table-cell>
              <table:table-cell office:value-type="float" office:value="1.22178313789005">
                <text:p>1.22178313789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63105551545544">
                <text:p>-0.163105551545544</text:p>
              </table:table-cell>
              <table:table-cell office:value-type="float" office:value="-0.0291522270113209">
                <text:p>-0.0291522270113209</text:p>
              </table:table-cell>
              <table:table-cell office:value-type="float" office:value="1.22418963189883">
                <text:p>1.224189631898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172883022221993">
                <text:p>-0.172883022221993</text:p>
              </table:table-cell>
              <table:table-cell office:value-type="float" office:value="-0.0299722723628853">
                <text:p>-0.0299722723628853</text:p>
              </table:table-cell>
              <table:table-cell office:value-type="float" office:value="1.22764656140844">
                <text:p>1.227646561408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81944801805773">
                <text:p>-0.181944801805773</text:p>
              </table:table-cell>
              <table:table-cell office:value-type="float" office:value="-0.030425497718543">
                <text:p>-0.030425497718543</text:p>
              </table:table-cell>
              <table:table-cell office:value-type="float" office:value="1.22861714083694">
                <text:p>1.228617140836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91695919873121">
                <text:p>-0.191695919873121</text:p>
              </table:table-cell>
              <table:table-cell office:value-type="float" office:value="-0.0311815454116455">
                <text:p>-0.0311815454116455</text:p>
              </table:table-cell>
              <table:table-cell office:value-type="float" office:value="1.23475886190914">
                <text:p>1.234758861909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200723973881062">
                <text:p>-0.200723973881062</text:p>
              </table:table-cell>
              <table:table-cell office:value-type="float" office:value="-0.0316679688801367">
                <text:p>-0.0316679688801367</text:p>
              </table:table-cell>
              <table:table-cell office:value-type="float" office:value="1.23719288575841">
                <text:p>1.237192885758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209308856608643">
                <text:p>-0.209308856608643</text:p>
              </table:table-cell>
              <table:table-cell office:value-type="float" office:value="-0.0321373961873784">
                <text:p>-0.0321373961873784</text:p>
              </table:table-cell>
              <table:table-cell office:value-type="float" office:value="1.23966582185993">
                <text:p>1.239665821859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217501014113969">
                <text:p>-0.217501014113969</text:p>
              </table:table-cell>
              <table:table-cell office:value-type="float" office:value="-0.0327851502310349">
                <text:p>-0.0327851502310349</text:p>
              </table:table-cell>
              <table:table-cell office:value-type="float" office:value="1.24179095756568">
                <text:p>1.241790957565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225891909093011">
                <text:p>-0.225891909093011</text:p>
              </table:table-cell>
              <table:table-cell office:value-type="float" office:value="-0.0333090736580058">
                <text:p>-0.0333090736580058</text:p>
              </table:table-cell>
              <table:table-cell office:value-type="float" office:value="1.2459338461346">
                <text:p>1.24593384613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233537499145026">
                <text:p>-0.233537499145026</text:p>
              </table:table-cell>
              <table:table-cell office:value-type="float" office:value="-0.033336730094626">
                <text:p>-0.033336730094626</text:p>
              </table:table-cell>
              <table:table-cell office:value-type="float" office:value="1.24620460069672">
                <text:p>1.246204600696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240821026285609">
                <text:p>-0.240821026285609</text:p>
              </table:table-cell>
              <table:table-cell office:value-type="float" office:value="-0.0332196603853511">
                <text:p>-0.0332196603853511</text:p>
              </table:table-cell>
              <table:table-cell office:value-type="float" office:value="1.24558797350319">
                <text:p>1.245587973503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24840806610019">
                <text:p>-0.24840806610019</text:p>
              </table:table-cell>
              <table:table-cell office:value-type="float" office:value="-0.0330256332396808">
                <text:p>-0.0330256332396808</text:p>
              </table:table-cell>
              <table:table-cell office:value-type="float" office:value="1.24623669834814">
                <text:p>1.246236698348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256428810401438">
                <text:p>-0.256428810401438</text:p>
              </table:table-cell>
              <table:table-cell office:value-type="float" office:value="-0.0330442994989805">
                <text:p>-0.0330442994989805</text:p>
              </table:table-cell>
              <table:table-cell office:value-type="float" office:value="1.2475792933656">
                <text:p>1.24757929336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264077575597883">
                <text:p>-0.264077575597883</text:p>
              </table:table-cell>
              <table:table-cell office:value-type="float" office:value="-0.0331092566526148">
                <text:p>-0.0331092566526148</text:p>
              </table:table-cell>
              <table:table-cell office:value-type="float" office:value="1.2481885904821">
                <text:p>1.24818859048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271382424227475">
                <text:p>-0.271382424227475</text:p>
              </table:table-cell>
              <table:table-cell office:value-type="float" office:value="-0.0336246224204523">
                <text:p>-0.0336246224204523</text:p>
              </table:table-cell>
              <table:table-cell office:value-type="float" office:value="1.25006848571627">
                <text:p>1.250068485716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277975234590176">
                <text:p>-0.277975234590176</text:p>
              </table:table-cell>
              <table:table-cell office:value-type="float" office:value="-0.0341205392557153">
                <text:p>-0.0341205392557153</text:p>
              </table:table-cell>
              <table:table-cell office:value-type="float" office:value="1.24961972718978">
                <text:p>1.249619727189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284580537539847">
                <text:p>-0.284580537539847</text:p>
              </table:table-cell>
              <table:table-cell office:value-type="float" office:value="-0.034891161551842">
                <text:p>-0.034891161551842</text:p>
              </table:table-cell>
              <table:table-cell office:value-type="float" office:value="1.25068646103559">
                <text:p>1.25068646103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290329492615826">
                <text:p>-0.290329492615826</text:p>
              </table:table-cell>
              <table:table-cell office:value-type="float" office:value="-0.0355033975099163">
                <text:p>-0.0355033975099163</text:p>
              </table:table-cell>
              <table:table-cell office:value-type="float" office:value="1.24892360782504">
                <text:p>1.248923607825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296269475319272">
                <text:p>-0.296269475319272</text:p>
              </table:table-cell>
              <table:table-cell office:value-type="float" office:value="-0.0360429584968733">
                <text:p>-0.0360429584968733</text:p>
              </table:table-cell>
              <table:table-cell office:value-type="float" office:value="1.25098330252368">
                <text:p>1.250983302523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00830579848899">
                <text:p>-0.300830579848899</text:p>
              </table:table-cell>
              <table:table-cell office:value-type="float" office:value="-0.0365382676221866">
                <text:p>-0.0365382676221866</text:p>
              </table:table-cell>
              <table:table-cell office:value-type="float" office:value="1.25067932105456">
                <text:p>1.250679321054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05385634814607">
                <text:p>-0.305385634814607</text:p>
              </table:table-cell>
              <table:table-cell office:value-type="float" office:value="-0.0371381399147615">
                <text:p>-0.0371381399147615</text:p>
              </table:table-cell>
              <table:table-cell office:value-type="float" office:value="1.25095764564064">
                <text:p>1.250957645640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309768805716567">
                <text:p>-0.309768805716567</text:p>
              </table:table-cell>
              <table:table-cell office:value-type="float" office:value="-0.0375896606041534">
                <text:p>-0.0375896606041534</text:p>
              </table:table-cell>
              <table:table-cell office:value-type="float" office:value="1.25136673047606">
                <text:p>1.251366730476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14385857244072">
                <text:p>-0.314385857244072</text:p>
              </table:table-cell>
              <table:table-cell office:value-type="float" office:value="-0.0380088714314349">
                <text:p>-0.0380088714314349</text:p>
              </table:table-cell>
              <table:table-cell office:value-type="float" office:value="1.25197861816005">
                <text:p>1.25197861816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18836558839226">
                <text:p>-0.318836558839226</text:p>
              </table:table-cell>
              <table:table-cell office:value-type="float" office:value="-0.0385938586276642">
                <text:p>-0.0385938586276642</text:p>
              </table:table-cell>
              <table:table-cell office:value-type="float" office:value="1.25267149825404">
                <text:p>1.252671498254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23315995465272">
                <text:p>-0.323315995465272</text:p>
              </table:table-cell>
              <table:table-cell office:value-type="float" office:value="-0.0393257232092523">
                <text:p>-0.0393257232092523</text:p>
              </table:table-cell>
              <table:table-cell office:value-type="float" office:value="1.25632665142436">
                <text:p>1.256326651424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26236338018422">
                <text:p>-0.326236338018422</text:p>
              </table:table-cell>
              <table:table-cell office:value-type="float" office:value="-0.0397346172479113">
                <text:p>-0.0397346172479113</text:p>
              </table:table-cell>
              <table:table-cell office:value-type="float" office:value="1.25773912951651">
                <text:p>1.257739129516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2846179189409">
                <text:p>-0.32846179189409</text:p>
              </table:table-cell>
              <table:table-cell office:value-type="float" office:value="-0.0399686667994507">
                <text:p>-0.0399686667994507</text:p>
              </table:table-cell>
              <table:table-cell office:value-type="float" office:value="1.26058153843654">
                <text:p>1.260581538436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3102975548398">
                <text:p>-0.33102975548398</text:p>
              </table:table-cell>
              <table:table-cell office:value-type="float" office:value="-0.040241511629248">
                <text:p>-0.040241511629248</text:p>
              </table:table-cell>
              <table:table-cell office:value-type="float" office:value="1.26492001917999">
                <text:p>1.26492001917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332328934691989">
                <text:p>-0.332328934691989</text:p>
              </table:table-cell>
              <table:table-cell office:value-type="float" office:value="-0.0403230587431775">
                <text:p>-0.0403230587431775</text:p>
              </table:table-cell>
              <table:table-cell office:value-type="float" office:value="1.26848346450314">
                <text:p>1.268483464503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33716451617574">
                <text:p>-0.333716451617574</text:p>
              </table:table-cell>
              <table:table-cell office:value-type="float" office:value="-0.0402981896438368">
                <text:p>-0.0402981896438368</text:p>
              </table:table-cell>
              <table:table-cell office:value-type="float" office:value="1.27290745535804">
                <text:p>1.272907455358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336202439148251">
                <text:p>-0.336202439148251</text:p>
              </table:table-cell>
              <table:table-cell office:value-type="float" office:value="-0.0400842413502452">
                <text:p>-0.0400842413502452</text:p>
              </table:table-cell>
              <table:table-cell office:value-type="float" office:value="1.27984329598095">
                <text:p>1.279843295980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339238735720539">
                <text:p>-0.339238735720539</text:p>
              </table:table-cell>
              <table:table-cell office:value-type="float" office:value="-0.0400286214627121">
                <text:p>-0.0400286214627121</text:p>
              </table:table-cell>
              <table:table-cell office:value-type="float" office:value="1.28814149033494">
                <text:p>1.288141490334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343229639304057">
                <text:p>-0.343229639304057</text:p>
              </table:table-cell>
              <table:table-cell office:value-type="float" office:value="-0.0397223218862772">
                <text:p>-0.0397223218862772</text:p>
              </table:table-cell>
              <table:table-cell office:value-type="float" office:value="1.29742317334739">
                <text:p>1.297423173347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348475567822401">
                <text:p>-0.348475567822401</text:p>
              </table:table-cell>
              <table:table-cell office:value-type="float" office:value="-0.0394308734946803">
                <text:p>-0.0394308734946803</text:p>
              </table:table-cell>
              <table:table-cell office:value-type="float" office:value="1.30823778993707">
                <text:p>1.30823778993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353772084190743">
                <text:p>-0.353772084190743</text:p>
              </table:table-cell>
              <table:table-cell office:value-type="float" office:value="-0.0392061720482206">
                <text:p>-0.0392061720482206</text:p>
              </table:table-cell>
              <table:table-cell office:value-type="float" office:value="1.31922484734521">
                <text:p>1.319224847345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358897539779109">
                <text:p>-0.358897539779109</text:p>
              </table:table-cell>
              <table:table-cell office:value-type="float" office:value="-0.0392047918456835">
                <text:p>-0.0392047918456835</text:p>
              </table:table-cell>
              <table:table-cell office:value-type="float" office:value="1.3290406415343">
                <text:p>1.32904064153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364228587119488">
                <text:p>-0.364228587119488</text:p>
              </table:table-cell>
              <table:table-cell office:value-type="float" office:value="-0.0395117277779293">
                <text:p>-0.0395117277779293</text:p>
              </table:table-cell>
              <table:table-cell office:value-type="float" office:value="1.34027335873612">
                <text:p>1.340273358736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368778407043124">
                <text:p>-0.368778407043124</text:p>
              </table:table-cell>
              <table:table-cell office:value-type="float" office:value="-0.0401264330165807">
                <text:p>-0.0401264330165807</text:p>
              </table:table-cell>
              <table:table-cell office:value-type="float" office:value="1.35038975972074">
                <text:p>1.350389759720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372962457452146">
                <text:p>-0.372962457452146</text:p>
              </table:table-cell>
              <table:table-cell office:value-type="float" office:value="-0.0408910596606224">
                <text:p>-0.0408910596606224</text:p>
              </table:table-cell>
              <table:table-cell office:value-type="float" office:value="1.35994130880336">
                <text:p>1.359941308803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78441364049468">
                <text:p>-0.378441364049468</text:p>
              </table:table-cell>
              <table:table-cell office:value-type="float" office:value="-0.041895025922258">
                <text:p>-0.041895025922258</text:p>
              </table:table-cell>
              <table:table-cell office:value-type="float" office:value="1.37544909818532">
                <text:p>1.375449098185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382575647681203">
                <text:p>-0.382575647681203</text:p>
              </table:table-cell>
              <table:table-cell office:value-type="float" office:value="-0.042889215789798">
                <text:p>-0.042889215789798</text:p>
              </table:table-cell>
              <table:table-cell office:value-type="float" office:value="1.38756001871251">
                <text:p>1.387560018712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86547457114845">
                <text:p>-0.386547457114845</text:p>
              </table:table-cell>
              <table:table-cell office:value-type="float" office:value="-0.0438019747052428">
                <text:p>-0.0438019747052428</text:p>
              </table:table-cell>
              <table:table-cell office:value-type="float" office:value="1.40019999728531">
                <text:p>1.400199997285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390690914932288">
                <text:p>-0.390690914932288</text:p>
              </table:table-cell>
              <table:table-cell office:value-type="float" office:value="-0.0450616493886434">
                <text:p>-0.0450616493886434</text:p>
              </table:table-cell>
              <table:table-cell office:value-type="float" office:value="1.41471632947769">
                <text:p>1.414716329477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92912967955889">
                <text:p>-0.392912967955889</text:p>
              </table:table-cell>
              <table:table-cell office:value-type="float" office:value="-0.0459699737823229">
                <text:p>-0.0459699737823229</text:p>
              </table:table-cell>
              <table:table-cell office:value-type="float" office:value="1.42734297259437">
                <text:p>1.427342972594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395108370551766">
                <text:p>-0.395108370551766</text:p>
              </table:table-cell>
              <table:table-cell office:value-type="float" office:value="-0.0469986559888922">
                <text:p>-0.0469986559888922</text:p>
              </table:table-cell>
              <table:table-cell office:value-type="float" office:value="1.44133430137128">
                <text:p>1.44133430137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397116316442576">
                <text:p>-0.397116316442576</text:p>
              </table:table-cell>
              <table:table-cell office:value-type="float" office:value="-0.0480203124923634">
                <text:p>-0.0480203124923634</text:p>
              </table:table-cell>
              <table:table-cell office:value-type="float" office:value="1.45298410234882">
                <text:p>1.452984102348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398749768055265">
                <text:p>-0.398749768055265</text:p>
              </table:table-cell>
              <table:table-cell office:value-type="float" office:value="-0.0491614410425136">
                <text:p>-0.0491614410425136</text:p>
              </table:table-cell>
              <table:table-cell office:value-type="float" office:value="1.46615609284629">
                <text:p>1.466156092846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00690598558545">
                <text:p>-0.400690598558545</text:p>
              </table:table-cell>
              <table:table-cell office:value-type="float" office:value="-0.0500672757163842">
                <text:p>-0.0500672757163842</text:p>
              </table:table-cell>
              <table:table-cell office:value-type="float" office:value="1.48145332264839">
                <text:p>1.481453322648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02105551060909">
                <text:p>-0.402105551060909</text:p>
              </table:table-cell>
              <table:table-cell office:value-type="float" office:value="-0.0508107287019858">
                <text:p>-0.0508107287019858</text:p>
              </table:table-cell>
              <table:table-cell office:value-type="float" office:value="1.49548815170951">
                <text:p>1.49548815170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02396937023843">
                <text:p>-0.402396937023843</text:p>
              </table:table-cell>
              <table:table-cell office:value-type="float" office:value="-0.0513095415536811">
                <text:p>-0.0513095415536811</text:p>
              </table:table-cell>
              <table:table-cell office:value-type="float" office:value="1.50846490203641">
                <text:p>1.508464902036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401833901877446">
                <text:p>-0.401833901877446</text:p>
              </table:table-cell>
              <table:table-cell office:value-type="float" office:value="-0.0517228298523744">
                <text:p>-0.0517228298523744</text:p>
              </table:table-cell>
              <table:table-cell office:value-type="float" office:value="1.52244600810641">
                <text:p>1.522446008106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00810586896218">
                <text:p>-0.400810586896218</text:p>
              </table:table-cell>
              <table:table-cell office:value-type="float" office:value="-0.0523383535269318">
                <text:p>-0.0523383535269318</text:p>
              </table:table-cell>
              <table:table-cell office:value-type="float" office:value="1.53634795034521">
                <text:p>1.536347950345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398519307282262">
                <text:p>-0.398519307282262</text:p>
              </table:table-cell>
              <table:table-cell office:value-type="float" office:value="-0.0527015926505863">
                <text:p>-0.0527015926505863</text:p>
              </table:table-cell>
              <table:table-cell office:value-type="float" office:value="1.54692994357837">
                <text:p>1.546929943578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95547252247921">
                <text:p>-0.395547252247921</text:p>
              </table:table-cell>
              <table:table-cell office:value-type="float" office:value="-0.0525427252971543">
                <text:p>-0.0525427252971543</text:p>
              </table:table-cell>
              <table:table-cell office:value-type="float" office:value="1.55725785150671">
                <text:p>1.557257851506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392193694148778">
                <text:p>-0.392193694148778</text:p>
              </table:table-cell>
              <table:table-cell office:value-type="float" office:value="-0.0522168481884995">
                <text:p>-0.0522168481884995</text:p>
              </table:table-cell>
              <table:table-cell office:value-type="float" office:value="1.56893595425158">
                <text:p>1.568935954251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387217766122654">
                <text:p>-0.387217766122654</text:p>
              </table:table-cell>
              <table:table-cell office:value-type="float" office:value="-0.0518793074342466">
                <text:p>-0.0518793074342466</text:p>
              </table:table-cell>
              <table:table-cell office:value-type="float" office:value="1.57688848444284">
                <text:p>1.576888484442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382171945787921">
                <text:p>-0.382171945787921</text:p>
              </table:table-cell>
              <table:table-cell office:value-type="float" office:value="-0.0516647463200863">
                <text:p>-0.0516647463200863</text:p>
              </table:table-cell>
              <table:table-cell office:value-type="float" office:value="1.5880721845356">
                <text:p>1.58807218453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376699240411609">
                <text:p>-0.376699240411609</text:p>
              </table:table-cell>
              <table:table-cell office:value-type="float" office:value="-0.0513388172036726">
                <text:p>-0.0513388172036726</text:p>
              </table:table-cell>
              <table:table-cell office:value-type="float" office:value="1.59920277651535">
                <text:p>1.599202776515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369166496733135">
                <text:p>-0.369166496733135</text:p>
              </table:table-cell>
              <table:table-cell office:value-type="float" office:value="-0.0510033053905243">
                <text:p>-0.0510033053905243</text:p>
              </table:table-cell>
              <table:table-cell office:value-type="float" office:value="1.60665081373853">
                <text:p>1.606650813738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361520654995899">
                <text:p>-0.361520654995899</text:p>
              </table:table-cell>
              <table:table-cell office:value-type="float" office:value="-0.0505494834203342">
                <text:p>-0.0505494834203342</text:p>
              </table:table-cell>
              <table:table-cell office:value-type="float" office:value="1.61599151632971">
                <text:p>1.615991516329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352778467290407">
                <text:p>-0.352778467290407</text:p>
              </table:table-cell>
              <table:table-cell office:value-type="float" office:value="-0.050541444892692">
                <text:p>-0.050541444892692</text:p>
              </table:table-cell>
              <table:table-cell office:value-type="float" office:value="1.62295551975205">
                <text:p>1.622955519752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342337489194146">
                <text:p>-0.342337489194146</text:p>
              </table:table-cell>
              <table:table-cell office:value-type="float" office:value="-0.0498986718573259">
                <text:p>-0.0498986718573259</text:p>
              </table:table-cell>
              <table:table-cell office:value-type="float" office:value="1.62902535021336">
                <text:p>1.629025350213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331513816296883">
                <text:p>-0.331513816296883</text:p>
              </table:table-cell>
              <table:table-cell office:value-type="float" office:value="-0.0493876683932991">
                <text:p>-0.0493876683932991</text:p>
              </table:table-cell>
              <table:table-cell office:value-type="float" office:value="1.63482571893633">
                <text:p>1.634825718936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31947097543536">
                <text:p>-0.31947097543536</text:p>
              </table:table-cell>
              <table:table-cell office:value-type="float" office:value="-0.0493243522793901">
                <text:p>-0.0493243522793901</text:p>
              </table:table-cell>
              <table:table-cell office:value-type="float" office:value="1.63886376255888">
                <text:p>1.638863762558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307118608753017">
                <text:p>-0.307118608753017</text:p>
              </table:table-cell>
              <table:table-cell office:value-type="float" office:value="-0.0497725512795342">
                <text:p>-0.0497725512795342</text:p>
              </table:table-cell>
              <table:table-cell office:value-type="float" office:value="1.64580334001263">
                <text:p>1.645803340012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294346787410086">
                <text:p>-0.294346787410086</text:p>
              </table:table-cell>
              <table:table-cell office:value-type="float" office:value="-0.0504462332884632">
                <text:p>-0.0504462332884632</text:p>
              </table:table-cell>
              <table:table-cell office:value-type="float" office:value="1.65273037288094">
                <text:p>1.652730372880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28131751325147">
                <text:p>-0.28131751325147</text:p>
              </table:table-cell>
              <table:table-cell office:value-type="float" office:value="-0.0512813305681343">
                <text:p>-0.0512813305681343</text:p>
              </table:table-cell>
              <table:table-cell office:value-type="float" office:value="1.65872186091262">
                <text:p>1.658721860912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267965827868903">
                <text:p>-0.267965827868903</text:p>
              </table:table-cell>
              <table:table-cell office:value-type="float" office:value="-0.0524290504818928">
                <text:p>-0.0524290504818928</text:p>
              </table:table-cell>
              <table:table-cell office:value-type="float" office:value="1.66388675236067">
                <text:p>1.663886752360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54436320349179">
                <text:p>-0.254436320349179</text:p>
              </table:table-cell>
              <table:table-cell office:value-type="float" office:value="-0.0533714558357332">
                <text:p>-0.0533714558357332</text:p>
              </table:table-cell>
              <table:table-cell office:value-type="float" office:value="1.66974777781367">
                <text:p>1.669747777813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40962640052221">
                <text:p>-0.240962640052221</text:p>
              </table:table-cell>
              <table:table-cell office:value-type="float" office:value="-0.0543457295618648">
                <text:p>-0.0543457295618648</text:p>
              </table:table-cell>
              <table:table-cell office:value-type="float" office:value="1.67591932324809">
                <text:p>1.675919323248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27433465908528">
                <text:p>-0.227433465908528</text:p>
              </table:table-cell>
              <table:table-cell office:value-type="float" office:value="-0.0554279428802273">
                <text:p>-0.0554279428802273</text:p>
              </table:table-cell>
              <table:table-cell office:value-type="float" office:value="1.68130224356603">
                <text:p>1.681302243566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14574614803765">
                <text:p>-0.214574614803765</text:p>
              </table:table-cell>
              <table:table-cell office:value-type="float" office:value="-0.0561401421327471">
                <text:p>-0.0561401421327471</text:p>
              </table:table-cell>
              <table:table-cell office:value-type="float" office:value="1.6872341281971">
                <text:p>1.68723412819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202536898587742">
                <text:p>-0.202536898587742</text:p>
              </table:table-cell>
              <table:table-cell office:value-type="float" office:value="-0.0570144140337566">
                <text:p>-0.0570144140337566</text:p>
              </table:table-cell>
              <table:table-cell office:value-type="float" office:value="1.69503170801625">
                <text:p>1.69503170801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92090689125699">
                <text:p>-0.192090689125699</text:p>
              </table:table-cell>
              <table:table-cell office:value-type="float" office:value="-0.0576696684389104">
                <text:p>-0.0576696684389104</text:p>
              </table:table-cell>
              <table:table-cell office:value-type="float" office:value="1.70362569163091">
                <text:p>1.703625691630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82643048806492">
                <text:p>-0.182643048806492</text:p>
              </table:table-cell>
              <table:table-cell office:value-type="float" office:value="-0.0582423617581402">
                <text:p>-0.0582423617581402</text:p>
              </table:table-cell>
              <table:table-cell office:value-type="float" office:value="1.70568675906827">
                <text:p>1.705686759068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73428640734767">
                <text:p>-0.173428640734767</text:p>
              </table:table-cell>
              <table:table-cell office:value-type="float" office:value="-0.0588360772304364">
                <text:p>-0.0588360772304364</text:p>
              </table:table-cell>
              <table:table-cell office:value-type="float" office:value="1.70495996342916">
                <text:p>1.704959963429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64639490106418">
                <text:p>-0.164639490106418</text:p>
              </table:table-cell>
              <table:table-cell office:value-type="float" office:value="-0.0588248163890869">
                <text:p>-0.0588248163890869</text:p>
              </table:table-cell>
              <table:table-cell office:value-type="float" office:value="1.70773355970078">
                <text:p>1.707733559700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56101450037571">
                <text:p>-0.156101450037571</text:p>
              </table:table-cell>
              <table:table-cell office:value-type="float" office:value="-0.0595266879633045">
                <text:p>-0.0595266879633045</text:p>
              </table:table-cell>
              <table:table-cell office:value-type="float" office:value="1.71220411275402">
                <text:p>1.712204112754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47720285049508">
                <text:p>-0.147720285049508</text:p>
              </table:table-cell>
              <table:table-cell office:value-type="float" office:value="-0.0602292848049204">
                <text:p>-0.0602292848049204</text:p>
              </table:table-cell>
              <table:table-cell office:value-type="float" office:value="1.71636367935297">
                <text:p>1.716363679352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139740475073075">
                <text:p>-0.139740475073075</text:p>
              </table:table-cell>
              <table:table-cell office:value-type="float" office:value="-0.0612897580900361">
                <text:p>-0.0612897580900361</text:p>
              </table:table-cell>
              <table:table-cell office:value-type="float" office:value="1.72058845555394">
                <text:p>1.720588455553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31838140631935">
                <text:p>-0.131838140631935</text:p>
              </table:table-cell>
              <table:table-cell office:value-type="float" office:value="-0.0623436927592495">
                <text:p>-0.0623436927592495</text:p>
              </table:table-cell>
              <table:table-cell office:value-type="float" office:value="1.72092989371375">
                <text:p>1.72092989371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24312168787732">
                <text:p>-0.124312168787732</text:p>
              </table:table-cell>
              <table:table-cell office:value-type="float" office:value="-0.0637262359260601">
                <text:p>-0.0637262359260601</text:p>
              </table:table-cell>
              <table:table-cell office:value-type="float" office:value="1.72023811191046">
                <text:p>1.720238111910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117375084031508">
                <text:p>-0.117375084031508</text:p>
              </table:table-cell>
              <table:table-cell office:value-type="float" office:value="-0.0649411298435592">
                <text:p>-0.0649411298435592</text:p>
              </table:table-cell>
              <table:table-cell office:value-type="float" office:value="1.72114358953135">
                <text:p>1.721143589531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10314807814164">
                <text:p>-0.110314807814164</text:p>
              </table:table-cell>
              <table:table-cell office:value-type="float" office:value="-0.0658053841491404">
                <text:p>-0.0658053841491404</text:p>
              </table:table-cell>
              <table:table-cell office:value-type="float" office:value="1.72073862121952">
                <text:p>1.720738621219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03550286353108">
                <text:p>-0.103550286353108</text:p>
              </table:table-cell>
              <table:table-cell office:value-type="float" office:value="-0.0671810164355024">
                <text:p>-0.0671810164355024</text:p>
              </table:table-cell>
              <table:table-cell office:value-type="float" office:value="1.72347631809527">
                <text:p>1.723476318095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968615061776608">
                <text:p>-0.0968615061776608</text:p>
              </table:table-cell>
              <table:table-cell office:value-type="float" office:value="-0.0680660639990229">
                <text:p>-0.0680660639990229</text:p>
              </table:table-cell>
              <table:table-cell office:value-type="float" office:value="1.72137390914715">
                <text:p>1.721373909147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902936064963099">
                <text:p>-0.0902936064963099</text:p>
              </table:table-cell>
              <table:table-cell office:value-type="float" office:value="-0.0690070610316715">
                <text:p>-0.0690070610316715</text:p>
              </table:table-cell>
              <table:table-cell office:value-type="float" office:value="1.72006892400101">
                <text:p>1.720068924001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838510443982761">
                <text:p>-0.0838510443982761</text:p>
              </table:table-cell>
              <table:table-cell office:value-type="float" office:value="-0.0700021054687918">
                <text:p>-0.0700021054687918</text:p>
              </table:table-cell>
              <table:table-cell office:value-type="float" office:value="1.71695890150124">
                <text:p>1.716958901501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779269576923314">
                <text:p>-0.0779269576923314</text:p>
              </table:table-cell>
              <table:table-cell office:value-type="float" office:value="-0.0710679309118221">
                <text:p>-0.0710679309118221</text:p>
              </table:table-cell>
              <table:table-cell office:value-type="float" office:value="1.7163545059589">
                <text:p>1.71635450595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724651583351927">
                <text:p>-0.0724651583351927</text:p>
              </table:table-cell>
              <table:table-cell office:value-type="float" office:value="-0.0725080764559908">
                <text:p>-0.0725080764559908</text:p>
              </table:table-cell>
              <table:table-cell office:value-type="float" office:value="1.7112797018215">
                <text:p>1.7112797018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676838454483433">
                <text:p>-0.0676838454483433</text:p>
              </table:table-cell>
              <table:table-cell office:value-type="float" office:value="-0.0742773693799578">
                <text:p>-0.0742773693799578</text:p>
              </table:table-cell>
              <table:table-cell office:value-type="float" office:value="1.70979320845003">
                <text:p>1.709793208450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63538904488586">
                <text:p>-0.063538904488586</text:p>
              </table:table-cell>
              <table:table-cell office:value-type="float" office:value="-0.0760104385361776">
                <text:p>-0.0760104385361776</text:p>
              </table:table-cell>
              <table:table-cell office:value-type="float" office:value="1.70713022090262">
                <text:p>1.707130220902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59606318843877">
                <text:p>-0.059606318843877</text:p>
              </table:table-cell>
              <table:table-cell office:value-type="float" office:value="-0.0782228547054596">
                <text:p>-0.0782228547054596</text:p>
              </table:table-cell>
              <table:table-cell office:value-type="float" office:value="1.7011219839057">
                <text:p>1.70112198390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556809925236227">
                <text:p>-0.0556809925236227</text:p>
              </table:table-cell>
              <table:table-cell office:value-type="float" office:value="-0.0799715510052374">
                <text:p>-0.0799715510052374</text:p>
              </table:table-cell>
              <table:table-cell office:value-type="float" office:value="1.69960345369129">
                <text:p>1.699603453691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517284650109761">
                <text:p>-0.0517284650109761</text:p>
              </table:table-cell>
              <table:table-cell office:value-type="float" office:value="-0.0808766082141074">
                <text:p>-0.0808766082141074</text:p>
              </table:table-cell>
              <table:table-cell office:value-type="float" office:value="1.69931056154722">
                <text:p>1.699310561547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484579008038192">
                <text:p>-0.0484579008038192</text:p>
              </table:table-cell>
              <table:table-cell office:value-type="float" office:value="-0.0818637861502709">
                <text:p>-0.0818637861502709</text:p>
              </table:table-cell>
              <table:table-cell office:value-type="float" office:value="1.69268969208477">
                <text:p>1.692689692084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454589539746293">
                <text:p>-0.0454589539746293</text:p>
              </table:table-cell>
              <table:table-cell office:value-type="float" office:value="-0.0821588990430049">
                <text:p>-0.0821588990430049</text:p>
              </table:table-cell>
              <table:table-cell office:value-type="float" office:value="1.69105286966619">
                <text:p>1.691052869666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4279707170508">
                <text:p>-0.04279707170508</text:p>
              </table:table-cell>
              <table:table-cell office:value-type="float" office:value="-0.0819668462383235">
                <text:p>-0.0819668462383235</text:p>
              </table:table-cell>
              <table:table-cell office:value-type="float" office:value="1.68998532279393">
                <text:p>1.689985322793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406789541377976">
                <text:p>-0.0406789541377976</text:p>
              </table:table-cell>
              <table:table-cell office:value-type="float" office:value="-0.0822796055822345">
                <text:p>-0.0822796055822345</text:p>
              </table:table-cell>
              <table:table-cell office:value-type="float" office:value="1.68704286426138">
                <text:p>1.687042864261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384640324578168">
                <text:p>-0.0384640324578168</text:p>
              </table:table-cell>
              <table:table-cell office:value-type="float" office:value="-0.0829079424686453">
                <text:p>-0.0829079424686453</text:p>
              </table:table-cell>
              <table:table-cell office:value-type="float" office:value="1.68026956750735">
                <text:p>1.680269567507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360334868408228">
                <text:p>-0.0360334868408228</text:p>
              </table:table-cell>
              <table:table-cell office:value-type="float" office:value="-0.0829626997441544">
                <text:p>-0.0829626997441544</text:p>
              </table:table-cell>
              <table:table-cell office:value-type="float" office:value="1.67701274952734">
                <text:p>1.677012749527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329456646461081">
                <text:p>-0.0329456646461081</text:p>
              </table:table-cell>
              <table:table-cell office:value-type="float" office:value="-0.0829914464931959">
                <text:p>-0.0829914464931959</text:p>
              </table:table-cell>
              <table:table-cell office:value-type="float" office:value="1.67416372318003">
                <text:p>1.67416372318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91631967976858">
                <text:p>-0.0291631967976858</text:p>
              </table:table-cell>
              <table:table-cell office:value-type="float" office:value="-0.0831675477235025">
                <text:p>-0.0831675477235025</text:p>
              </table:table-cell>
              <table:table-cell office:value-type="float" office:value="1.6716400892329">
                <text:p>1.67164008923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253618705756353">
                <text:p>-0.0253618705756353</text:p>
              </table:table-cell>
              <table:table-cell office:value-type="float" office:value="-0.0832464180470538">
                <text:p>-0.0832464180470538</text:p>
              </table:table-cell>
              <table:table-cell office:value-type="float" office:value="1.67148945497193">
                <text:p>1.67148945497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217036817426572">
                <text:p>-0.0217036817426572</text:p>
              </table:table-cell>
              <table:table-cell office:value-type="float" office:value="-0.0830767996029996">
                <text:p>-0.0830767996029996</text:p>
              </table:table-cell>
              <table:table-cell office:value-type="float" office:value="1.67243527557896">
                <text:p>1.672435275578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184427861796888">
                <text:p>-0.0184427861796888</text:p>
              </table:table-cell>
              <table:table-cell office:value-type="float" office:value="-0.0827285702350615">
                <text:p>-0.0827285702350615</text:p>
              </table:table-cell>
              <table:table-cell office:value-type="float" office:value="1.67467467229786">
                <text:p>1.674674672297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152118498938978">
                <text:p>-0.0152118498938978</text:p>
              </table:table-cell>
              <table:table-cell office:value-type="float" office:value="-0.0825632173544566">
                <text:p>-0.0825632173544566</text:p>
              </table:table-cell>
              <table:table-cell office:value-type="float" office:value="1.67995129044499">
                <text:p>1.679951290444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114943421131346">
                <text:p>-0.0114943421131346</text:p>
              </table:table-cell>
              <table:table-cell office:value-type="float" office:value="-0.0820508226288887">
                <text:p>-0.0820508226288887</text:p>
              </table:table-cell>
              <table:table-cell office:value-type="float" office:value="1.67904475695605">
                <text:p>1.679044756956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785622686942451">
                <text:p>-0.00785622686942451</text:p>
              </table:table-cell>
              <table:table-cell office:value-type="float" office:value="-0.0826534397808498">
                <text:p>-0.0826534397808498</text:p>
              </table:table-cell>
              <table:table-cell office:value-type="float" office:value="1.68432999218888">
                <text:p>1.684329992188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375058349560749">
                <text:p>-0.00375058349560749</text:p>
              </table:table-cell>
              <table:table-cell office:value-type="float" office:value="-0.0832250722123855">
                <text:p>-0.0832250722123855</text:p>
              </table:table-cell>
              <table:table-cell office:value-type="float" office:value="1.68596641933108">
                <text:p>1.68596641933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88276869217973">
                <text:p>0.000488276869217973</text:p>
              </table:table-cell>
              <table:table-cell office:value-type="float" office:value="-0.0843161643087911">
                <text:p>-0.0843161643087911</text:p>
              </table:table-cell>
              <table:table-cell office:value-type="float" office:value="1.6938827339602">
                <text:p>1.69388273396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505714802662817">
                <text:p>0.00505714802662817</text:p>
              </table:table-cell>
              <table:table-cell office:value-type="float" office:value="-0.0856519299662446">
                <text:p>-0.0856519299662446</text:p>
              </table:table-cell>
              <table:table-cell office:value-type="float" office:value="1.69695971651951">
                <text:p>1.69695971651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913818751892921">
                <text:p>0.00913818751892921</text:p>
              </table:table-cell>
              <table:table-cell office:value-type="float" office:value="-0.0866853330924644">
                <text:p>-0.0866853330924644</text:p>
              </table:table-cell>
              <table:table-cell office:value-type="float" office:value="1.70346024697543">
                <text:p>1.703460246975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31019319300023">
                <text:p>0.0131019319300023</text:p>
              </table:table-cell>
              <table:table-cell office:value-type="float" office:value="-0.0877451084465937">
                <text:p>-0.0877451084465937</text:p>
              </table:table-cell>
              <table:table-cell office:value-type="float" office:value="1.70577112839324">
                <text:p>1.705771128393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63333041193027">
                <text:p>0.0163333041193027</text:p>
              </table:table-cell>
              <table:table-cell office:value-type="float" office:value="-0.0893165905437584">
                <text:p>-0.0893165905437584</text:p>
              </table:table-cell>
              <table:table-cell office:value-type="float" office:value="1.70850477565133">
                <text:p>1.708504775651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86213817288902">
                <text:p>0.0186213817288902</text:p>
              </table:table-cell>
              <table:table-cell office:value-type="float" office:value="-0.0907819331539118">
                <text:p>-0.0907819331539118</text:p>
              </table:table-cell>
              <table:table-cell office:value-type="float" office:value="1.71638198079892">
                <text:p>1.716381980798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02879037791454">
                <text:p>0.0202879037791454</text:p>
              </table:table-cell>
              <table:table-cell office:value-type="float" office:value="-0.0916899377176791">
                <text:p>-0.0916899377176791</text:p>
              </table:table-cell>
              <table:table-cell office:value-type="float" office:value="1.72103342634627">
                <text:p>1.721033426346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19586316214782">
                <text:p>0.0219586316214782</text:p>
              </table:table-cell>
              <table:table-cell office:value-type="float" office:value="-0.0925299031004974">
                <text:p>-0.0925299031004974</text:p>
              </table:table-cell>
              <table:table-cell office:value-type="float" office:value="1.72767725301738">
                <text:p>1.727677253017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52343820255701">
                <text:p>0.0252343820255701</text:p>
              </table:table-cell>
              <table:table-cell office:value-type="float" office:value="-0.0931706806847889">
                <text:p>-0.0931706806847889</text:p>
              </table:table-cell>
              <table:table-cell office:value-type="float" office:value="1.73354010709646">
                <text:p>1.733540107096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1997019952416">
                <text:p>0.0291997019952416</text:p>
              </table:table-cell>
              <table:table-cell office:value-type="float" office:value="-0.0938853569928918">
                <text:p>-0.0938853569928918</text:p>
              </table:table-cell>
              <table:table-cell office:value-type="float" office:value="1.73971069192634">
                <text:p>1.739710691926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37964743373423">
                <text:p>0.0337964743373423</text:p>
              </table:table-cell>
              <table:table-cell office:value-type="float" office:value="-0.0944158656741542">
                <text:p>-0.0944158656741542</text:p>
              </table:table-cell>
              <table:table-cell office:value-type="float" office:value="1.74956344278311">
                <text:p>1.749563442783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86315168925285">
                <text:p>0.0386315168925285</text:p>
              </table:table-cell>
              <table:table-cell office:value-type="float" office:value="-0.0946773148020067">
                <text:p>-0.0946773148020067</text:p>
              </table:table-cell>
              <table:table-cell office:value-type="float" office:value="1.76157264515424">
                <text:p>1.761572645154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31714571717073">
                <text:p>0.0431714571717073</text:p>
              </table:table-cell>
              <table:table-cell office:value-type="float" office:value="-0.0951411675951498">
                <text:p>-0.0951411675951498</text:p>
              </table:table-cell>
              <table:table-cell office:value-type="float" office:value="1.77039742041672">
                <text:p>1.77039742041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74714031012891">
                <text:p>0.0474714031012891</text:p>
              </table:table-cell>
              <table:table-cell office:value-type="float" office:value="-0.0951700918280975">
                <text:p>-0.0951700918280975</text:p>
              </table:table-cell>
              <table:table-cell office:value-type="float" office:value="1.77942180431005">
                <text:p>1.779421804310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13887776322257">
                <text:p>0.0513887776322257</text:p>
              </table:table-cell>
              <table:table-cell office:value-type="float" office:value="-0.0951548214691851">
                <text:p>-0.0951548214691851</text:p>
              </table:table-cell>
              <table:table-cell office:value-type="float" office:value="1.78897196084625">
                <text:p>1.788971960846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4762602065375">
                <text:p>0.054762602065375</text:p>
              </table:table-cell>
              <table:table-cell office:value-type="float" office:value="-0.0951323208385175">
                <text:p>-0.0951323208385175</text:p>
              </table:table-cell>
              <table:table-cell office:value-type="float" office:value="1.79856366425165">
                <text:p>1.798563664251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76996395630213">
                <text:p>0.0576996395630213</text:p>
              </table:table-cell>
              <table:table-cell office:value-type="float" office:value="-0.0947308446361361">
                <text:p>-0.0947308446361361</text:p>
              </table:table-cell>
              <table:table-cell office:value-type="float" office:value="1.81151537199462">
                <text:p>1.811515371994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97142053356671">
                <text:p>0.0597142053356671</text:p>
              </table:table-cell>
              <table:table-cell office:value-type="float" office:value="-0.0943585434422938">
                <text:p>-0.0943585434422938</text:p>
              </table:table-cell>
              <table:table-cell office:value-type="float" office:value="1.82104786911753">
                <text:p>1.821047869117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610817400459735">
                <text:p>0.0610817400459735</text:p>
              </table:table-cell>
              <table:table-cell office:value-type="float" office:value="-0.0943226349235137">
                <text:p>-0.0943226349235137</text:p>
              </table:table-cell>
              <table:table-cell office:value-type="float" office:value="1.83447103149643">
                <text:p>1.834471031496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11011033446069">
                <text:p>0.0611011033446069</text:p>
              </table:table-cell>
              <table:table-cell office:value-type="float" office:value="-0.0945274011006819">
                <text:p>-0.0945274011006819</text:p>
              </table:table-cell>
              <table:table-cell office:value-type="float" office:value="1.84510616466665">
                <text:p>1.845106164666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99931153492552">
                <text:p>0.0599931153492552</text:p>
              </table:table-cell>
              <table:table-cell office:value-type="float" office:value="-0.0950885508122345">
                <text:p>-0.0950885508122345</text:p>
              </table:table-cell>
              <table:table-cell office:value-type="float" office:value="1.85271216952037">
                <text:p>1.852712169520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83805225042932">
                <text:p>0.0583805225042932</text:p>
              </table:table-cell>
              <table:table-cell office:value-type="float" office:value="-0.0955430485098487">
                <text:p>-0.0955430485098487</text:p>
              </table:table-cell>
              <table:table-cell office:value-type="float" office:value="1.863208008578">
                <text:p>1.8632080085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66589145023009">
                <text:p>0.0566589145023009</text:p>
              </table:table-cell>
              <table:table-cell office:value-type="float" office:value="-0.0964605925665382">
                <text:p>-0.0964605925665382</text:p>
              </table:table-cell>
              <table:table-cell office:value-type="float" office:value="1.87406801584115">
                <text:p>1.874068015841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40144462922386">
                <text:p>0.0540144462922386</text:p>
              </table:table-cell>
              <table:table-cell office:value-type="float" office:value="-0.0971513454466591">
                <text:p>-0.0971513454466591</text:p>
              </table:table-cell>
              <table:table-cell office:value-type="float" office:value="1.88242245161445">
                <text:p>1.882422451614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06186509894227">
                <text:p>0.0506186509894227</text:p>
              </table:table-cell>
              <table:table-cell office:value-type="float" office:value="-0.098136364883927">
                <text:p>-0.098136364883927</text:p>
              </table:table-cell>
              <table:table-cell office:value-type="float" office:value="1.8948746967288">
                <text:p>1.89487469672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646200823058">
                <text:p>0.04646200823058</text:p>
              </table:table-cell>
              <table:table-cell office:value-type="float" office:value="-0.0987904764270913">
                <text:p>-0.0987904764270913</text:p>
              </table:table-cell>
              <table:table-cell office:value-type="float" office:value="1.90333078475399">
                <text:p>1.903330784753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151946922973">
                <text:p>0.04151946922973</text:p>
              </table:table-cell>
              <table:table-cell office:value-type="float" office:value="-0.0995301978442444">
                <text:p>-0.0995301978442444</text:p>
              </table:table-cell>
              <table:table-cell office:value-type="float" office:value="1.91236848411654">
                <text:p>1.912368484116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58063462862234">
                <text:p>0.0358063462862234</text:p>
              </table:table-cell>
              <table:table-cell office:value-type="float" office:value="-0.10023355960943">
                <text:p>-0.10023355960943</text:p>
              </table:table-cell>
              <table:table-cell office:value-type="float" office:value="1.92347943448241">
                <text:p>1.923479434482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90344738411166">
                <text:p>0.0290344738411166</text:p>
              </table:table-cell>
              <table:table-cell office:value-type="float" office:value="-0.101081909934646">
                <text:p>-0.101081909934646</text:p>
              </table:table-cell>
              <table:table-cell office:value-type="float" office:value="1.93428374152056">
                <text:p>1.934283741520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13885614303642">
                <text:p>0.0213885614303642</text:p>
              </table:table-cell>
              <table:table-cell office:value-type="float" office:value="-0.102109783717166">
                <text:p>-0.102109783717166</text:p>
              </table:table-cell>
              <table:table-cell office:value-type="float" office:value="1.9428264673411">
                <text:p>1.94282646734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32866620612367">
                <text:p>0.0132866620612367</text:p>
              </table:table-cell>
              <table:table-cell office:value-type="float" office:value="-0.102788992660922">
                <text:p>-0.102788992660922</text:p>
              </table:table-cell>
              <table:table-cell office:value-type="float" office:value="1.95321777821282">
                <text:p>1.953217778212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441336729606632">
                <text:p>0.00441336729606632</text:p>
              </table:table-cell>
              <table:table-cell office:value-type="float" office:value="-0.103471172444256">
                <text:p>-0.103471172444256</text:p>
              </table:table-cell>
              <table:table-cell office:value-type="float" office:value="1.96385308194208">
                <text:p>1.963853081942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490009902412817">
                <text:p>-0.00490009902412817</text:p>
              </table:table-cell>
              <table:table-cell office:value-type="float" office:value="-0.104243214287469">
                <text:p>-0.104243214287469</text:p>
              </table:table-cell>
              <table:table-cell office:value-type="float" office:value="1.97743596006325">
                <text:p>1.977435960063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147661492089097">
                <text:p>-0.0147661492089097</text:p>
              </table:table-cell>
              <table:table-cell office:value-type="float" office:value="-0.104886180873889">
                <text:p>-0.104886180873889</text:p>
              </table:table-cell>
              <table:table-cell office:value-type="float" office:value="1.98828906657705">
                <text:p>1.988289066577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248505357440551">
                <text:p>-0.0248505357440551</text:p>
              </table:table-cell>
              <table:table-cell office:value-type="float" office:value="-0.105300356824085">
                <text:p>-0.105300356824085</text:p>
              </table:table-cell>
              <table:table-cell office:value-type="float" office:value="1.99862095445074">
                <text:p>1.998620954450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347961311129834">
                <text:p>-0.0347961311129834</text:p>
              </table:table-cell>
              <table:table-cell office:value-type="float" office:value="-0.106055100815996">
                <text:p>-0.106055100815996</text:p>
              </table:table-cell>
              <table:table-cell office:value-type="float" office:value="2.01173776335333">
                <text:p>2.01173776335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451391289114717">
                <text:p>-0.0451391289114717</text:p>
              </table:table-cell>
              <table:table-cell office:value-type="float" office:value="-0.106361987312834">
                <text:p>-0.106361987312834</text:p>
              </table:table-cell>
              <table:table-cell office:value-type="float" office:value="2.02369657173334">
                <text:p>2.02369657173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551723519314697">
                <text:p>-0.0551723519314697</text:p>
              </table:table-cell>
              <table:table-cell office:value-type="float" office:value="-0.107199313856699">
                <text:p>-0.107199313856699</text:p>
              </table:table-cell>
              <table:table-cell office:value-type="float" office:value="2.03738860851736">
                <text:p>2.037388608517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64392722445748">
                <text:p>-0.064392722445748</text:p>
              </table:table-cell>
              <table:table-cell office:value-type="float" office:value="-0.107582435297132">
                <text:p>-0.107582435297132</text:p>
              </table:table-cell>
              <table:table-cell office:value-type="float" office:value="2.05145696164971">
                <text:p>2.051456961649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733707809991441">
                <text:p>-0.0733707809991441</text:p>
              </table:table-cell>
              <table:table-cell office:value-type="float" office:value="-0.107841110203695">
                <text:p>-0.107841110203695</text:p>
              </table:table-cell>
              <table:table-cell office:value-type="float" office:value="2.06351314249137">
                <text:p>2.063513142491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826066386697253">
                <text:p>-0.0826066386697253</text:p>
              </table:table-cell>
              <table:table-cell office:value-type="float" office:value="-0.107940961982483">
                <text:p>-0.107940961982483</text:p>
              </table:table-cell>
              <table:table-cell office:value-type="float" office:value="2.0783205029876">
                <text:p>2.07832050298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912196742452041">
                <text:p>-0.0912196742452041</text:p>
              </table:table-cell>
              <table:table-cell office:value-type="float" office:value="-0.107778285916977">
                <text:p>-0.107778285916977</text:p>
              </table:table-cell>
              <table:table-cell office:value-type="float" office:value="2.08819013277109">
                <text:p>2.088190132771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997286454030779">
                <text:p>-0.0997286454030779</text:p>
              </table:table-cell>
              <table:table-cell office:value-type="float" office:value="-0.107565544552344">
                <text:p>-0.107565544552344</text:p>
              </table:table-cell>
              <table:table-cell office:value-type="float" office:value="2.10129469079043">
                <text:p>2.101294690790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08150045795816">
                <text:p>-0.108150045795816</text:p>
              </table:table-cell>
              <table:table-cell office:value-type="float" office:value="-0.107635889794085">
                <text:p>-0.107635889794085</text:p>
              </table:table-cell>
              <table:table-cell office:value-type="float" office:value="2.11316941365329">
                <text:p>2.113169413653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16395636867103">
                <text:p>-0.116395636867103</text:p>
              </table:table-cell>
              <table:table-cell office:value-type="float" office:value="-0.107924157798767">
                <text:p>-0.107924157798767</text:p>
              </table:table-cell>
              <table:table-cell office:value-type="float" office:value="2.1242506741583">
                <text:p>2.12425067415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24228247500599">
                <text:p>-0.124228247500599</text:p>
              </table:table-cell>
              <table:table-cell office:value-type="float" office:value="-0.108054010047001">
                <text:p>-0.108054010047001</text:p>
              </table:table-cell>
              <table:table-cell office:value-type="float" office:value="2.13467854971021">
                <text:p>2.134678549710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31676997925972">
                <text:p>-0.131676997925972</text:p>
              </table:table-cell>
              <table:table-cell office:value-type="float" office:value="-0.108124089161703">
                <text:p>-0.108124089161703</text:p>
              </table:table-cell>
              <table:table-cell office:value-type="float" office:value="2.14356631700718">
                <text:p>2.143566317007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39556683836487">
                <text:p>-0.139556683836487</text:p>
              </table:table-cell>
              <table:table-cell office:value-type="float" office:value="-0.107798123446452">
                <text:p>-0.107798123446452</text:p>
              </table:table-cell>
              <table:table-cell office:value-type="float" office:value="2.1540727253606">
                <text:p>2.15407272536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47477730723816">
                <text:p>-0.147477730723816</text:p>
              </table:table-cell>
              <table:table-cell office:value-type="float" office:value="-0.10837081539821">
                <text:p>-0.10837081539821</text:p>
              </table:table-cell>
              <table:table-cell office:value-type="float" office:value="2.16562468003659">
                <text:p>2.165624680036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55055470699065">
                <text:p>-0.155055470699065</text:p>
              </table:table-cell>
              <table:table-cell office:value-type="float" office:value="-0.108470691281118">
                <text:p>-0.108470691281118</text:p>
              </table:table-cell>
              <table:table-cell office:value-type="float" office:value="2.17481813861999">
                <text:p>2.17481813861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6298870495787">
                <text:p>-0.16298870495787</text:p>
              </table:table-cell>
              <table:table-cell office:value-type="float" office:value="-0.108641006946715">
                <text:p>-0.108641006946715</text:p>
              </table:table-cell>
              <table:table-cell office:value-type="float" office:value="2.18551740810227">
                <text:p>2.185517408102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170431274115516">
                <text:p>-0.170431274115516</text:p>
              </table:table-cell>
              <table:table-cell office:value-type="float" office:value="-0.10899399687055">
                <text:p>-0.10899399687055</text:p>
              </table:table-cell>
              <table:table-cell office:value-type="float" office:value="2.1935471926348">
                <text:p>2.19354719263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77856222077602">
                <text:p>-0.177856222077602</text:p>
              </table:table-cell>
              <table:table-cell office:value-type="float" office:value="-0.109603239360416">
                <text:p>-0.109603239360416</text:p>
              </table:table-cell>
              <table:table-cell office:value-type="float" office:value="2.20208981093347">
                <text:p>2.202089810933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83976371316981">
                <text:p>-0.183976371316981</text:p>
              </table:table-cell>
              <table:table-cell office:value-type="float" office:value="-0.109808096291452">
                <text:p>-0.109808096291452</text:p>
              </table:table-cell>
              <table:table-cell office:value-type="float" office:value="2.20952383377048">
                <text:p>2.209523833770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190312393354422">
                <text:p>-0.190312393354422</text:p>
              </table:table-cell>
              <table:table-cell office:value-type="float" office:value="-0.11096852800184">
                <text:p>-0.11096852800184</text:p>
              </table:table-cell>
              <table:table-cell office:value-type="float" office:value="2.22496528216142">
                <text:p>2.22496528216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195590933581351">
                <text:p>-0.195590933581351</text:p>
              </table:table-cell>
              <table:table-cell office:value-type="float" office:value="-0.111685524529621">
                <text:p>-0.111685524529621</text:p>
              </table:table-cell>
              <table:table-cell office:value-type="float" office:value="2.23493968819313">
                <text:p>2.234939688193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200438832763763">
                <text:p>-0.200438832763763</text:p>
              </table:table-cell>
              <table:table-cell office:value-type="float" office:value="-0.112538676612871">
                <text:p>-0.112538676612871</text:p>
              </table:table-cell>
              <table:table-cell office:value-type="float" office:value="2.24344229097706">
                <text:p>2.243442290977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204341190625055">
                <text:p>-0.204341190625055</text:p>
              </table:table-cell>
              <table:table-cell office:value-type="float" office:value="-0.113246214362554">
                <text:p>-0.113246214362554</text:p>
              </table:table-cell>
              <table:table-cell office:value-type="float" office:value="2.24469097436528">
                <text:p>2.244690974365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0912738690413">
                <text:p>-0.20912738690413</text:p>
              </table:table-cell>
              <table:table-cell office:value-type="float" office:value="-0.115574504965677">
                <text:p>-0.115574504965677</text:p>
              </table:table-cell>
              <table:table-cell office:value-type="float" office:value="2.25821281765211">
                <text:p>2.258212817652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212851914399258">
                <text:p>-0.212851914399258</text:p>
              </table:table-cell>
              <table:table-cell office:value-type="float" office:value="-0.117622682788014">
                <text:p>-0.117622682788014</text:p>
              </table:table-cell>
              <table:table-cell office:value-type="float" office:value="2.26765603013235">
                <text:p>2.267656030132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21619885662857">
                <text:p>-0.21619885662857</text:p>
              </table:table-cell>
              <table:table-cell office:value-type="float" office:value="-0.119768865169604">
                <text:p>-0.119768865169604</text:p>
              </table:table-cell>
              <table:table-cell office:value-type="float" office:value="2.27839746028556">
                <text:p>2.278397460285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219642041033578">
                <text:p>-0.219642041033578</text:p>
              </table:table-cell>
              <table:table-cell office:value-type="float" office:value="-0.122430815949006">
                <text:p>-0.122430815949006</text:p>
              </table:table-cell>
              <table:table-cell office:value-type="float" office:value="2.28923334094881">
                <text:p>2.289233340948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222970418653828">
                <text:p>-0.222970418653828</text:p>
              </table:table-cell>
              <table:table-cell office:value-type="float" office:value="-0.124999215033886">
                <text:p>-0.124999215033886</text:p>
              </table:table-cell>
              <table:table-cell office:value-type="float" office:value="2.30203568416451">
                <text:p>2.302035684164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26762372057063">
                <text:p>-0.226762372057063</text:p>
              </table:table-cell>
              <table:table-cell office:value-type="float" office:value="-0.127018729307651">
                <text:p>-0.127018729307651</text:p>
              </table:table-cell>
              <table:table-cell office:value-type="float" office:value="2.31398409370761">
                <text:p>2.313984093707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30565440377718">
                <text:p>-0.230565440377718</text:p>
              </table:table-cell>
              <table:table-cell office:value-type="float" office:value="-0.129433786445532">
                <text:p>-0.129433786445532</text:p>
              </table:table-cell>
              <table:table-cell office:value-type="float" office:value="2.3223580238103">
                <text:p>2.32235802381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33455897117177">
                <text:p>-0.233455897117177</text:p>
              </table:table-cell>
              <table:table-cell office:value-type="float" office:value="-0.130752293362332">
                <text:p>-0.130752293362332</text:p>
              </table:table-cell>
              <table:table-cell office:value-type="float" office:value="2.32917258782527">
                <text:p>2.329172587825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37775612276515">
                <text:p>-0.237775612276515</text:p>
              </table:table-cell>
              <table:table-cell office:value-type="float" office:value="-0.131456494716741">
                <text:p>-0.131456494716741</text:p>
              </table:table-cell>
              <table:table-cell office:value-type="float" office:value="2.33960820332906">
                <text:p>2.339608203329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41553117490628">
                <text:p>-0.241553117490628</text:p>
              </table:table-cell>
              <table:table-cell office:value-type="float" office:value="-0.132516358741912">
                <text:p>-0.132516358741912</text:p>
              </table:table-cell>
              <table:table-cell office:value-type="float" office:value="2.34261896041861">
                <text:p>2.342618960418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246949037790789">
                <text:p>-0.246949037790789</text:p>
              </table:table-cell>
              <table:table-cell office:value-type="float" office:value="-0.132918119556338">
                <text:p>-0.132918119556338</text:p>
              </table:table-cell>
              <table:table-cell office:value-type="float" office:value="2.3545623808075">
                <text:p>2.35456238080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53547052892548">
                <text:p>-0.253547052892548</text:p>
              </table:table-cell>
              <table:table-cell office:value-type="float" office:value="-0.132978074167834">
                <text:p>-0.132978074167834</text:p>
              </table:table-cell>
              <table:table-cell office:value-type="float" office:value="2.36969891065748">
                <text:p>2.369698910657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25926732891529">
                <text:p>-0.25926732891529</text:p>
              </table:table-cell>
              <table:table-cell office:value-type="float" office:value="-0.13253720819545">
                <text:p>-0.13253720819545</text:p>
              </table:table-cell>
              <table:table-cell office:value-type="float" office:value="2.3730379599731">
                <text:p>2.37303795997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26579478439963">
                <text:p>-0.26579478439963</text:p>
              </table:table-cell>
              <table:table-cell office:value-type="float" office:value="-0.132296385153777">
                <text:p>-0.132296385153777</text:p>
              </table:table-cell>
              <table:table-cell office:value-type="float" office:value="2.3802132120346">
                <text:p>2.38021321203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271914230727734">
                <text:p>-0.271914230727734</text:p>
              </table:table-cell>
              <table:table-cell office:value-type="float" office:value="-0.132407352340925">
                <text:p>-0.132407352340925</text:p>
              </table:table-cell>
              <table:table-cell office:value-type="float" office:value="2.38668874436792">
                <text:p>2.386688744367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78147456990809">
                <text:p>-0.278147456990809</text:p>
              </table:table-cell>
              <table:table-cell office:value-type="float" office:value="-0.132475118149773">
                <text:p>-0.132475118149773</text:p>
              </table:table-cell>
              <table:table-cell office:value-type="float" office:value="2.3889501394272">
                <text:p>2.38895013942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84983826693074">
                <text:p>-0.284983826693074</text:p>
              </table:table-cell>
              <table:table-cell office:value-type="float" office:value="-0.132303087183074">
                <text:p>-0.132303087183074</text:p>
              </table:table-cell>
              <table:table-cell office:value-type="float" office:value="2.39450860116134">
                <text:p>2.394508601161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91114707279839">
                <text:p>-0.291114707279839</text:p>
              </table:table-cell>
              <table:table-cell office:value-type="float" office:value="-0.132403462684715">
                <text:p>-0.132403462684715</text:p>
              </table:table-cell>
              <table:table-cell office:value-type="float" office:value="2.39821160486156">
                <text:p>2.398211604861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298097634168309">
                <text:p>-0.298097634168309</text:p>
              </table:table-cell>
              <table:table-cell office:value-type="float" office:value="-0.132564566866273">
                <text:p>-0.132564566866273</text:p>
              </table:table-cell>
              <table:table-cell office:value-type="float" office:value="2.40091635345165">
                <text:p>2.400916353451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305460776735417">
                <text:p>-0.305460776735417</text:p>
              </table:table-cell>
              <table:table-cell office:value-type="float" office:value="-0.13254791006246">
                <text:p>-0.13254791006246</text:p>
              </table:table-cell>
              <table:table-cell office:value-type="float" office:value="2.40054933072152">
                <text:p>2.400549330721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31283932394791">
                <text:p>-0.31283932394791</text:p>
              </table:table-cell>
              <table:table-cell office:value-type="float" office:value="-0.132995661409355">
                <text:p>-0.132995661409355</text:p>
              </table:table-cell>
              <table:table-cell office:value-type="float" office:value="2.40170065190304">
                <text:p>2.401700651903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321201577642323">
                <text:p>-0.321201577642323</text:p>
              </table:table-cell>
              <table:table-cell office:value-type="float" office:value="-0.133638242074502">
                <text:p>-0.133638242074502</text:p>
              </table:table-cell>
              <table:table-cell office:value-type="float" office:value="2.40300513452514">
                <text:p>2.403005134525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329776553071397">
                <text:p>-0.329776553071397</text:p>
              </table:table-cell>
              <table:table-cell office:value-type="float" office:value="-0.134526317192802">
                <text:p>-0.134526317192802</text:p>
              </table:table-cell>
              <table:table-cell office:value-type="float" office:value="2.40418171218645">
                <text:p>2.404181712186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339673925731524">
                <text:p>-0.339673925731524</text:p>
              </table:table-cell>
              <table:table-cell office:value-type="float" office:value="-0.135499177622339">
                <text:p>-0.135499177622339</text:p>
              </table:table-cell>
              <table:table-cell office:value-type="float" office:value="2.40775539874406">
                <text:p>2.407755398744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349050877458384">
                <text:p>-0.349050877458384</text:p>
              </table:table-cell>
              <table:table-cell office:value-type="float" office:value="-0.136958772506679">
                <text:p>-0.136958772506679</text:p>
              </table:table-cell>
              <table:table-cell office:value-type="float" office:value="2.40760174370255">
                <text:p>2.407601743702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35738296665809">
                <text:p>-0.35738296665809</text:p>
              </table:table-cell>
              <table:table-cell office:value-type="float" office:value="-0.137837598163515">
                <text:p>-0.137837598163515</text:p>
              </table:table-cell>
              <table:table-cell office:value-type="float" office:value="2.40369184904905">
                <text:p>2.403691849049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367315526768967">
                <text:p>-0.367315526768967</text:p>
              </table:table-cell>
              <table:table-cell office:value-type="float" office:value="-0.139786639798718">
                <text:p>-0.139786639798718</text:p>
              </table:table-cell>
              <table:table-cell office:value-type="float" office:value="2.40773456857753">
                <text:p>2.40773456857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376020972588523">
                <text:p>-0.376020972588523</text:p>
              </table:table-cell>
              <table:table-cell office:value-type="float" office:value="-0.142115934080921">
                <text:p>-0.142115934080921</text:p>
              </table:table-cell>
              <table:table-cell office:value-type="float" office:value="2.40842506652642">
                <text:p>2.408425066526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386119175430961">
                <text:p>-0.386119175430961</text:p>
              </table:table-cell>
              <table:table-cell office:value-type="float" office:value="-0.144868596875379">
                <text:p>-0.144868596875379</text:p>
              </table:table-cell>
              <table:table-cell office:value-type="float" office:value="2.41678371194763">
                <text:p>2.416783711947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394129997532582">
                <text:p>-0.394129997532582</text:p>
              </table:table-cell>
              <table:table-cell office:value-type="float" office:value="-0.147021914868482">
                <text:p>-0.147021914868482</text:p>
              </table:table-cell>
              <table:table-cell office:value-type="float" office:value="2.4156290092658">
                <text:p>2.41562900926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400438840492319">
                <text:p>-0.400438840492319</text:p>
              </table:table-cell>
              <table:table-cell office:value-type="float" office:value="-0.148746525603049">
                <text:p>-0.148746525603049</text:p>
              </table:table-cell>
              <table:table-cell office:value-type="float" office:value="2.40679415854735">
                <text:p>2.406794158547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388030165885305">
                <text:p>-0.388030165885305</text:p>
              </table:table-cell>
              <table:table-cell office:value-type="float" office:value="-0.142901137510545">
                <text:p>-0.142901137510545</text:p>
              </table:table-cell>
              <table:table-cell office:value-type="float" office:value="2.30277416740414">
                <text:p>2.302774167404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379497637602288">
                <text:p>-0.379497637602288</text:p>
              </table:table-cell>
              <table:table-cell office:value-type="float" office:value="-0.141339543432298">
                <text:p>-0.141339543432298</text:p>
              </table:table-cell>
              <table:table-cell office:value-type="float" office:value="2.22906372114699">
                <text:p>2.229063721146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394628552254358">
                <text:p>-0.394628552254358</text:p>
              </table:table-cell>
              <table:table-cell office:value-type="float" office:value="-0.146816244353783">
                <text:p>-0.146816244353783</text:p>
              </table:table-cell>
              <table:table-cell office:value-type="float" office:value="2.30046073225433">
                <text:p>2.300460732254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416680948119598">
                <text:p>-0.416680948119598</text:p>
              </table:table-cell>
              <table:table-cell office:value-type="float" office:value="-0.152509118271959">
                <text:p>-0.152509118271959</text:p>
              </table:table-cell>
              <table:table-cell office:value-type="float" office:value="2.38307747050349">
                <text:p>2.383077470503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421043730397227">
                <text:p>-0.421043730397227</text:p>
              </table:table-cell>
              <table:table-cell office:value-type="float" office:value="-0.151792108212795">
                <text:p>-0.151792108212795</text:p>
              </table:table-cell>
              <table:table-cell office:value-type="float" office:value="2.36267195673889">
                <text:p>2.362671956738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435433044178299">
                <text:p>-0.435433044178299</text:p>
              </table:table-cell>
              <table:table-cell office:value-type="float" office:value="-0.155145194011444">
                <text:p>-0.155145194011444</text:p>
              </table:table-cell>
              <table:table-cell office:value-type="float" office:value="2.38619385868196">
                <text:p>2.386193858681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445161284026855">
                <text:p>-0.445161284026855</text:p>
              </table:table-cell>
              <table:table-cell office:value-type="float" office:value="-0.155706487054777">
                <text:p>-0.155706487054777</text:p>
              </table:table-cell>
              <table:table-cell office:value-type="float" office:value="2.38563842707394">
                <text:p>2.385638427073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455823832357632">
                <text:p>-0.455823832357632</text:p>
              </table:table-cell>
              <table:table-cell office:value-type="float" office:value="-0.15657348538476">
                <text:p>-0.15657348538476</text:p>
              </table:table-cell>
              <table:table-cell office:value-type="float" office:value="2.3866008509192">
                <text:p>2.38660085091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467165293977223">
                <text:p>-0.467165293977223</text:p>
              </table:table-cell>
              <table:table-cell office:value-type="float" office:value="-0.158086478861068">
                <text:p>-0.158086478861068</text:p>
              </table:table-cell>
              <table:table-cell office:value-type="float" office:value="2.39249895194077">
                <text:p>2.392498951940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475410842825635">
                <text:p>-0.475410842825635</text:p>
              </table:table-cell>
              <table:table-cell office:value-type="float" office:value="-0.158830005814324">
                <text:p>-0.158830005814324</text:p>
              </table:table-cell>
              <table:table-cell office:value-type="float" office:value="2.38264905296679">
                <text:p>2.382649052966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485941519005561">
                <text:p>-0.485941519005561</text:p>
              </table:table-cell>
              <table:table-cell office:value-type="float" office:value="-0.160823307272781">
                <text:p>-0.160823307272781</text:p>
              </table:table-cell>
              <table:table-cell office:value-type="float" office:value="2.38483520583966">
                <text:p>2.384835205839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492693942722576">
                <text:p>-0.492693942722576</text:p>
              </table:table-cell>
              <table:table-cell office:value-type="float" office:value="-0.162336742883909">
                <text:p>-0.162336742883909</text:p>
              </table:table-cell>
              <table:table-cell office:value-type="float" office:value="2.37540659117161">
                <text:p>2.375406591171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49919364057998">
                <text:p>-0.49919364057998</text:p>
              </table:table-cell>
              <table:table-cell office:value-type="float" office:value="-0.163544418140263">
                <text:p>-0.163544418140263</text:p>
              </table:table-cell>
              <table:table-cell office:value-type="float" office:value="2.36898363057712">
                <text:p>2.368983630577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505243842835445">
                <text:p>-0.505243842835445</text:p>
              </table:table-cell>
              <table:table-cell office:value-type="float" office:value="-0.165656954438642">
                <text:p>-0.165656954438642</text:p>
              </table:table-cell>
              <table:table-cell office:value-type="float" office:value="2.36618728993438">
                <text:p>2.366187289934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508629355407046">
                <text:p>-0.508629355407046</text:p>
              </table:table-cell>
              <table:table-cell office:value-type="float" office:value="-0.167202778884149">
                <text:p>-0.167202778884149</text:p>
              </table:table-cell>
              <table:table-cell office:value-type="float" office:value="2.35672233700882">
                <text:p>2.356722337008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513085424587398">
                <text:p>-0.513085424587398</text:p>
              </table:table-cell>
              <table:table-cell office:value-type="float" office:value="-0.168869478679843">
                <text:p>-0.168869478679843</text:p>
              </table:table-cell>
              <table:table-cell office:value-type="float" office:value="2.35156829762118">
                <text:p>2.351568297621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516765751118558">
                <text:p>-0.516765751118558</text:p>
              </table:table-cell>
              <table:table-cell office:value-type="float" office:value="-0.169816538765895">
                <text:p>-0.169816538765895</text:p>
              </table:table-cell>
              <table:table-cell office:value-type="float" office:value="2.33822517085209">
                <text:p>2.338225170852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521766015734">
                <text:p>-0.521766015734</text:p>
              </table:table-cell>
              <table:table-cell office:value-type="float" office:value="-0.170475089028768">
                <text:p>-0.170475089028768</text:p>
              </table:table-cell>
              <table:table-cell office:value-type="float" office:value="2.32572349821626">
                <text:p>2.325723498216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526355751846974">
                <text:p>-0.526355751846974</text:p>
              </table:table-cell>
              <table:table-cell office:value-type="float" office:value="-0.171701511649422">
                <text:p>-0.171701511649422</text:p>
              </table:table-cell>
              <table:table-cell office:value-type="float" office:value="2.31276862604959">
                <text:p>2.312768626049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531226129308199">
                <text:p>-0.531226129308199</text:p>
              </table:table-cell>
              <table:table-cell office:value-type="float" office:value="-0.17147515587724">
                <text:p>-0.17147515587724</text:p>
              </table:table-cell>
              <table:table-cell office:value-type="float" office:value="2.30336632920997">
                <text:p>2.303366329209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514524311049068">
                <text:p>-0.514524311049068</text:p>
              </table:table-cell>
              <table:table-cell office:value-type="float" office:value="-0.16526937901744">
                <text:p>-0.16526937901744</text:p>
              </table:table-cell>
              <table:table-cell office:value-type="float" office:value="2.18657290691392">
                <text:p>2.186572906913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554389308391266">
                <text:p>-0.554389308391266</text:p>
              </table:table-cell>
              <table:table-cell office:value-type="float" office:value="-0.169316904874239">
                <text:p>-0.169316904874239</text:p>
              </table:table-cell>
              <table:table-cell office:value-type="float" office:value="2.10513625855203">
                <text:p>2.105136258552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578896103632136">
                <text:p>-0.578896103632136</text:p>
              </table:table-cell>
              <table:table-cell office:value-type="float" office:value="-0.177985472060256">
                <text:p>-0.177985472060256</text:p>
              </table:table-cell>
              <table:table-cell office:value-type="float" office:value="2.16928646404643">
                <text:p>2.169286464046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611486210254086">
                <text:p>-0.611486210254086</text:p>
              </table:table-cell>
              <table:table-cell office:value-type="float" office:value="-0.189181630890981">
                <text:p>-0.189181630890981</text:p>
              </table:table-cell>
              <table:table-cell office:value-type="float" office:value="2.27041263109988">
                <text:p>2.270412631099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612837082578939">
                <text:p>-0.612837082578939</text:p>
              </table:table-cell>
              <table:table-cell office:value-type="float" office:value="-0.191812530152455">
                <text:p>-0.191812530152455</text:p>
              </table:table-cell>
              <table:table-cell office:value-type="float" office:value="2.27032277301373">
                <text:p>2.270322773013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608463462545729">
                <text:p>-0.608463462545729</text:p>
              </table:table-cell>
              <table:table-cell office:value-type="float" office:value="-0.192685231558892">
                <text:p>-0.192685231558892</text:p>
              </table:table-cell>
              <table:table-cell office:value-type="float" office:value="2.2571947535066">
                <text:p>2.25719475350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602892122634481">
                <text:p>-0.602892122634481</text:p>
              </table:table-cell>
              <table:table-cell office:value-type="float" office:value="-0.193775529505149">
                <text:p>-0.193775529505149</text:p>
              </table:table-cell>
              <table:table-cell office:value-type="float" office:value="2.24513656204525">
                <text:p>2.245136562045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599568879662157">
                <text:p>-0.599568879662157</text:p>
              </table:table-cell>
              <table:table-cell office:value-type="float" office:value="-0.196199459102257">
                <text:p>-0.196199459102257</text:p>
              </table:table-cell>
              <table:table-cell office:value-type="float" office:value="2.24321834412117">
                <text:p>2.243218344121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594254007618107">
                <text:p>-0.594254007618107</text:p>
              </table:table-cell>
              <table:table-cell office:value-type="float" office:value="-0.198505344125752">
                <text:p>-0.198505344125752</text:p>
              </table:table-cell>
              <table:table-cell office:value-type="float" office:value="2.24309862271548">
                <text:p>2.243098622715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584488901501111">
                <text:p>-0.584488901501111</text:p>
              </table:table-cell>
              <table:table-cell office:value-type="float" office:value="-0.199936628065644">
                <text:p>-0.199936628065644</text:p>
              </table:table-cell>
              <table:table-cell office:value-type="float" office:value="2.2347636108031">
                <text:p>2.23476361080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575066584478473">
                <text:p>-0.575066584478473</text:p>
              </table:table-cell>
              <table:table-cell office:value-type="float" office:value="-0.201064509916595">
                <text:p>-0.201064509916595</text:p>
              </table:table-cell>
              <table:table-cell office:value-type="float" office:value="2.23435267838808">
                <text:p>2.234352678388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564381063032868">
                <text:p>-0.564381063032868</text:p>
              </table:table-cell>
              <table:table-cell office:value-type="float" office:value="-0.201014543159775">
                <text:p>-0.201014543159775</text:p>
              </table:table-cell>
              <table:table-cell office:value-type="float" office:value="2.23359177388925">
                <text:p>2.233591773889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556490586657779">
                <text:p>-0.556490586657779</text:p>
              </table:table-cell>
              <table:table-cell office:value-type="float" office:value="-0.20146168171632">
                <text:p>-0.20146168171632</text:p>
              </table:table-cell>
              <table:table-cell office:value-type="float" office:value="2.2256599859563">
                <text:p>2.2256599859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512854474500893">
                <text:p>-0.512854474500893</text:p>
              </table:table-cell>
              <table:table-cell office:value-type="float" office:value="-0.190255031688013">
                <text:p>-0.190255031688013</text:p>
              </table:table-cell>
              <table:table-cell office:value-type="float" office:value="2.10353153247084">
                <text:p>2.10353153247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503274696018888">
                <text:p>-0.503274696018888</text:p>
              </table:table-cell>
              <table:table-cell office:value-type="float" office:value="-0.191773975572414">
                <text:p>-0.191773975572414</text:p>
              </table:table-cell>
              <table:table-cell office:value-type="float" office:value="2.12961199084973">
                <text:p>2.129611990849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471498687153687">
                <text:p>-0.471498687153687</text:p>
              </table:table-cell>
              <table:table-cell office:value-type="float" office:value="-0.184866817764279">
                <text:p>-0.184866817764279</text:p>
              </table:table-cell>
              <table:table-cell office:value-type="float" office:value="2.06880648027994">
                <text:p>2.068806480279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469053844024533">
                <text:p>-0.469053844024533</text:p>
              </table:table-cell>
              <table:table-cell office:value-type="float" office:value="-0.18726118632806">
                <text:p>-0.18726118632806</text:p>
              </table:table-cell>
              <table:table-cell office:value-type="float" office:value="2.109255104388">
                <text:p>2.1092551043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478117245082022">
                <text:p>-0.478117245082022</text:p>
              </table:table-cell>
              <table:table-cell office:value-type="float" office:value="-0.192875774649509">
                <text:p>-0.192875774649509</text:p>
              </table:table-cell>
              <table:table-cell office:value-type="float" office:value="2.20338388154706">
                <text:p>2.203383881547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468082342526151">
                <text:p>-0.468082342526151</text:p>
              </table:table-cell>
              <table:table-cell office:value-type="float" office:value="-0.190610021159515">
                <text:p>-0.190610021159515</text:p>
              </table:table-cell>
              <table:table-cell office:value-type="float" office:value="2.19898979751274">
                <text:p>2.198989797512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58998450263289">
                <text:p>-0.458998450263289</text:p>
              </table:table-cell>
              <table:table-cell office:value-type="float" office:value="-0.188354544275347">
                <text:p>-0.188354544275347</text:p>
              </table:table-cell>
              <table:table-cell office:value-type="float" office:value="2.1950279827649">
                <text:p>2.19502798276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451446778069868">
                <text:p>-0.451446778069868</text:p>
              </table:table-cell>
              <table:table-cell office:value-type="float" office:value="-0.186405599432364">
                <text:p>-0.186405599432364</text:p>
              </table:table-cell>
              <table:table-cell office:value-type="float" office:value="2.19382865248282">
                <text:p>2.193828652482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444594298116946">
                <text:p>-0.444594298116946</text:p>
              </table:table-cell>
              <table:table-cell office:value-type="float" office:value="-0.184410452666121">
                <text:p>-0.184410452666121</text:p>
              </table:table-cell>
              <table:table-cell office:value-type="float" office:value="2.1903068323783">
                <text:p>2.19030683237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438155370985242">
                <text:p>-0.438155370985242</text:p>
              </table:table-cell>
              <table:table-cell office:value-type="float" office:value="-0.182646115118256">
                <text:p>-0.182646115118256</text:p>
              </table:table-cell>
              <table:table-cell office:value-type="float" office:value="2.18927926976967">
                <text:p>2.189279269769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432698811265117">
                <text:p>-0.432698811265117</text:p>
              </table:table-cell>
              <table:table-cell office:value-type="float" office:value="-0.180827532714506">
                <text:p>-0.180827532714506</text:p>
              </table:table-cell>
              <table:table-cell office:value-type="float" office:value="2.19122081908133">
                <text:p>2.191220819081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427536885574808">
                <text:p>-0.427536885574808</text:p>
              </table:table-cell>
              <table:table-cell office:value-type="float" office:value="-0.179305692054421">
                <text:p>-0.179305692054421</text:p>
              </table:table-cell>
              <table:table-cell office:value-type="float" office:value="2.19214145407601">
                <text:p>2.192141454076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423061464173775">
                <text:p>-0.423061464173775</text:p>
              </table:table-cell>
              <table:table-cell office:value-type="float" office:value="-0.177637851337743">
                <text:p>-0.177637851337743</text:p>
              </table:table-cell>
              <table:table-cell office:value-type="float" office:value="2.19183463601004">
                <text:p>2.191834636010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419433752797413">
                <text:p>-0.419433752797413</text:p>
              </table:table-cell>
              <table:table-cell office:value-type="float" office:value="-0.176473414624458">
                <text:p>-0.176473414624458</text:p>
              </table:table-cell>
              <table:table-cell office:value-type="float" office:value="2.19357135164763">
                <text:p>2.193571351647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41567645243975">
                <text:p>-0.41567645243975</text:p>
              </table:table-cell>
              <table:table-cell office:value-type="float" office:value="-0.175676529005934">
                <text:p>-0.175676529005934</text:p>
              </table:table-cell>
              <table:table-cell office:value-type="float" office:value="2.19217517865355">
                <text:p>2.19217517865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414331226768723">
                <text:p>-0.414331226768723</text:p>
              </table:table-cell>
              <table:table-cell office:value-type="float" office:value="-0.175453017806848">
                <text:p>-0.175453017806848</text:p>
              </table:table-cell>
              <table:table-cell office:value-type="float" office:value="2.20188833812367">
                <text:p>2.201888338123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412789088791686">
                <text:p>-0.412789088791686</text:p>
              </table:table-cell>
              <table:table-cell office:value-type="float" office:value="-0.175282059802758">
                <text:p>-0.175282059802758</text:p>
              </table:table-cell>
              <table:table-cell office:value-type="float" office:value="2.20809371739874">
                <text:p>2.208093717398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411218849576274">
                <text:p>-0.411218849576274</text:p>
              </table:table-cell>
              <table:table-cell office:value-type="float" office:value="-0.17540549005828">
                <text:p>-0.17540549005828</text:p>
              </table:table-cell>
              <table:table-cell office:value-type="float" office:value="2.21429282486946">
                <text:p>2.214292824869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410210327050529">
                <text:p>-0.410210327050529</text:p>
              </table:table-cell>
              <table:table-cell office:value-type="float" office:value="-0.175419034183188">
                <text:p>-0.175419034183188</text:p>
              </table:table-cell>
              <table:table-cell office:value-type="float" office:value="2.22076872981986">
                <text:p>2.220768729819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409053827549097">
                <text:p>-0.409053827549097</text:p>
              </table:table-cell>
              <table:table-cell office:value-type="float" office:value="-0.175586661031829">
                <text:p>-0.175586661031829</text:p>
              </table:table-cell>
              <table:table-cell office:value-type="float" office:value="2.22445741738124">
                <text:p>2.224457417381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405582490100569">
                <text:p>-0.405582490100569</text:p>
              </table:table-cell>
              <table:table-cell office:value-type="float" office:value="-0.174442303503743">
                <text:p>-0.174442303503743</text:p>
              </table:table-cell>
              <table:table-cell office:value-type="float" office:value="2.21815896071901">
                <text:p>2.218158960719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400474015132408">
                <text:p>-0.400474015132408</text:p>
              </table:table-cell>
              <table:table-cell office:value-type="float" office:value="-0.172277591823845">
                <text:p>-0.172277591823845</text:p>
              </table:table-cell>
              <table:table-cell office:value-type="float" office:value="2.21243044531253">
                <text:p>2.212430445312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406359420305616">
                <text:p>-0.406359420305616</text:p>
              </table:table-cell>
              <table:table-cell office:value-type="float" office:value="-0.174178090138014">
                <text:p>-0.174178090138014</text:p>
              </table:table-cell>
              <table:table-cell office:value-type="float" office:value="2.24409420639127">
                <text:p>2.244094206391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407781340159039">
                <text:p>-0.407781340159039</text:p>
              </table:table-cell>
              <table:table-cell office:value-type="float" office:value="-0.174327825812522">
                <text:p>-0.174327825812522</text:p>
              </table:table-cell>
              <table:table-cell office:value-type="float" office:value="2.25424505466004">
                <text:p>2.254245054660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40948461012032">
                <text:p>-0.40948461012032</text:p>
              </table:table-cell>
              <table:table-cell office:value-type="float" office:value="-0.17442144904036">
                <text:p>-0.17442144904036</text:p>
              </table:table-cell>
              <table:table-cell office:value-type="float" office:value="2.26916839492219">
                <text:p>2.269168394922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410043102523118">
                <text:p>-0.410043102523118</text:p>
              </table:table-cell>
              <table:table-cell office:value-type="float" office:value="-0.173379869545422">
                <text:p>-0.173379869545422</text:p>
              </table:table-cell>
              <table:table-cell office:value-type="float" office:value="2.27542111458659">
                <text:p>2.275421114586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411571146237827">
                <text:p>-0.411571146237827</text:p>
              </table:table-cell>
              <table:table-cell office:value-type="float" office:value="-0.172771820672387">
                <text:p>-0.172771820672387</text:p>
              </table:table-cell>
              <table:table-cell office:value-type="float" office:value="2.28675043936905">
                <text:p>2.286750439369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413098504215801">
                <text:p>-0.413098504215801</text:p>
              </table:table-cell>
              <table:table-cell office:value-type="float" office:value="-0.172861334006039">
                <text:p>-0.172861334006039</text:p>
              </table:table-cell>
              <table:table-cell office:value-type="float" office:value="2.30439069124132">
                <text:p>2.304390691241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413463056498314">
                <text:p>-0.413463056498314</text:p>
              </table:table-cell>
              <table:table-cell office:value-type="float" office:value="-0.172363149307225">
                <text:p>-0.172363149307225</text:p>
              </table:table-cell>
              <table:table-cell office:value-type="float" office:value="2.32003153455185">
                <text:p>2.320031534551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412696193397479">
                <text:p>-0.412696193397479</text:p>
              </table:table-cell>
              <table:table-cell office:value-type="float" office:value="-0.170963721474782">
                <text:p>-0.170963721474782</text:p>
              </table:table-cell>
              <table:table-cell office:value-type="float" office:value="2.33170048000466">
                <text:p>2.331700480004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411063382943948">
                <text:p>-0.411063382943948</text:p>
              </table:table-cell>
              <table:table-cell office:value-type="float" office:value="-0.169800831076888">
                <text:p>-0.169800831076888</text:p>
              </table:table-cell>
              <table:table-cell office:value-type="float" office:value="2.34242795227599">
                <text:p>2.342427952275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11961890660437">
                <text:p>-0.411961890660437</text:p>
              </table:table-cell>
              <table:table-cell office:value-type="float" office:value="-0.169384441813631">
                <text:p>-0.169384441813631</text:p>
              </table:table-cell>
              <table:table-cell office:value-type="float" office:value="2.36968665161746">
                <text:p>2.369686651617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409631001817714">
                <text:p>-0.409631001817714</text:p>
              </table:table-cell>
              <table:table-cell office:value-type="float" office:value="-0.167742901164033">
                <text:p>-0.167742901164033</text:p>
              </table:table-cell>
              <table:table-cell office:value-type="float" office:value="2.38397804034895">
                <text:p>2.383978040348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406943939929117">
                <text:p>-0.406943939929117</text:p>
              </table:table-cell>
              <table:table-cell office:value-type="float" office:value="-0.166319463712517">
                <text:p>-0.166319463712517</text:p>
              </table:table-cell>
              <table:table-cell office:value-type="float" office:value="2.40130720634879">
                <text:p>2.401307206348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403147976629964">
                <text:p>-0.403147976629964</text:p>
              </table:table-cell>
              <table:table-cell office:value-type="float" office:value="-0.164550437609861">
                <text:p>-0.164550437609861</text:p>
              </table:table-cell>
              <table:table-cell office:value-type="float" office:value="2.4137842862935">
                <text:p>2.41378428629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399652930728042">
                <text:p>-0.399652930728042</text:p>
              </table:table-cell>
              <table:table-cell office:value-type="float" office:value="-0.163422761078615">
                <text:p>-0.163422761078615</text:p>
              </table:table-cell>
              <table:table-cell office:value-type="float" office:value="2.43130644574883">
                <text:p>2.431306445748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395842062875656">
                <text:p>-0.395842062875656</text:p>
              </table:table-cell>
              <table:table-cell office:value-type="float" office:value="-0.162359515891795">
                <text:p>-0.162359515891795</text:p>
              </table:table-cell>
              <table:table-cell office:value-type="float" office:value="2.44777206214962">
                <text:p>2.44777206214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391289921859527">
                <text:p>-0.391289921859527</text:p>
              </table:table-cell>
              <table:table-cell office:value-type="float" office:value="-0.161204843233995">
                <text:p>-0.161204843233995</text:p>
              </table:table-cell>
              <table:table-cell office:value-type="float" office:value="2.46388008654207">
                <text:p>2.463880086542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386567114854143">
                <text:p>-0.386567114854143</text:p>
              </table:table-cell>
              <table:table-cell office:value-type="float" office:value="-0.160601655240063">
                <text:p>-0.160601655240063</text:p>
              </table:table-cell>
              <table:table-cell office:value-type="float" office:value="2.48198299698843">
                <text:p>2.481982996988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380087238318631">
                <text:p>-0.380087238318631</text:p>
              </table:table-cell>
              <table:table-cell office:value-type="float" office:value="-0.159950609525024">
                <text:p>-0.159950609525024</text:p>
              </table:table-cell>
              <table:table-cell office:value-type="float" office:value="2.49375066946643">
                <text:p>2.493750669466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373706483709624">
                <text:p>-0.373706483709624</text:p>
              </table:table-cell>
              <table:table-cell office:value-type="float" office:value="-0.159516165102334">
                <text:p>-0.159516165102334</text:p>
              </table:table-cell>
              <table:table-cell office:value-type="float" office:value="2.51069851801831">
                <text:p>2.510698518018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6643907596155">
                <text:p>-0.36643907596155</text:p>
              </table:table-cell>
              <table:table-cell office:value-type="float" office:value="-0.159212352107903">
                <text:p>-0.159212352107903</text:p>
              </table:table-cell>
              <table:table-cell office:value-type="float" office:value="2.52205221734235">
                <text:p>2.522052217342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358948592786555">
                <text:p>-0.358948592786555</text:p>
              </table:table-cell>
              <table:table-cell office:value-type="float" office:value="-0.15902706471059">
                <text:p>-0.15902706471059</text:p>
              </table:table-cell>
              <table:table-cell office:value-type="float" office:value="2.53518454680019">
                <text:p>2.535184546800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35299323847394">
                <text:p>-0.35299323847394</text:p>
              </table:table-cell>
              <table:table-cell office:value-type="float" office:value="-0.159759563865176">
                <text:p>-0.159759563865176</text:p>
              </table:table-cell>
              <table:table-cell office:value-type="float" office:value="2.55904689411047">
                <text:p>2.559046894110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344646773508338">
                <text:p>-0.344646773508338</text:p>
              </table:table-cell>
              <table:table-cell office:value-type="float" office:value="-0.160039132608667">
                <text:p>-0.160039132608667</text:p>
              </table:table-cell>
              <table:table-cell office:value-type="float" office:value="2.5664480195953">
                <text:p>2.56644801959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337563244750594">
                <text:p>-0.337563244750594</text:p>
              </table:table-cell>
              <table:table-cell office:value-type="float" office:value="-0.161189945818923">
                <text:p>-0.161189945818923</text:p>
              </table:table-cell>
              <table:table-cell office:value-type="float" office:value="2.58416386508626">
                <text:p>2.584163865086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330143786246506">
                <text:p>-0.330143786246506</text:p>
              </table:table-cell>
              <table:table-cell office:value-type="float" office:value="-0.161919698704751">
                <text:p>-0.161919698704751</text:p>
              </table:table-cell>
              <table:table-cell office:value-type="float" office:value="2.59523954373366">
                <text:p>2.595239543733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322878288541285">
                <text:p>-0.322878288541285</text:p>
              </table:table-cell>
              <table:table-cell office:value-type="float" office:value="-0.163454035908396">
                <text:p>-0.163454035908396</text:p>
              </table:table-cell>
              <table:table-cell office:value-type="float" office:value="2.61177755672798">
                <text:p>2.611777556727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314723993128859">
                <text:p>-0.314723993128859</text:p>
              </table:table-cell>
              <table:table-cell office:value-type="float" office:value="-0.164625207644818">
                <text:p>-0.164625207644818</text:p>
              </table:table-cell>
              <table:table-cell office:value-type="float" office:value="2.62075455889074">
                <text:p>2.620754558890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308619714565664">
                <text:p>-0.308619714565664</text:p>
              </table:table-cell>
              <table:table-cell office:value-type="float" office:value="-0.166990293133268">
                <text:p>-0.166990293133268</text:p>
              </table:table-cell>
              <table:table-cell office:value-type="float" office:value="2.64125150365979">
                <text:p>2.641251503659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301730256694721">
                <text:p>-0.301730256694721</text:p>
              </table:table-cell>
              <table:table-cell office:value-type="float" office:value="-0.168705464947941">
                <text:p>-0.168705464947941</text:p>
              </table:table-cell>
              <table:table-cell office:value-type="float" office:value="2.64935026408232">
                <text:p>2.649350264082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29698942423981">
                <text:p>-0.29698942423981</text:p>
              </table:table-cell>
              <table:table-cell office:value-type="float" office:value="-0.171291166319825">
                <text:p>-0.171291166319825</text:p>
              </table:table-cell>
              <table:table-cell office:value-type="float" office:value="2.67047646457678">
                <text:p>2.670476464576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292260798784724">
                <text:p>-0.292260798784724</text:p>
              </table:table-cell>
              <table:table-cell office:value-type="float" office:value="-0.173856945646772">
                <text:p>-0.173856945646772</text:p>
              </table:table-cell>
              <table:table-cell office:value-type="float" office:value="2.68568524308776">
                <text:p>2.685685243087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288418677411411">
                <text:p>-0.288418677411411</text:p>
              </table:table-cell>
              <table:table-cell office:value-type="float" office:value="-0.176194954101228">
                <text:p>-0.176194954101228</text:p>
              </table:table-cell>
              <table:table-cell office:value-type="float" office:value="2.70234543651673">
                <text:p>2.702345436516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85624251267974">
                <text:p>-0.285624251267974</text:p>
              </table:table-cell>
              <table:table-cell office:value-type="float" office:value="-0.179139761652062">
                <text:p>-0.179139761652062</text:p>
              </table:table-cell>
              <table:table-cell office:value-type="float" office:value="2.72466573285186">
                <text:p>2.724665732851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283273283564536">
                <text:p>-0.283273283564536</text:p>
              </table:table-cell>
              <table:table-cell office:value-type="float" office:value="-0.181054349319364">
                <text:p>-0.181054349319364</text:p>
              </table:table-cell>
              <table:table-cell office:value-type="float" office:value="2.74116067316644">
                <text:p>2.741160673166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280888092262068">
                <text:p>-0.280888092262068</text:p>
              </table:table-cell>
              <table:table-cell office:value-type="float" office:value="-0.182628327036">
                <text:p>-0.182628327036</text:p>
              </table:table-cell>
              <table:table-cell office:value-type="float" office:value="2.7502899135034">
                <text:p>2.75028991350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28110380423144">
                <text:p>-0.28110380423144</text:p>
              </table:table-cell>
              <table:table-cell office:value-type="float" office:value="-0.18490398308607">
                <text:p>-0.18490398308607</text:p>
              </table:table-cell>
              <table:table-cell office:value-type="float" office:value="2.78169994044728">
                <text:p>2.781699940447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280471855805628">
                <text:p>-0.280471855805628</text:p>
              </table:table-cell>
              <table:table-cell office:value-type="float" office:value="-0.186608228734452">
                <text:p>-0.186608228734452</text:p>
              </table:table-cell>
              <table:table-cell office:value-type="float" office:value="2.79740871388783">
                <text:p>2.797408713887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279985885057947">
                <text:p>-0.279985885057947</text:p>
              </table:table-cell>
              <table:table-cell office:value-type="float" office:value="-0.187074344608306">
                <text:p>-0.187074344608306</text:p>
              </table:table-cell>
              <table:table-cell office:value-type="float" office:value="2.80460195386676">
                <text:p>2.804601953866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80947690506029">
                <text:p>-0.280947690506029</text:p>
              </table:table-cell>
              <table:table-cell office:value-type="float" office:value="-0.187960265305089">
                <text:p>-0.187960265305089</text:p>
              </table:table-cell>
              <table:table-cell office:value-type="float" office:value="2.82071970394374">
                <text:p>2.820719703943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283148453053602">
                <text:p>-0.283148453053602</text:p>
              </table:table-cell>
              <table:table-cell office:value-type="float" office:value="-0.189529778501051">
                <text:p>-0.189529778501051</text:p>
              </table:table-cell>
              <table:table-cell office:value-type="float" office:value="2.84052776668783">
                <text:p>2.840527766687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284304618237279">
                <text:p>-0.284304618237279</text:p>
              </table:table-cell>
              <table:table-cell office:value-type="float" office:value="-0.190190774514081">
                <text:p>-0.190190774514081</text:p>
              </table:table-cell>
              <table:table-cell office:value-type="float" office:value="2.84540553549768">
                <text:p>2.845405535497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28721537231021">
                <text:p>-0.28721537231021</text:p>
              </table:table-cell>
              <table:table-cell office:value-type="float" office:value="-0.191320293454463">
                <text:p>-0.191320293454463</text:p>
              </table:table-cell>
              <table:table-cell office:value-type="float" office:value="2.85948165934547">
                <text:p>2.859481659345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291585318949439">
                <text:p>-0.291585318949439</text:p>
              </table:table-cell>
              <table:table-cell office:value-type="float" office:value="-0.192471588965069">
                <text:p>-0.192471588965069</text:p>
              </table:table-cell>
              <table:table-cell office:value-type="float" office:value="2.87943132987708">
                <text:p>2.879431329877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295617800134382">
                <text:p>-0.295617800134382</text:p>
              </table:table-cell>
              <table:table-cell office:value-type="float" office:value="-0.193548659459709">
                <text:p>-0.193548659459709</text:p>
              </table:table-cell>
              <table:table-cell office:value-type="float" office:value="2.88826958153765">
                <text:p>2.888269581537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300690683232436">
                <text:p>-0.300690683232436</text:p>
              </table:table-cell>
              <table:table-cell office:value-type="float" office:value="-0.194471752749091">
                <text:p>-0.194471752749091</text:p>
              </table:table-cell>
              <table:table-cell office:value-type="float" office:value="2.89749495563214">
                <text:p>2.897494955632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306578579288295">
                <text:p>-0.306578579288295</text:p>
              </table:table-cell>
              <table:table-cell office:value-type="float" office:value="-0.195458380937101">
                <text:p>-0.195458380937101</text:p>
              </table:table-cell>
              <table:table-cell office:value-type="float" office:value="2.90907638035526">
                <text:p>2.909076380355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312917277529959">
                <text:p>-0.312917277529959</text:p>
              </table:table-cell>
              <table:table-cell office:value-type="float" office:value="-0.196614430953565">
                <text:p>-0.196614430953565</text:p>
              </table:table-cell>
              <table:table-cell office:value-type="float" office:value="2.92687145179108">
                <text:p>2.926871451791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31786562012709">
                <text:p>-0.31786562012709</text:p>
              </table:table-cell>
              <table:table-cell office:value-type="float" office:value="-0.197695980335077">
                <text:p>-0.197695980335077</text:p>
              </table:table-cell>
              <table:table-cell office:value-type="float" office:value="2.93446382477329">
                <text:p>2.934463824773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323520938676659">
                <text:p>-0.323520938676659</text:p>
              </table:table-cell>
              <table:table-cell office:value-type="float" office:value="-0.198271007359281">
                <text:p>-0.198271007359281</text:p>
              </table:table-cell>
              <table:table-cell office:value-type="float" office:value="2.94657235176847">
                <text:p>2.946572351768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329633856576974">
                <text:p>-0.329633856576974</text:p>
              </table:table-cell>
              <table:table-cell office:value-type="float" office:value="-0.198600565127263">
                <text:p>-0.198600565127263</text:p>
              </table:table-cell>
              <table:table-cell office:value-type="float" office:value="2.96351259038346">
                <text:p>2.963512590383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335348036390648">
                <text:p>-0.335348036390648</text:p>
              </table:table-cell>
              <table:table-cell office:value-type="float" office:value="-0.198139000734287">
                <text:p>-0.198139000734287</text:p>
              </table:table-cell>
              <table:table-cell office:value-type="float" office:value="2.97270888042473">
                <text:p>2.972708880424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340684373506997">
                <text:p>-0.340684373506997</text:p>
              </table:table-cell>
              <table:table-cell office:value-type="float" office:value="-0.198382907305225">
                <text:p>-0.198382907305225</text:p>
              </table:table-cell>
              <table:table-cell office:value-type="float" office:value="2.98741507570579">
                <text:p>2.9874150757057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345306834023171">
                <text:p>-0.345306834023171</text:p>
              </table:table-cell>
              <table:table-cell office:value-type="float" office:value="-0.19727034085654">
                <text:p>-0.19727034085654</text:p>
              </table:table-cell>
              <table:table-cell office:value-type="float" office:value="3.00212966415069">
                <text:p>3.00212966415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347942293127637">
                <text:p>-0.347942293127637</text:p>
              </table:table-cell>
              <table:table-cell office:value-type="float" office:value="-0.196648213332892">
                <text:p>-0.196648213332892</text:p>
              </table:table-cell>
              <table:table-cell office:value-type="float" office:value="3.0017078169552">
                <text:p>3.00170781695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352191451425583">
                <text:p>-0.352191451425583</text:p>
              </table:table-cell>
              <table:table-cell office:value-type="float" office:value="-0.196574532092487">
                <text:p>-0.196574532092487</text:p>
              </table:table-cell>
              <table:table-cell office:value-type="float" office:value="3.01821497711382">
                <text:p>3.018214977113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354286038430608">
                <text:p>-0.354286038430608</text:p>
              </table:table-cell>
              <table:table-cell office:value-type="float" office:value="-0.195872028951206">
                <text:p>-0.195872028951206</text:p>
              </table:table-cell>
              <table:table-cell office:value-type="float" office:value="3.02629893703301">
                <text:p>3.026298937033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358068158672646">
                <text:p>-0.358068158672646</text:p>
              </table:table-cell>
              <table:table-cell office:value-type="float" office:value="-0.196052866381863">
                <text:p>-0.196052866381863</text:p>
              </table:table-cell>
              <table:table-cell office:value-type="float" office:value="3.05017359403938">
                <text:p>3.050173594039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358847918832467">
                <text:p>-0.358847918832467</text:p>
              </table:table-cell>
              <table:table-cell office:value-type="float" office:value="-0.194906705071636">
                <text:p>-0.194906705071636</text:p>
              </table:table-cell>
              <table:table-cell office:value-type="float" office:value="3.05382357165032">
                <text:p>3.053823571650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359874898762223">
                <text:p>-0.359874898762223</text:p>
              </table:table-cell>
              <table:table-cell office:value-type="float" office:value="-0.194637928689488">
                <text:p>-0.194637928689488</text:p>
              </table:table-cell>
              <table:table-cell office:value-type="float" office:value="3.07023724156229">
                <text:p>3.070237241562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35958094394239">
                <text:p>-0.35958094394239</text:p>
              </table:table-cell>
              <table:table-cell office:value-type="float" office:value="-0.194135553409984">
                <text:p>-0.194135553409984</text:p>
              </table:table-cell>
              <table:table-cell office:value-type="float" office:value="3.08484385675508">
                <text:p>3.084843856755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35794197466802">
                <text:p>-0.35794197466802</text:p>
              </table:table-cell>
              <table:table-cell office:value-type="float" office:value="-0.19353692165889">
                <text:p>-0.19353692165889</text:p>
              </table:table-cell>
              <table:table-cell office:value-type="float" office:value="3.08880640089159">
                <text:p>3.088806400891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356109555080391">
                <text:p>-0.356109555080391</text:p>
              </table:table-cell>
              <table:table-cell office:value-type="float" office:value="-0.193032239203547">
                <text:p>-0.193032239203547</text:p>
              </table:table-cell>
              <table:table-cell office:value-type="float" office:value="3.09338630787211">
                <text:p>3.09338630787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354944725121045">
                <text:p>-0.354944725121045</text:p>
              </table:table-cell>
              <table:table-cell office:value-type="float" office:value="-0.193460276379807">
                <text:p>-0.193460276379807</text:p>
              </table:table-cell>
              <table:table-cell office:value-type="float" office:value="3.11215451736218">
                <text:p>3.112154517362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35241407130163">
                <text:p>-0.35241407130163</text:p>
              </table:table-cell>
              <table:table-cell office:value-type="float" office:value="-0.193540814159172">
                <text:p>-0.193540814159172</text:p>
              </table:table-cell>
              <table:table-cell office:value-type="float" office:value="3.12963689600602">
                <text:p>3.129636896006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34978118565957">
                <text:p>-0.34978118565957</text:p>
              </table:table-cell>
              <table:table-cell office:value-type="float" office:value="-0.194193066437328">
                <text:p>-0.194193066437328</text:p>
              </table:table-cell>
              <table:table-cell office:value-type="float" office:value="3.15059266197481">
                <text:p>3.150592661974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346178249983303">
                <text:p>-0.346178249983303</text:p>
              </table:table-cell>
              <table:table-cell office:value-type="float" office:value="-0.194526925984939">
                <text:p>-0.194526925984939</text:p>
              </table:table-cell>
              <table:table-cell office:value-type="float" office:value="3.16433939300744">
                <text:p>3.164339393007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341700870677638">
                <text:p>-0.341700870677638</text:p>
              </table:table-cell>
              <table:table-cell office:value-type="float" office:value="-0.195051798496795">
                <text:p>-0.195051798496795</text:p>
              </table:table-cell>
              <table:table-cell office:value-type="float" office:value="3.17184973168087">
                <text:p>3.171849731680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337802904474602">
                <text:p>-0.337802904474602</text:p>
              </table:table-cell>
              <table:table-cell office:value-type="float" office:value="-0.196621239622424">
                <text:p>-0.196621239622424</text:p>
              </table:table-cell>
              <table:table-cell office:value-type="float" office:value="3.19693892743457">
                <text:p>3.196938927434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331565561491354">
                <text:p>-0.331565561491354</text:p>
              </table:table-cell>
              <table:table-cell office:value-type="float" office:value="-0.197152865003384">
                <text:p>-0.197152865003384</text:p>
              </table:table-cell>
              <table:table-cell office:value-type="float" office:value="3.20350087566006">
                <text:p>3.203500875660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324885050807853">
                <text:p>-0.324885050807853</text:p>
              </table:table-cell>
              <table:table-cell office:value-type="float" office:value="-0.197634394864634">
                <text:p>-0.197634394864634</text:p>
              </table:table-cell>
              <table:table-cell office:value-type="float" office:value="3.21748483985333">
                <text:p>3.21748483985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319400782719941">
                <text:p>-0.319400782719941</text:p>
              </table:table-cell>
              <table:table-cell office:value-type="float" office:value="-0.199075129107226">
                <text:p>-0.199075129107226</text:p>
              </table:table-cell>
              <table:table-cell office:value-type="float" office:value="3.2365280687548">
                <text:p>3.23652806875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313835178529457">
                <text:p>-0.313835178529457</text:p>
              </table:table-cell>
              <table:table-cell office:value-type="float" office:value="-0.200241106404911">
                <text:p>-0.200241106404911</text:p>
              </table:table-cell>
              <table:table-cell office:value-type="float" office:value="3.24968692756422">
                <text:p>3.249686927564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308756500282018">
                <text:p>-0.308756500282018</text:p>
              </table:table-cell>
              <table:table-cell office:value-type="float" office:value="-0.201428005128523">
                <text:p>-0.201428005128523</text:p>
              </table:table-cell>
              <table:table-cell office:value-type="float" office:value="3.26494686945852">
                <text:p>3.264946869458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30119244952521">
                <text:p>-0.30119244952521</text:p>
              </table:table-cell>
              <table:table-cell office:value-type="float" office:value="-0.200411996490099">
                <text:p>-0.200411996490099</text:p>
              </table:table-cell>
              <table:table-cell office:value-type="float" office:value="3.24392703384665">
                <text:p>3.243927033846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296519151237121">
                <text:p>-0.296519151237121</text:p>
              </table:table-cell>
              <table:table-cell office:value-type="float" office:value="-0.200566863555522">
                <text:p>-0.200566863555522</text:p>
              </table:table-cell>
              <table:table-cell office:value-type="float" office:value="3.24963019600878">
                <text:p>3.249630196008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297841847072287">
                <text:p>-0.297841847072287</text:p>
              </table:table-cell>
              <table:table-cell office:value-type="float" office:value="-0.203047381481734">
                <text:p>-0.203047381481734</text:p>
              </table:table-cell>
              <table:table-cell office:value-type="float" office:value="3.29206837408153">
                <text:p>3.292068374081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290775929007342">
                <text:p>-0.290775929007342</text:p>
              </table:table-cell>
              <table:table-cell office:value-type="float" office:value="-0.201640719167813">
                <text:p>-0.201640719167813</text:p>
              </table:table-cell>
              <table:table-cell office:value-type="float" office:value="3.27561666840509">
                <text:p>3.275616668405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287157203380912">
                <text:p>-0.287157203380912</text:p>
              </table:table-cell>
              <table:table-cell office:value-type="float" office:value="-0.201580468953139">
                <text:p>-0.201580468953139</text:p>
              </table:table-cell>
              <table:table-cell office:value-type="float" office:value="3.2849421086355">
                <text:p>3.28494210863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81693122906083">
                <text:p>-0.281693122906083</text:p>
              </table:table-cell>
              <table:table-cell office:value-type="float" office:value="-0.201035486229321">
                <text:p>-0.201035486229321</text:p>
              </table:table-cell>
              <table:table-cell office:value-type="float" office:value="3.29661838831682">
                <text:p>3.296618388316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276076365745238">
                <text:p>-0.276076365745238</text:p>
              </table:table-cell>
              <table:table-cell office:value-type="float" office:value="-0.200783575940122">
                <text:p>-0.200783575940122</text:p>
              </table:table-cell>
              <table:table-cell office:value-type="float" office:value="3.31441904645298">
                <text:p>3.314419046452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269718878902326">
                <text:p>-0.269718878902326</text:p>
              </table:table-cell>
              <table:table-cell office:value-type="float" office:value="-0.199934986565154">
                <text:p>-0.199934986565154</text:p>
              </table:table-cell>
              <table:table-cell office:value-type="float" office:value="3.3241203765534">
                <text:p>3.32412037655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264414071908216">
                <text:p>-0.264414071908216</text:p>
              </table:table-cell>
              <table:table-cell office:value-type="float" office:value="-0.198943106344505">
                <text:p>-0.198943106344505</text:p>
              </table:table-cell>
              <table:table-cell office:value-type="float" office:value="3.33780475595374">
                <text:p>3.337804755953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25876464684487">
                <text:p>-0.25876464684487</text:p>
              </table:table-cell>
              <table:table-cell office:value-type="float" office:value="-0.19713815245055">
                <text:p>-0.19713815245055</text:p>
              </table:table-cell>
              <table:table-cell office:value-type="float" office:value="3.34433907861541">
                <text:p>3.344339078615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253324577772193">
                <text:p>-0.253324577772193</text:p>
              </table:table-cell>
              <table:table-cell office:value-type="float" office:value="-0.195675191959077">
                <text:p>-0.195675191959077</text:p>
              </table:table-cell>
              <table:table-cell office:value-type="float" office:value="3.34711159194805">
                <text:p>3.347111591948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248669105264698">
                <text:p>-0.248669105264698</text:p>
              </table:table-cell>
              <table:table-cell office:value-type="float" office:value="-0.194314571918803">
                <text:p>-0.194314571918803</text:p>
              </table:table-cell>
              <table:table-cell office:value-type="float" office:value="3.35087447796717">
                <text:p>3.350874477967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244599935636955">
                <text:p>-0.244599935636955</text:p>
              </table:table-cell>
              <table:table-cell office:value-type="float" office:value="-0.192614476335041">
                <text:p>-0.192614476335041</text:p>
              </table:table-cell>
              <table:table-cell office:value-type="float" office:value="3.35495913277979">
                <text:p>3.354959132779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24222062052279">
                <text:p>-0.24222062052279</text:p>
              </table:table-cell>
              <table:table-cell office:value-type="float" office:value="-0.192034059930787">
                <text:p>-0.192034059930787</text:p>
              </table:table-cell>
              <table:table-cell office:value-type="float" office:value="3.37860791402271">
                <text:p>3.378607914022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240376451506729">
                <text:p>-0.240376451506729</text:p>
              </table:table-cell>
              <table:table-cell office:value-type="float" office:value="-0.191936638678546">
                <text:p>-0.191936638678546</text:p>
              </table:table-cell>
              <table:table-cell office:value-type="float" office:value="3.40328298924783">
                <text:p>3.403282989247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237648094093172">
                <text:p>-0.237648094093172</text:p>
              </table:table-cell>
              <table:table-cell office:value-type="float" office:value="-0.19007947928875">
                <text:p>-0.19007947928875</text:p>
              </table:table-cell>
              <table:table-cell office:value-type="float" office:value="3.4098669595734">
                <text:p>3.40986695957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236617201904862">
                <text:p>-0.236617201904862</text:p>
              </table:table-cell>
              <table:table-cell office:value-type="float" office:value="-0.189102973260827">
                <text:p>-0.189102973260827</text:p>
              </table:table-cell>
              <table:table-cell office:value-type="float" office:value="3.42183474740512">
                <text:p>3.421834747405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235001129989391">
                <text:p>-0.235001129989391</text:p>
              </table:table-cell>
              <table:table-cell office:value-type="float" office:value="-0.186967839142838">
                <text:p>-0.186967839142838</text:p>
              </table:table-cell>
              <table:table-cell office:value-type="float" office:value="3.42114608137562">
                <text:p>3.4211460813756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234987083780736">
                <text:p>-0.234987083780736</text:p>
              </table:table-cell>
              <table:table-cell office:value-type="float" office:value="-0.186359317368515">
                <text:p>-0.186359317368515</text:p>
              </table:table-cell>
              <table:table-cell office:value-type="float" office:value="3.43359852049706">
                <text:p>3.433598520497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234657076056764">
                <text:p>-0.234657076056764</text:p>
              </table:table-cell>
              <table:table-cell office:value-type="float" office:value="-0.18466382121323">
                <text:p>-0.18466382121323</text:p>
              </table:table-cell>
              <table:table-cell office:value-type="float" office:value="3.43403676366314">
                <text:p>3.434036763663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235562935319536">
                <text:p>-0.235562935319536</text:p>
              </table:table-cell>
              <table:table-cell office:value-type="float" office:value="-0.183645808933778">
                <text:p>-0.183645808933778</text:p>
              </table:table-cell>
              <table:table-cell office:value-type="float" office:value="3.44666574037908">
                <text:p>3.446665740379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237449486069954">
                <text:p>-0.237449486069954</text:p>
              </table:table-cell>
              <table:table-cell office:value-type="float" office:value="-0.182647118649887">
                <text:p>-0.182647118649887</text:p>
              </table:table-cell>
              <table:table-cell office:value-type="float" office:value="3.45427057483164">
                <text:p>3.454270574831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240319951243823">
                <text:p>-0.240319951243823</text:p>
              </table:table-cell>
              <table:table-cell office:value-type="float" office:value="-0.182318438346134">
                <text:p>-0.182318438346134</text:p>
              </table:table-cell>
              <table:table-cell office:value-type="float" office:value="3.46405002076778">
                <text:p>3.464050020767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242777277155966">
                <text:p>-0.242777277155966</text:p>
              </table:table-cell>
              <table:table-cell office:value-type="float" office:value="-0.181634921205862">
                <text:p>-0.181634921205862</text:p>
              </table:table-cell>
              <table:table-cell office:value-type="float" office:value="3.46118936255869">
                <text:p>3.461189362558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246288187083412">
                <text:p>-0.246288187083412</text:p>
              </table:table-cell>
              <table:table-cell office:value-type="float" office:value="-0.182016843283176">
                <text:p>-0.182016843283176</text:p>
              </table:table-cell>
              <table:table-cell office:value-type="float" office:value="3.46728822037466">
                <text:p>3.4672882203746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249581543830471">
                <text:p>-0.249581543830471</text:p>
              </table:table-cell>
              <table:table-cell office:value-type="float" office:value="-0.182693947593708">
                <text:p>-0.182693947593708</text:p>
              </table:table-cell>
              <table:table-cell office:value-type="float" office:value="3.47692933421412">
                <text:p>3.476929334214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253486665333496">
                <text:p>-0.253486665333496</text:p>
              </table:table-cell>
              <table:table-cell office:value-type="float" office:value="-0.183629538511737">
                <text:p>-0.183629538511737</text:p>
              </table:table-cell>
              <table:table-cell office:value-type="float" office:value="3.48138201783479">
                <text:p>3.481382017834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258052428182891">
                <text:p>-0.258052428182891</text:p>
              </table:table-cell>
              <table:table-cell office:value-type="float" office:value="-0.185201687268892">
                <text:p>-0.185201687268892</text:p>
              </table:table-cell>
              <table:table-cell office:value-type="float" office:value="3.49170586037671">
                <text:p>3.491705860376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262880897009048">
                <text:p>-0.262880897009048</text:p>
              </table:table-cell>
              <table:table-cell office:value-type="float" office:value="-0.18668545119115">
                <text:p>-0.18668545119115</text:p>
              </table:table-cell>
              <table:table-cell office:value-type="float" office:value="3.50361259954436">
                <text:p>3.503612599544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267327911340342">
                <text:p>-0.267327911340342</text:p>
              </table:table-cell>
              <table:table-cell office:value-type="float" office:value="-0.188134566933871">
                <text:p>-0.188134566933871</text:p>
              </table:table-cell>
              <table:table-cell office:value-type="float" office:value="3.50057105974154">
                <text:p>3.500571059741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272280246549195">
                <text:p>-0.272280246549195</text:p>
              </table:table-cell>
              <table:table-cell office:value-type="float" office:value="-0.190154992513416">
                <text:p>-0.190154992513416</text:p>
              </table:table-cell>
              <table:table-cell office:value-type="float" office:value="3.50898753697785">
                <text:p>3.508987536977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277386919735041">
                <text:p>-0.277386919735041</text:p>
              </table:table-cell>
              <table:table-cell office:value-type="float" office:value="-0.191806159721153">
                <text:p>-0.191806159721153</text:p>
              </table:table-cell>
              <table:table-cell office:value-type="float" office:value="3.52132637500313">
                <text:p>3.521326375003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28200610831226">
                <text:p>-0.28200610831226</text:p>
              </table:table-cell>
              <table:table-cell office:value-type="float" office:value="-0.192990262430448">
                <text:p>-0.192990262430448</text:p>
              </table:table-cell>
              <table:table-cell office:value-type="float" office:value="3.52059670014531">
                <text:p>3.520596700145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287794703383415">
                <text:p>-0.287794703383415</text:p>
              </table:table-cell>
              <table:table-cell office:value-type="float" office:value="-0.194350225232049">
                <text:p>-0.194350225232049</text:p>
              </table:table-cell>
              <table:table-cell office:value-type="float" office:value="3.53010949134356">
                <text:p>3.530109491343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293631286764859">
                <text:p>-0.293631286764859</text:p>
              </table:table-cell>
              <table:table-cell office:value-type="float" office:value="-0.196106649972892">
                <text:p>-0.196106649972892</text:p>
              </table:table-cell>
              <table:table-cell office:value-type="float" office:value="3.53988867299855">
                <text:p>3.539888672998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298754036439704">
                <text:p>-0.298754036439704</text:p>
              </table:table-cell>
              <table:table-cell office:value-type="float" office:value="-0.197181720783587">
                <text:p>-0.197181720783587</text:p>
              </table:table-cell>
              <table:table-cell office:value-type="float" office:value="3.54137265405856">
                <text:p>3.541372654058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302864476647389">
                <text:p>-0.302864476647389</text:p>
              </table:table-cell>
              <table:table-cell office:value-type="float" office:value="-0.197286523117777">
                <text:p>-0.197286523117777</text:p>
              </table:table-cell>
              <table:table-cell office:value-type="float" office:value="3.52738732988676">
                <text:p>3.527387329886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308762362447687">
                <text:p>-0.308762362447687</text:p>
              </table:table-cell>
              <table:table-cell office:value-type="float" office:value="-0.19857380407668">
                <text:p>-0.19857380407668</text:p>
              </table:table-cell>
              <table:table-cell office:value-type="float" office:value="3.53878993333451">
                <text:p>3.538789933334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313698344387642">
                <text:p>-0.313698344387642</text:p>
              </table:table-cell>
              <table:table-cell office:value-type="float" office:value="-0.198362157812283">
                <text:p>-0.198362157812283</text:p>
              </table:table-cell>
              <table:table-cell office:value-type="float" office:value="3.53451786150838">
                <text:p>3.534517861508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318719372267238">
                <text:p>-0.318719372267238</text:p>
              </table:table-cell>
              <table:table-cell office:value-type="float" office:value="-0.19839406735668">
                <text:p>-0.19839406735668</text:p>
              </table:table-cell>
              <table:table-cell office:value-type="float" office:value="3.53827904940967">
                <text:p>3.538279049409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323196638933465">
                <text:p>-0.323196638933465</text:p>
              </table:table-cell>
              <table:table-cell office:value-type="float" office:value="-0.197987853791337">
                <text:p>-0.197987853791337</text:p>
              </table:table-cell>
              <table:table-cell office:value-type="float" office:value="3.53499398236459">
                <text:p>3.534993982364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327117245844556">
                <text:p>-0.327117245844556</text:p>
              </table:table-cell>
              <table:table-cell office:value-type="float" office:value="-0.197259893285121">
                <text:p>-0.197259893285121</text:p>
              </table:table-cell>
              <table:table-cell office:value-type="float" office:value="3.53074322565018">
                <text:p>3.530743225650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331364871057757">
                <text:p>-0.331364871057757</text:p>
              </table:table-cell>
              <table:table-cell office:value-type="float" office:value="-0.196513930029208">
                <text:p>-0.196513930029208</text:p>
              </table:table-cell>
              <table:table-cell office:value-type="float" office:value="3.52428074660169">
                <text:p>3.524280746601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334496559468324">
                <text:p>-0.334496559468324</text:p>
              </table:table-cell>
              <table:table-cell office:value-type="float" office:value="-0.195587825179943">
                <text:p>-0.195587825179943</text:p>
              </table:table-cell>
              <table:table-cell office:value-type="float" office:value="3.51338949224442">
                <text:p>3.513389492244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337516073040048">
                <text:p>-0.337516073040048</text:p>
              </table:table-cell>
              <table:table-cell office:value-type="float" office:value="-0.194617566106275">
                <text:p>-0.194617566106275</text:p>
              </table:table-cell>
              <table:table-cell office:value-type="float" office:value="3.50161547802973">
                <text:p>3.501615478029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340534054401392">
                <text:p>-0.340534054401392</text:p>
              </table:table-cell>
              <table:table-cell office:value-type="float" office:value="-0.19423832117683">
                <text:p>-0.19423832117683</text:p>
              </table:table-cell>
              <table:table-cell office:value-type="float" office:value="3.49474772219662">
                <text:p>3.494747722196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345124121035516">
                <text:p>-0.345124121035516</text:p>
              </table:table-cell>
              <table:table-cell office:value-type="float" office:value="-0.194065146759984">
                <text:p>-0.194065146759984</text:p>
              </table:table-cell>
              <table:table-cell office:value-type="float" office:value="3.49577298884744">
                <text:p>3.495772988847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347219056828204">
                <text:p>-0.347219056828204</text:p>
              </table:table-cell>
              <table:table-cell office:value-type="float" office:value="-0.193604155990187">
                <text:p>-0.193604155990187</text:p>
              </table:table-cell>
              <table:table-cell office:value-type="float" office:value="3.4789265427741">
                <text:p>3.47892654277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348144091128847">
                <text:p>-0.348144091128847</text:p>
              </table:table-cell>
              <table:table-cell office:value-type="float" office:value="-0.191703307627794">
                <text:p>-0.191703307627794</text:p>
              </table:table-cell>
              <table:table-cell office:value-type="float" office:value="3.44417624333452">
                <text:p>3.444176243334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352314364222169">
                <text:p>-0.352314364222169</text:p>
              </table:table-cell>
              <table:table-cell office:value-type="float" office:value="-0.191843847911874">
                <text:p>-0.191843847911874</text:p>
              </table:table-cell>
              <table:table-cell office:value-type="float" office:value="3.44702831539832">
                <text:p>3.447028315398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354031859701288">
                <text:p>-0.354031859701288</text:p>
              </table:table-cell>
              <table:table-cell office:value-type="float" office:value="-0.190287450938144">
                <text:p>-0.190287450938144</text:p>
              </table:table-cell>
              <table:table-cell office:value-type="float" office:value="3.43266521048555">
                <text:p>3.432665210485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356896805415851">
                <text:p>-0.356896805415851</text:p>
              </table:table-cell>
              <table:table-cell office:value-type="float" office:value="-0.188126439242079">
                <text:p>-0.188126439242079</text:p>
              </table:table-cell>
              <table:table-cell office:value-type="float" office:value="3.42496288142517">
                <text:p>3.424962881425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358947638080806">
                <text:p>-0.358947638080806</text:p>
              </table:table-cell>
              <table:table-cell office:value-type="float" office:value="-0.184760528905131">
                <text:p>-0.184760528905131</text:p>
              </table:table-cell>
              <table:table-cell office:value-type="float" office:value="3.41354577031029">
                <text:p>3.4135457703102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361155133181425">
                <text:p>-0.361155133181425</text:p>
              </table:table-cell>
              <table:table-cell office:value-type="float" office:value="-0.18090355545359">
                <text:p>-0.18090355545359</text:p>
              </table:table-cell>
              <table:table-cell office:value-type="float" office:value="3.39771617334695">
                <text:p>3.397716173346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62544204585054">
                <text:p>-0.362544204585054</text:p>
              </table:table-cell>
              <table:table-cell office:value-type="float" office:value="-0.176209350226079">
                <text:p>-0.176209350226079</text:p>
              </table:table-cell>
              <table:table-cell office:value-type="float" office:value="3.37186691705546">
                <text:p>3.371866917055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363310052185518">
                <text:p>-0.363310052185518</text:p>
              </table:table-cell>
              <table:table-cell office:value-type="float" office:value="-0.171849531925544">
                <text:p>-0.171849531925544</text:p>
              </table:table-cell>
              <table:table-cell office:value-type="float" office:value="3.34524883314208">
                <text:p>3.345248833142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364599835751002">
                <text:p>-0.364599835751002</text:p>
              </table:table-cell>
              <table:table-cell office:value-type="float" office:value="-0.168330809765918">
                <text:p>-0.168330809765918</text:p>
              </table:table-cell>
              <table:table-cell office:value-type="float" office:value="3.33601737189895">
                <text:p>3.336017371898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364361196431331">
                <text:p>-0.364361196431331</text:p>
              </table:table-cell>
              <table:table-cell office:value-type="float" office:value="-0.164503761366871">
                <text:p>-0.164503761366871</text:p>
              </table:table-cell>
              <table:table-cell office:value-type="float" office:value="3.3232234095204">
                <text:p>3.32322340952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363473946573004">
                <text:p>-0.363473946573004</text:p>
              </table:table-cell>
              <table:table-cell office:value-type="float" office:value="-0.160615234440482">
                <text:p>-0.160615234440482</text:p>
              </table:table-cell>
              <table:table-cell office:value-type="float" office:value="3.30355589873597">
                <text:p>3.303555898735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363786323362585">
                <text:p>-0.363786323362585</text:p>
              </table:table-cell>
              <table:table-cell office:value-type="float" office:value="-0.157957580361748">
                <text:p>-0.157957580361748</text:p>
              </table:table-cell>
              <table:table-cell office:value-type="float" office:value="3.28626468255897">
                <text:p>3.286264682558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363852557239097">
                <text:p>-0.363852557239097</text:p>
              </table:table-cell>
              <table:table-cell office:value-type="float" office:value="-0.155412793668039">
                <text:p>-0.155412793668039</text:p>
              </table:table-cell>
              <table:table-cell office:value-type="float" office:value="3.26872485916558">
                <text:p>3.268724859165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361708860141372">
                <text:p>-0.361708860141372</text:p>
              </table:table-cell>
              <table:table-cell office:value-type="float" office:value="-0.152704284712749">
                <text:p>-0.152704284712749</text:p>
              </table:table-cell>
              <table:table-cell office:value-type="float" office:value="3.23746448859332">
                <text:p>3.237464488593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361038865207002">
                <text:p>-0.361038865207002</text:p>
              </table:table-cell>
              <table:table-cell office:value-type="float" office:value="-0.150003938587495">
                <text:p>-0.150003938587495</text:p>
              </table:table-cell>
              <table:table-cell office:value-type="float" office:value="3.22621925995175">
                <text:p>3.226219259951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359368310366011">
                <text:p>-0.359368310366011</text:p>
              </table:table-cell>
              <table:table-cell office:value-type="float" office:value="-0.146773701391498">
                <text:p>-0.146773701391498</text:p>
              </table:table-cell>
              <table:table-cell office:value-type="float" office:value="3.20679407540823">
                <text:p>3.206794075408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361648103932289">
                <text:p>-0.361648103932289</text:p>
              </table:table-cell>
              <table:table-cell office:value-type="float" office:value="-0.145415699111507">
                <text:p>-0.145415699111507</text:p>
              </table:table-cell>
              <table:table-cell office:value-type="float" office:value="3.19769240968589">
                <text:p>3.197692409685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360664955055229">
                <text:p>-0.360664955055229</text:p>
              </table:table-cell>
              <table:table-cell office:value-type="float" office:value="-0.142471407129679">
                <text:p>-0.142471407129679</text:p>
              </table:table-cell>
              <table:table-cell office:value-type="float" office:value="3.15813695028178">
                <text:p>3.158136950281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361672147134986">
                <text:p>-0.361672147134986</text:p>
              </table:table-cell>
              <table:table-cell office:value-type="float" office:value="-0.140802630272363">
                <text:p>-0.140802630272363</text:p>
              </table:table-cell>
              <table:table-cell office:value-type="float" office:value="3.14123085000592">
                <text:p>3.141230850005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364375010555199">
                <text:p>-0.364375010555199</text:p>
              </table:table-cell>
              <table:table-cell office:value-type="float" office:value="-0.139868491249858">
                <text:p>-0.139868491249858</text:p>
              </table:table-cell>
              <table:table-cell office:value-type="float" office:value="3.13531475442772">
                <text:p>3.135314754427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364852643561088">
                <text:p>-0.364852643561088</text:p>
              </table:table-cell>
              <table:table-cell office:value-type="float" office:value="-0.138322308433311">
                <text:p>-0.138322308433311</text:p>
              </table:table-cell>
              <table:table-cell office:value-type="float" office:value="3.10453961890644">
                <text:p>3.104539618906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367688721861076">
                <text:p>-0.367688721861076</text:p>
              </table:table-cell>
              <table:table-cell office:value-type="float" office:value="-0.137605155238234">
                <text:p>-0.137605155238234</text:p>
              </table:table-cell>
              <table:table-cell office:value-type="float" office:value="3.09093138030044">
                <text:p>3.090931380300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369442417785465">
                <text:p>-0.369442417785465</text:p>
              </table:table-cell>
              <table:table-cell office:value-type="float" office:value="-0.136892865427972">
                <text:p>-0.136892865427972</text:p>
              </table:table-cell>
              <table:table-cell office:value-type="float" office:value="3.06484031357458">
                <text:p>3.064840313574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372892361431761">
                <text:p>-0.372892361431761</text:p>
              </table:table-cell>
              <table:table-cell office:value-type="float" office:value="-0.13638880041691">
                <text:p>-0.13638880041691</text:p>
              </table:table-cell>
              <table:table-cell office:value-type="float" office:value="3.04706879838697">
                <text:p>3.047068798386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376406779972699">
                <text:p>-0.376406779972699</text:p>
              </table:table-cell>
              <table:table-cell office:value-type="float" office:value="-0.135545498709488">
                <text:p>-0.135545498709488</text:p>
              </table:table-cell>
              <table:table-cell office:value-type="float" office:value="3.02774074943298">
                <text:p>3.027740749432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380967132112325">
                <text:p>-0.380967132112325</text:p>
              </table:table-cell>
              <table:table-cell office:value-type="float" office:value="-0.134454160981261">
                <text:p>-0.134454160981261</text:p>
              </table:table-cell>
              <table:table-cell office:value-type="float" office:value="3.01339437231117">
                <text:p>3.013394372311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385012986374666">
                <text:p>-0.385012986374666</text:p>
              </table:table-cell>
              <table:table-cell office:value-type="float" office:value="-0.132905377125091">
                <text:p>-0.132905377125091</text:p>
              </table:table-cell>
              <table:table-cell office:value-type="float" office:value="2.99196915719445">
                <text:p>2.991969157194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388426108390977">
                <text:p>-0.388426108390977</text:p>
              </table:table-cell>
              <table:table-cell office:value-type="float" office:value="-0.130423109528733">
                <text:p>-0.130423109528733</text:p>
              </table:table-cell>
              <table:table-cell office:value-type="float" office:value="2.96900874103919">
                <text:p>2.969008741039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393269746530626">
                <text:p>-0.393269746530626</text:p>
              </table:table-cell>
              <table:table-cell office:value-type="float" office:value="-0.127854058600875">
                <text:p>-0.127854058600875</text:p>
              </table:table-cell>
              <table:table-cell office:value-type="float" office:value="2.95599891672198">
                <text:p>2.955998916721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397953365580057">
                <text:p>-0.397953365580057</text:p>
              </table:table-cell>
              <table:table-cell office:value-type="float" office:value="-0.124595226047179">
                <text:p>-0.124595226047179</text:p>
              </table:table-cell>
              <table:table-cell office:value-type="float" office:value="2.94905058901349">
                <text:p>2.94905058901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401823269133868">
                <text:p>-0.401823269133868</text:p>
              </table:table-cell>
              <table:table-cell office:value-type="float" office:value="-0.120297622503528">
                <text:p>-0.120297622503528</text:p>
              </table:table-cell>
              <table:table-cell office:value-type="float" office:value="2.93875380253065">
                <text:p>2.938753802530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40204647382633">
                <text:p>-0.40204647382633</text:p>
              </table:table-cell>
              <table:table-cell office:value-type="float" office:value="-0.114987391100442">
                <text:p>-0.114987391100442</text:p>
              </table:table-cell>
              <table:table-cell office:value-type="float" office:value="2.9050732334407">
                <text:p>2.90507323344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403951654243912">
                <text:p>-0.403951654243912</text:p>
              </table:table-cell>
              <table:table-cell office:value-type="float" office:value="-0.110490962320828">
                <text:p>-0.110490962320828</text:p>
              </table:table-cell>
              <table:table-cell office:value-type="float" office:value="2.88987032445878">
                <text:p>2.889870324458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398791601408372">
                <text:p>-0.398791601408372</text:p>
              </table:table-cell>
              <table:table-cell office:value-type="float" office:value="-0.104322048728402">
                <text:p>-0.104322048728402</text:p>
              </table:table-cell>
              <table:table-cell office:value-type="float" office:value="2.85260545454836">
                <text:p>2.852605454548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385390466654649">
                <text:p>-0.385390466654649</text:p>
              </table:table-cell>
              <table:table-cell office:value-type="float" office:value="-0.0965507533198657">
                <text:p>-0.0965507533198657</text:p>
              </table:table-cell>
              <table:table-cell office:value-type="float" office:value="2.75344694807048">
                <text:p>2.753446948070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381060853404651">
                <text:p>-0.381060853404651</text:p>
              </table:table-cell>
              <table:table-cell office:value-type="float" office:value="-0.0926606565215598">
                <text:p>-0.0926606565215598</text:p>
              </table:table-cell>
              <table:table-cell office:value-type="float" office:value="2.72954446753379">
                <text:p>2.729544467533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387142945747896">
                <text:p>-0.387142945747896</text:p>
              </table:table-cell>
              <table:table-cell office:value-type="float" office:value="-0.0894304760269784">
                <text:p>-0.0894304760269784</text:p>
              </table:table-cell>
              <table:table-cell office:value-type="float" office:value="2.77662361780317">
                <text:p>2.776623617803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385561766023864">
                <text:p>-0.385561766023864</text:p>
              </table:table-cell>
              <table:table-cell office:value-type="float" office:value="-0.0859619281287702">
                <text:p>-0.0859619281287702</text:p>
              </table:table-cell>
              <table:table-cell office:value-type="float" office:value="2.76082096408264">
                <text:p>2.760820964082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385077423114081">
                <text:p>-0.385077423114081</text:p>
              </table:table-cell>
              <table:table-cell office:value-type="float" office:value="-0.0831607554076842">
                <text:p>-0.0831607554076842</text:p>
              </table:table-cell>
              <table:table-cell office:value-type="float" office:value="2.74668310188934">
                <text:p>2.746683101889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384085792354871">
                <text:p>-0.384085792354871</text:p>
              </table:table-cell>
              <table:table-cell office:value-type="float" office:value="-0.0798056195693824">
                <text:p>-0.0798056195693824</text:p>
              </table:table-cell>
              <table:table-cell office:value-type="float" office:value="2.72914319262993">
                <text:p>2.729143192629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381379031539674">
                <text:p>-0.381379031539674</text:p>
              </table:table-cell>
              <table:table-cell office:value-type="float" office:value="-0.0770631762731657">
                <text:p>-0.0770631762731657</text:p>
              </table:table-cell>
              <table:table-cell office:value-type="float" office:value="2.70652352370376">
                <text:p>2.706523523703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378631638192772">
                <text:p>-0.378631638192772</text:p>
              </table:table-cell>
              <table:table-cell office:value-type="float" office:value="-0.0749506112341841">
                <text:p>-0.0749506112341841</text:p>
              </table:table-cell>
              <table:table-cell office:value-type="float" office:value="2.68750376442786">
                <text:p>2.687503764427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376346243555419">
                <text:p>-0.376346243555419</text:p>
              </table:table-cell>
              <table:table-cell office:value-type="float" office:value="-0.0739739988969482">
                <text:p>-0.0739739988969482</text:p>
              </table:table-cell>
              <table:table-cell office:value-type="float" office:value="2.67609388181532">
                <text:p>2.676093881815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372016263095146">
                <text:p>-0.372016263095146</text:p>
              </table:table-cell>
              <table:table-cell office:value-type="float" office:value="-0.0732469805379711">
                <text:p>-0.0732469805379711</text:p>
              </table:table-cell>
              <table:table-cell office:value-type="float" office:value="2.65933215998276">
                <text:p>2.659332159982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367273736433028">
                <text:p>-0.367273736433028</text:p>
              </table:table-cell>
              <table:table-cell office:value-type="float" office:value="-0.072845509993298">
                <text:p>-0.072845509993298</text:p>
              </table:table-cell>
              <table:table-cell office:value-type="float" office:value="2.64396820888869">
                <text:p>2.643968208888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361407714349609">
                <text:p>-0.361407714349609</text:p>
              </table:table-cell>
              <table:table-cell office:value-type="float" office:value="-0.0719919287782178">
                <text:p>-0.0719919287782178</text:p>
              </table:table-cell>
              <table:table-cell office:value-type="float" office:value="2.62630119137999">
                <text:p>2.626301191379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354776388246495">
                <text:p>-0.354776388246495</text:p>
              </table:table-cell>
              <table:table-cell office:value-type="float" office:value="-0.0711915330916427">
                <text:p>-0.0711915330916427</text:p>
              </table:table-cell>
              <table:table-cell office:value-type="float" office:value="2.60918193517301">
                <text:p>2.609181935173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346862473864967">
                <text:p>-0.346862473864967</text:p>
              </table:table-cell>
              <table:table-cell office:value-type="float" office:value="-0.070879840183703">
                <text:p>-0.070879840183703</text:p>
              </table:table-cell>
              <table:table-cell office:value-type="float" office:value="2.58987593229935">
                <text:p>2.589875932299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33869036015329">
                <text:p>-0.33869036015329</text:p>
              </table:table-cell>
              <table:table-cell office:value-type="float" office:value="-0.0701946225089161">
                <text:p>-0.0701946225089161</text:p>
              </table:table-cell>
              <table:table-cell office:value-type="float" office:value="2.57694430545892">
                <text:p>2.576944305458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328883227953749">
                <text:p>-0.328883227953749</text:p>
              </table:table-cell>
              <table:table-cell office:value-type="float" office:value="-0.0697755031762257">
                <text:p>-0.0697755031762257</text:p>
              </table:table-cell>
              <table:table-cell office:value-type="float" office:value="2.56077554347464">
                <text:p>2.560775543474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318188551279669">
                <text:p>-0.318188551279669</text:p>
              </table:table-cell>
              <table:table-cell office:value-type="float" office:value="-0.0694741240173661">
                <text:p>-0.0694741240173661</text:p>
              </table:table-cell>
              <table:table-cell office:value-type="float" office:value="2.54346824850535">
                <text:p>2.543468248505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307401331996033">
                <text:p>-0.307401331996033</text:p>
              </table:table-cell>
              <table:table-cell office:value-type="float" office:value="-0.06890170400276">
                <text:p>-0.06890170400276</text:p>
              </table:table-cell>
              <table:table-cell office:value-type="float" office:value="2.53342468815643">
                <text:p>2.533424688156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294864213775969">
                <text:p>-0.294864213775969</text:p>
              </table:table-cell>
              <table:table-cell office:value-type="float" office:value="-0.0681316799525961">
                <text:p>-0.0681316799525961</text:p>
              </table:table-cell>
              <table:table-cell office:value-type="float" office:value="2.51153534356113">
                <text:p>2.511535343561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282062206663336">
                <text:p>-0.282062206663336</text:p>
              </table:table-cell>
              <table:table-cell office:value-type="float" office:value="-0.067703863360362">
                <text:p>-0.067703863360362</text:p>
              </table:table-cell>
              <table:table-cell office:value-type="float" office:value="2.50101598360021">
                <text:p>2.501015983600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267905120990432">
                <text:p>-0.267905120990432</text:p>
              </table:table-cell>
              <table:table-cell office:value-type="float" office:value="-0.0666262436450404">
                <text:p>-0.0666262436450404</text:p>
              </table:table-cell>
              <table:table-cell office:value-type="float" office:value="2.4808607684984">
                <text:p>2.48086076849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53631185245992">
                <text:p>-0.253631185245992</text:p>
              </table:table-cell>
              <table:table-cell office:value-type="float" office:value="-0.0656720805471167">
                <text:p>-0.0656720805471167</text:p>
              </table:table-cell>
              <table:table-cell office:value-type="float" office:value="2.4675586134773">
                <text:p>2.46755861347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239677856122571">
                <text:p>-0.239677856122571</text:p>
              </table:table-cell>
              <table:table-cell office:value-type="float" office:value="-0.065075226617536">
                <text:p>-0.065075226617536</text:p>
              </table:table-cell>
              <table:table-cell office:value-type="float" office:value="2.45995921189268">
                <text:p>2.459959211892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25259544716688">
                <text:p>-0.225259544716688</text:p>
              </table:table-cell>
              <table:table-cell office:value-type="float" office:value="-0.0641106253145676">
                <text:p>-0.0641106253145676</text:p>
              </table:table-cell>
              <table:table-cell office:value-type="float" office:value="2.44937295199822">
                <text:p>2.449372951998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209576906780848">
                <text:p>-0.209576906780848</text:p>
              </table:table-cell>
              <table:table-cell office:value-type="float" office:value="-0.0630069830500824">
                <text:p>-0.0630069830500824</text:p>
              </table:table-cell>
              <table:table-cell office:value-type="float" office:value="2.43102212279023">
                <text:p>2.431022122790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194570508632284">
                <text:p>-0.194570508632284</text:p>
              </table:table-cell>
              <table:table-cell office:value-type="float" office:value="-0.0613637114195986">
                <text:p>-0.0613637114195986</text:p>
              </table:table-cell>
              <table:table-cell office:value-type="float" office:value="2.42074806711382">
                <text:p>2.420748067113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181035939625277">
                <text:p>-0.181035939625277</text:p>
              </table:table-cell>
              <table:table-cell office:value-type="float" office:value="-0.0596436148192041">
                <text:p>-0.0596436148192041</text:p>
              </table:table-cell>
              <table:table-cell office:value-type="float" office:value="2.41033645017817">
                <text:p>2.410336450178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168720455374872">
                <text:p>-0.168720455374872</text:p>
              </table:table-cell>
              <table:table-cell office:value-type="float" office:value="-0.0578282975061298">
                <text:p>-0.0578282975061298</text:p>
              </table:table-cell>
              <table:table-cell office:value-type="float" office:value="2.40088225531563">
                <text:p>2.400882255315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157596959320022">
                <text:p>-0.157596959320022</text:p>
              </table:table-cell>
              <table:table-cell office:value-type="float" office:value="-0.056351510495425">
                <text:p>-0.056351510495425</text:p>
              </table:table-cell>
              <table:table-cell office:value-type="float" office:value="2.38037414757355">
                <text:p>2.380374147573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147511733458769">
                <text:p>-0.147511733458769</text:p>
              </table:table-cell>
              <table:table-cell office:value-type="float" office:value="-0.0549610319181716">
                <text:p>-0.0549610319181716</text:p>
              </table:table-cell>
              <table:table-cell office:value-type="float" office:value="2.36197789217817">
                <text:p>2.361977892178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13865280006295">
                <text:p>-0.13865280006295</text:p>
              </table:table-cell>
              <table:table-cell office:value-type="float" office:value="-0.0538759681843515">
                <text:p>-0.0538759681843515</text:p>
              </table:table-cell>
              <table:table-cell office:value-type="float" office:value="2.34696288051373">
                <text:p>2.346962880513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131955122080639">
                <text:p>-0.131955122080639</text:p>
              </table:table-cell>
              <table:table-cell office:value-type="float" office:value="-0.0534358437590662">
                <text:p>-0.0534358437590662</text:p>
              </table:table-cell>
              <table:table-cell office:value-type="float" office:value="2.3412399144301">
                <text:p>2.34123991443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12622621159778">
                <text:p>-0.12622621159778</text:p>
              </table:table-cell>
              <table:table-cell office:value-type="float" office:value="-0.052924515120177">
                <text:p>-0.052924515120177</text:p>
              </table:table-cell>
              <table:table-cell office:value-type="float" office:value="2.32677394021204">
                <text:p>2.326773940212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122185340716133">
                <text:p>-0.122185340716133</text:p>
              </table:table-cell>
              <table:table-cell office:value-type="float" office:value="-0.05207449446187">
                <text:p>-0.05207449446187</text:p>
              </table:table-cell>
              <table:table-cell office:value-type="float" office:value="2.30721128816109">
                <text:p>2.307211288161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118309856133814">
                <text:p>-0.118309856133814</text:p>
              </table:table-cell>
              <table:table-cell office:value-type="float" office:value="-0.0522951895577254">
                <text:p>-0.0522951895577254</text:p>
              </table:table-cell>
              <table:table-cell office:value-type="float" office:value="2.29033149078071">
                <text:p>2.290331490780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11330499815811">
                <text:p>-0.11330499815811</text:p>
              </table:table-cell>
              <table:table-cell office:value-type="float" office:value="-0.0523080715900193">
                <text:p>-0.0523080715900193</text:p>
              </table:table-cell>
              <table:table-cell office:value-type="float" office:value="2.27378068641851">
                <text:p>2.273780686418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108141382158462">
                <text:p>-0.108141382158462</text:p>
              </table:table-cell>
              <table:table-cell office:value-type="float" office:value="-0.0529068979940142">
                <text:p>-0.0529068979940142</text:p>
              </table:table-cell>
              <table:table-cell office:value-type="float" office:value="2.26296017505574">
                <text:p>2.262960175055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0243112987176">
                <text:p>-0.10243112987176</text:p>
              </table:table-cell>
              <table:table-cell office:value-type="float" office:value="-0.0527976190360579">
                <text:p>-0.0527976190360579</text:p>
              </table:table-cell>
              <table:table-cell office:value-type="float" office:value="2.24860681037098">
                <text:p>2.248606810370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973290978978196">
                <text:p>-0.0973290978978196</text:p>
              </table:table-cell>
              <table:table-cell office:value-type="float" office:value="-0.0537590212048253">
                <text:p>-0.0537590212048253</text:p>
              </table:table-cell>
              <table:table-cell office:value-type="float" office:value="2.23730794177741">
                <text:p>2.237307941777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918321583723151">
                <text:p>-0.0918321583723151</text:p>
              </table:table-cell>
              <table:table-cell office:value-type="float" office:value="-0.0542353837248127">
                <text:p>-0.0542353837248127</text:p>
              </table:table-cell>
              <table:table-cell office:value-type="float" office:value="2.22403742280564">
                <text:p>2.224037422805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870660691267685">
                <text:p>-0.0870660691267685</text:p>
              </table:table-cell>
              <table:table-cell office:value-type="float" office:value="-0.0552249632489556">
                <text:p>-0.0552249632489556</text:p>
              </table:table-cell>
              <table:table-cell office:value-type="float" office:value="2.21482343654954">
                <text:p>2.214823436549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822702005212495">
                <text:p>-0.0822702005212495</text:p>
              </table:table-cell>
              <table:table-cell office:value-type="float" office:value="-0.0561105648432246">
                <text:p>-0.0561105648432246</text:p>
              </table:table-cell>
              <table:table-cell office:value-type="float" office:value="2.19384444971929">
                <text:p>2.193844449719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780967478342134">
                <text:p>-0.0780967478342134</text:p>
              </table:table-cell>
              <table:table-cell office:value-type="float" office:value="-0.0569330471875697">
                <text:p>-0.0569330471875697</text:p>
              </table:table-cell>
              <table:table-cell office:value-type="float" office:value="2.18092804523915">
                <text:p>2.180928045239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740724819447335">
                <text:p>-0.0740724819447335</text:p>
              </table:table-cell>
              <table:table-cell office:value-type="float" office:value="-0.0576108237237414">
                <text:p>-0.0576108237237414</text:p>
              </table:table-cell>
              <table:table-cell office:value-type="float" office:value="2.1649285566846">
                <text:p>2.16492855668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708377877437397">
                <text:p>-0.0708377877437397</text:p>
              </table:table-cell>
              <table:table-cell office:value-type="float" office:value="-0.0576780655947125">
                <text:p>-0.0576780655947125</text:p>
              </table:table-cell>
              <table:table-cell office:value-type="float" office:value="2.14778588385027">
                <text:p>2.147785883850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677607740705676">
                <text:p>-0.0677607740705676</text:p>
              </table:table-cell>
              <table:table-cell office:value-type="float" office:value="-0.0572326935318965">
                <text:p>-0.0572326935318965</text:p>
              </table:table-cell>
              <table:table-cell office:value-type="float" office:value="2.13417076413211">
                <text:p>2.134170764132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650224082107198">
                <text:p>-0.0650224082107198</text:p>
              </table:table-cell>
              <table:table-cell office:value-type="float" office:value="-0.0561708871612262">
                <text:p>-0.0561708871612262</text:p>
              </table:table-cell>
              <table:table-cell office:value-type="float" office:value="2.12012069704422">
                <text:p>2.120120697044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622186893614074">
                <text:p>-0.0622186893614074</text:p>
              </table:table-cell>
              <table:table-cell office:value-type="float" office:value="-0.0541908846032097">
                <text:p>-0.0541908846032097</text:p>
              </table:table-cell>
              <table:table-cell office:value-type="float" office:value="2.10297723374857">
                <text:p>2.102977233748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603964477445739">
                <text:p>-0.0603964477445739</text:p>
              </table:table-cell>
              <table:table-cell office:value-type="float" office:value="-0.0498551328991447">
                <text:p>-0.0498551328991447</text:p>
              </table:table-cell>
              <table:table-cell office:value-type="float" office:value="2.07342033485245">
                <text:p>2.073420334852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592687603587415">
                <text:p>-0.0592687603587415</text:p>
              </table:table-cell>
              <table:table-cell office:value-type="float" office:value="-0.0478820998282659">
                <text:p>-0.0478820998282659</text:p>
              </table:table-cell>
              <table:table-cell office:value-type="float" office:value="2.08365843895908">
                <text:p>2.083658438959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584044743644821">
                <text:p>-0.0584044743644821</text:p>
              </table:table-cell>
              <table:table-cell office:value-type="float" office:value="-0.0449009248335738">
                <text:p>-0.0449009248335738</text:p>
              </table:table-cell>
              <table:table-cell office:value-type="float" office:value="2.06623203876353">
                <text:p>2.066232038763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584545705362603">
                <text:p>-0.0584545705362603</text:p>
              </table:table-cell>
              <table:table-cell office:value-type="float" office:value="-0.043132029984703">
                <text:p>-0.043132029984703</text:p>
              </table:table-cell>
              <table:table-cell office:value-type="float" office:value="2.05205778460085">
                <text:p>2.052057784600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591057941385919">
                <text:p>-0.0591057941385919</text:p>
              </table:table-cell>
              <table:table-cell office:value-type="float" office:value="-0.0419878161068073">
                <text:p>-0.0419878161068073</text:p>
              </table:table-cell>
              <table:table-cell office:value-type="float" office:value="2.03537113268961">
                <text:p>2.035371132689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605856850506443">
                <text:p>-0.0605856850506443</text:p>
              </table:table-cell>
              <table:table-cell office:value-type="float" office:value="-0.0409952003540754">
                <text:p>-0.0409952003540754</text:p>
              </table:table-cell>
              <table:table-cell office:value-type="float" office:value="2.0212160939025">
                <text:p>2.02121609390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64353727574402">
                <text:p>-0.064353727574402</text:p>
              </table:table-cell>
              <table:table-cell office:value-type="float" office:value="-0.0405738865644628">
                <text:p>-0.0405738865644628</text:p>
              </table:table-cell>
              <table:table-cell office:value-type="float" office:value="2.0071605026064">
                <text:p>2.00716050260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684353704019282">
                <text:p>-0.0684353704019282</text:p>
              </table:table-cell>
              <table:table-cell office:value-type="float" office:value="-0.0403198756348208">
                <text:p>-0.0403198756348208</text:p>
              </table:table-cell>
              <table:table-cell office:value-type="float" office:value="1.98801808792169">
                <text:p>1.988018087921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733677451510846">
                <text:p>-0.0733677451510846</text:p>
              </table:table-cell>
              <table:table-cell office:value-type="float" office:value="-0.040554375586409">
                <text:p>-0.040554375586409</text:p>
              </table:table-cell>
              <table:table-cell office:value-type="float" office:value="1.97277880312759">
                <text:p>1.972778803127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778997983501594">
                <text:p>-0.0778997983501594</text:p>
              </table:table-cell>
              <table:table-cell office:value-type="float" office:value="-0.0402141058045633">
                <text:p>-0.0402141058045633</text:p>
              </table:table-cell>
              <table:table-cell office:value-type="float" office:value="1.89442007867455">
                <text:p>1.894420078674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848329027109145">
                <text:p>-0.0848329027109145</text:p>
              </table:table-cell>
              <table:table-cell office:value-type="float" office:value="-0.0408366758589678">
                <text:p>-0.0408366758589678</text:p>
              </table:table-cell>
              <table:table-cell office:value-type="float" office:value="1.91793515288864">
                <text:p>1.917935152888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895211595800889">
                <text:p>-0.0895211595800889</text:p>
              </table:table-cell>
              <table:table-cell office:value-type="float" office:value="-0.0420878704998919">
                <text:p>-0.0420878704998919</text:p>
              </table:table-cell>
              <table:table-cell office:value-type="float" office:value="1.92119710832499">
                <text:p>1.921197108324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920824678258254">
                <text:p>-0.0920824678258254</text:p>
              </table:table-cell>
              <table:table-cell office:value-type="float" office:value="-0.043121459082545">
                <text:p>-0.043121459082545</text:p>
              </table:table-cell>
              <table:table-cell office:value-type="float" office:value="1.90897339472621">
                <text:p>1.908973394726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928876917932624">
                <text:p>-0.0928876917932624</text:p>
              </table:table-cell>
              <table:table-cell office:value-type="float" office:value="-0.0439633808293284">
                <text:p>-0.0439633808293284</text:p>
              </table:table-cell>
              <table:table-cell office:value-type="float" office:value="1.89951463280529">
                <text:p>1.899514632805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92650615674572">
                <text:p>-0.092650615674572</text:p>
              </table:table-cell>
              <table:table-cell office:value-type="float" office:value="-0.0449432330499801">
                <text:p>-0.0449432330499801</text:p>
              </table:table-cell>
              <table:table-cell office:value-type="float" office:value="1.88368661537292">
                <text:p>1.883686615372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929821083593193">
                <text:p>-0.0929821083593193</text:p>
              </table:table-cell>
              <table:table-cell office:value-type="float" office:value="-0.0462440420907772">
                <text:p>-0.0462440420907772</text:p>
              </table:table-cell>
              <table:table-cell office:value-type="float" office:value="1.87223009767441">
                <text:p>1.872230097674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922137276724552">
                <text:p>-0.0922137276724552</text:p>
              </table:table-cell>
              <table:table-cell office:value-type="float" office:value="-0.047274915530971">
                <text:p>-0.047274915530971</text:p>
              </table:table-cell>
              <table:table-cell office:value-type="float" office:value="1.8537879982601">
                <text:p>1.85378799826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917532417402485">
                <text:p>-0.0917532417402485</text:p>
              </table:table-cell>
              <table:table-cell office:value-type="float" office:value="-0.0481685065706481">
                <text:p>-0.0481685065706481</text:p>
              </table:table-cell>
              <table:table-cell office:value-type="float" office:value="1.8334357296647">
                <text:p>1.83343572966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911280759548162">
                <text:p>-0.0911280759548162</text:p>
              </table:table-cell>
              <table:table-cell office:value-type="float" office:value="-0.0489064665469834">
                <text:p>-0.0489064665469834</text:p>
              </table:table-cell>
              <table:table-cell office:value-type="float" office:value="1.82381499707222">
                <text:p>1.823814997072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902663189675568">
                <text:p>-0.0902663189675568</text:p>
              </table:table-cell>
              <table:table-cell office:value-type="float" office:value="-0.0490928307125669">
                <text:p>-0.0490928307125669</text:p>
              </table:table-cell>
              <table:table-cell office:value-type="float" office:value="1.81204833828948">
                <text:p>1.812048338289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889024469944178">
                <text:p>-0.0889024469944178</text:p>
              </table:table-cell>
              <table:table-cell office:value-type="float" office:value="-0.0492151986396096">
                <text:p>-0.0492151986396096</text:p>
              </table:table-cell>
              <table:table-cell office:value-type="float" office:value="1.79447555774784">
                <text:p>1.794475557747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887509829217416">
                <text:p>-0.0887509829217416</text:p>
              </table:table-cell>
              <table:table-cell office:value-type="float" office:value="-0.0491677034943201">
                <text:p>-0.0491677034943201</text:p>
              </table:table-cell>
              <table:table-cell office:value-type="float" office:value="1.78216524110365">
                <text:p>1.782165241103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895548863858509">
                <text:p>-0.0895548863858509</text:p>
              </table:table-cell>
              <table:table-cell office:value-type="float" office:value="-0.0484392177147613">
                <text:p>-0.0484392177147613</text:p>
              </table:table-cell>
              <table:table-cell office:value-type="float" office:value="1.76435580857388">
                <text:p>1.764355808573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902390301267816">
                <text:p>-0.0902390301267816</text:p>
              </table:table-cell>
              <table:table-cell office:value-type="float" office:value="-0.0481439541277689">
                <text:p>-0.0481439541277689</text:p>
              </table:table-cell>
              <table:table-cell office:value-type="float" office:value="1.74778408210691">
                <text:p>1.747784082106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909191463043319">
                <text:p>-0.0909191463043319</text:p>
              </table:table-cell>
              <table:table-cell office:value-type="float" office:value="-0.0480491962029769">
                <text:p>-0.0480491962029769</text:p>
              </table:table-cell>
              <table:table-cell office:value-type="float" office:value="1.73639396681965">
                <text:p>1.736393966819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91503726807803">
                <text:p>-0.091503726807803</text:p>
              </table:table-cell>
              <table:table-cell office:value-type="float" office:value="-0.0480018789668994">
                <text:p>-0.0480018789668994</text:p>
              </table:table-cell>
              <table:table-cell office:value-type="float" office:value="1.72745906680769">
                <text:p>1.727459066807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924719506002994">
                <text:p>-0.0924719506002994</text:p>
              </table:table-cell>
              <table:table-cell office:value-type="float" office:value="-0.048022523508264">
                <text:p>-0.048022523508264</text:p>
              </table:table-cell>
              <table:table-cell office:value-type="float" office:value="1.71140277390123">
                <text:p>1.711402773901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945975841067405">
                <text:p>-0.0945975841067405</text:p>
              </table:table-cell>
              <table:table-cell office:value-type="float" office:value="-0.0479906984749774">
                <text:p>-0.0479906984749774</text:p>
              </table:table-cell>
              <table:table-cell office:value-type="float" office:value="1.6971800886579">
                <text:p>1.69718008865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966480876165149">
                <text:p>-0.0966480876165149</text:p>
              </table:table-cell>
              <table:table-cell office:value-type="float" office:value="-0.0480867697131428">
                <text:p>-0.0480867697131428</text:p>
              </table:table-cell>
              <table:table-cell office:value-type="float" office:value="1.68489173706652">
                <text:p>1.684891737066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100160588780169">
                <text:p>-0.100160588780169</text:p>
              </table:table-cell>
              <table:table-cell office:value-type="float" office:value="-0.0484433994049091">
                <text:p>-0.0484433994049091</text:p>
              </table:table-cell>
              <table:table-cell office:value-type="float" office:value="1.67212452366088">
                <text:p>1.6721245236608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03584410271828">
                <text:p>-0.103584410271828</text:p>
              </table:table-cell>
              <table:table-cell office:value-type="float" office:value="-0.0490852542224343">
                <text:p>-0.0490852542224343</text:p>
              </table:table-cell>
              <table:table-cell office:value-type="float" office:value="1.66109123189841">
                <text:p>1.661091231898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107505533219862">
                <text:p>-0.107505533219862</text:p>
              </table:table-cell>
              <table:table-cell office:value-type="float" office:value="-0.0498551936107256">
                <text:p>-0.0498551936107256</text:p>
              </table:table-cell>
              <table:table-cell office:value-type="float" office:value="1.64527667396105">
                <text:p>1.645276673961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112405351517035">
                <text:p>-0.112405351517035</text:p>
              </table:table-cell>
              <table:table-cell office:value-type="float" office:value="-0.0509044630703746">
                <text:p>-0.0509044630703746</text:p>
              </table:table-cell>
              <table:table-cell office:value-type="float" office:value="1.63491395521425">
                <text:p>1.634913955214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118170132639507">
                <text:p>-0.118170132639507</text:p>
              </table:table-cell>
              <table:table-cell office:value-type="float" office:value="-0.0520147944636275">
                <text:p>-0.0520147944636275</text:p>
              </table:table-cell>
              <table:table-cell office:value-type="float" office:value="1.62097125763507">
                <text:p>1.620971257635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124341775260521">
                <text:p>-0.124341775260521</text:p>
              </table:table-cell>
              <table:table-cell office:value-type="float" office:value="-0.0531481744154974">
                <text:p>-0.0531481744154974</text:p>
              </table:table-cell>
              <table:table-cell office:value-type="float" office:value="1.60912348881392">
                <text:p>1.609123488813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130562451878861">
                <text:p>-0.130562451878861</text:p>
              </table:table-cell>
              <table:table-cell office:value-type="float" office:value="-0.0541698004478309">
                <text:p>-0.0541698004478309</text:p>
              </table:table-cell>
              <table:table-cell office:value-type="float" office:value="1.59524252942744">
                <text:p>1.595242529427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137403785154321">
                <text:p>-0.137403785154321</text:p>
              </table:table-cell>
              <table:table-cell office:value-type="float" office:value="-0.0548443996088876">
                <text:p>-0.0548443996088876</text:p>
              </table:table-cell>
              <table:table-cell office:value-type="float" office:value="1.58355967051424">
                <text:p>1.583559670514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143836462188449">
                <text:p>-0.143836462188449</text:p>
              </table:table-cell>
              <table:table-cell office:value-type="float" office:value="-0.0554124186101623">
                <text:p>-0.0554124186101623</text:p>
              </table:table-cell>
              <table:table-cell office:value-type="float" office:value="1.57002379687747">
                <text:p>1.570023796877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150725130289682">
                <text:p>-0.150725130289682</text:p>
              </table:table-cell>
              <table:table-cell office:value-type="float" office:value="-0.0559775274317814">
                <text:p>-0.0559775274317814</text:p>
              </table:table-cell>
              <table:table-cell office:value-type="float" office:value="1.55737349171863">
                <text:p>1.557373491718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15804647979762">
                <text:p>-0.15804647979762</text:p>
              </table:table-cell>
              <table:table-cell office:value-type="float" office:value="-0.0564416564538075">
                <text:p>-0.0564416564538075</text:p>
              </table:table-cell>
              <table:table-cell office:value-type="float" office:value="1.54330111046757">
                <text:p>1.543301110467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165470387770563">
                <text:p>-0.165470387770563</text:p>
              </table:table-cell>
              <table:table-cell office:value-type="float" office:value="-0.0565019641381743">
                <text:p>-0.0565019641381743</text:p>
              </table:table-cell>
              <table:table-cell office:value-type="float" office:value="1.52700046400323">
                <text:p>1.527000464003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173372063933561">
                <text:p>-0.173372063933561</text:p>
              </table:table-cell>
              <table:table-cell office:value-type="float" office:value="-0.0562821289560485">
                <text:p>-0.0562821289560485</text:p>
              </table:table-cell>
              <table:table-cell office:value-type="float" office:value="1.51232217717421">
                <text:p>1.512322177174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81707387534572">
                <text:p>-0.181707387534572</text:p>
              </table:table-cell>
              <table:table-cell office:value-type="float" office:value="-0.0558253577984435">
                <text:p>-0.0558253577984435</text:p>
              </table:table-cell>
              <table:table-cell office:value-type="float" office:value="1.49814529032325">
                <text:p>1.498145290323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90126012472819">
                <text:p>-0.190126012472819</text:p>
              </table:table-cell>
              <table:table-cell office:value-type="float" office:value="-0.0547968000139479">
                <text:p>-0.0547968000139479</text:p>
              </table:table-cell>
              <table:table-cell office:value-type="float" office:value="1.4827722040017">
                <text:p>1.48277220400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198631134525815">
                <text:p>-0.198631134525815</text:p>
              </table:table-cell>
              <table:table-cell office:value-type="float" office:value="-0.0531137109412203">
                <text:p>-0.0531137109412203</text:p>
              </table:table-cell>
              <table:table-cell office:value-type="float" office:value="1.46688386037527">
                <text:p>1.466883860375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207200555347579">
                <text:p>-0.207200555347579</text:p>
              </table:table-cell>
              <table:table-cell office:value-type="float" office:value="-0.0513897366256109">
                <text:p>-0.0513897366256109</text:p>
              </table:table-cell>
              <table:table-cell office:value-type="float" office:value="1.44992936271351">
                <text:p>1.449929362713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215936486035562">
                <text:p>-0.215936486035562</text:p>
              </table:table-cell>
              <table:table-cell office:value-type="float" office:value="-0.0497513490360273">
                <text:p>-0.0497513490360273</text:p>
              </table:table-cell>
              <table:table-cell office:value-type="float" office:value="1.43443642007233">
                <text:p>1.434436420072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224611549375228">
                <text:p>-0.224611549375228</text:p>
              </table:table-cell>
              <table:table-cell office:value-type="float" office:value="-0.0483577118236169">
                <text:p>-0.0483577118236169</text:p>
              </table:table-cell>
              <table:table-cell office:value-type="float" office:value="1.41828440498288">
                <text:p>1.418284404982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233094508643377">
                <text:p>-0.233094508643377</text:p>
              </table:table-cell>
              <table:table-cell office:value-type="float" office:value="-0.0469404393325288">
                <text:p>-0.0469404393325288</text:p>
              </table:table-cell>
              <table:table-cell office:value-type="float" office:value="1.4011506551719">
                <text:p>1.40115065517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240517823614241">
                <text:p>-0.240517823614241</text:p>
              </table:table-cell>
              <table:table-cell office:value-type="float" office:value="-0.0458845132262951">
                <text:p>-0.0458845132262951</text:p>
              </table:table-cell>
              <table:table-cell office:value-type="float" office:value="1.38147713601304">
                <text:p>1.381477136013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247900306683906">
                <text:p>-0.247900306683906</text:p>
              </table:table-cell>
              <table:table-cell office:value-type="float" office:value="-0.0450163335864291">
                <text:p>-0.0450163335864291</text:p>
              </table:table-cell>
              <table:table-cell office:value-type="float" office:value="1.36501844607719">
                <text:p>1.365018446077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25467315985721">
                <text:p>-0.25467315985721</text:p>
              </table:table-cell>
              <table:table-cell office:value-type="float" office:value="-0.0443312366402854">
                <text:p>-0.0443312366402854</text:p>
              </table:table-cell>
              <table:table-cell office:value-type="float" office:value="1.34933315534421">
                <text:p>1.349333155344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261194436074269">
                <text:p>-0.261194436074269</text:p>
              </table:table-cell>
              <table:table-cell office:value-type="float" office:value="-0.0440498780808559">
                <text:p>-0.0440498780808559</text:p>
              </table:table-cell>
              <table:table-cell office:value-type="float" office:value="1.33443930083996">
                <text:p>1.334439300839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266751059548969">
                <text:p>-0.266751059548969</text:p>
              </table:table-cell>
              <table:table-cell office:value-type="float" office:value="-0.0437252827781419">
                <text:p>-0.0437252827781419</text:p>
              </table:table-cell>
              <table:table-cell office:value-type="float" office:value="1.31857624916828">
                <text:p>1.318576249168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272051809654354">
                <text:p>-0.272051809654354</text:p>
              </table:table-cell>
              <table:table-cell office:value-type="float" office:value="-0.0436269697223239">
                <text:p>-0.0436269697223239</text:p>
              </table:table-cell>
              <table:table-cell office:value-type="float" office:value="1.30348785273595">
                <text:p>1.303487852735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276893553753053">
                <text:p>-0.276893553753053</text:p>
              </table:table-cell>
              <table:table-cell office:value-type="float" office:value="-0.0435791824094356">
                <text:p>-0.0435791824094356</text:p>
              </table:table-cell>
              <table:table-cell office:value-type="float" office:value="1.28925065025838">
                <text:p>1.289250650258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280677095641576">
                <text:p>-0.280677095641576</text:p>
              </table:table-cell>
              <table:table-cell office:value-type="float" office:value="-0.0435126246445046">
                <text:p>-0.0435126246445046</text:p>
              </table:table-cell>
              <table:table-cell office:value-type="float" office:value="1.27392828019776">
                <text:p>1.273928280197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283940684503608">
                <text:p>-0.283940684503608</text:p>
              </table:table-cell>
              <table:table-cell office:value-type="float" office:value="-0.0431138519048318">
                <text:p>-0.0431138519048318</text:p>
              </table:table-cell>
              <table:table-cell office:value-type="float" office:value="1.25955973954337">
                <text:p>1.2595597395433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286692848653612">
                <text:p>-0.286692848653612</text:p>
              </table:table-cell>
              <table:table-cell office:value-type="float" office:value="-0.0432327615335546">
                <text:p>-0.0432327615335546</text:p>
              </table:table-cell>
              <table:table-cell office:value-type="float" office:value="1.24634639776857">
                <text:p>1.246346397768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289140037154673">
                <text:p>-0.289140037154673</text:p>
              </table:table-cell>
              <table:table-cell office:value-type="float" office:value="-0.0432914287672163">
                <text:p>-0.0432914287672163</text:p>
              </table:table-cell>
              <table:table-cell office:value-type="float" office:value="1.23279030326312">
                <text:p>1.232790303263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291205370171091">
                <text:p>-0.291205370171091</text:p>
              </table:table-cell>
              <table:table-cell office:value-type="float" office:value="-0.0434590233718617">
                <text:p>-0.0434590233718617</text:p>
              </table:table-cell>
              <table:table-cell office:value-type="float" office:value="1.2187752400244">
                <text:p>1.21877524002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293061972354697">
                <text:p>-0.293061972354697</text:p>
              </table:table-cell>
              <table:table-cell office:value-type="float" office:value="-0.0433054745010164">
                <text:p>-0.0433054745010164</text:p>
              </table:table-cell>
              <table:table-cell office:value-type="float" office:value="1.20446089739712">
                <text:p>1.204460897397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294217599951492">
                <text:p>-0.294217599951492</text:p>
              </table:table-cell>
              <table:table-cell office:value-type="float" office:value="-0.0429986831297541">
                <text:p>-0.0429986831297541</text:p>
              </table:table-cell>
              <table:table-cell office:value-type="float" office:value="1.19071087289748">
                <text:p>1.190710872897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295264461056382">
                <text:p>-0.295264461056382</text:p>
              </table:table-cell>
              <table:table-cell office:value-type="float" office:value="-0.0425210888646881">
                <text:p>-0.0425210888646881</text:p>
              </table:table-cell>
              <table:table-cell office:value-type="float" office:value="1.17670604006852">
                <text:p>1.176706040068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296056640023801">
                <text:p>-0.296056640023801</text:p>
              </table:table-cell>
              <table:table-cell office:value-type="float" office:value="-0.0419518225090132">
                <text:p>-0.0419518225090132</text:p>
              </table:table-cell>
              <table:table-cell office:value-type="float" office:value="1.16387659152321">
                <text:p>1.163876591523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296650460317935">
                <text:p>-0.296650460317935</text:p>
              </table:table-cell>
              <table:table-cell office:value-type="float" office:value="-0.0409996000879924">
                <text:p>-0.0409996000879924</text:p>
              </table:table-cell>
              <table:table-cell office:value-type="float" office:value="1.14925829823755">
                <text:p>1.149258298237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297342918960779">
                <text:p>-0.297342918960779</text:p>
              </table:table-cell>
              <table:table-cell office:value-type="float" office:value="-0.0398560649986165">
                <text:p>-0.0398560649986165</text:p>
              </table:table-cell>
              <table:table-cell office:value-type="float" office:value="1.13668318084019">
                <text:p>1.136683180840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297319983645908">
                <text:p>-0.297319983645908</text:p>
              </table:table-cell>
              <table:table-cell office:value-type="float" office:value="-0.0381340002699515">
                <text:p>-0.0381340002699515</text:p>
              </table:table-cell>
              <table:table-cell office:value-type="float" office:value="1.12221067925922">
                <text:p>1.122210679259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29714625042007">
                <text:p>-0.29714625042007</text:p>
              </table:table-cell>
              <table:table-cell office:value-type="float" office:value="-0.0363733226508905">
                <text:p>-0.0363733226508905</text:p>
              </table:table-cell>
              <table:table-cell office:value-type="float" office:value="1.10934025170663">
                <text:p>1.109340251706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296630817048197">
                <text:p>-0.296630817048197</text:p>
              </table:table-cell>
              <table:table-cell office:value-type="float" office:value="-0.0340751447247729">
                <text:p>-0.0340751447247729</text:p>
              </table:table-cell>
              <table:table-cell office:value-type="float" office:value="1.09798994723388">
                <text:p>1.0979899472338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295797923056161">
                <text:p>-0.295797923056161</text:p>
              </table:table-cell>
              <table:table-cell office:value-type="float" office:value="-0.0312548254819188">
                <text:p>-0.0312548254819188</text:p>
              </table:table-cell>
              <table:table-cell office:value-type="float" office:value="1.08643197084765">
                <text:p>1.086431970847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29465045706672">
                <text:p>-0.29465045706672</text:p>
              </table:table-cell>
              <table:table-cell office:value-type="float" office:value="-0.0281708032536435">
                <text:p>-0.0281708032536435</text:p>
              </table:table-cell>
              <table:table-cell office:value-type="float" office:value="1.0746789998666">
                <text:p>1.07467899986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293202225345343">
                <text:p>-0.293202225345343</text:p>
              </table:table-cell>
              <table:table-cell office:value-type="float" office:value="-0.0253500459234744">
                <text:p>-0.0253500459234744</text:p>
              </table:table-cell>
              <table:table-cell office:value-type="float" office:value="1.06314618267169">
                <text:p>1.0631461826716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291529507720187">
                <text:p>-0.291529507720187</text:p>
              </table:table-cell>
              <table:table-cell office:value-type="float" office:value="-0.0226557931803808">
                <text:p>-0.0226557931803808</text:p>
              </table:table-cell>
              <table:table-cell office:value-type="float" office:value="1.05173433757312">
                <text:p>1.051734337573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290168771832817">
                <text:p>-0.290168771832817</text:p>
              </table:table-cell>
              <table:table-cell office:value-type="float" office:value="-0.0202577535916871">
                <text:p>-0.0202577535916871</text:p>
              </table:table-cell>
              <table:table-cell office:value-type="float" office:value="1.04221504203219">
                <text:p>1.042215042032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287802243589769">
                <text:p>-0.287802243589769</text:p>
              </table:table-cell>
              <table:table-cell office:value-type="float" office:value="-0.0177990743100349">
                <text:p>-0.0177990743100349</text:p>
              </table:table-cell>
              <table:table-cell office:value-type="float" office:value="1.03009870854972">
                <text:p>1.030098708549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285443004705884">
                <text:p>-0.285443004705884</text:p>
              </table:table-cell>
              <table:table-cell office:value-type="float" office:value="-0.0154621276307992">
                <text:p>-0.0154621276307992</text:p>
              </table:table-cell>
              <table:table-cell office:value-type="float" office:value="1.01936795814578">
                <text:p>1.019367958145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283012225839545">
                <text:p>-0.283012225839545</text:p>
              </table:table-cell>
              <table:table-cell office:value-type="float" office:value="-0.0133058694475249">
                <text:p>-0.0133058694475249</text:p>
              </table:table-cell>
              <table:table-cell office:value-type="float" office:value="1.00872761681394">
                <text:p>1.008727616813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280974118916776">
                <text:p>-0.280974118916776</text:p>
              </table:table-cell>
              <table:table-cell office:value-type="float" office:value="-0.0113836284011296">
                <text:p>-0.0113836284011296</text:p>
              </table:table-cell>
              <table:table-cell office:value-type="float" office:value="0.999692775999035">
                <text:p>0.9996927759990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27861022857583">
                <text:p>-0.27861022857583</text:p>
              </table:table-cell>
              <table:table-cell office:value-type="float" office:value="-0.0094714937228948">
                <text:p>-0.0094714937228948</text:p>
              </table:table-cell>
              <table:table-cell office:value-type="float" office:value="0.990257752593914">
                <text:p>0.9902577525939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276505779653656">
                <text:p>-0.276505779653656</text:p>
              </table:table-cell>
              <table:table-cell office:value-type="float" office:value="-0.00767448919390899">
                <text:p>-0.00767448919390899</text:p>
              </table:table-cell>
              <table:table-cell office:value-type="float" office:value="0.98233164306289">
                <text:p>0.982331643062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274009925558776">
                <text:p>-0.274009925558776</text:p>
              </table:table-cell>
              <table:table-cell office:value-type="float" office:value="-0.00618444175663746">
                <text:p>-0.00618444175663746</text:p>
              </table:table-cell>
              <table:table-cell office:value-type="float" office:value="0.971630831818366">
                <text:p>0.9716308318183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274655686033979">
                <text:p>-0.274655686033979</text:p>
              </table:table-cell>
              <table:table-cell office:value-type="float" office:value="-0.00495420018840901">
                <text:p>-0.00495420018840901</text:p>
              </table:table-cell>
              <table:table-cell office:value-type="float" office:value="0.969242206109579">
                <text:p>0.9692422061095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27567157645197">
                <text:p>-0.27567157645197</text:p>
              </table:table-cell>
              <table:table-cell office:value-type="float" office:value="-0.00407415136744418">
                <text:p>-0.00407415136744418</text:p>
              </table:table-cell>
              <table:table-cell office:value-type="float" office:value="0.963944927034287">
                <text:p>0.9639449270342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277474402638859">
                <text:p>-0.277474402638859</text:p>
              </table:table-cell>
              <table:table-cell office:value-type="float" office:value="-0.00357072610747513">
                <text:p>-0.00357072610747513</text:p>
              </table:table-cell>
              <table:table-cell office:value-type="float" office:value="0.958360588428211">
                <text:p>0.9583605884282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280382190020864">
                <text:p>-0.280382190020864</text:p>
              </table:table-cell>
              <table:table-cell office:value-type="float" office:value="-0.00352796512635456">
                <text:p>-0.00352796512635456</text:p>
              </table:table-cell>
              <table:table-cell office:value-type="float" office:value="0.95218124824633">
                <text:p>0.952181248246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284000636578041">
                <text:p>-0.284000636578041</text:p>
              </table:table-cell>
              <table:table-cell office:value-type="float" office:value="-0.00352317434689863">
                <text:p>-0.00352317434689863</text:p>
              </table:table-cell>
              <table:table-cell office:value-type="float" office:value="0.946507835477759">
                <text:p>0.9465078354777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288276024279766">
                <text:p>-0.288276024279766</text:p>
              </table:table-cell>
              <table:table-cell office:value-type="float" office:value="-0.00360596094749063">
                <text:p>-0.00360596094749063</text:p>
              </table:table-cell>
              <table:table-cell office:value-type="float" office:value="0.940845374703383">
                <text:p>0.9408453747033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29287423713594">
                <text:p>-0.29287423713594</text:p>
              </table:table-cell>
              <table:table-cell office:value-type="float" office:value="-0.00336343015627877">
                <text:p>-0.00336343015627877</text:p>
              </table:table-cell>
              <table:table-cell office:value-type="float" office:value="0.936900483852248">
                <text:p>0.9369004838522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297500768824059">
                <text:p>-0.297500768824059</text:p>
              </table:table-cell>
              <table:table-cell office:value-type="float" office:value="-0.00290039180462412">
                <text:p>-0.00290039180462412</text:p>
              </table:table-cell>
              <table:table-cell office:value-type="float" office:value="0.932009075142686">
                <text:p>0.9320090751426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302101272438582">
                <text:p>-0.302101272438582</text:p>
              </table:table-cell>
              <table:table-cell office:value-type="float" office:value="-0.00198012709106251">
                <text:p>-0.00198012709106251</text:p>
              </table:table-cell>
              <table:table-cell office:value-type="float" office:value="0.926758650249284">
                <text:p>0.9267586502492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307026142519628">
                <text:p>-0.307026142519628</text:p>
              </table:table-cell>
              <table:table-cell office:value-type="float" office:value="-0.00097458099445928">
                <text:p>-0.00097458099445928</text:p>
              </table:table-cell>
              <table:table-cell office:value-type="float" office:value="0.922918443409737">
                <text:p>0.9229184434097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311941376996207">
                <text:p>-0.311941376996207</text:p>
              </table:table-cell>
              <table:table-cell office:value-type="float" office:value="0.0000880551092014429">
                <text:p>0.0000880551092014429</text:p>
              </table:table-cell>
              <table:table-cell office:value-type="float" office:value="0.919001467214906">
                <text:p>0.9190014672149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316442888259884">
                <text:p>-0.316442888259884</text:p>
              </table:table-cell>
              <table:table-cell office:value-type="float" office:value="0.00101132461978972">
                <text:p>0.00101132461978972</text:p>
              </table:table-cell>
              <table:table-cell office:value-type="float" office:value="0.91521994305837">
                <text:p>0.915219943058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320684919206309">
                <text:p>-0.320684919206309</text:p>
              </table:table-cell>
              <table:table-cell office:value-type="float" office:value="0.00177890111886385">
                <text:p>0.00177890111886385</text:p>
              </table:table-cell>
              <table:table-cell office:value-type="float" office:value="0.912631635827852">
                <text:p>0.9126316358278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323344245473137">
                <text:p>-0.323344245473137</text:p>
              </table:table-cell>
              <table:table-cell office:value-type="float" office:value="0.00267497187002065">
                <text:p>0.00267497187002065</text:p>
              </table:table-cell>
              <table:table-cell office:value-type="float" office:value="0.908245269279088">
                <text:p>0.9082452692790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326200750232614">
                <text:p>-0.326200750232614</text:p>
              </table:table-cell>
              <table:table-cell office:value-type="float" office:value="0.00343788471270709">
                <text:p>0.00343788471270709</text:p>
              </table:table-cell>
              <table:table-cell office:value-type="float" office:value="0.907216860382531">
                <text:p>0.9072168603825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328040392959668">
                <text:p>-0.328040392959668</text:p>
              </table:table-cell>
              <table:table-cell office:value-type="float" office:value="0.00409325489444565">
                <text:p>0.00409325489444565</text:p>
              </table:table-cell>
              <table:table-cell office:value-type="float" office:value="0.904482036875333">
                <text:p>0.9044820368753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328438986061954">
                <text:p>-0.328438986061954</text:p>
              </table:table-cell>
              <table:table-cell office:value-type="float" office:value="0.00487074152509492">
                <text:p>0.00487074152509492</text:p>
              </table:table-cell>
              <table:table-cell office:value-type="float" office:value="0.900402101597152">
                <text:p>0.9004021015971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328645683010257">
                <text:p>-0.328645683010257</text:p>
              </table:table-cell>
              <table:table-cell office:value-type="float" office:value="0.00553144636550712">
                <text:p>0.00553144636550712</text:p>
              </table:table-cell>
              <table:table-cell office:value-type="float" office:value="0.898110720834817">
                <text:p>0.8981107208348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328657546425566">
                <text:p>-0.328657546425566</text:p>
              </table:table-cell>
              <table:table-cell office:value-type="float" office:value="0.00615520092776716">
                <text:p>0.00615520092776716</text:p>
              </table:table-cell>
              <table:table-cell office:value-type="float" office:value="0.896827639005951">
                <text:p>0.8968276390059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328093453640935">
                <text:p>-0.328093453640935</text:p>
              </table:table-cell>
              <table:table-cell office:value-type="float" office:value="0.00640319969691923">
                <text:p>0.00640319969691923</text:p>
              </table:table-cell>
              <table:table-cell office:value-type="float" office:value="0.894825417202737">
                <text:p>0.8948254172027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326667322544223">
                <text:p>-0.326667322544223</text:p>
              </table:table-cell>
              <table:table-cell office:value-type="float" office:value="0.00663004440055232">
                <text:p>0.00663004440055232</text:p>
              </table:table-cell>
              <table:table-cell office:value-type="float" office:value="0.892300115507261">
                <text:p>0.8923001155072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324806644239245">
                <text:p>-0.324806644239245</text:p>
              </table:table-cell>
              <table:table-cell office:value-type="float" office:value="0.00661753594399901">
                <text:p>0.00661753594399901</text:p>
              </table:table-cell>
              <table:table-cell office:value-type="float" office:value="0.889510896353462">
                <text:p>0.8895108963534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322411197389978">
                <text:p>-0.322411197389978</text:p>
              </table:table-cell>
              <table:table-cell office:value-type="float" office:value="0.00669113436078222">
                <text:p>0.00669113436078222</text:p>
              </table:table-cell>
              <table:table-cell office:value-type="float" office:value="0.886267305217911">
                <text:p>0.8862673052179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319760105826642">
                <text:p>-0.319760105826642</text:p>
              </table:table-cell>
              <table:table-cell office:value-type="float" office:value="0.00673450726072515">
                <text:p>0.00673450726072515</text:p>
              </table:table-cell>
              <table:table-cell office:value-type="float" office:value="0.88412396896485">
                <text:p>0.884123968964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31573130986481">
                <text:p>-0.31573130986481</text:p>
              </table:table-cell>
              <table:table-cell office:value-type="float" office:value="0.00659689767627883">
                <text:p>0.00659689767627883</text:p>
              </table:table-cell>
              <table:table-cell office:value-type="float" office:value="0.879506544381688">
                <text:p>0.8795065443816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310517181083354">
                <text:p>-0.310517181083354</text:p>
              </table:table-cell>
              <table:table-cell office:value-type="float" office:value="0.00651343921006161">
                <text:p>0.00651343921006161</text:p>
              </table:table-cell>
              <table:table-cell office:value-type="float" office:value="0.873630342317866">
                <text:p>0.8736303423178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304884190682863">
                <text:p>-0.304884190682863</text:p>
              </table:table-cell>
              <table:table-cell office:value-type="float" office:value="0.00642947933249108">
                <text:p>0.00642947933249108</text:p>
              </table:table-cell>
              <table:table-cell office:value-type="float" office:value="0.868897969606241">
                <text:p>0.8688979696062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98534194484185">
                <text:p>-0.298534194484185</text:p>
              </table:table-cell>
              <table:table-cell office:value-type="float" office:value="0.00621391445381225">
                <text:p>0.00621391445381225</text:p>
              </table:table-cell>
              <table:table-cell office:value-type="float" office:value="0.863784911144201">
                <text:p>0.8637849111442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91610028899416">
                <text:p>-0.291610028899416</text:p>
              </table:table-cell>
              <table:table-cell office:value-type="float" office:value="0.00602133669836587">
                <text:p>0.00602133669836587</text:p>
              </table:table-cell>
              <table:table-cell office:value-type="float" office:value="0.857508592120156">
                <text:p>0.8575085921201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284208312408535">
                <text:p>-0.284208312408535</text:p>
              </table:table-cell>
              <table:table-cell office:value-type="float" office:value="0.00579273235408042">
                <text:p>0.00579273235408042</text:p>
              </table:table-cell>
              <table:table-cell office:value-type="float" office:value="0.851656526044956">
                <text:p>0.8516565260449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76576629892874">
                <text:p>-0.276576629892874</text:p>
              </table:table-cell>
              <table:table-cell office:value-type="float" office:value="0.00551330113019133">
                <text:p>0.00551330113019133</text:p>
              </table:table-cell>
              <table:table-cell office:value-type="float" office:value="0.845443240333738">
                <text:p>0.8454432403337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268648938974021">
                <text:p>-0.268648938974021</text:p>
              </table:table-cell>
              <table:table-cell office:value-type="float" office:value="0.00516630567446912">
                <text:p>0.00516630567446912</text:p>
              </table:table-cell>
              <table:table-cell office:value-type="float" office:value="0.838506127949993">
                <text:p>0.8385061279499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260040988852336">
                <text:p>-0.260040988852336</text:p>
              </table:table-cell>
              <table:table-cell office:value-type="float" office:value="0.00481640182039095">
                <text:p>0.00481640182039095</text:p>
              </table:table-cell>
              <table:table-cell office:value-type="float" office:value="0.829578354686644">
                <text:p>0.8295783546866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251816989415946">
                <text:p>-0.251816989415946</text:p>
              </table:table-cell>
              <table:table-cell office:value-type="float" office:value="0.00446852217694836">
                <text:p>0.00446852217694836</text:p>
              </table:table-cell>
              <table:table-cell office:value-type="float" office:value="0.822313779660047">
                <text:p>0.8223137796600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243372574409337">
                <text:p>-0.243372574409337</text:p>
              </table:table-cell>
              <table:table-cell office:value-type="float" office:value="0.00451081569022244">
                <text:p>0.00451081569022244</text:p>
              </table:table-cell>
              <table:table-cell office:value-type="float" office:value="0.813033363387673">
                <text:p>0.8130333633876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235003980081769">
                <text:p>-0.235003980081769</text:p>
              </table:table-cell>
              <table:table-cell office:value-type="float" office:value="0.00474633996847176">
                <text:p>0.00474633996847176</text:p>
              </table:table-cell>
              <table:table-cell office:value-type="float" office:value="0.804793693864206">
                <text:p>0.8047936938642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226575689508309">
                <text:p>-0.226575689508309</text:p>
              </table:table-cell>
              <table:table-cell office:value-type="float" office:value="0.00534856581143013">
                <text:p>0.00534856581143013</text:p>
              </table:table-cell>
              <table:table-cell office:value-type="float" office:value="0.795601826888293">
                <text:p>0.7956018268882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18562725133577">
                <text:p>-0.218562725133577</text:p>
              </table:table-cell>
              <table:table-cell office:value-type="float" office:value="0.00619792538661288">
                <text:p>0.00619792538661288</text:p>
              </table:table-cell>
              <table:table-cell office:value-type="float" office:value="0.788862808094773">
                <text:p>0.7888628080947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210137693994184">
                <text:p>-0.210137693994184</text:p>
              </table:table-cell>
              <table:table-cell office:value-type="float" office:value="0.0072277362819517">
                <text:p>0.0072277362819517</text:p>
              </table:table-cell>
              <table:table-cell office:value-type="float" office:value="0.780100211331415">
                <text:p>0.7801002113314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202328195927213">
                <text:p>-0.202328195927213</text:p>
              </table:table-cell>
              <table:table-cell office:value-type="float" office:value="0.0081877330527809">
                <text:p>0.0081877330527809</text:p>
              </table:table-cell>
              <table:table-cell office:value-type="float" office:value="0.773183412118466">
                <text:p>0.7731834121184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194568925281171">
                <text:p>-0.194568925281171</text:p>
              </table:table-cell>
              <table:table-cell office:value-type="float" office:value="0.00909940185458175">
                <text:p>0.00909940185458175</text:p>
              </table:table-cell>
              <table:table-cell office:value-type="float" office:value="0.764907485421386">
                <text:p>0.7649074854213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87186506169581">
                <text:p>-0.187186506169581</text:p>
              </table:table-cell>
              <table:table-cell office:value-type="float" office:value="0.0100441542132861">
                <text:p>0.0100441542132861</text:p>
              </table:table-cell>
              <table:table-cell office:value-type="float" office:value="0.75657535832561">
                <text:p>0.756575358325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180203996442563">
                <text:p>-0.180203996442563</text:p>
              </table:table-cell>
              <table:table-cell office:value-type="float" office:value="0.0112153059663385">
                <text:p>0.0112153059663385</text:p>
              </table:table-cell>
              <table:table-cell office:value-type="float" office:value="0.749178461900548">
                <text:p>0.7491784619005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173932607316582">
                <text:p>-0.173932607316582</text:p>
              </table:table-cell>
              <table:table-cell office:value-type="float" office:value="0.0124740817989565">
                <text:p>0.0124740817989565</text:p>
              </table:table-cell>
              <table:table-cell office:value-type="float" office:value="0.742869226188704">
                <text:p>0.7428692261887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167637741176992">
                <text:p>-0.167637741176992</text:p>
              </table:table-cell>
              <table:table-cell office:value-type="float" office:value="0.0136501936009988">
                <text:p>0.0136501936009988</text:p>
              </table:table-cell>
              <table:table-cell office:value-type="float" office:value="0.735398331179967">
                <text:p>0.7353983311799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161852427583073">
                <text:p>-0.161852427583073</text:p>
              </table:table-cell>
              <table:table-cell office:value-type="float" office:value="0.0146770285111746">
                <text:p>0.0146770285111746</text:p>
              </table:table-cell>
              <table:table-cell office:value-type="float" office:value="0.729397760320911">
                <text:p>0.7293977603209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156319477009932">
                <text:p>-0.156319477009932</text:p>
              </table:table-cell>
              <table:table-cell office:value-type="float" office:value="0.0154826930987126">
                <text:p>0.0154826930987126</text:p>
              </table:table-cell>
              <table:table-cell office:value-type="float" office:value="0.72347359409719">
                <text:p>0.723473594097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150775689811766">
                <text:p>-0.150775689811766</text:p>
              </table:table-cell>
              <table:table-cell office:value-type="float" office:value="0.0159903514632783">
                <text:p>0.0159903514632783</text:p>
              </table:table-cell>
              <table:table-cell office:value-type="float" office:value="0.716638175209331">
                <text:p>0.7166381752093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145604677836787">
                <text:p>-0.145604677836787</text:p>
              </table:table-cell>
              <table:table-cell office:value-type="float" office:value="0.0164786204524143">
                <text:p>0.0164786204524143</text:p>
              </table:table-cell>
              <table:table-cell office:value-type="float" office:value="0.710676323793952">
                <text:p>0.7106763237939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140670299200889">
                <text:p>-0.140670299200889</text:p>
              </table:table-cell>
              <table:table-cell office:value-type="float" office:value="0.0167225846748912">
                <text:p>0.0167225846748912</text:p>
              </table:table-cell>
              <table:table-cell office:value-type="float" office:value="0.705006815515858">
                <text:p>0.7050068155158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135901786839862">
                <text:p>-0.135901786839862</text:p>
              </table:table-cell>
              <table:table-cell office:value-type="float" office:value="0.0168772551825917">
                <text:p>0.0168772551825917</text:p>
              </table:table-cell>
              <table:table-cell office:value-type="float" office:value="0.698909856922765">
                <text:p>0.6989098569227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131504012656239">
                <text:p>-0.131504012656239</text:p>
              </table:table-cell>
              <table:table-cell office:value-type="float" office:value="0.0169540015278561">
                <text:p>0.0169540015278561</text:p>
              </table:table-cell>
              <table:table-cell office:value-type="float" office:value="0.6936644137991">
                <text:p>0.69366441379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127391199402298">
                <text:p>-0.127391199402298</text:p>
              </table:table-cell>
              <table:table-cell office:value-type="float" office:value="0.0168206887600167">
                <text:p>0.0168206887600167</text:p>
              </table:table-cell>
              <table:table-cell office:value-type="float" office:value="0.687895804276878">
                <text:p>0.6878958042768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123687482396774">
                <text:p>-0.123687482396774</text:p>
              </table:table-cell>
              <table:table-cell office:value-type="float" office:value="0.0168006394125037">
                <text:p>0.0168006394125037</text:p>
              </table:table-cell>
              <table:table-cell office:value-type="float" office:value="0.682908028600602">
                <text:p>0.6829080286006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120279136044599">
                <text:p>-0.120279136044599</text:p>
              </table:table-cell>
              <table:table-cell office:value-type="float" office:value="0.016611763511406">
                <text:p>0.016611763511406</text:p>
              </table:table-cell>
              <table:table-cell office:value-type="float" office:value="0.677615794115596">
                <text:p>0.6776157941155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117385326726828">
                <text:p>-0.117385326726828</text:p>
              </table:table-cell>
              <table:table-cell office:value-type="float" office:value="0.0164316078056991">
                <text:p>0.0164316078056991</text:p>
              </table:table-cell>
              <table:table-cell office:value-type="float" office:value="0.672450086518744">
                <text:p>0.6724500865187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114982755135207">
                <text:p>-0.114982755135207</text:p>
              </table:table-cell>
              <table:table-cell office:value-type="float" office:value="0.0161779553580686">
                <text:p>0.0161779553580686</text:p>
              </table:table-cell>
              <table:table-cell office:value-type="float" office:value="0.667891937845438">
                <text:p>0.66789193784543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112615599821028">
                <text:p>-0.112615599821028</text:p>
              </table:table-cell>
              <table:table-cell office:value-type="float" office:value="0.0156220153356287">
                <text:p>0.0156220153356287</text:p>
              </table:table-cell>
              <table:table-cell office:value-type="float" office:value="0.662593763707846">
                <text:p>0.6625937637078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110355484145367">
                <text:p>-0.110355484145367</text:p>
              </table:table-cell>
              <table:table-cell office:value-type="float" office:value="0.0151614011986609">
                <text:p>0.0151614011986609</text:p>
              </table:table-cell>
              <table:table-cell office:value-type="float" office:value="0.657861747594034">
                <text:p>0.6578617475940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108308553389888">
                <text:p>-0.108308553389888</text:p>
              </table:table-cell>
              <table:table-cell office:value-type="float" office:value="0.0145193320613833">
                <text:p>0.0145193320613833</text:p>
              </table:table-cell>
              <table:table-cell office:value-type="float" office:value="0.653470647290444">
                <text:p>0.6534706472904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106264575304988">
                <text:p>-0.106264575304988</text:p>
              </table:table-cell>
              <table:table-cell office:value-type="float" office:value="0.0138235354893858">
                <text:p>0.0138235354893858</text:p>
              </table:table-cell>
              <table:table-cell office:value-type="float" office:value="0.648574015700343">
                <text:p>0.6485740157003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104514513823122">
                <text:p>-0.104514513823122</text:p>
              </table:table-cell>
              <table:table-cell office:value-type="float" office:value="0.0133388127053005">
                <text:p>0.0133388127053005</text:p>
              </table:table-cell>
              <table:table-cell office:value-type="float" office:value="0.644780644171787">
                <text:p>0.64478064417178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102928815466561">
                <text:p>-0.102928815466561</text:p>
              </table:table-cell>
              <table:table-cell office:value-type="float" office:value="0.0130108932297793">
                <text:p>0.0130108932297793</text:p>
              </table:table-cell>
              <table:table-cell office:value-type="float" office:value="0.641275097289231">
                <text:p>0.64127509728923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101618729375457">
                <text:p>-0.101618729375457</text:p>
              </table:table-cell>
              <table:table-cell office:value-type="float" office:value="0.012786762685607">
                <text:p>0.012786762685607</text:p>
              </table:table-cell>
              <table:table-cell office:value-type="float" office:value="0.63842466764121">
                <text:p>0.638424667641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100618460904641">
                <text:p>-0.100618460904641</text:p>
              </table:table-cell>
              <table:table-cell office:value-type="float" office:value="0.0127787730490082">
                <text:p>0.0127787730490082</text:p>
              </table:table-cell>
              <table:table-cell office:value-type="float" office:value="0.635772222049217">
                <text:p>0.6357722220492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997108251243299">
                <text:p>-0.0997108251243299</text:p>
              </table:table-cell>
              <table:table-cell office:value-type="float" office:value="0.0127595426307671">
                <text:p>0.0127595426307671</text:p>
              </table:table-cell>
              <table:table-cell office:value-type="float" office:value="0.633095522335388">
                <text:p>0.63309552233538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991590925342245">
                <text:p>-0.0991590925342245</text:p>
              </table:table-cell>
              <table:table-cell office:value-type="float" office:value="0.0127140564894974">
                <text:p>0.0127140564894974</text:p>
              </table:table-cell>
              <table:table-cell office:value-type="float" office:value="0.630084626968934">
                <text:p>0.6300846269689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987947998034907">
                <text:p>-0.0987947998034907</text:p>
              </table:table-cell>
              <table:table-cell office:value-type="float" office:value="0.0126666669652399">
                <text:p>0.0126666669652399</text:p>
              </table:table-cell>
              <table:table-cell office:value-type="float" office:value="0.627555668592546">
                <text:p>0.6275556685925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986207827530393">
                <text:p>-0.0986207827530393</text:p>
              </table:table-cell>
              <table:table-cell office:value-type="float" office:value="0.0125032319982752">
                <text:p>0.0125032319982752</text:p>
              </table:table-cell>
              <table:table-cell office:value-type="float" office:value="0.62533400628735">
                <text:p>0.625334006287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985307389235296">
                <text:p>-0.0985307389235296</text:p>
              </table:table-cell>
              <table:table-cell office:value-type="float" office:value="0.0122571948684729">
                <text:p>0.0122571948684729</text:p>
              </table:table-cell>
              <table:table-cell office:value-type="float" office:value="0.623324252734374">
                <text:p>0.6233242527343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98448555345609">
                <text:p>-0.098448555345609</text:p>
              </table:table-cell>
              <table:table-cell office:value-type="float" office:value="0.0122195073291158">
                <text:p>0.0122195073291158</text:p>
              </table:table-cell>
              <table:table-cell office:value-type="float" office:value="0.621214344858299">
                <text:p>0.6212143448582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984425766350085">
                <text:p>-0.0984425766350085</text:p>
              </table:table-cell>
              <table:table-cell office:value-type="float" office:value="0.0122590311280528">
                <text:p>0.0122590311280528</text:p>
              </table:table-cell>
              <table:table-cell office:value-type="float" office:value="0.619641856674352">
                <text:p>0.6196418566743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985860179407891">
                <text:p>-0.0985860179407891</text:p>
              </table:table-cell>
              <table:table-cell office:value-type="float" office:value="0.0122984511761217">
                <text:p>0.0122984511761217</text:p>
              </table:table-cell>
              <table:table-cell office:value-type="float" office:value="0.618087550371323">
                <text:p>0.6180875503713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987397346241427">
                <text:p>-0.0987397346241427</text:p>
              </table:table-cell>
              <table:table-cell office:value-type="float" office:value="0.0122709139982243">
                <text:p>0.0122709139982243</text:p>
              </table:table-cell>
              <table:table-cell office:value-type="float" office:value="0.61684110615811">
                <text:p>0.616841106158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988902342814621">
                <text:p>-0.0988902342814621</text:p>
              </table:table-cell>
              <table:table-cell office:value-type="float" office:value="0.0122917771255429">
                <text:p>0.0122917771255429</text:p>
              </table:table-cell>
              <table:table-cell office:value-type="float" office:value="0.615615611772065">
                <text:p>0.6156156117720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989997286281339">
                <text:p>-0.0989997286281339</text:p>
              </table:table-cell>
              <table:table-cell office:value-type="float" office:value="0.0123009980765225">
                <text:p>0.0123009980765225</text:p>
              </table:table-cell>
              <table:table-cell office:value-type="float" office:value="0.614547442816097">
                <text:p>0.6145474428160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991169415151683">
                <text:p>-0.0991169415151683</text:p>
              </table:table-cell>
              <table:table-cell office:value-type="float" office:value="0.0124918106155028">
                <text:p>0.0124918106155028</text:p>
              </table:table-cell>
              <table:table-cell office:value-type="float" office:value="0.614256000715886">
                <text:p>0.6142560007158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992743861169125">
                <text:p>-0.0992743861169125</text:p>
              </table:table-cell>
              <table:table-cell office:value-type="float" office:value="0.0126023826583937">
                <text:p>0.0126023826583937</text:p>
              </table:table-cell>
              <table:table-cell office:value-type="float" office:value="0.613714864185602">
                <text:p>0.6137148641856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994703494866284">
                <text:p>-0.0994703494866284</text:p>
              </table:table-cell>
              <table:table-cell office:value-type="float" office:value="0.0126890123464705">
                <text:p>0.0126890123464705</text:p>
              </table:table-cell>
              <table:table-cell office:value-type="float" office:value="0.613531759891601">
                <text:p>0.6135317598916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996559166303712">
                <text:p>-0.0996559166303712</text:p>
              </table:table-cell>
              <table:table-cell office:value-type="float" office:value="0.0127965978481221">
                <text:p>0.0127965978481221</text:p>
              </table:table-cell>
              <table:table-cell office:value-type="float" office:value="0.61315482113826">
                <text:p>0.613154821138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998900721392596">
                <text:p>-0.0998900721392596</text:p>
              </table:table-cell>
              <table:table-cell office:value-type="float" office:value="0.0128118242716644">
                <text:p>0.0128118242716644</text:p>
              </table:table-cell>
              <table:table-cell office:value-type="float" office:value="0.613465863094208">
                <text:p>0.6134658630942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10009693052615">
                <text:p>-0.10009693052615</text:p>
              </table:table-cell>
              <table:table-cell office:value-type="float" office:value="0.0127579577658333">
                <text:p>0.0127579577658333</text:p>
              </table:table-cell>
              <table:table-cell office:value-type="float" office:value="0.613991317370214">
                <text:p>0.6139913173702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100372232477387">
                <text:p>-0.100372232477387</text:p>
              </table:table-cell>
              <table:table-cell office:value-type="float" office:value="0.0126758816344048">
                <text:p>0.0126758816344048</text:p>
              </table:table-cell>
              <table:table-cell office:value-type="float" office:value="0.61494208086072">
                <text:p>0.614942080860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100737686027735">
                <text:p>-0.100737686027735</text:p>
              </table:table-cell>
              <table:table-cell office:value-type="float" office:value="0.012507037172452">
                <text:p>0.012507037172452</text:p>
              </table:table-cell>
              <table:table-cell office:value-type="float" office:value="0.616137840043996">
                <text:p>0.6161378400439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101150558297785">
                <text:p>-0.101150558297785</text:p>
              </table:table-cell>
              <table:table-cell office:value-type="float" office:value="0.0122789703829731">
                <text:p>0.0122789703829731</text:p>
              </table:table-cell>
              <table:table-cell office:value-type="float" office:value="0.617291065299646">
                <text:p>0.61729106529964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101646869840794">
                <text:p>-0.101646869840794</text:p>
              </table:table-cell>
              <table:table-cell office:value-type="float" office:value="0.011937327068982">
                <text:p>0.011937327068982</text:p>
              </table:table-cell>
              <table:table-cell office:value-type="float" office:value="0.618610938827673">
                <text:p>0.61861093882767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102209180277886">
                <text:p>-0.102209180277886</text:p>
              </table:table-cell>
              <table:table-cell office:value-type="float" office:value="0.0116331170939429">
                <text:p>0.0116331170939429</text:p>
              </table:table-cell>
              <table:table-cell office:value-type="float" office:value="0.62018787386698">
                <text:p>0.620187873866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103039506533728">
                <text:p>-0.103039506533728</text:p>
              </table:table-cell>
              <table:table-cell office:value-type="float" office:value="0.0114623563904038">
                <text:p>0.0114623563904038</text:p>
              </table:table-cell>
              <table:table-cell office:value-type="float" office:value="0.622658368657811">
                <text:p>0.6226583686578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103941510252559">
                <text:p>-0.103941510252559</text:p>
              </table:table-cell>
              <table:table-cell office:value-type="float" office:value="0.0112065700284223">
                <text:p>0.0112065700284223</text:p>
              </table:table-cell>
              <table:table-cell office:value-type="float" office:value="0.625152539570478">
                <text:p>0.6251525395704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105037338604451">
                <text:p>-0.105037338604451</text:p>
              </table:table-cell>
              <table:table-cell office:value-type="float" office:value="0.0108651844073234">
                <text:p>0.0108651844073234</text:p>
              </table:table-cell>
              <table:table-cell office:value-type="float" office:value="0.627535899047896">
                <text:p>0.6275358990478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106336468652185">
                <text:p>-0.106336468652185</text:p>
              </table:table-cell>
              <table:table-cell office:value-type="float" office:value="0.0103614780825073">
                <text:p>0.0103614780825073</text:p>
              </table:table-cell>
              <table:table-cell office:value-type="float" office:value="0.630553841623918">
                <text:p>0.6305538416239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107636851977452">
                <text:p>-0.107636851977452</text:p>
              </table:table-cell>
              <table:table-cell office:value-type="float" office:value="0.00990099162798578">
                <text:p>0.00990099162798578</text:p>
              </table:table-cell>
              <table:table-cell office:value-type="float" office:value="0.633771973061437">
                <text:p>0.6337719730614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108954587209308">
                <text:p>-0.108954587209308</text:p>
              </table:table-cell>
              <table:table-cell office:value-type="float" office:value="0.00938029482922285">
                <text:p>0.00938029482922285</text:p>
              </table:table-cell>
              <table:table-cell office:value-type="float" office:value="0.637755032559416">
                <text:p>0.6377550325594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110400547177091">
                <text:p>-0.110400547177091</text:p>
              </table:table-cell>
              <table:table-cell office:value-type="float" office:value="0.00873109228957571">
                <text:p>0.00873109228957571</text:p>
              </table:table-cell>
              <table:table-cell office:value-type="float" office:value="0.641599286810258">
                <text:p>0.6415992868102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11202246301609">
                <text:p>-0.11202246301609</text:p>
              </table:table-cell>
              <table:table-cell office:value-type="float" office:value="0.00805858878748604">
                <text:p>0.00805858878748604</text:p>
              </table:table-cell>
              <table:table-cell office:value-type="float" office:value="0.64648725928102">
                <text:p>0.646487259281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113459112181513">
                <text:p>-0.113459112181513</text:p>
              </table:table-cell>
              <table:table-cell office:value-type="float" office:value="0.00717370549967499">
                <text:p>0.00717370549967499</text:p>
              </table:table-cell>
              <table:table-cell office:value-type="float" office:value="0.651446410562546">
                <text:p>0.6514464105625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114799674591994">
                <text:p>-0.114799674591994</text:p>
              </table:table-cell>
              <table:table-cell office:value-type="float" office:value="0.00627385977339866">
                <text:p>0.00627385977339866</text:p>
              </table:table-cell>
              <table:table-cell office:value-type="float" office:value="0.656070030150012">
                <text:p>0.6560700301500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11640550376339">
                <text:p>-0.11640550376339</text:p>
              </table:table-cell>
              <table:table-cell office:value-type="float" office:value="0.005220544330056">
                <text:p>0.005220544330056</text:p>
              </table:table-cell>
              <table:table-cell office:value-type="float" office:value="0.661756291706033">
                <text:p>0.6617562917060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117826801665373">
                <text:p>-0.117826801665373</text:p>
              </table:table-cell>
              <table:table-cell office:value-type="float" office:value="0.00420023235944157">
                <text:p>0.00420023235944157</text:p>
              </table:table-cell>
              <table:table-cell office:value-type="float" office:value="0.666736452415335">
                <text:p>0.6667364524153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119303294072002">
                <text:p>-0.119303294072002</text:p>
              </table:table-cell>
              <table:table-cell office:value-type="float" office:value="0.00322352902996862">
                <text:p>0.00322352902996862</text:p>
              </table:table-cell>
              <table:table-cell office:value-type="float" office:value="0.672979542563442">
                <text:p>0.6729795425634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12060943122727">
                <text:p>-0.12060943122727</text:p>
              </table:table-cell>
              <table:table-cell office:value-type="float" office:value="0.00251169794322354">
                <text:p>0.00251169794322354</text:p>
              </table:table-cell>
              <table:table-cell office:value-type="float" office:value="0.680015796327891">
                <text:p>0.6800157963278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122155773234208">
                <text:p>-0.122155773234208</text:p>
              </table:table-cell>
              <table:table-cell office:value-type="float" office:value="0.00203041159462291">
                <text:p>0.00203041159462291</text:p>
              </table:table-cell>
              <table:table-cell office:value-type="float" office:value="0.687388198715677">
                <text:p>0.6873881987156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123804447668077">
                <text:p>-0.123804447668077</text:p>
              </table:table-cell>
              <table:table-cell office:value-type="float" office:value="0.00171920780880729">
                <text:p>0.00171920780880729</text:p>
              </table:table-cell>
              <table:table-cell office:value-type="float" office:value="0.694599114061236">
                <text:p>0.6945991140612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125745427251554">
                <text:p>-0.125745427251554</text:p>
              </table:table-cell>
              <table:table-cell office:value-type="float" office:value="0.00162352139529086">
                <text:p>0.00162352139529086</text:p>
              </table:table-cell>
              <table:table-cell office:value-type="float" office:value="0.70288795484464">
                <text:p>0.702887954844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127913725132043">
                <text:p>-0.127913725132043</text:p>
              </table:table-cell>
              <table:table-cell office:value-type="float" office:value="0.00165912292810985">
                <text:p>0.00165912292810985</text:p>
              </table:table-cell>
              <table:table-cell office:value-type="float" office:value="0.710977472079509">
                <text:p>0.7109774720795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130288043078969">
                <text:p>-0.130288043078969</text:p>
              </table:table-cell>
              <table:table-cell office:value-type="float" office:value="0.00158488345714701">
                <text:p>0.00158488345714701</text:p>
              </table:table-cell>
              <table:table-cell office:value-type="float" office:value="0.719267990064952">
                <text:p>0.71926799006495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132626927599762">
                <text:p>-0.132626927599762</text:p>
              </table:table-cell>
              <table:table-cell office:value-type="float" office:value="0.00158973632829037">
                <text:p>0.00158973632829037</text:p>
              </table:table-cell>
              <table:table-cell office:value-type="float" office:value="0.72675698566552">
                <text:p>0.726756985665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135372679778036">
                <text:p>-0.135372679778036</text:p>
              </table:table-cell>
              <table:table-cell office:value-type="float" office:value="0.00172301497210756">
                <text:p>0.00172301497210756</text:p>
              </table:table-cell>
              <table:table-cell office:value-type="float" office:value="0.73733198690199">
                <text:p>0.7373319869019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137727478696468">
                <text:p>-0.137727478696468</text:p>
              </table:table-cell>
              <table:table-cell office:value-type="float" office:value="0.00159687677794174">
                <text:p>0.00159687677794174</text:p>
              </table:table-cell>
              <table:table-cell office:value-type="float" office:value="0.745375464495628">
                <text:p>0.7453754644956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140277379817572">
                <text:p>-0.140277379817572</text:p>
              </table:table-cell>
              <table:table-cell office:value-type="float" office:value="0.00111426288386465">
                <text:p>0.00111426288386465</text:p>
              </table:table-cell>
              <table:table-cell office:value-type="float" office:value="0.755446602948538">
                <text:p>0.7554466029485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142448706377646">
                <text:p>-0.142448706377646</text:p>
              </table:table-cell>
              <table:table-cell office:value-type="float" office:value="0.000527856661679955">
                <text:p>0.000527856661679955</text:p>
              </table:table-cell>
              <table:table-cell office:value-type="float" office:value="0.763927755952661">
                <text:p>0.7639277559526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144493651679469">
                <text:p>-0.144493651679469</text:p>
              </table:table-cell>
              <table:table-cell office:value-type="float" office:value="-0.000271486266984785">
                <text:p>-0.000271486266984785</text:p>
              </table:table-cell>
              <table:table-cell office:value-type="float" office:value="0.772232446113773">
                <text:p>0.77223244611377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146350692874454">
                <text:p>-0.146350692874454</text:p>
              </table:table-cell>
              <table:table-cell office:value-type="float" office:value="-0.00125913805635989">
                <text:p>-0.00125913805635989</text:p>
              </table:table-cell>
              <table:table-cell office:value-type="float" office:value="0.78120777896591">
                <text:p>0.781207778965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148066634231028">
                <text:p>-0.148066634231028</text:p>
              </table:table-cell>
              <table:table-cell office:value-type="float" office:value="-0.0023331392412602">
                <text:p>-0.0023331392412602</text:p>
              </table:table-cell>
              <table:table-cell office:value-type="float" office:value="0.789689073709526">
                <text:p>0.7896890737095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149587093325905">
                <text:p>-0.149587093325905</text:p>
              </table:table-cell>
              <table:table-cell office:value-type="float" office:value="-0.00341996412504646">
                <text:p>-0.00341996412504646</text:p>
              </table:table-cell>
              <table:table-cell office:value-type="float" office:value="0.797938092113411">
                <text:p>0.7979380921134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150750808926616">
                <text:p>-0.150750808926616</text:p>
              </table:table-cell>
              <table:table-cell office:value-type="float" office:value="-0.00453359594390292">
                <text:p>-0.00453359594390292</text:p>
              </table:table-cell>
              <table:table-cell office:value-type="float" office:value="0.805745082736515">
                <text:p>0.8057450827365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151786939009219">
                <text:p>-0.151786939009219</text:p>
              </table:table-cell>
              <table:table-cell office:value-type="float" office:value="-0.00558025216132448">
                <text:p>-0.00558025216132448</text:p>
              </table:table-cell>
              <table:table-cell office:value-type="float" office:value="0.813752444988703">
                <text:p>0.8137524449887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152385530991007">
                <text:p>-0.152385530991007</text:p>
              </table:table-cell>
              <table:table-cell office:value-type="float" office:value="-0.00679482635862392">
                <text:p>-0.00679482635862392</text:p>
              </table:table-cell>
              <table:table-cell office:value-type="float" office:value="0.82081701406459">
                <text:p>0.820817014064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153126636998521">
                <text:p>-0.153126636998521</text:p>
              </table:table-cell>
              <table:table-cell office:value-type="float" office:value="-0.00816243414833147">
                <text:p>-0.00816243414833147</text:p>
              </table:table-cell>
              <table:table-cell office:value-type="float" office:value="0.82921225102791">
                <text:p>0.829212251027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153723017661042">
                <text:p>-0.153723017661042</text:p>
              </table:table-cell>
              <table:table-cell office:value-type="float" office:value="-0.0099664113415926">
                <text:p>-0.0099664113415926</text:p>
              </table:table-cell>
              <table:table-cell office:value-type="float" office:value="0.835581504095243">
                <text:p>0.8355815040952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154263973552184">
                <text:p>-0.154263973552184</text:p>
              </table:table-cell>
              <table:table-cell office:value-type="float" office:value="-0.0127138075009631">
                <text:p>-0.0127138075009631</text:p>
              </table:table-cell>
              <table:table-cell office:value-type="float" office:value="0.84177520339462">
                <text:p>0.841775203394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154645659220493">
                <text:p>-0.154645659220493</text:p>
              </table:table-cell>
              <table:table-cell office:value-type="float" office:value="-0.0157809658208509">
                <text:p>-0.0157809658208509</text:p>
              </table:table-cell>
              <table:table-cell office:value-type="float" office:value="0.847433905385791">
                <text:p>0.8474339053857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154430735342994">
                <text:p>-0.154430735342994</text:p>
              </table:table-cell>
              <table:table-cell office:value-type="float" office:value="-0.0189346322891642">
                <text:p>-0.0189346322891642</text:p>
              </table:table-cell>
              <table:table-cell office:value-type="float" office:value="0.852699202575574">
                <text:p>0.8526992025755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153557238247911">
                <text:p>-0.153557238247911</text:p>
              </table:table-cell>
              <table:table-cell office:value-type="float" office:value="-0.0224147923983188">
                <text:p>-0.0224147923983188</text:p>
              </table:table-cell>
              <table:table-cell office:value-type="float" office:value="0.856732290350485">
                <text:p>0.8567322903504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152827549507981">
                <text:p>-0.152827549507981</text:p>
              </table:table-cell>
              <table:table-cell office:value-type="float" office:value="-0.0268807665972207">
                <text:p>-0.0268807665972207</text:p>
              </table:table-cell>
              <table:table-cell office:value-type="float" office:value="0.863083374562834">
                <text:p>0.8630833745628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150923192262582">
                <text:p>-0.150923192262582</text:p>
              </table:table-cell>
              <table:table-cell office:value-type="float" office:value="-0.0313691918980246">
                <text:p>-0.0313691918980246</text:p>
              </table:table-cell>
              <table:table-cell office:value-type="float" office:value="0.865774397215112">
                <text:p>0.8657743972151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148717500021333">
                <text:p>-0.148717500021333</text:p>
              </table:table-cell>
              <table:table-cell office:value-type="float" office:value="-0.0363511197761301">
                <text:p>-0.0363511197761301</text:p>
              </table:table-cell>
              <table:table-cell office:value-type="float" office:value="0.868096220329095">
                <text:p>0.8680962203290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146451447685229">
                <text:p>-0.146451447685229</text:p>
              </table:table-cell>
              <table:table-cell office:value-type="float" office:value="-0.0416611802672959">
                <text:p>-0.0416611802672959</text:p>
              </table:table-cell>
              <table:table-cell office:value-type="float" office:value="0.872806924935742">
                <text:p>0.8728069249357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142924896411118">
                <text:p>-0.142924896411118</text:p>
              </table:table-cell>
              <table:table-cell office:value-type="float" office:value="-0.0470053441918594">
                <text:p>-0.0470053441918594</text:p>
              </table:table-cell>
              <table:table-cell office:value-type="float" office:value="0.874096139085177">
                <text:p>0.8740961390851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138807821825744">
                <text:p>-0.138807821825744</text:p>
              </table:table-cell>
              <table:table-cell office:value-type="float" office:value="-0.0527559783699312">
                <text:p>-0.0527559783699312</text:p>
              </table:table-cell>
              <table:table-cell office:value-type="float" office:value="0.87549577061717">
                <text:p>0.875495770617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136126386173402">
                <text:p>-0.136126386173402</text:p>
              </table:table-cell>
              <table:table-cell office:value-type="float" office:value="-0.0585305183591039">
                <text:p>-0.0585305183591039</text:p>
              </table:table-cell>
              <table:table-cell office:value-type="float" office:value="0.884473101827512">
                <text:p>0.8844731018275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130098208158317">
                <text:p>-0.130098208158317</text:p>
              </table:table-cell>
              <table:table-cell office:value-type="float" office:value="-0.0646189042741654">
                <text:p>-0.0646189042741654</text:p>
              </table:table-cell>
              <table:table-cell office:value-type="float" office:value="0.879331533730873">
                <text:p>0.8793315337308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127052425904481">
                <text:p>-0.127052425904481</text:p>
              </table:table-cell>
              <table:table-cell office:value-type="float" office:value="-0.0713057937456903">
                <text:p>-0.0713057937456903</text:p>
              </table:table-cell>
              <table:table-cell office:value-type="float" office:value="0.88928051295828">
                <text:p>0.889280512958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121146732950529">
                <text:p>-0.121146732950529</text:p>
              </table:table-cell>
              <table:table-cell office:value-type="float" office:value="-0.0770112261839051">
                <text:p>-0.0770112261839051</text:p>
              </table:table-cell>
              <table:table-cell office:value-type="float" office:value="0.88674229557099">
                <text:p>0.886742295570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115029248215161">
                <text:p>-0.115029248215161</text:p>
              </table:table-cell>
              <table:table-cell office:value-type="float" office:value="-0.0825830603679301">
                <text:p>-0.0825830603679301</text:p>
              </table:table-cell>
              <table:table-cell office:value-type="float" office:value="0.878234160325056">
                <text:p>0.8782341603250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109963337304539">
                <text:p>-0.109963337304539</text:p>
              </table:table-cell>
              <table:table-cell office:value-type="float" office:value="-0.088802668931623">
                <text:p>-0.088802668931623</text:p>
              </table:table-cell>
              <table:table-cell office:value-type="float" office:value="0.882508001996895">
                <text:p>0.8825080019968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104057323373191">
                <text:p>-0.104057323373191</text:p>
              </table:table-cell>
              <table:table-cell office:value-type="float" office:value="-0.0951292486257231">
                <text:p>-0.0951292486257231</text:p>
              </table:table-cell>
              <table:table-cell office:value-type="float" office:value="0.883625349471169">
                <text:p>0.8836253494711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984067533280005">
                <text:p>-0.0984067533280005</text:p>
              </table:table-cell>
              <table:table-cell office:value-type="float" office:value="-0.101701631862306">
                <text:p>-0.101701631862306</text:p>
              </table:table-cell>
              <table:table-cell office:value-type="float" office:value="0.886832261001516">
                <text:p>0.8868322610015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926011569584539">
                <text:p>-0.0926011569584539</text:p>
              </table:table-cell>
              <table:table-cell office:value-type="float" office:value="-0.108230100667395">
                <text:p>-0.108230100667395</text:p>
              </table:table-cell>
              <table:table-cell office:value-type="float" office:value="0.889476842295714">
                <text:p>0.8894768422957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862882395281029">
                <text:p>-0.0862882395281029</text:p>
              </table:table-cell>
              <table:table-cell office:value-type="float" office:value="-0.114045085923486">
                <text:p>-0.114045085923486</text:p>
              </table:table-cell>
              <table:table-cell office:value-type="float" office:value="0.887497479444584">
                <text:p>0.8874974794445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795812973124865">
                <text:p>-0.0795812973124865</text:p>
              </table:table-cell>
              <table:table-cell office:value-type="float" office:value="-0.119039168996547">
                <text:p>-0.119039168996547</text:p>
              </table:table-cell>
              <table:table-cell office:value-type="float" office:value="0.886300609370893">
                <text:p>0.8863006093708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73499033981397">
                <text:p>-0.073499033981397</text:p>
              </table:table-cell>
              <table:table-cell office:value-type="float" office:value="-0.123577433686221">
                <text:p>-0.123577433686221</text:p>
              </table:table-cell>
              <table:table-cell office:value-type="float" office:value="0.889041998864329">
                <text:p>0.8890419988643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674414416596418">
                <text:p>-0.0674414416596418</text:p>
              </table:table-cell>
              <table:table-cell office:value-type="float" office:value="-0.12861630543507">
                <text:p>-0.12861630543507</text:p>
              </table:table-cell>
              <table:table-cell office:value-type="float" office:value="0.896256977758429">
                <text:p>0.8962569777584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628299237643981">
                <text:p>-0.0628299237643981</text:p>
              </table:table-cell>
              <table:table-cell office:value-type="float" office:value="-0.132706975400265">
                <text:p>-0.132706975400265</text:p>
              </table:table-cell>
              <table:table-cell office:value-type="float" office:value="0.902168120441816">
                <text:p>0.9021681204418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576028960180674">
                <text:p>-0.0576028960180674</text:p>
              </table:table-cell>
              <table:table-cell office:value-type="float" office:value="-0.134344909837046">
                <text:p>-0.134344909837046</text:p>
              </table:table-cell>
              <table:table-cell office:value-type="float" office:value="0.898699321473013">
                <text:p>0.8986993214730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530817225896219">
                <text:p>-0.0530817225896219</text:p>
              </table:table-cell>
              <table:table-cell office:value-type="float" office:value="-0.135659399691339">
                <text:p>-0.135659399691339</text:p>
              </table:table-cell>
              <table:table-cell office:value-type="float" office:value="0.894356967390396">
                <text:p>0.8943569673903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499932666244905">
                <text:p>-0.0499932666244905</text:p>
              </table:table-cell>
              <table:table-cell office:value-type="float" office:value="-0.138307798517267">
                <text:p>-0.138307798517267</text:p>
              </table:table-cell>
              <table:table-cell office:value-type="float" office:value="0.90007576174583">
                <text:p>0.9000757617458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476590793714672">
                <text:p>-0.0476590793714672</text:p>
              </table:table-cell>
              <table:table-cell office:value-type="float" office:value="-0.138155793756663">
                <text:p>-0.138155793756663</text:p>
              </table:table-cell>
              <table:table-cell office:value-type="float" office:value="0.898970463252982">
                <text:p>0.8989704632529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466358268218413">
                <text:p>-0.0466358268218413</text:p>
              </table:table-cell>
              <table:table-cell office:value-type="float" office:value="-0.1372543136337">
                <text:p>-0.1372543136337</text:p>
              </table:table-cell>
              <table:table-cell office:value-type="float" office:value="0.899879345161959">
                <text:p>0.8998793451619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464474241191456">
                <text:p>-0.0464474241191456</text:p>
              </table:table-cell>
              <table:table-cell office:value-type="float" office:value="-0.135661874906664">
                <text:p>-0.135661874906664</text:p>
              </table:table-cell>
              <table:table-cell office:value-type="float" office:value="0.901682168684162">
                <text:p>0.9016821686841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472289496565134">
                <text:p>-0.0472289496565134</text:p>
              </table:table-cell>
              <table:table-cell office:value-type="float" office:value="-0.133490365023435">
                <text:p>-0.133490365023435</text:p>
              </table:table-cell>
              <table:table-cell office:value-type="float" office:value="0.901984907417684">
                <text:p>0.90198490741768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489725484632953">
                <text:p>-0.0489725484632953</text:p>
              </table:table-cell>
              <table:table-cell office:value-type="float" office:value="-0.131040950148154">
                <text:p>-0.131040950148154</text:p>
              </table:table-cell>
              <table:table-cell office:value-type="float" office:value="0.902840945109326">
                <text:p>0.90284094510932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512426310029046">
                <text:p>-0.0512426310029046</text:p>
              </table:table-cell>
              <table:table-cell office:value-type="float" office:value="-0.127709675385788">
                <text:p>-0.127709675385788</text:p>
              </table:table-cell>
              <table:table-cell office:value-type="float" office:value="0.903383740821767">
                <text:p>0.9033837408217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545614931739185">
                <text:p>-0.0545614931739185</text:p>
              </table:table-cell>
              <table:table-cell office:value-type="float" office:value="-0.124008801219721">
                <text:p>-0.124008801219721</text:p>
              </table:table-cell>
              <table:table-cell office:value-type="float" office:value="0.902900036383927">
                <text:p>0.9029000363839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58779265613017">
                <text:p>-0.058779265613017</text:p>
              </table:table-cell>
              <table:table-cell office:value-type="float" office:value="-0.120295328943163">
                <text:p>-0.120295328943163</text:p>
              </table:table-cell>
              <table:table-cell office:value-type="float" office:value="0.901507692888302">
                <text:p>0.9015076928883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636519246604953">
                <text:p>-0.0636519246604953</text:p>
              </table:table-cell>
              <table:table-cell office:value-type="float" office:value="-0.116174371927087">
                <text:p>-0.116174371927087</text:p>
              </table:table-cell>
              <table:table-cell office:value-type="float" office:value="0.90105656357762">
                <text:p>0.9010565635776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688791928762831">
                <text:p>-0.0688791928762831</text:p>
              </table:table-cell>
              <table:table-cell office:value-type="float" office:value="-0.111193856363461">
                <text:p>-0.111193856363461</text:p>
              </table:table-cell>
              <table:table-cell office:value-type="float" office:value="0.902284715909864">
                <text:p>0.9022847159098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747132444280223">
                <text:p>-0.0747132444280223</text:p>
              </table:table-cell>
              <table:table-cell office:value-type="float" office:value="-0.106482174951653">
                <text:p>-0.106482174951653</text:p>
              </table:table-cell>
              <table:table-cell office:value-type="float" office:value="0.904478343251579">
                <text:p>0.9044783432515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80148944045561">
                <text:p>-0.080148944045561</text:p>
              </table:table-cell>
              <table:table-cell office:value-type="float" office:value="-0.101494028673755">
                <text:p>-0.101494028673755</text:p>
              </table:table-cell>
              <table:table-cell office:value-type="float" office:value="0.904751866534446">
                <text:p>0.9047518665344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854781572341766">
                <text:p>-0.0854781572341766</text:p>
              </table:table-cell>
              <table:table-cell office:value-type="float" office:value="-0.0963288016979743">
                <text:p>-0.0963288016979743</text:p>
              </table:table-cell>
              <table:table-cell office:value-type="float" office:value="0.904566586084992">
                <text:p>0.9045665860849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910577749653667">
                <text:p>-0.0910577749653667</text:p>
              </table:table-cell>
              <table:table-cell office:value-type="float" office:value="-0.0900939239016776">
                <text:p>-0.0900939239016776</text:p>
              </table:table-cell>
              <table:table-cell office:value-type="float" office:value="0.904508953839529">
                <text:p>0.9045089538395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972330588107431">
                <text:p>-0.0972330588107431</text:p>
              </table:table-cell>
              <table:table-cell office:value-type="float" office:value="-0.0836972721485038">
                <text:p>-0.0836972721485038</text:p>
              </table:table-cell>
              <table:table-cell office:value-type="float" office:value="0.905290511827673">
                <text:p>0.9052905118276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10341042661106">
                <text:p>-0.10341042661106</text:p>
              </table:table-cell>
              <table:table-cell office:value-type="float" office:value="-0.0762726377720265">
                <text:p>-0.0762726377720265</text:p>
              </table:table-cell>
              <table:table-cell office:value-type="float" office:value="0.898376299640173">
                <text:p>0.8983762996401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109256137830064">
                <text:p>-0.109256137830064</text:p>
              </table:table-cell>
              <table:table-cell office:value-type="float" office:value="-0.06777578413823">
                <text:p>-0.06777578413823</text:p>
              </table:table-cell>
              <table:table-cell office:value-type="float" office:value="0.892673524579303">
                <text:p>0.8926735245793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11642377594561">
                <text:p>-0.11642377594561</text:p>
              </table:table-cell>
              <table:table-cell office:value-type="float" office:value="-0.0603427012498448">
                <text:p>-0.0603427012498448</text:p>
              </table:table-cell>
              <table:table-cell office:value-type="float" office:value="0.899977601320148">
                <text:p>0.89997760132014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12404131784484">
                <text:p>-0.12404131784484</text:p>
              </table:table-cell>
              <table:table-cell office:value-type="float" office:value="-0.0529923875652319">
                <text:p>-0.0529923875652319</text:p>
              </table:table-cell>
              <table:table-cell office:value-type="float" office:value="0.908421210241597">
                <text:p>0.9084212102415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129787199815468">
                <text:p>-0.129787199815468</text:p>
              </table:table-cell>
              <table:table-cell office:value-type="float" office:value="-0.0462859940649075">
                <text:p>-0.0462859940649075</text:p>
              </table:table-cell>
              <table:table-cell office:value-type="float" office:value="0.909615117033976">
                <text:p>0.9096151170339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13538719612151">
                <text:p>-0.13538719612151</text:p>
              </table:table-cell>
              <table:table-cell office:value-type="float" office:value="-0.0394561175815974">
                <text:p>-0.0394561175815974</text:p>
              </table:table-cell>
              <table:table-cell office:value-type="float" office:value="0.911686330505217">
                <text:p>0.9116863305052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140830589364879">
                <text:p>-0.140830589364879</text:p>
              </table:table-cell>
              <table:table-cell office:value-type="float" office:value="-0.0333500967632243">
                <text:p>-0.0333500967632243</text:p>
              </table:table-cell>
              <table:table-cell office:value-type="float" office:value="0.912365622587681">
                <text:p>0.9123656225876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145071663122101">
                <text:p>-0.145071663122101</text:p>
              </table:table-cell>
              <table:table-cell office:value-type="float" office:value="-0.0278313933420978">
                <text:p>-0.0278313933420978</text:p>
              </table:table-cell>
              <table:table-cell office:value-type="float" office:value="0.909954411396096">
                <text:p>0.9099544113960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149947218330346">
                <text:p>-0.149947218330346</text:p>
              </table:table-cell>
              <table:table-cell office:value-type="float" office:value="-0.0217536120267715">
                <text:p>-0.0217536120267715</text:p>
              </table:table-cell>
              <table:table-cell office:value-type="float" office:value="0.91210512286076">
                <text:p>0.9121051228607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154169934138917">
                <text:p>-0.154169934138917</text:p>
              </table:table-cell>
              <table:table-cell office:value-type="float" office:value="-0.0163944090004578">
                <text:p>-0.0163944090004578</text:p>
              </table:table-cell>
              <table:table-cell office:value-type="float" office:value="0.912785947819314">
                <text:p>0.9127859478193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157827711770168">
                <text:p>-0.157827711770168</text:p>
              </table:table-cell>
              <table:table-cell office:value-type="float" office:value="-0.0112538662951745">
                <text:p>-0.0112538662951745</text:p>
              </table:table-cell>
              <table:table-cell office:value-type="float" office:value="0.915603395643705">
                <text:p>0.9156033956437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160510216292316">
                <text:p>-0.160510216292316</text:p>
              </table:table-cell>
              <table:table-cell office:value-type="float" office:value="-0.00609661646355928">
                <text:p>-0.00609661646355928</text:p>
              </table:table-cell>
              <table:table-cell office:value-type="float" office:value="0.917971786131068">
                <text:p>0.9179717861310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162967158520665">
                <text:p>-0.162967158520665</text:p>
              </table:table-cell>
              <table:table-cell office:value-type="float" office:value="-0.00208444846227822">
                <text:p>-0.00208444846227822</text:p>
              </table:table-cell>
              <table:table-cell office:value-type="float" office:value="0.920855669109651">
                <text:p>0.9208556691096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164677931723873">
                <text:p>-0.164677931723873</text:p>
              </table:table-cell>
              <table:table-cell office:value-type="float" office:value="0.00107388542772534">
                <text:p>0.00107388542772534</text:p>
              </table:table-cell>
              <table:table-cell office:value-type="float" office:value="0.92311159654939">
                <text:p>0.923111596549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165657529145068">
                <text:p>-0.165657529145068</text:p>
              </table:table-cell>
              <table:table-cell office:value-type="float" office:value="0.00385297228211195">
                <text:p>0.00385297228211195</text:p>
              </table:table-cell>
              <table:table-cell office:value-type="float" office:value="0.925539559237321">
                <text:p>0.9255395592373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166290485878681">
                <text:p>-0.166290485878681</text:p>
              </table:table-cell>
              <table:table-cell office:value-type="float" office:value="0.00560267575254077">
                <text:p>0.00560267575254077</text:p>
              </table:table-cell>
              <table:table-cell office:value-type="float" office:value="0.927720162119118">
                <text:p>0.9277201621191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166865387529445">
                <text:p>-0.166865387529445</text:p>
              </table:table-cell>
              <table:table-cell office:value-type="float" office:value="0.00694625883689738">
                <text:p>0.00694625883689738</text:p>
              </table:table-cell>
              <table:table-cell office:value-type="float" office:value="0.929539524274087">
                <text:p>0.9295395242740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167565593039337">
                <text:p>-0.167565593039337</text:p>
              </table:table-cell>
              <table:table-cell office:value-type="float" office:value="0.00804942028503849">
                <text:p>0.00804942028503849</text:p>
              </table:table-cell>
              <table:table-cell office:value-type="float" office:value="0.930391257169863">
                <text:p>0.9303912571698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169031680278896">
                <text:p>-0.169031680278896</text:p>
              </table:table-cell>
              <table:table-cell office:value-type="float" office:value="0.00859465095972074">
                <text:p>0.00859465095972074</text:p>
              </table:table-cell>
              <table:table-cell office:value-type="float" office:value="0.932594186827755">
                <text:p>0.9325941868277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170252231605817">
                <text:p>-0.170252231605817</text:p>
              </table:table-cell>
              <table:table-cell office:value-type="float" office:value="0.00904544209576635">
                <text:p>0.00904544209576635</text:p>
              </table:table-cell>
              <table:table-cell office:value-type="float" office:value="0.933171568509295">
                <text:p>0.9331715685092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171117681103431">
                <text:p>-0.171117681103431</text:p>
              </table:table-cell>
              <table:table-cell office:value-type="float" office:value="0.0094093517785204">
                <text:p>0.0094093517785204</text:p>
              </table:table-cell>
              <table:table-cell office:value-type="float" office:value="0.93475280112478">
                <text:p>0.934752801124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172040029746126">
                <text:p>-0.172040029746126</text:p>
              </table:table-cell>
              <table:table-cell office:value-type="float" office:value="0.00922576959942202">
                <text:p>0.00922576959942202</text:p>
              </table:table-cell>
              <table:table-cell office:value-type="float" office:value="0.936259850375552">
                <text:p>0.9362598503755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172907547923117">
                <text:p>-0.172907547923117</text:p>
              </table:table-cell>
              <table:table-cell office:value-type="float" office:value="0.00850407102934836">
                <text:p>0.00850407102934836</text:p>
              </table:table-cell>
              <table:table-cell office:value-type="float" office:value="0.937131082118924">
                <text:p>0.9371310821189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173543760004607">
                <text:p>-0.173543760004607</text:p>
              </table:table-cell>
              <table:table-cell office:value-type="float" office:value="0.00782616288401607">
                <text:p>0.00782616288401607</text:p>
              </table:table-cell>
              <table:table-cell office:value-type="float" office:value="0.936918448771858">
                <text:p>0.9369184487718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174124641351687">
                <text:p>-0.174124641351687</text:p>
              </table:table-cell>
              <table:table-cell office:value-type="float" office:value="0.00689214694611852">
                <text:p>0.00689214694611852</text:p>
              </table:table-cell>
              <table:table-cell office:value-type="float" office:value="0.937668759952888">
                <text:p>0.93766875995288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174670102598907">
                <text:p>-0.174670102598907</text:p>
              </table:table-cell>
              <table:table-cell office:value-type="float" office:value="0.00609025195706079">
                <text:p>0.00609025195706079</text:p>
              </table:table-cell>
              <table:table-cell office:value-type="float" office:value="0.938278087827657">
                <text:p>0.9382780878276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175241104541442">
                <text:p>-0.175241104541442</text:p>
              </table:table-cell>
              <table:table-cell office:value-type="float" office:value="0.00530532892730697">
                <text:p>0.00530532892730697</text:p>
              </table:table-cell>
              <table:table-cell office:value-type="float" office:value="0.939054039505043">
                <text:p>0.9390540395050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175764341082506">
                <text:p>-0.175764341082506</text:p>
              </table:table-cell>
              <table:table-cell office:value-type="float" office:value="0.00452201065535394">
                <text:p>0.00452201065535394</text:p>
              </table:table-cell>
              <table:table-cell office:value-type="float" office:value="0.939517356705917">
                <text:p>0.9395173567059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175910673752357">
                <text:p>-0.175910673752357</text:p>
              </table:table-cell>
              <table:table-cell office:value-type="float" office:value="0.00386049806537721">
                <text:p>0.00386049806537721</text:p>
              </table:table-cell>
              <table:table-cell office:value-type="float" office:value="0.940961978260883">
                <text:p>0.9409619782608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17618689181439">
                <text:p>-0.17618689181439</text:p>
              </table:table-cell>
              <table:table-cell office:value-type="float" office:value="0.00360637164349729">
                <text:p>0.00360637164349729</text:p>
              </table:table-cell>
              <table:table-cell office:value-type="float" office:value="0.941197265303348">
                <text:p>0.9411972653033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176279457776062">
                <text:p>-0.176279457776062</text:p>
              </table:table-cell>
              <table:table-cell office:value-type="float" office:value="0.00292924954212465">
                <text:p>0.00292924954212465</text:p>
              </table:table-cell>
              <table:table-cell office:value-type="float" office:value="0.942826470662747">
                <text:p>0.942826470662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176169412274632">
                <text:p>-0.176169412274632</text:p>
              </table:table-cell>
              <table:table-cell office:value-type="float" office:value="0.00245851546099078">
                <text:p>0.00245851546099078</text:p>
              </table:table-cell>
              <table:table-cell office:value-type="float" office:value="0.943673409162568">
                <text:p>0.9436734091625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176128441092001">
                <text:p>-0.176128441092001</text:p>
              </table:table-cell>
              <table:table-cell office:value-type="float" office:value="0.0018670645755706">
                <text:p>0.0018670645755706</text:p>
              </table:table-cell>
              <table:table-cell office:value-type="float" office:value="0.94452363268212">
                <text:p>0.94452363268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